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0.26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0.238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002cm"/>
    </style:style>
    <style:style style:name="co11" style:family="table-column">
      <style:table-column-properties fo:break-before="page" style:column-width="2.267cm"/>
    </style:style>
    <style:style style:name="co12" style:family="table-column">
      <style:table-column-properties fo:break-before="auto" style:column-width="3.9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25cm"/>
    </style:style>
    <style:style style:name="co15" style:family="table-column">
      <style:table-column-properties fo:break-before="auto" style:column-width="1.457cm"/>
    </style:style>
    <style:style style:name="ro1" style:family="table-row">
      <style:table-row-properties style:row-height="0.854cm" fo:break-before="auto" style:use-optimal-row-height="false"/>
    </style:style>
    <style:style style:name="ro2" style:family="table-row">
      <style:table-row-properties style:row-height="0.4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ro5" style:family="table-row">
      <style:table-row-properties style:row-height="0.437cm" fo:break-before="auto" style:use-optimal-row-height="false"/>
    </style:style>
    <style:style style:name="ro6" style:family="table-row">
      <style:table-row-properties style:row-height="0.4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ackground-color="#f0f0f0" fo:border-left="0.002cm solid #000000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f0f0f0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00ff00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00" fo:border-left="0.002cm solid #000000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ffff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ackground-color="#ffff00" fo:border-left="0.002cm solid #000000" fo:border-right="none" fo:border-top="none"/>
      <style:text-properties style:use-window-font-color="true"/>
    </style:style>
    <style:style style:name="ce14" style:family="table-cell" style:parent-style-name="Default">
      <style:table-cell-properties fo:border-bottom="0.002cm solid #000000" fo:background-color="#ff950e" fo:border-left="0.002cm solid #000000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00" fo:border-left="0.002cm solid #000000" fo:border-right="none" fo:border-top="0.002cm solid #000000"/>
      <style:text-properties style:use-window-font-color="true"/>
    </style:style>
    <style:style style:name="ce17" style:family="table-cell" style:parent-style-name="Default">
      <style:table-cell-properties fo:border-bottom="none" fo:background-color="#f0f0f0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#f0f0f0" fo:border-left="0.002cm solid #000000" fo:border-right="none" fo:border-top="none"/>
      <style:text-properties style:use-window-font-color="true"/>
    </style:style>
    <style:style style:name="ce19" style:family="table-cell" style:parent-style-name="Default">
      <style:table-cell-properties fo:border-bottom="none" fo:background-color="#f0f0f0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ackground-color="#ffff00" fo:border-left="0.002cm solid #000000" fo:border-right="none" fo:border-top="0.002cm solid #000000"/>
    </style:style>
    <style:style style:name="ce21" style:family="table-cell" style:parent-style-name="Default">
      <style:table-cell-properties fo:background-color="transparent" fo:border="none"/>
      <style:text-properties style:use-window-font-color="true"/>
    </style:style>
    <style:style style:name="ce22" style:family="table-cell" style:parent-style-name="Default">
      <style:table-cell-properties fo:border-bottom="none" fo:background-color="#ff950e" fo:border-left="0.002cm solid #000000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ff950e" fo:border-left="0.002cm solid #000000" fo:border-right="none" fo:border-top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="0.002cm solid #000000"/>
    </style:style>
    <style:style style:name="ce25" style:family="table-cell" style:parent-style-name="Default">
      <style:table-cell-properties fo:background-color="#ff950e" fo:border="0.002cm solid #000000"/>
    </style:style>
    <style:style style:name="ce26" style:family="table-cell" style:parent-style-name="Default">
      <style:table-cell-properties fo:background-color="#f0f0f0" fo:border="0.002cm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0f0f0" style:text-align-source="fix" style:repeat-content="false" fo:border-left="none" fo:border-right="none" fo:border-top="0.002cm solid #000000"/>
      <style:paragraph-properties fo:text-align="center" fo:margin-left="0cm"/>
    </style:style>
    <style:style style:name="ce34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17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17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117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 style:data-style-name="N117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39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7">
      <style:table-cell-properties fo:border-bottom="none" fo:background-color="#f0f0f0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 style:data-style-name="N117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17">
      <style:table-cell-properties fo:border-bottom="0.002cm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17">
      <style:table-cell-properties fo:border-bottom="none" fo:background-color="#f0f0f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1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 style:data-style-name="N117">
      <style:table-cell-properties fo:border-bottom="none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48" style:family="table-cell" style:parent-style-name="Default" style:data-style-name="N117">
      <style:table-cell-properties fo:border-bottom="0.002cm solid #000000" fo:background-color="#ff950e" style:text-align-source="fix" style:repeat-content="false" fo:border-left="none" fo:border-right="none" fo:border-top="none"/>
      <style:paragraph-properties fo:text-align="center" fo:margin-left="0cm"/>
    </style:style>
    <style:style style:name="ce49" style:family="table-cell" style:parent-style-name="Default" style:data-style-name="N117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0" style:family="table-cell" style:parent-style-name="Default" style:data-style-name="N117">
      <style:table-cell-properties fo:border-bottom="0.002cm solid #000000" fo:background-color="#ff950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1" style:family="table-cell" style:parent-style-name="Default" style:data-style-name="N117">
      <style:table-cell-properties fo:border-bottom="0.002cm solid #000000" fo:background-color="#f0f0f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3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4" style:family="table-cell" style:parent-style-name="Default" style:data-style-name="N117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7">
      <style:table-cell-properties fo:border-bottom="none" fo:background-color="#ff950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7">
      <style:table-cell-properties fo:border-bottom="0.002cm solid #000000" fo:background-color="#ff950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7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none" fo:border-top="0.002cm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none" fo:background-color="#f0f0f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0.002cm solid #000000" fo:border-top="none"/>
      <style:paragraph-properties fo:text-align="center" fo:margin-left="0cm"/>
    </style:style>
    <style:style style:name="ce62" style:family="table-cell" style:parent-style-name="Default" style:data-style-name="N117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3" style:family="table-cell" style:parent-style-name="Default" style:data-style-name="N117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64" style:family="table-cell" style:parent-style-name="Default" style:data-style-name="N117">
      <style:table-cell-properties fo:border-bottom="none" fo:background-color="#f0f0f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5" style:family="table-cell" style:parent-style-name="Default" style:data-style-name="N117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17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17">
      <style:table-cell-properties fo:border-bottom="none" fo:background-color="#f0f0f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17">
      <style:table-cell-properties fo:border-bottom="none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 style:data-style-name="N117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1" style:family="table-cell" style:parent-style-name="Default" style:data-style-name="N117">
      <style:table-cell-properties fo:border-bottom="0.002cm solid #000000" fo:background-color="#ff950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2" style:family="table-cell" style:parent-style-name="Default" style:data-style-name="N117">
      <style:table-cell-properties fo:border-bottom="0.002cm solid #000000" fo:background-color="#f0f0f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3" style:family="table-cell" style:parent-style-name="Default" style:data-style-name="N1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4" style:family="table-cell" style:parent-style-name="Default">
      <style:table-cell-properties fo:background-color="#00ff00"/>
      <style:text-properties style:use-window-font-color="true"/>
    </style:style>
    <style:style style:name="ce75" style:family="table-cell" style:parent-style-name="Default">
      <style:table-cell-properties fo:background-color="transparent"/>
      <style:text-properties style:use-window-font-color="true"/>
    </style:style>
    <style:style style:name="ce76" style:family="table-cell" style:parent-style-name="Default">
      <style:table-cell-properties fo:background-color="#ff950e"/>
      <style:text-properties style:use-window-font-color="true"/>
    </style:style>
    <style:style style:name="ce77" style:family="table-cell" style:parent-style-name="Default">
      <style:table-cell-properties fo:background-color="#00ff00"/>
    </style:style>
    <style:style style:name="ce78" style:family="table-cell" style:parent-style-name="Default">
      <style:table-cell-properties fo:background-color="#ff950e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e6e6ff" fo:border-left="0.002cm solid #000000" fo:border-right="0.002cm solid #000000" fo:border-top="0.002cm solid #000000"/>
    </style:style>
    <style:style style:name="ce83" style:family="table-cell" style:parent-style-name="Default">
      <style:table-cell-properties fo:border-bottom="0.002cm solid #000000" fo:background-color="#e6e6ff" fo:border-left="0.002cm solid #000000" fo:border-right="0.002cm solid #000000" fo:border-top="none"/>
    </style:style>
    <style:style style:name="ce84" style:family="table-cell" style:parent-style-name="Default">
      <style:table-cell-properties fo:background-color="#ffff99" fo:border="0.002cm solid #000000"/>
    </style:style>
    <style:style style:name="ce85" style:family="table-cell" style:parent-style-name="Default">
      <style:table-cell-properties fo:border-bottom="none" fo:background-color="#e6e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6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"/>
    <style:style style:name="ce90" style:family="table-cell" style:parent-style-name="Default" style:data-style-name="N1">
      <style:text-properties fo:font-weight="bold" style:font-weight-asian="bold" style:font-weight-complex="bold"/>
    </style:style>
    <style:style style:name="ce91" style:family="table-cell" style:parent-style-name="Default" style:data-style-name="N2"/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00" style:text-align-source="fix" style:repeat-content="false" fo:border="0.002cm solid #000000" style:rotation-angle="90" style:vertical-align="middle"/>
      <style:paragraph-properties fo:text-align="center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f0f0f0" style:text-align-source="fix" style:repeat-content="false" fo:border="0.002cm solid #000000" style:rotation-angle="90" style:vertical-align="middle"/>
      <style:paragraph-properties fo:text-align="center"/>
      <style:text-properties fo:font-weight="normal" style:font-weight-asian="normal" style:font-weight-complex="normal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order-left="none" fo:border-right="0.002cm solid #000000" fo:border-top="none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0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0.002cm solid #000000" fo:border-right="none" fo:border-top="none"/>
    </style:style>
    <style:style style:name="ce108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02cm solid #000000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8" style:family="table-cell" style:parent-style-name="Default">
      <style:table-cell-properties fo:border-bottom="0.002cm solid #000000" fo:background-color="#ff950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gr1" style:family="graphic">
      <style:graphic-properties svg:stroke-width="0.03cm" draw:fill="none" draw:textarea-horizontal-align="center" draw:textarea-vertical-align="middle" fo:padding-top="0.015cm" fo:padding-bottom="0.015cm" fo:padding-left="0.015cm" fo:padding-right="0.015cm"/>
    </style:style>
    <style:style style:name="gr2" style:family="graphic">
      <style:graphic-properties draw:fill="solid" draw:fill-color="#99ccff" draw:textarea-horizontal-align="justify" draw:textarea-vertical-align="middle" draw:auto-grow-height="false"/>
    </style:style>
    <style:style style:name="gr3" style:family="graphic">
      <style:graphic-properties svg:stroke-width="0.03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N=5_ideal" table:style-name="ta1" table:print-ranges="'N=5_ideal'.A1:'N=5_ideal'.AH126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number-columns-repeated="3" table:default-cell-style-name="ce27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ce89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table:number-columns-spanned="15" table:number-rows-spanned="1">
            <text:p>Estimation for parallelization of FLEXI for a structured <text:s/>periodic cube</text:p>
          </table:table-cell>
          <table:covered-table-cell table:style-name="ce1"/>
          <table:covered-table-cell table:number-columns-repeated="13"/>
          <table:table-cell table:number-columns-repeated="9"/>
          <table:table-cell table:style-name="ce88" office:value-type="string" table:number-columns-spanned="9" table:number-rows-spanned="1">
            <text:p>Load Balancing by shifting the split point of MPI sides</text:p>
          </table:table-cell>
          <table:covered-table-cell table:number-columns-repeated="8"/>
          <table:table-cell table:number-columns-repeated="988"/>
        </table:table-row>
        <table:table-row table:style-name="ro2">
          <table:table-cell/>
          <table:table-cell office:value-type="string">
            <text:p><text:s/>all times are in [musec] for one stage update</text:p>
          </table:table-cell>
          <table:table-cell table:number-columns-repeated="1019"/>
        </table:table-row>
        <table:table-row table:style-name="ro2">
          <table:table-cell table:number-columns-repeated="25"/>
          <table:table-cell office:value-type="string">
            <text:p>Proc0</text:p>
          </table:table-cell>
          <table:table-cell office:value-type="string">
            <text:p>Proc1</text:p>
          </table:table-cell>
          <table:table-cell office:value-type="string">
            <text:p>Proc2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Bandwidth [Byte/musec]=</text:p>
          </table:table-cell>
          <table:table-cell/>
          <table:table-cell table:formula="of:=1000/8" office:value-type="float" office:value="125">
            <text:p>125</text:p>
          </table:table-cell>
          <table:table-cell table:style-name="ce59" office:value-type="string">
            <text:p>1GigaBit, geschätzt für gesamte Kommunikation</text:p>
          </table:table-cell>
          <table:table-cell table:number-columns-repeated="19"/>
          <table:table-cell office:value-type="string">
            <text:p>Proc0-Proc1: 25MPIsides, Proc0-proc2:15, Proc1-Proc2:11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8"/>
          <table:table-cell office:value-type="string">
            <text:p>50/50</text:p>
          </table:table-cell>
          <table:table-cell table:number-columns-repeated="4"/>
          <table:table-cell office:value-type="string">
            <text:p>OPTIMIZED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8">
            <text:p>8</text:p>
          </table:table-cell>
          <table:table-cell table:number-columns-repeated="18"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table:style-name="ce4" office:value-type="string">
            <text:p>nElems1D=</text:p>
          </table:table-cell>
          <table:table-cell table:style-name="ce29" office:value-type="float" office:value="8">
            <text:p>8</text:p>
          </table:table-cell>
          <table:table-cell table:style-name="ce29" table:formula="of:=[.$C8]/[.D7]" office:value-type="float" office:value="4">
            <text:p>4</text:p>
          </table:table-cell>
          <table:table-cell table:style-name="ce29" table:formula="of:=[.$C8]/[.E7]" office:value-type="float" office:value="2">
            <text:p>2</text:p>
          </table:table-cell>
          <table:table-cell table:style-name="ce29" table:formula="of:=[.$C8]/[.F7]" office:value-type="float" office:value="1">
            <text:p>1</text:p>
          </table:table-cell>
          <table:table-cell table:number-columns-repeated="4"/>
          <table:table-cell table:style-name="ce82" office:value-type="string">
            <text:p>Datasize</text:p>
          </table:table-cell>
          <table:table-cell table:style-name="ce27" table:number-columns-repeated="2"/>
          <table:table-cell table:style-name="ce85"/>
          <table:table-cell table:number-columns-repeated="10"/>
          <table:table-cell table:style-name="ce4"/>
          <table:table-cell table:style-name="ce29" table:number-columns-repeated="3"/>
          <table:table-cell/>
          <table:table-cell table:style-name="ce29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Elems/Proc=</text:p>
          </table:table-cell>
          <table:table-cell table:style-name="ce30" table:formula="of:=[.C8]^3" office:value-type="float" office:value="512">
            <text:p>512</text:p>
          </table:table-cell>
          <table:table-cell table:style-name="ce30" table:formula="of:=[.D8]^3" office:value-type="float" office:value="64">
            <text:p>64</text:p>
          </table:table-cell>
          <table:table-cell table:style-name="ce30" table:formula="of:=[.E8]^3" office:value-type="float" office:value="8">
            <text:p>8</text:p>
          </table:table-cell>
          <table:table-cell table:style-name="ce30" table:formula="of:=[.F8]^3" office:value-type="float" office:value="1">
            <text:p>1</text:p>
          </table:table-cell>
          <table:table-cell table:number-columns-repeated="4"/>
          <table:table-cell table:style-name="ce83" office:value-type="string">
            <text:p>[Byte per side]</text:p>
          </table:table-cell>
          <table:table-cell table:style-name="ce27" table:number-columns-repeated="2"/>
          <table:table-cell table:style-name="ce86" table:formula="of:=8*5*([.$N$15]+1)^2" office:value-type="float" office:value="1440">
            <text:p>1440</text:p>
          </table:table-cell>
          <table:table-cell table:number-columns-repeated="10"/>
          <table:table-cell table:style-name="ce5" office:value-type="string">
            <text:p>nElems/Proc=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/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DOFs/Proc=</text:p>
          </table:table-cell>
          <table:table-cell table:style-name="ce31" table:formula="of:=[.C9]*([.$N$15]+1)^3" office:value-type="float" office:value="110592">
            <text:p>110592</text:p>
          </table:table-cell>
          <table:table-cell table:style-name="ce31" table:formula="of:=[.D9]*([.$N$15]+1)^3" office:value-type="float" office:value="13824">
            <text:p>13824</text:p>
          </table:table-cell>
          <table:table-cell table:style-name="ce31" table:formula="of:=[.E9]*([.$N$15]+1)^3" office:value-type="float" office:value="1728">
            <text:p>1728</text:p>
          </table:table-cell>
          <table:table-cell table:style-name="ce31" table:formula="of:=[.F9]*([.$N$15]+1)^3" office:value-type="float" office:value="216">
            <text:p>216</text:p>
          </table:table-cell>
          <table:table-cell table:number-columns-repeated="18"/>
          <table:table-cell table:style-name="ce4"/>
          <table:table-cell table:style-name="ce31" table:number-columns-repeated="3"/>
          <table:table-cell/>
          <table:table-cell table:style-name="ce31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InnerSides=</text:p>
          </table:table-cell>
          <table:table-cell table:style-name="ce30" table:formula="of:=3*[.C8]^3" office:value-type="float" office:value="1536">
            <text:p>1536</text:p>
          </table:table-cell>
          <table:table-cell table:style-name="ce30" table:formula="of:=3*[.D8]^2*([.D8]-1)" office:value-type="float" office:value="144">
            <text:p>144</text:p>
          </table:table-cell>
          <table:table-cell table:style-name="ce30" table:formula="of:=3*[.E8]^2*([.E8]-1)" office:value-type="float" office:value="12">
            <text:p>12</text:p>
          </table:table-cell>
          <table:table-cell table:style-name="ce30" table:formula="of:=3*[.F8]^2*([.F8]-1)" office:value-type="float" office:value="0">
            <text:p>0</text:p>
          </table:table-cell>
          <table:table-cell table:number-columns-repeated="18"/>
          <table:table-cell table:style-name="ce5" office:value-type="string">
            <text:p>nInnerSides=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/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string">
            <text:p>nMPISides=</text:p>
          </table:table-cell>
          <table:table-cell table:style-name="ce30" office:value-type="float" office:value="0">
            <text:p>0</text:p>
          </table:table-cell>
          <table:table-cell table:style-name="ce30" table:formula="of:=6*[.D8]^2" office:value-type="float" office:value="96">
            <text:p>96</text:p>
          </table:table-cell>
          <table:table-cell table:style-name="ce30" table:formula="of:=6*[.E8]^2" office:value-type="float" office:value="24">
            <text:p>24</text:p>
          </table:table-cell>
          <table:table-cell table:style-name="ce30" table:formula="of:=6*[.F8]^2" office:value-type="float" office:value="6">
            <text:p>6</text:p>
          </table:table-cell>
          <table:table-cell table:number-columns-repeated="4"/>
          <table:table-cell office:value-type="string">
            <text:p>from gprof, singleCPU <text:s/>with N=5,</text:p>
          </table:table-cell>
          <table:table-cell table:number-columns-repeated="13"/>
          <table:table-cell table:style-name="ce5" office:value-type="string">
            <text:p>nMPISides=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/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nMPI_MINE=</text:p>
          </table:table-cell>
          <table:table-cell table:style-name="ce31" table:formula="of:=[.C12]/2" office:value-type="float" office:value="0">
            <text:p>0</text:p>
          </table:table-cell>
          <table:table-cell table:style-name="ce31" table:formula="of:=[.D12]/2" office:value-type="float" office:value="48">
            <text:p>48</text:p>
          </table:table-cell>
          <table:table-cell table:style-name="ce31" table:formula="of:=[.E12]/2" office:value-type="float" office:value="12">
            <text:p>12</text:p>
          </table:table-cell>
          <table:table-cell table:style-name="ce31" table:formula="of:=[.F12]/2" office:value-type="float" office:value="3">
            <text:p>3</text:p>
          </table:table-cell>
          <table:table-cell table:number-columns-repeated="4"/>
          <table:table-cell office:value-type="string">
            <text:p>256 unstr. elements &amp; BCs</text:p>
          </table:table-cell>
          <table:table-cell table:number-columns-repeated="13"/>
          <table:table-cell table:style-name="ce5" office:value-type="string">
            <text:p>nMPI MINE=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3">
            <text:p>13</text:p>
          </table:table-cell>
          <table:table-cell table:formula="of:=[.Z13]+[.AA13]+[.AB13]" office:value-type="float" office:value="51">
            <text:p>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table:formula="of:=[.AC13]-[.AD13]-[.AE13]" office:value-type="float" office:value="24">
            <text:p>24</text:p>
          </table:table-cell>
          <table:table-cell table:number-columns-repeated="989"/>
        </table:table-row>
        <table:table-row table:style-name="ro3">
          <table:table-cell/>
          <table:table-cell table:style-name="ce7" office:value-type="string">
            <text:p>nTotalSides=</text:p>
          </table:table-cell>
          <table:table-cell table:style-name="ce32" table:formula="of:=(2*[.C11]+[.C12])*[.C7]^3" office:value-type="float" office:value="3072">
            <text:p>3072</text:p>
          </table:table-cell>
          <table:table-cell table:style-name="ce32" table:formula="of:=(2*[.D11]+[.D12])*[.D7]^3" office:value-type="float" office:value="3072">
            <text:p>3072</text:p>
          </table:table-cell>
          <table:table-cell table:style-name="ce32" table:formula="of:=(2*[.E11]+[.E12])*[.E7]^3" office:value-type="float" office:value="3072">
            <text:p>3072</text:p>
          </table:table-cell>
          <table:table-cell table:style-name="ce32" table:formula="of:=(2*[.F11]+[.F12])*[.F7]^3" office:value-type="float" office:value="3072">
            <text:p>3072</text:p>
          </table:table-cell>
          <table:table-cell table:number-columns-repeated="4"/>
          <table:table-cell office:value-type="string">
            <text:p>in [musec]</text:p>
          </table:table-cell>
          <table:table-cell table:number-columns-repeated="13"/>
          <table:table-cell table:style-name="ce7" office:value-type="string">
            <text:p>nMPI YOURS</text:p>
          </table:table-cell>
          <table:table-cell table:style-name="ce32" table:formula="of:=[.Z12]-[.Z13]" office:value-type="float" office:value="20">
            <text:p>20</text:p>
          </table:table-cell>
          <table:table-cell table:style-name="ce32" table:formula="of:=[.AA12]-[.AA13]" office:value-type="float" office:value="18">
            <text:p>18</text:p>
          </table:table-cell>
          <table:table-cell table:style-name="ce32" table:formula="of:=[.AB12]-[.AB13]" office:value-type="float" office:value="13">
            <text:p>13</text:p>
          </table:table-cell>
          <table:table-cell/>
          <table:table-cell table:style-name="ce32" table:formula="of:=[.AD12]-[.AD13]" office:value-type="float" office:value="40">
            <text:p>40</text:p>
          </table:table-cell>
          <table:table-cell table:style-name="ce32" table:formula="of:=[.AE12]-[.AE13]" office:value-type="float" office:value="9">
            <text:p>9</text:p>
          </table:table-cell>
          <table:table-cell table:style-name="ce32" table:formula="of:=[.AF12]-[.AF13]" office:value-type="float" office:value="2">
            <text:p>2</text:p>
          </table:table-cell>
          <table:table-cell table:number-columns-repeated="989"/>
        </table:table-row>
        <table:table-row table:style-name="ro3">
          <table:table-cell table:number-columns-repeated="10"/>
          <table:table-cell table:style-name="ce84" office:value-type="string">
            <text:p>N=</text:p>
          </table:table-cell>
          <table:table-cell table:style-name="ce27" table:number-columns-repeated="2"/>
          <table:table-cell table:style-name="ce87" office:value-type="float" office:value="5">
            <text:p>5</text:p>
          </table:table-cell>
          <table:table-cell table:number-columns-repeated="11"/>
          <table:table-cell table:style-name="ce27" table:number-columns-repeated="3"/>
          <table:table-cell/>
          <table:table-cell table:style-name="ce27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33" table:number-columns-repeated="3"/>
          <table:table-cell table:style-name="ce60"/>
          <table:table-cell table:number-columns-repeated="4"/>
          <table:table-cell table:style-name="ce84" office:value-type="string">
            <text:p>P2F/Side=</text:p>
          </table:table-cell>
          <table:table-cell table:style-name="ce27" table:number-columns-repeated="2"/>
          <table:table-cell table:style-name="ce87" table:formula="of:=2.31" office:value-type="float" office:value="2.31">
            <text:p>2.31</text:p>
          </table:table-cell>
          <table:table-cell table:number-columns-repeated="10"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60" table:number-columns-repeated="3"/>
          <table:table-cell/>
          <table:table-cell table:style-name="ce60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10.88">
            <text:p>110.9</text:p>
          </table:table-cell>
          <table:table-cell table:style-name="ce34" table:formula="of:=([.E$12]-[.E$13])*[.$N$16]" office:value-type="float" office:value="27.72">
            <text:p>27.7</text:p>
          </table:table-cell>
          <table:table-cell table:style-name="ce61" table:formula="of:=([.F$12]-[.F$13])*[.$N$16]" office:value-type="float" office:value="6.93">
            <text:p>6.9</text:p>
          </table:table-cell>
          <table:table-cell table:style-name="ce2" table:number-columns-repeated="4"/>
          <table:table-cell table:style-name="ce84" office:value-type="string">
            <text:p>BR1_FillFlux/Side=</text:p>
          </table:table-cell>
          <table:table-cell table:style-name="ce27" table:number-columns-repeated="2"/>
          <table:table-cell table:style-name="ce87" office:value-type="float" office:value="6.84">
            <text:p>6.84</text:p>
          </table:table-cell>
          <table:table-cell table:number-columns-repeated="10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46.2">
            <text:p>46.2</text:p>
          </table:table-cell>
          <table:table-cell table:style-name="ce61" table:formula="of:=([.AA$12]-[.AA$13])*[.$N$16]" office:value-type="float" office:value="41.58">
            <text:p>41.6</text:p>
          </table:table-cell>
          <table:table-cell table:style-name="ce61" table:formula="of:=([.AB$12]-[.AB$13])*[.$N$16]" office:value-type="float" office:value="30.03">
            <text:p>30.0</text:p>
          </table:table-cell>
          <table:table-cell/>
          <table:table-cell table:style-name="ce61" table:formula="of:=([.AD$12]-[.AD$13])*[.$N$16]" office:value-type="float" office:value="92.4">
            <text:p>92.4</text:p>
          </table:table-cell>
          <table:table-cell table:style-name="ce61" table:formula="of:=([.AE$12]-[.AE$13])*[.$N$16]" office:value-type="float" office:value="20.79">
            <text:p>20.8</text:p>
          </table:table-cell>
          <table:table-cell table:style-name="ce61" table:formula="of:=([.AF$12]-[.AF$13])*[.$N$16]" office:value-type="float" office:value="4.62">
            <text:p>4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2" table:number-columns-repeated="2"/>
          <table:table-cell table:style-name="ce84" office:value-type="string">
            <text:p>BR1_SurfInt/Side=</text:p>
          </table:table-cell>
          <table:table-cell table:style-name="ce27" table:number-columns-repeated="2"/>
          <table:table-cell table:style-name="ce87" table:formula="of:=2.38" office:value-type="float" office:value="2.38">
            <text:p>2.38</text:p>
          </table:table-cell>
          <table:table-cell table:number-columns-repeated="10"/>
          <table:table-cell table:style-name="ce10" office:value-type="string">
            <text:p>SEND U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BR1_VolInt/Elem=</text:p>
          </table:table-cell>
          <table:table-cell table:style-name="ce27" table:number-columns-repeated="2"/>
          <table:table-cell table:style-name="ce87" office:value-type="float" office:value="26.7">
            <text:p>26.7</text:p>
          </table:table-cell>
          <table:table-cell table:number-columns-repeated="10"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11]*2*[.$N$16]" office:value-type="float" office:value="7096.32">
            <text:p>7096.3</text:p>
          </table:table-cell>
          <table:table-cell table:style-name="ce37" table:formula="of:=[.D11]*2*[.$N$16]" office:value-type="float" office:value="665.28">
            <text:p>665.3</text:p>
          </table:table-cell>
          <table:table-cell table:style-name="ce37" table:formula="of:=[.E11]*2*[.$N$16]" office:value-type="float" office:value="55.44">
            <text:p>55.4</text:p>
          </table:table-cell>
          <table:table-cell table:style-name="ce63" table:formula="of:=[.F11]*2*[.$N$16]" office:value-type="float" office:value="0">
            <text:p>0.0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FillFlux/Side=</text:p>
          </table:table-cell>
          <table:table-cell table:style-name="ce27" table:number-columns-repeated="2"/>
          <table:table-cell table:style-name="ce87" office:value-type="float" office:value="11.1">
            <text:p>11.1</text:p>
          </table:table-cell>
          <table:table-cell table:number-columns-repeated="10"/>
          <table:table-cell table:style-name="ce12" office:value-type="string">
            <text:p>needs</text:p>
          </table:table-cell>
          <table:table-cell table:style-name="ce63" table:formula="of:=[.Z11]*2*[.$N$16]" office:value-type="float" office:value="277.2">
            <text:p>277.2</text:p>
          </table:table-cell>
          <table:table-cell table:style-name="ce63" table:formula="of:=[.AA11]*2*[.$N$16]" office:value-type="float" office:value="231">
            <text:p>231.0</text:p>
          </table:table-cell>
          <table:table-cell table:style-name="ce63" table:formula="of:=[.AB11]*2*[.$N$16]" office:value-type="float" office:value="254.1">
            <text:p>254.1</text:p>
          </table:table-cell>
          <table:table-cell/>
          <table:table-cell table:style-name="ce63" table:formula="of:=[.AD11]*2*[.$N$16]" office:value-type="float" office:value="277.2">
            <text:p>277.2</text:p>
          </table:table-cell>
          <table:table-cell table:style-name="ce63" table:formula="of:=[.AE11]*2*[.$N$16]" office:value-type="float" office:value="231">
            <text:p>231.0</text:p>
          </table:table-cell>
          <table:table-cell table:style-name="ce63" table:formula="of:=[.AF11]*2*[.$N$16]" office:value-type="float" office:value="254.1">
            <text:p>254.1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MPI MINE Sides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SurfInt/Side=</text:p>
          </table:table-cell>
          <table:table-cell table:style-name="ce27" table:number-columns-repeated="2"/>
          <table:table-cell table:style-name="ce87" table:formula="of:=2.52" office:value-type="float" office:value="2.52">
            <text:p>2.52</text:p>
          </table:table-cell>
          <table:table-cell table:number-columns-repeated="10"/>
          <table:table-cell table:style-name="ce11" office:value-type="string">
            <text:p>P2F U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10.88">
            <text:p>110.9</text:p>
          </table:table-cell>
          <table:table-cell table:style-name="ce37" table:formula="of:=[.E$13]*[.$N$16]" office:value-type="float" office:value="27.72">
            <text:p>27.7</text:p>
          </table:table-cell>
          <table:table-cell table:style-name="ce63" table:formula="of:=[.F$13]*[.$N$16]" office:value-type="float" office:value="6.93">
            <text:p>6.9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VolInt/Elem=</text:p>
          </table:table-cell>
          <table:table-cell table:style-name="ce27" table:number-columns-repeated="2"/>
          <table:table-cell table:style-name="ce87" office:value-type="float" office:value="48.8">
            <text:p>48.8</text:p>
          </table:table-cell>
          <table:table-cell table:number-columns-repeated="10"/>
          <table:table-cell table:style-name="ce13" office:value-type="string">
            <text:p>needs</text:p>
          </table:table-cell>
          <table:table-cell table:style-name="ce63" table:formula="of:=[.Z$13]*[.$N$16]" office:value-type="float" office:value="46.2">
            <text:p>46.2</text:p>
          </table:table-cell>
          <table:table-cell table:style-name="ce63" table:formula="of:=[.AA$13]*[.$N$16]" office:value-type="float" office:value="41.58">
            <text:p>41.6</text:p>
          </table:table-cell>
          <table:table-cell table:style-name="ce63" table:formula="of:=[.AB$13]*[.$N$16]" office:value-type="float" office:value="30.03">
            <text:p>30.0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62.37">
            <text:p>62.4</text:p>
          </table:table-cell>
          <table:table-cell table:style-name="ce63" table:formula="of:=[.AF$13]*[.$N$16]" office:value-type="float" office:value="55.44">
            <text:p>55.4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U</text:p>
          </table:table-cell>
          <table:table-cell table:style-name="ce38" office:value-type="string">
            <text:p>Wait, if &lt;0</text:p>
          </table:table-cell>
          <table:table-cell table:style-name="ce54" table:formula="of:=SUM([.D19:.D22])-[.D18]" office:value-type="float" office:value="223.2">
            <text:p>223.2</text:p>
          </table:table-cell>
          <table:table-cell table:style-name="ce54" table:formula="of:=SUM([.E19:.E22])-[.E18]" office:value-type="float" office:value="-55.08">
            <text:p>-55.1</text:p>
          </table:table-cell>
          <table:table-cell table:style-name="ce54" table:formula="of:=SUM([.F19:.F22])-[.F18]" office:value-type="float" office:value="-27.63">
            <text:p>-27.6</text:p>
          </table:table-cell>
          <table:table-cell table:style-name="ce76" table:number-columns-repeated="2"/>
          <table:table-cell table:style-name="ce2" table:number-columns-repeated="5"/>
          <table:table-cell table:number-columns-repeated="11"/>
          <table:table-cell table:style-name="ce14" office:value-type="string">
            <text:p>RECV U</text:p>
          </table:table-cell>
          <table:table-cell table:style-name="ce54" table:formula="of:=SUM([.Z19:.Z22])-[.Z18]" office:value-type="float" office:value="93">
            <text:p>93.0</text:p>
          </table:table-cell>
          <table:table-cell table:style-name="ce54" table:formula="of:=SUM([.AA19:.AA22])-[.AA18]" office:value-type="float" office:value="65.22">
            <text:p>65.2</text:p>
          </table:table-cell>
          <table:table-cell table:style-name="ce54" table:formula="of:=SUM([.AB19:.AB22])-[.AB18]" office:value-type="float" office:value="134.37">
            <text:p>134.4</text:p>
          </table:table-cell>
          <table:table-cell/>
          <table:table-cell table:style-name="ce54" table:formula="of:=SUM([.AD19:.AD22])-[.AD18]" office:value-type="float" office:value="-183.6">
            <text:p>-183.6</text:p>
          </table:table-cell>
          <table:table-cell table:style-name="ce54" table:formula="of:=SUM([.AE19:.AE22])-[.AE18]" office:value-type="float" office:value="189.69">
            <text:p>189.7</text:p>
          </table:table-cell>
          <table:table-cell table:style-name="ce54" table:formula="of:=SUM([.AF19:.AF22])-[.AF18]" office:value-type="float" office:value="286.5">
            <text:p>286.5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x</text:p>
          </table:table-cell>
          <table:table-cell table:style-name="ce39" table:number-columns-repeated="4"/>
          <table:table-cell table:number-columns-repeated="18"/>
          <table:table-cell office:value-type="string">
            <text:p>Lifting für Ux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18"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328.32">
            <text:p>328.3</text:p>
          </table:table-cell>
          <table:table-cell table:style-name="ce34" table:formula="of:=[.E$13]*[.$N$17]" office:value-type="float" office:value="82.08">
            <text:p>82.1</text:p>
          </table:table-cell>
          <table:table-cell table:style-name="ce61" table:formula="of:=[.F$13]*[.$N$17]" office:value-type="float" office:value="20.52">
            <text:p>20.5</text:p>
          </table:table-cell>
          <table:table-cell table:style-name="ce2" table:number-columns-repeated="4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136.8">
            <text:p>136.8</text:p>
          </table:table-cell>
          <table:table-cell table:style-name="ce61" table:formula="of:=[.AA$13]*[.$N$17]" office:value-type="float" office:value="123.12">
            <text:p>123.1</text:p>
          </table:table-cell>
          <table:table-cell table:style-name="ce61" table:formula="of:=[.AB$13]*[.$N$17]" office:value-type="float" office:value="88.92">
            <text:p>88.9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84.68">
            <text:p>184.7</text:p>
          </table:table-cell>
          <table:table-cell table:style-name="ce61" table:formula="of:=[.AF$13]*[.$N$17]" office:value-type="float" office:value="164.16">
            <text:p>164.2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x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style-name="ce2" table:number-columns-repeated="2"/>
          <table:table-cell table:number-columns-repeated="14"/>
          <table:table-cell table:style-name="ce10" office:value-type="string">
            <text:p>SEND Flux Ux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style-name="ce2" table:number-columns-repeated="2"/>
          <table:table-cell table:number-columns-repeated="14"/>
          <table:table-cell table:style-name="ce15" office:value-type="string">
            <text:p>BR1_FillFlux 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10506.24">
            <text:p>10506.2</text:p>
          </table:table-cell>
          <table:table-cell table:style-name="ce42" table:formula="of:=[.D$11]*[.$N$17]" office:value-type="float" office:value="984.96">
            <text:p>985.0</text:p>
          </table:table-cell>
          <table:table-cell table:style-name="ce42" table:formula="of:=[.E$11]*[.$N$17]" office:value-type="float" office:value="82.08">
            <text:p>82.1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[.$N$17]" office:value-type="float" office:value="410.4">
            <text:p>410.4</text:p>
          </table:table-cell>
          <table:table-cell table:style-name="ce66" table:formula="of:=[.AA$11]*[.$N$17]" office:value-type="float" office:value="342">
            <text:p>342.0</text:p>
          </table:table-cell>
          <table:table-cell table:style-name="ce66" table:formula="of:=[.AB$11]*[.$N$17]" office:value-type="float" office:value="376.2">
            <text:p>376.2</text:p>
          </table:table-cell>
          <table:table-cell/>
          <table:table-cell table:style-name="ce66" table:formula="of:=[.AD$11]*[.$N$17]" office:value-type="float" office:value="410.4">
            <text:p>410.4</text:p>
          </table:table-cell>
          <table:table-cell table:style-name="ce66" table:formula="of:=[.AE$11]*[.$N$17]" office:value-type="float" office:value="342">
            <text:p>342.0</text:p>
          </table:table-cell>
          <table:table-cell table:style-name="ce66" table:formula="of:=[.AF$11]*[.$N$17]" office:value-type="float" office:value="376.2">
            <text:p>376.2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x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6" office:value-type="string">
            <text:p><text:span text:style-name="T1">BR1_SurfInt Ux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7311.36">
            <text:p>7311.4</text:p>
          </table:table-cell>
          <table:table-cell table:style-name="ce42" table:formula="of:=[.D$11]*2*[.$N$18]" office:value-type="float" office:value="685.44">
            <text:p>685.4</text:p>
          </table:table-cell>
          <table:table-cell table:style-name="ce42" table:formula="of:=[.E$11]*2*[.$N$18]" office:value-type="float" office:value="57.12">
            <text:p>57.1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85.6">
            <text:p>285.6</text:p>
          </table:table-cell>
          <table:table-cell table:style-name="ce66" table:formula="of:=[.AA$11]*2*[.$N$18]" office:value-type="float" office:value="238">
            <text:p>238.0</text:p>
          </table:table-cell>
          <table:table-cell table:style-name="ce66" table:formula="of:=[.AB$11]*2*[.$N$18]" office:value-type="float" office:value="261.8">
            <text:p>261.8</text:p>
          </table:table-cell>
          <table:table-cell/>
          <table:table-cell table:style-name="ce66" table:formula="of:=[.AD$11]*2*[.$N$18]" office:value-type="float" office:value="285.6">
            <text:p>285.6</text:p>
          </table:table-cell>
          <table:table-cell table:style-name="ce66" table:formula="of:=[.AE$11]*2*[.$N$18]" office:value-type="float" office:value="238">
            <text:p>238.0</text:p>
          </table:table-cell>
          <table:table-cell table:style-name="ce66" table:formula="of:=[.AF$11]*2*[.$N$18]" office:value-type="float" office:value="261.8">
            <text:p>261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x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SurfInt Ux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14.24">
            <text:p>114.2</text:p>
          </table:table-cell>
          <table:table-cell table:style-name="ce42" table:formula="of:=[.E$13]*[.$N$18]" office:value-type="float" office:value="28.56">
            <text:p>28.6</text:p>
          </table:table-cell>
          <table:table-cell table:style-name="ce66" table:formula="of:=[.F$13]*[.$N$18]" office:value-type="float" office:value="7.14">
            <text:p>7.1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3]*[.$N$18]" office:value-type="float" office:value="47.6">
            <text:p>47.6</text:p>
          </table:table-cell>
          <table:table-cell table:style-name="ce66" table:formula="of:=[.AA$13]*[.$N$18]" office:value-type="float" office:value="42.84">
            <text:p>42.8</text:p>
          </table:table-cell>
          <table:table-cell table:style-name="ce66" table:formula="of:=[.AB$13]*[.$N$18]" office:value-type="float" office:value="30.94">
            <text:p>30.9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64.26">
            <text:p>64.3</text:p>
          </table:table-cell>
          <table:table-cell table:style-name="ce66" table:formula="of:=[.AF$13]*[.$N$18]" office:value-type="float" office:value="57.12">
            <text:p>57.1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x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volint Ux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3670.4">
            <text:p>13670.4</text:p>
          </table:table-cell>
          <table:table-cell table:style-name="ce42" table:formula="of:=[.D$9]*[.$N$19]" office:value-type="float" office:value="1708.8">
            <text:p>1708.8</text:p>
          </table:table-cell>
          <table:table-cell table:style-name="ce42" table:formula="of:=[.E$9]*[.$N$19]" office:value-type="float" office:value="213.6">
            <text:p>213.6</text:p>
          </table:table-cell>
          <table:table-cell table:style-name="ce66" table:formula="of:=[.F$9]*[.$N$19]" office:value-type="float" office:value="26.7">
            <text:p>26.7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9]*[.$N$19]" office:value-type="float" office:value="801">
            <text:p>801.0</text:p>
          </table:table-cell>
          <table:table-cell table:style-name="ce66" table:formula="of:=[.AA$9]*[.$N$19]" office:value-type="float" office:value="774.3">
            <text:p>774.3</text:p>
          </table:table-cell>
          <table:table-cell table:style-name="ce66" table:formula="of:=[.AB$9]*[.$N$19]" office:value-type="float" office:value="747.6">
            <text:p>747.6</text:p>
          </table:table-cell>
          <table:table-cell/>
          <table:table-cell table:style-name="ce66" table:formula="of:=[.AD$9]*[.$N$19]" office:value-type="float" office:value="801">
            <text:p>801.0</text:p>
          </table:table-cell>
          <table:table-cell table:style-name="ce66" table:formula="of:=[.AE$9]*[.$N$19]" office:value-type="float" office:value="774.3">
            <text:p>774.3</text:p>
          </table:table-cell>
          <table:table-cell table:style-name="ce66" table:formula="of:=[.AF$9]*[.$N$19]" office:value-type="float" office:value="747.6">
            <text:p>747.6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x</text:p>
          </table:table-cell>
          <table:table-cell table:style-name="ce38" office:value-type="string">
            <text:p>Wait, if &lt;0</text:p>
          </table:table-cell>
          <table:table-cell table:style-name="ce54" table:formula="of:=SUM([.D28:.D35])-[.D27]" office:value-type="float" office:value="2940.48">
            <text:p>2940.5</text:p>
          </table:table-cell>
          <table:table-cell table:style-name="ce54" table:formula="of:=SUM([.E28:.E35])-[.E27]" office:value-type="float" office:value="243.12">
            <text:p>243.1</text:p>
          </table:table-cell>
          <table:table-cell table:style-name="ce54" table:formula="of:=SUM([.F28:.F35])-[.F27]" office:value-type="float" office:value="-0.720000000000006">
            <text:p>-0.7</text:p>
          </table:table-cell>
          <table:table-cell table:style-name="ce76" table:number-columns-repeated="2"/>
          <table:table-cell table:number-columns-repeated="2"/>
          <table:table-cell office:value-type="string">
            <text:p>'=puffertime-sendtime</text:p>
          </table:table-cell>
          <table:table-cell table:number-columns-repeated="13"/>
          <table:table-cell table:style-name="ce14" office:value-type="string">
            <text:p>RECV Flux Ux</text:p>
          </table:table-cell>
          <table:table-cell table:style-name="ce54" table:formula="of:=SUM([.Z28:.Z35])-[.Z27]" office:value-type="float" office:value="1314.2">
            <text:p>1314.2</text:p>
          </table:table-cell>
          <table:table-cell table:style-name="ce54" table:formula="of:=SUM([.AA28:.AA35])-[.AA27]" office:value-type="float" office:value="1189.78">
            <text:p>1189.8</text:p>
          </table:table-cell>
          <table:table-cell table:style-name="ce54" table:formula="of:=SUM([.AB28:.AB35])-[.AB27]" office:value-type="float" office:value="1266.78">
            <text:p>1266.8</text:p>
          </table:table-cell>
          <table:table-cell/>
          <table:table-cell table:style-name="ce54" table:formula="of:=SUM([.AD28:.AD35])-[.AD27]" office:value-type="float" office:value="1497">
            <text:p>1497.0</text:p>
          </table:table-cell>
          <table:table-cell table:style-name="ce54" table:formula="of:=SUM([.AE28:.AE35])-[.AE27]" office:value-type="float" office:value="1107.52">
            <text:p>1107.5</text:p>
          </table:table-cell>
          <table:table-cell table:style-name="ce54" table:formula="of:=SUM([.AF28:.AF35])-[.AF27]" office:value-type="float" office:value="1166.24">
            <text:p>1166.2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x for MPI YOURS Sides</text:p>
          </table:table-cell>
          <table:table-cell table:style-name="ce43" table:number-columns-repeated="3"/>
          <table:table-cell table:style-name="ce67"/>
          <table:table-cell table:number-columns-repeated="7"/>
          <table:table-cell table:style-name="Default" table:number-columns-repeated="7"/>
          <table:table-cell table:number-columns-repeated="4"/>
          <table:table-cell table:style-name="ce17" office:value-type="string">
            <text:p>BR1_SurfInt Ux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14.24">
            <text:p>114.2</text:p>
          </table:table-cell>
          <table:table-cell table:style-name="ce44" table:formula="of:=([.E$12]-[.E$13])*[.$N$18]" office:value-type="float" office:value="28.56">
            <text:p>28.6</text:p>
          </table:table-cell>
          <table:table-cell table:style-name="ce68" table:formula="of:=([.F$12]-[.F$13])*[.$N$18]" office:value-type="float" office:value="7.14">
            <text:p>7.1</text:p>
          </table:table-cell>
          <table:table-cell table:number-columns-repeated="4"/>
          <table:table-cell office:value-type="string">
            <text:p>Ux now finished</text:p>
          </table:table-cell>
          <table:table-cell table:number-columns-repeated="2"/>
          <table:table-cell table:style-name="Default" table:number-columns-repeated="7"/>
          <table:table-cell table:number-columns-repeated="4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7.6">
            <text:p>47.6</text:p>
          </table:table-cell>
          <table:table-cell table:style-name="ce68" table:formula="of:=([.AA$12]-[.AA$13])*[.$N$18]" office:value-type="float" office:value="42.84">
            <text:p>42.8</text:p>
          </table:table-cell>
          <table:table-cell table:style-name="ce68" table:formula="of:=([.AB$12]-[.AB$13])*[.$N$18]" office:value-type="float" office:value="30.94">
            <text:p>30.9</text:p>
          </table:table-cell>
          <table:table-cell/>
          <table:table-cell table:style-name="ce68" table:formula="of:=([.AD$12]-[.AD$13])*[.$N$18]" office:value-type="float" office:value="95.2">
            <text:p>95.2</text:p>
          </table:table-cell>
          <table:table-cell table:style-name="ce68" table:formula="of:=([.AE$12]-[.AE$13])*[.$N$18]" office:value-type="float" office:value="21.42">
            <text:p>21.4</text:p>
          </table:table-cell>
          <table:table-cell table:style-name="ce68" table:formula="of:=([.AF$12]-[.AF$13])*[.$N$18]" office:value-type="float" office:value="4.76">
            <text:p>4.8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7"/>
          <table:table-cell table:style-name="Default" table:number-columns-repeated="7"/>
          <table:table-cell table:number-columns-repeated="4"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10.88">
            <text:p>110.9</text:p>
          </table:table-cell>
          <table:table-cell table:style-name="ce34" table:formula="of:=([.E$12]-[.E$13])*[.$N$16]" office:value-type="float" office:value="27.72">
            <text:p>27.7</text:p>
          </table:table-cell>
          <table:table-cell table:style-name="ce61" table:formula="of:=([.F$12]-[.F$13])*[.$N$16]" office:value-type="float" office:value="6.93">
            <text:p>6.9</text:p>
          </table:table-cell>
          <table:table-cell table:number-columns-repeated="7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46.2">
            <text:p>46.2</text:p>
          </table:table-cell>
          <table:table-cell table:style-name="ce61" table:formula="of:=([.AA$12]-[.AA$13])*[.$N$16]" office:value-type="float" office:value="41.58">
            <text:p>41.6</text:p>
          </table:table-cell>
          <table:table-cell table:style-name="ce61" table:formula="of:=([.AB$12]-[.AB$13])*[.$N$16]" office:value-type="float" office:value="30.03">
            <text:p>30.0</text:p>
          </table:table-cell>
          <table:table-cell/>
          <table:table-cell table:style-name="ce61" table:formula="of:=([.AD$12]-[.AD$13])*[.$N$16]" office:value-type="float" office:value="92.4">
            <text:p>92.4</text:p>
          </table:table-cell>
          <table:table-cell table:style-name="ce61" table:formula="of:=([.AE$12]-[.AE$13])*[.$N$16]" office:value-type="float" office:value="20.79">
            <text:p>20.8</text:p>
          </table:table-cell>
          <table:table-cell table:style-name="ce61" table:formula="of:=([.AF$12]-[.AF$13])*[.$N$16]" office:value-type="float" office:value="4.62">
            <text:p>4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x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7" table:number-columns-repeated="4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Ux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x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20" office:value-type="string">
            <text:p><text:span text:style-name="T1">P2F Ux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7096.32">
            <text:p>7096.3</text:p>
          </table:table-cell>
          <table:table-cell table:style-name="ce37" table:formula="of:=[.D$11]*2*[.$N$16]" office:value-type="float" office:value="665.28">
            <text:p>665.3</text:p>
          </table:table-cell>
          <table:table-cell table:style-name="ce37" table:formula="of:=[.E$11]*2*[.$N$16]" office:value-type="float" office:value="55.44">
            <text:p>55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277.2">
            <text:p>277.2</text:p>
          </table:table-cell>
          <table:table-cell table:style-name="ce63" table:formula="of:=[.AA$11]*2*[.$N$16]" office:value-type="float" office:value="231">
            <text:p>231.0</text:p>
          </table:table-cell>
          <table:table-cell table:style-name="ce63" table:formula="of:=[.AB$11]*2*[.$N$16]" office:value-type="float" office:value="254.1">
            <text:p>254.1</text:p>
          </table:table-cell>
          <table:table-cell/>
          <table:table-cell table:style-name="ce63" table:formula="of:=[.AD$11]*2*[.$N$16]" office:value-type="float" office:value="277.2">
            <text:p>277.2</text:p>
          </table:table-cell>
          <table:table-cell table:style-name="ce63" table:formula="of:=[.AE$11]*2*[.$N$16]" office:value-type="float" office:value="231">
            <text:p>231.0</text:p>
          </table:table-cell>
          <table:table-cell table:style-name="ce63" table:formula="of:=[.AF$11]*2*[.$N$16]" office:value-type="float" office:value="254.1">
            <text:p>254.1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x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1" office:value-type="string">
            <text:p>P2F Ux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10.88">
            <text:p>110.9</text:p>
          </table:table-cell>
          <table:table-cell table:style-name="ce37" table:formula="of:=[.E$13]*[.$N$16]" office:value-type="float" office:value="27.72">
            <text:p>27.7</text:p>
          </table:table-cell>
          <table:table-cell table:style-name="ce63" table:formula="of:=[.F$13]*[.$N$16]" office:value-type="float" office:value="6.93">
            <text:p>6.9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3" table:formula="of:=[.Z$13]*[.$N$16]" office:value-type="float" office:value="46.2">
            <text:p>46.2</text:p>
          </table:table-cell>
          <table:table-cell table:style-name="ce63" table:formula="of:=[.AA$13]*[.$N$16]" office:value-type="float" office:value="41.58">
            <text:p>41.6</text:p>
          </table:table-cell>
          <table:table-cell table:style-name="ce63" table:formula="of:=[.AB$13]*[.$N$16]" office:value-type="float" office:value="30.03">
            <text:p>30.0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62.37">
            <text:p>62.4</text:p>
          </table:table-cell>
          <table:table-cell table:style-name="ce63" table:formula="of:=[.AF$13]*[.$N$16]" office:value-type="float" office:value="55.44">
            <text:p>55.4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y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office:value-type="string">
            <text:p>Lifting für Uy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328.32">
            <text:p>328.3</text:p>
          </table:table-cell>
          <table:table-cell table:style-name="ce34" table:formula="of:=[.E$13]*[.$N$17]" office:value-type="float" office:value="82.08">
            <text:p>82.1</text:p>
          </table:table-cell>
          <table:table-cell table:style-name="ce61" table:formula="of:=[.F$13]*[.$N$17]" office:value-type="float" office:value="20.52">
            <text:p>20.5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[.Z$13]*[.$N$17]" office:value-type="float" office:value="136.8">
            <text:p>136.8</text:p>
          </table:table-cell>
          <table:table-cell table:style-name="ce61" table:formula="of:=[.AA$13]*[.$N$17]" office:value-type="float" office:value="123.12">
            <text:p>123.1</text:p>
          </table:table-cell>
          <table:table-cell table:style-name="ce61" table:formula="of:=[.AB$13]*[.$N$17]" office:value-type="float" office:value="88.92">
            <text:p>88.9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84.68">
            <text:p>184.7</text:p>
          </table:table-cell>
          <table:table-cell table:style-name="ce61" table:formula="of:=[.AF$13]*[.$N$17]" office:value-type="float" office:value="164.16">
            <text:p>164.2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y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Flux Uy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y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FillFlux Uy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10506.24">
            <text:p>10506.2</text:p>
          </table:table-cell>
          <table:table-cell table:style-name="ce42" table:formula="of:=[.D$11]*[.$N$17]" office:value-type="float" office:value="984.96">
            <text:p>985.0</text:p>
          </table:table-cell>
          <table:table-cell table:style-name="ce42" table:formula="of:=[.E$11]*[.$N$17]" office:value-type="float" office:value="82.08">
            <text:p>82.1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1]*[.$N$17]" office:value-type="float" office:value="410.4">
            <text:p>410.4</text:p>
          </table:table-cell>
          <table:table-cell table:style-name="ce66" table:formula="of:=[.AA$11]*[.$N$17]" office:value-type="float" office:value="342">
            <text:p>342.0</text:p>
          </table:table-cell>
          <table:table-cell table:style-name="ce66" table:formula="of:=[.AB$11]*[.$N$17]" office:value-type="float" office:value="376.2">
            <text:p>376.2</text:p>
          </table:table-cell>
          <table:table-cell/>
          <table:table-cell table:style-name="ce66" table:formula="of:=[.AD$11]*[.$N$17]" office:value-type="float" office:value="410.4">
            <text:p>410.4</text:p>
          </table:table-cell>
          <table:table-cell table:style-name="ce66" table:formula="of:=[.AE$11]*[.$N$17]" office:value-type="float" office:value="342">
            <text:p>342.0</text:p>
          </table:table-cell>
          <table:table-cell table:style-name="ce66" table:formula="of:=[.AF$11]*[.$N$17]" office:value-type="float" office:value="376.2">
            <text:p>376.2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y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6" office:value-type="string">
            <text:p><text:span text:style-name="T1">BR1_SurfInt Uy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7311.36">
            <text:p>7311.4</text:p>
          </table:table-cell>
          <table:table-cell table:style-name="ce42" table:formula="of:=[.D$11]*2*[.$N$18]" office:value-type="float" office:value="685.44">
            <text:p>685.4</text:p>
          </table:table-cell>
          <table:table-cell table:style-name="ce42" table:formula="of:=[.E$11]*2*[.$N$18]" office:value-type="float" office:value="57.12">
            <text:p>57.1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85.6">
            <text:p>285.6</text:p>
          </table:table-cell>
          <table:table-cell table:style-name="ce66" table:formula="of:=[.AA$11]*2*[.$N$18]" office:value-type="float" office:value="238">
            <text:p>238.0</text:p>
          </table:table-cell>
          <table:table-cell table:style-name="ce66" table:formula="of:=[.AB$11]*2*[.$N$18]" office:value-type="float" office:value="261.8">
            <text:p>261.8</text:p>
          </table:table-cell>
          <table:table-cell/>
          <table:table-cell table:style-name="ce66" table:formula="of:=[.AD$11]*2*[.$N$18]" office:value-type="float" office:value="285.6">
            <text:p>285.6</text:p>
          </table:table-cell>
          <table:table-cell table:style-name="ce66" table:formula="of:=[.AE$11]*2*[.$N$18]" office:value-type="float" office:value="238">
            <text:p>238.0</text:p>
          </table:table-cell>
          <table:table-cell table:style-name="ce66" table:formula="of:=[.AF$11]*2*[.$N$18]" office:value-type="float" office:value="261.8">
            <text:p>261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y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SurfInt Uy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14.24">
            <text:p>114.2</text:p>
          </table:table-cell>
          <table:table-cell table:style-name="ce42" table:formula="of:=[.E$13]*[.$N$18]" office:value-type="float" office:value="28.56">
            <text:p>28.6</text:p>
          </table:table-cell>
          <table:table-cell table:style-name="ce66" table:formula="of:=[.F$13]*[.$N$18]" office:value-type="float" office:value="7.14">
            <text:p>7.1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3]*[.$N$18]" office:value-type="float" office:value="47.6">
            <text:p>47.6</text:p>
          </table:table-cell>
          <table:table-cell table:style-name="ce66" table:formula="of:=[.AA$13]*[.$N$18]" office:value-type="float" office:value="42.84">
            <text:p>42.8</text:p>
          </table:table-cell>
          <table:table-cell table:style-name="ce66" table:formula="of:=[.AB$13]*[.$N$18]" office:value-type="float" office:value="30.94">
            <text:p>30.9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64.26">
            <text:p>64.3</text:p>
          </table:table-cell>
          <table:table-cell table:style-name="ce66" table:formula="of:=[.AF$13]*[.$N$18]" office:value-type="float" office:value="57.12">
            <text:p>57.1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y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volint Uy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3670.4">
            <text:p>13670.4</text:p>
          </table:table-cell>
          <table:table-cell table:style-name="ce42" table:formula="of:=[.D$9]*[.$N$19]" office:value-type="float" office:value="1708.8">
            <text:p>1708.8</text:p>
          </table:table-cell>
          <table:table-cell table:style-name="ce42" table:formula="of:=[.E$9]*[.$N$19]" office:value-type="float" office:value="213.6">
            <text:p>213.6</text:p>
          </table:table-cell>
          <table:table-cell table:style-name="ce66" table:formula="of:=[.F$9]*[.$N$19]" office:value-type="float" office:value="26.7">
            <text:p>26.7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01">
            <text:p>801.0</text:p>
          </table:table-cell>
          <table:table-cell table:style-name="ce66" table:formula="of:=[.AA$9]*[.$N$19]" office:value-type="float" office:value="774.3">
            <text:p>774.3</text:p>
          </table:table-cell>
          <table:table-cell table:style-name="ce66" table:formula="of:=[.AB$9]*[.$N$19]" office:value-type="float" office:value="747.6">
            <text:p>747.6</text:p>
          </table:table-cell>
          <table:table-cell/>
          <table:table-cell table:style-name="ce66" table:formula="of:=[.AD$9]*[.$N$19]" office:value-type="float" office:value="801">
            <text:p>801.0</text:p>
          </table:table-cell>
          <table:table-cell table:style-name="ce66" table:formula="of:=[.AE$9]*[.$N$19]" office:value-type="float" office:value="774.3">
            <text:p>774.3</text:p>
          </table:table-cell>
          <table:table-cell table:style-name="ce66" table:formula="of:=[.AF$9]*[.$N$19]" office:value-type="float" office:value="747.6">
            <text:p>747.6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y</text:p>
          </table:table-cell>
          <table:table-cell table:style-name="ce38" office:value-type="string">
            <text:p>Wait, if &lt;0</text:p>
          </table:table-cell>
          <table:table-cell table:style-name="ce54" table:formula="of:=SUM([.D50:.D57])-[.D49]" office:value-type="float" office:value="2940.48">
            <text:p>2940.5</text:p>
          </table:table-cell>
          <table:table-cell table:style-name="ce54" table:formula="of:=SUM([.E50:.E57])-[.E49]" office:value-type="float" office:value="243.12">
            <text:p>243.1</text:p>
          </table:table-cell>
          <table:table-cell table:style-name="ce54" table:formula="of:=SUM([.F50:.F57])-[.F49]" office:value-type="float" office:value="-0.720000000000006">
            <text:p>-0.7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y</text:p>
          </table:table-cell>
          <table:table-cell table:style-name="ce54" table:formula="of:=SUM([.Z50:.Z57])-[.Z49]" office:value-type="float" office:value="1314.2">
            <text:p>1314.2</text:p>
          </table:table-cell>
          <table:table-cell table:style-name="ce54" table:formula="of:=SUM([.AA50:.AA57])-[.AA49]" office:value-type="float" office:value="1189.78">
            <text:p>1189.8</text:p>
          </table:table-cell>
          <table:table-cell table:style-name="ce54" table:formula="of:=SUM([.AB50:.AB57])-[.AB49]" office:value-type="float" office:value="1266.78">
            <text:p>1266.8</text:p>
          </table:table-cell>
          <table:table-cell/>
          <table:table-cell table:style-name="ce54" table:formula="of:=SUM([.AD50:.AD57])-[.AD49]" office:value-type="float" office:value="1497">
            <text:p>1497.0</text:p>
          </table:table-cell>
          <table:table-cell table:style-name="ce54" table:formula="of:=SUM([.AE50:.AE57])-[.AE49]" office:value-type="float" office:value="1107.52">
            <text:p>1107.5</text:p>
          </table:table-cell>
          <table:table-cell table:style-name="ce54" table:formula="of:=SUM([.AF50:.AF57])-[.AF49]" office:value-type="float" office:value="1166.24">
            <text:p>1166.2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14.24">
            <text:p>114.2</text:p>
          </table:table-cell>
          <table:table-cell table:style-name="ce44" table:formula="of:=([.E$12]-[.E$13])*[.$N$18]" office:value-type="float" office:value="28.56">
            <text:p>28.6</text:p>
          </table:table-cell>
          <table:table-cell table:style-name="ce68" table:formula="of:=([.F$12]-[.F$13])*[.$N$18]" office:value-type="float" office:value="7.14">
            <text:p>7.1</text:p>
          </table:table-cell>
          <table:table-cell table:number-columns-repeated="3"/>
          <table:table-cell table:style-name="ce77"/>
          <table:table-cell office:value-type="string">
            <text:p>Uy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7.6">
            <text:p>47.6</text:p>
          </table:table-cell>
          <table:table-cell table:style-name="ce68" table:formula="of:=([.AA$12]-[.AA$13])*[.$N$18]" office:value-type="float" office:value="42.84">
            <text:p>42.8</text:p>
          </table:table-cell>
          <table:table-cell table:style-name="ce68" table:formula="of:=([.AB$12]-[.AB$13])*[.$N$18]" office:value-type="float" office:value="30.94">
            <text:p>30.9</text:p>
          </table:table-cell>
          <table:table-cell/>
          <table:table-cell table:style-name="ce68" table:formula="of:=([.AD$12]-[.AD$13])*[.$N$18]" office:value-type="float" office:value="95.2">
            <text:p>95.2</text:p>
          </table:table-cell>
          <table:table-cell table:style-name="ce68" table:formula="of:=([.AE$12]-[.AE$13])*[.$N$18]" office:value-type="float" office:value="21.42">
            <text:p>21.4</text:p>
          </table:table-cell>
          <table:table-cell table:style-name="ce68" table:formula="of:=([.AF$12]-[.AF$13])*[.$N$18]" office:value-type="float" office:value="4.76">
            <text:p>4.8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10.88">
            <text:p>110.9</text:p>
          </table:table-cell>
          <table:table-cell table:style-name="ce34" table:formula="of:=([.E$12]-[.E$13])*[.$N$16]" office:value-type="float" office:value="27.72">
            <text:p>27.7</text:p>
          </table:table-cell>
          <table:table-cell table:style-name="ce61" table:formula="of:=([.F$12]-[.F$13])*[.$N$16]" office:value-type="float" office:value="6.93">
            <text:p>6.9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46.2">
            <text:p>46.2</text:p>
          </table:table-cell>
          <table:table-cell table:style-name="ce61" table:formula="of:=([.AA$12]-[.AA$13])*[.$N$16]" office:value-type="float" office:value="41.58">
            <text:p>41.6</text:p>
          </table:table-cell>
          <table:table-cell table:style-name="ce61" table:formula="of:=([.AB$12]-[.AB$13])*[.$N$16]" office:value-type="float" office:value="30.03">
            <text:p>30.0</text:p>
          </table:table-cell>
          <table:table-cell/>
          <table:table-cell table:style-name="ce61" table:formula="of:=([.AD$12]-[.AD$13])*[.$N$16]" office:value-type="float" office:value="92.4">
            <text:p>92.4</text:p>
          </table:table-cell>
          <table:table-cell table:style-name="ce61" table:formula="of:=([.AE$12]-[.AE$13])*[.$N$16]" office:value-type="float" office:value="20.79">
            <text:p>20.8</text:p>
          </table:table-cell>
          <table:table-cell table:style-name="ce61" table:formula="of:=([.AF$12]-[.AF$13])*[.$N$16]" office:value-type="float" office:value="4.62">
            <text:p>4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y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 table:number-columns-repeated="14"/>
          <table:table-cell table:style-name="ce10" office:value-type="string">
            <text:p>SEND Uy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y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20" office:value-type="string">
            <text:p><text:span text:style-name="T1">P2F Uy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7096.32">
            <text:p>7096.3</text:p>
          </table:table-cell>
          <table:table-cell table:style-name="ce37" table:formula="of:=[.D$11]*2*[.$N$16]" office:value-type="float" office:value="665.28">
            <text:p>665.3</text:p>
          </table:table-cell>
          <table:table-cell table:style-name="ce37" table:formula="of:=[.E$11]*2*[.$N$16]" office:value-type="float" office:value="55.44">
            <text:p>55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1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277.2">
            <text:p>277.2</text:p>
          </table:table-cell>
          <table:table-cell table:style-name="ce63" table:formula="of:=[.AA$11]*2*[.$N$16]" office:value-type="float" office:value="231">
            <text:p>231.0</text:p>
          </table:table-cell>
          <table:table-cell table:style-name="ce63" table:formula="of:=[.AB$11]*2*[.$N$16]" office:value-type="float" office:value="254.1">
            <text:p>254.1</text:p>
          </table:table-cell>
          <table:table-cell/>
          <table:table-cell table:style-name="ce63" table:formula="of:=[.AD$11]*2*[.$N$16]" office:value-type="float" office:value="277.2">
            <text:p>277.2</text:p>
          </table:table-cell>
          <table:table-cell table:style-name="ce63" table:formula="of:=[.AE$11]*2*[.$N$16]" office:value-type="float" office:value="231">
            <text:p>231.0</text:p>
          </table:table-cell>
          <table:table-cell table:style-name="ce63" table:formula="of:=[.AF$11]*2*[.$N$16]" office:value-type="float" office:value="254.1">
            <text:p>254.1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y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11" office:value-type="string">
            <text:p>P2F Uy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10.88">
            <text:p>110.9</text:p>
          </table:table-cell>
          <table:table-cell table:style-name="ce37" table:formula="of:=[.E$13]*[.$N$16]" office:value-type="float" office:value="27.72">
            <text:p>27.7</text:p>
          </table:table-cell>
          <table:table-cell table:style-name="ce63" table:formula="of:=[.F$13]*[.$N$16]" office:value-type="float" office:value="6.93">
            <text:p>6.9</text:p>
          </table:table-cell>
          <table:table-cell table:number-columns-repeated="3"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3" table:formula="of:=[.Z$13]*[.$N$16]" office:value-type="float" office:value="46.2">
            <text:p>46.2</text:p>
          </table:table-cell>
          <table:table-cell table:style-name="ce63" table:formula="of:=[.AA$13]*[.$N$16]" office:value-type="float" office:value="41.58">
            <text:p>41.6</text:p>
          </table:table-cell>
          <table:table-cell table:style-name="ce63" table:formula="of:=[.AB$13]*[.$N$16]" office:value-type="float" office:value="30.03">
            <text:p>30.0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62.37">
            <text:p>62.4</text:p>
          </table:table-cell>
          <table:table-cell table:style-name="ce63" table:formula="of:=[.AF$13]*[.$N$16]" office:value-type="float" office:value="55.44">
            <text:p>55.4</text:p>
          </table:table-cell>
          <table:table-cell table:number-columns-repeated="989"/>
        </table:table-row>
        <table:table-row table:style-name="ro4">
          <table:table-cell/>
          <table:table-cell office:value-type="string">
            <text:p>Lifting für Uz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14"/>
          <table:table-cell office:value-type="string">
            <text:p>Lifting für Uz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328.32">
            <text:p>328.3</text:p>
          </table:table-cell>
          <table:table-cell table:style-name="ce34" table:formula="of:=[.E$13]*[.$N$17]" office:value-type="float" office:value="82.08">
            <text:p>82.1</text:p>
          </table:table-cell>
          <table:table-cell table:style-name="ce61" table:formula="of:=[.F$13]*[.$N$17]" office:value-type="float" office:value="20.52">
            <text:p>20.5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136.8">
            <text:p>136.8</text:p>
          </table:table-cell>
          <table:table-cell table:style-name="ce61" table:formula="of:=[.AA$13]*[.$N$17]" office:value-type="float" office:value="123.12">
            <text:p>123.1</text:p>
          </table:table-cell>
          <table:table-cell table:style-name="ce61" table:formula="of:=[.AB$13]*[.$N$17]" office:value-type="float" office:value="88.92">
            <text:p>88.9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84.68">
            <text:p>184.7</text:p>
          </table:table-cell>
          <table:table-cell table:style-name="ce61" table:formula="of:=[.AF$13]*[.$N$17]" office:value-type="float" office:value="164.16">
            <text:p>164.2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z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14"/>
          <table:table-cell table:style-name="ce10" office:value-type="string">
            <text:p>SEND Flux Uz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z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FillFlux Uz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10506.24">
            <text:p>10506.2</text:p>
          </table:table-cell>
          <table:table-cell table:style-name="ce42" table:formula="of:=[.D$11]*[.$N$17]" office:value-type="float" office:value="984.96">
            <text:p>985.0</text:p>
          </table:table-cell>
          <table:table-cell table:style-name="ce42" table:formula="of:=[.E$11]*[.$N$17]" office:value-type="float" office:value="82.08">
            <text:p>82.1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1]*[.$N$17]" office:value-type="float" office:value="410.4">
            <text:p>410.4</text:p>
          </table:table-cell>
          <table:table-cell table:style-name="ce66" table:formula="of:=[.AA$11]*[.$N$17]" office:value-type="float" office:value="342">
            <text:p>342.0</text:p>
          </table:table-cell>
          <table:table-cell table:style-name="ce66" table:formula="of:=[.AB$11]*[.$N$17]" office:value-type="float" office:value="376.2">
            <text:p>376.2</text:p>
          </table:table-cell>
          <table:table-cell/>
          <table:table-cell table:style-name="ce66" table:formula="of:=[.AD$11]*[.$N$17]" office:value-type="float" office:value="410.4">
            <text:p>410.4</text:p>
          </table:table-cell>
          <table:table-cell table:style-name="ce66" table:formula="of:=[.AE$11]*[.$N$17]" office:value-type="float" office:value="342">
            <text:p>342.0</text:p>
          </table:table-cell>
          <table:table-cell table:style-name="ce66" table:formula="of:=[.AF$11]*[.$N$17]" office:value-type="float" office:value="376.2">
            <text:p>376.2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z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6" office:value-type="string">
            <text:p><text:span text:style-name="T1">BR1_SurfInt Uz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7311.36">
            <text:p>7311.4</text:p>
          </table:table-cell>
          <table:table-cell table:style-name="ce42" table:formula="of:=[.D$11]*2*[.$N$18]" office:value-type="float" office:value="685.44">
            <text:p>685.4</text:p>
          </table:table-cell>
          <table:table-cell table:style-name="ce42" table:formula="of:=[.E$11]*2*[.$N$18]" office:value-type="float" office:value="57.12">
            <text:p>57.1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85.6">
            <text:p>285.6</text:p>
          </table:table-cell>
          <table:table-cell table:style-name="ce66" table:formula="of:=[.AA$11]*2*[.$N$18]" office:value-type="float" office:value="238">
            <text:p>238.0</text:p>
          </table:table-cell>
          <table:table-cell table:style-name="ce66" table:formula="of:=[.AB$11]*2*[.$N$18]" office:value-type="float" office:value="261.8">
            <text:p>261.8</text:p>
          </table:table-cell>
          <table:table-cell/>
          <table:table-cell table:style-name="ce66" table:formula="of:=[.AD$11]*2*[.$N$18]" office:value-type="float" office:value="285.6">
            <text:p>285.6</text:p>
          </table:table-cell>
          <table:table-cell table:style-name="ce66" table:formula="of:=[.AE$11]*2*[.$N$18]" office:value-type="float" office:value="238">
            <text:p>238.0</text:p>
          </table:table-cell>
          <table:table-cell table:style-name="ce66" table:formula="of:=[.AF$11]*2*[.$N$18]" office:value-type="float" office:value="261.8">
            <text:p>261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z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SurfInt Uz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14.24">
            <text:p>114.2</text:p>
          </table:table-cell>
          <table:table-cell table:style-name="ce42" table:formula="of:=[.E$13]*[.$N$18]" office:value-type="float" office:value="28.56">
            <text:p>28.6</text:p>
          </table:table-cell>
          <table:table-cell table:style-name="ce66" table:formula="of:=[.F$13]*[.$N$18]" office:value-type="float" office:value="7.14">
            <text:p>7.1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3]*[.$N$18]" office:value-type="float" office:value="47.6">
            <text:p>47.6</text:p>
          </table:table-cell>
          <table:table-cell table:style-name="ce66" table:formula="of:=[.AA$13]*[.$N$18]" office:value-type="float" office:value="42.84">
            <text:p>42.8</text:p>
          </table:table-cell>
          <table:table-cell table:style-name="ce66" table:formula="of:=[.AB$13]*[.$N$18]" office:value-type="float" office:value="30.94">
            <text:p>30.9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64.26">
            <text:p>64.3</text:p>
          </table:table-cell>
          <table:table-cell table:style-name="ce66" table:formula="of:=[.AF$13]*[.$N$18]" office:value-type="float" office:value="57.12">
            <text:p>57.1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z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volint Uz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3670.4">
            <text:p>13670.4</text:p>
          </table:table-cell>
          <table:table-cell table:style-name="ce42" table:formula="of:=[.D$9]*[.$N$19]" office:value-type="float" office:value="1708.8">
            <text:p>1708.8</text:p>
          </table:table-cell>
          <table:table-cell table:style-name="ce42" table:formula="of:=[.E$9]*[.$N$19]" office:value-type="float" office:value="213.6">
            <text:p>213.6</text:p>
          </table:table-cell>
          <table:table-cell table:style-name="ce66" table:formula="of:=[.F$9]*[.$N$19]" office:value-type="float" office:value="26.7">
            <text:p>26.7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01">
            <text:p>801.0</text:p>
          </table:table-cell>
          <table:table-cell table:style-name="ce66" table:formula="of:=[.AA$9]*[.$N$19]" office:value-type="float" office:value="774.3">
            <text:p>774.3</text:p>
          </table:table-cell>
          <table:table-cell table:style-name="ce66" table:formula="of:=[.AB$9]*[.$N$19]" office:value-type="float" office:value="747.6">
            <text:p>747.6</text:p>
          </table:table-cell>
          <table:table-cell/>
          <table:table-cell table:style-name="ce66" table:formula="of:=[.AD$9]*[.$N$19]" office:value-type="float" office:value="801">
            <text:p>801.0</text:p>
          </table:table-cell>
          <table:table-cell table:style-name="ce66" table:formula="of:=[.AE$9]*[.$N$19]" office:value-type="float" office:value="774.3">
            <text:p>774.3</text:p>
          </table:table-cell>
          <table:table-cell table:style-name="ce66" table:formula="of:=[.AF$9]*[.$N$19]" office:value-type="float" office:value="747.6">
            <text:p>747.6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z</text:p>
          </table:table-cell>
          <table:table-cell table:style-name="ce38" office:value-type="string">
            <text:p>Wait, if &lt;0</text:p>
          </table:table-cell>
          <table:table-cell table:style-name="ce54" table:formula="of:=SUM([.D72:.D79])-[.D71]" office:value-type="float" office:value="2940.48">
            <text:p>2940.5</text:p>
          </table:table-cell>
          <table:table-cell table:style-name="ce54" table:formula="of:=SUM([.E72:.E79])-[.E71]" office:value-type="float" office:value="243.12">
            <text:p>243.1</text:p>
          </table:table-cell>
          <table:table-cell table:style-name="ce54" table:formula="of:=SUM([.F72:.F79])-[.F71]" office:value-type="float" office:value="-0.720000000000006">
            <text:p>-0.7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z</text:p>
          </table:table-cell>
          <table:table-cell table:style-name="ce54" table:formula="of:=SUM([.Z72:.Z79])-[.Z71]" office:value-type="float" office:value="1314.2">
            <text:p>1314.2</text:p>
          </table:table-cell>
          <table:table-cell table:style-name="ce54" table:formula="of:=SUM([.AA72:.AA79])-[.AA71]" office:value-type="float" office:value="1189.78">
            <text:p>1189.8</text:p>
          </table:table-cell>
          <table:table-cell table:style-name="ce54" table:formula="of:=SUM([.AB72:.AB79])-[.AB71]" office:value-type="float" office:value="1266.78">
            <text:p>1266.8</text:p>
          </table:table-cell>
          <table:table-cell/>
          <table:table-cell table:style-name="ce54" table:formula="of:=SUM([.AD72:.AD79])-[.AD71]" office:value-type="float" office:value="1497">
            <text:p>1497.0</text:p>
          </table:table-cell>
          <table:table-cell table:style-name="ce54" table:formula="of:=SUM([.AE72:.AE79])-[.AE71]" office:value-type="float" office:value="1107.52">
            <text:p>1107.5</text:p>
          </table:table-cell>
          <table:table-cell table:style-name="ce54" table:formula="of:=SUM([.AF72:.AF79])-[.AF71]" office:value-type="float" office:value="1166.24">
            <text:p>1166.2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14.24">
            <text:p>114.2</text:p>
          </table:table-cell>
          <table:table-cell table:style-name="ce44" table:formula="of:=([.E$12]-[.E$13])*[.$N$18]" office:value-type="float" office:value="28.56">
            <text:p>28.6</text:p>
          </table:table-cell>
          <table:table-cell table:style-name="ce68" table:formula="of:=([.F$12]-[.F$13])*[.$N$18]" office:value-type="float" office:value="7.14">
            <text:p>7.1</text:p>
          </table:table-cell>
          <table:table-cell table:number-columns-repeated="3"/>
          <table:table-cell table:style-name="ce77"/>
          <table:table-cell office:value-type="string">
            <text:p>Uz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7.6">
            <text:p>47.6</text:p>
          </table:table-cell>
          <table:table-cell table:style-name="ce68" table:formula="of:=([.AA$12]-[.AA$13])*[.$N$18]" office:value-type="float" office:value="42.84">
            <text:p>42.8</text:p>
          </table:table-cell>
          <table:table-cell table:style-name="ce68" table:formula="of:=([.AB$12]-[.AB$13])*[.$N$18]" office:value-type="float" office:value="30.94">
            <text:p>30.9</text:p>
          </table:table-cell>
          <table:table-cell/>
          <table:table-cell table:style-name="ce68" table:formula="of:=([.AD$12]-[.AD$13])*[.$N$18]" office:value-type="float" office:value="95.2">
            <text:p>95.2</text:p>
          </table:table-cell>
          <table:table-cell table:style-name="ce68" table:formula="of:=([.AE$12]-[.AE$13])*[.$N$18]" office:value-type="float" office:value="21.42">
            <text:p>21.4</text:p>
          </table:table-cell>
          <table:table-cell table:style-name="ce68" table:formula="of:=([.AF$12]-[.AF$13])*[.$N$18]" office:value-type="float" office:value="4.76">
            <text:p>4.8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10.88">
            <text:p>110.9</text:p>
          </table:table-cell>
          <table:table-cell table:style-name="ce34" table:formula="of:=([.E$12]-[.E$13])*[.$N$16]" office:value-type="float" office:value="27.72">
            <text:p>27.7</text:p>
          </table:table-cell>
          <table:table-cell table:style-name="ce61" table:formula="of:=([.F$12]-[.F$13])*[.$N$16]" office:value-type="float" office:value="6.93">
            <text:p>6.9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46.2">
            <text:p>46.2</text:p>
          </table:table-cell>
          <table:table-cell table:style-name="ce61" table:formula="of:=([.AA$12]-[.AA$13])*[.$N$16]" office:value-type="float" office:value="41.58">
            <text:p>41.6</text:p>
          </table:table-cell>
          <table:table-cell table:style-name="ce61" table:formula="of:=([.AB$12]-[.AB$13])*[.$N$16]" office:value-type="float" office:value="30.03">
            <text:p>30.0</text:p>
          </table:table-cell>
          <table:table-cell/>
          <table:table-cell table:style-name="ce61" table:formula="of:=([.AD$12]-[.AD$13])*[.$N$16]" office:value-type="float" office:value="92.4">
            <text:p>92.4</text:p>
          </table:table-cell>
          <table:table-cell table:style-name="ce61" table:formula="of:=([.AE$12]-[.AE$13])*[.$N$16]" office:value-type="float" office:value="20.79">
            <text:p>20.8</text:p>
          </table:table-cell>
          <table:table-cell table:style-name="ce61" table:formula="of:=([.AF$12]-[.AF$13])*[.$N$16]" office:value-type="float" office:value="4.62">
            <text:p>4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z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0" office:value-type="string">
            <text:p>SEND Uz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z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20" office:value-type="string">
            <text:p><text:span text:style-name="T1">P2F Uz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7096.32">
            <text:p>7096.3</text:p>
          </table:table-cell>
          <table:table-cell table:style-name="ce37" table:formula="of:=[.D$11]*2*[.$N$16]" office:value-type="float" office:value="665.28">
            <text:p>665.3</text:p>
          </table:table-cell>
          <table:table-cell table:style-name="ce37" table:formula="of:=[.E$11]*2*[.$N$16]" office:value-type="float" office:value="55.44">
            <text:p>55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5"/>
          <table:table-cell table:style-name="Default" table:number-columns-repeated="5"/>
          <table:table-cell table:number-columns-repeated="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277.2">
            <text:p>277.2</text:p>
          </table:table-cell>
          <table:table-cell table:style-name="ce63" table:formula="of:=[.AA$11]*2*[.$N$16]" office:value-type="float" office:value="231">
            <text:p>231.0</text:p>
          </table:table-cell>
          <table:table-cell table:style-name="ce63" table:formula="of:=[.AB$11]*2*[.$N$16]" office:value-type="float" office:value="254.1">
            <text:p>254.1</text:p>
          </table:table-cell>
          <table:table-cell/>
          <table:table-cell table:style-name="ce63" table:formula="of:=[.AD$11]*2*[.$N$16]" office:value-type="float" office:value="277.2">
            <text:p>277.2</text:p>
          </table:table-cell>
          <table:table-cell table:style-name="ce63" table:formula="of:=[.AE$11]*2*[.$N$16]" office:value-type="float" office:value="231">
            <text:p>231.0</text:p>
          </table:table-cell>
          <table:table-cell table:style-name="ce63" table:formula="of:=[.AF$11]*2*[.$N$16]" office:value-type="float" office:value="254.1">
            <text:p>254.1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z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6"/>
          <table:table-cell table:style-name="Default" table:number-columns-repeated="4"/>
          <table:table-cell table:number-columns-repeated="4"/>
          <table:table-cell table:style-name="ce11" office:value-type="string">
            <text:p>P2F Uz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10.88">
            <text:p>110.9</text:p>
          </table:table-cell>
          <table:table-cell table:style-name="ce37" table:formula="of:=[.E$13]*[.$N$16]" office:value-type="float" office:value="27.72">
            <text:p>27.7</text:p>
          </table:table-cell>
          <table:table-cell table:style-name="ce63" table:formula="of:=[.F$13]*[.$N$16]" office:value-type="float" office:value="6.93">
            <text:p>6.9</text:p>
          </table:table-cell>
          <table:table-cell table:number-columns-repeated="3"/>
          <table:table-cell table:style-name="ce77"/>
          <table:table-cell table:number-columns-repeated="6"/>
          <table:table-cell table:style-name="Default" table:number-columns-repeated="4"/>
          <table:table-cell table:number-columns-repeated="4"/>
          <table:table-cell table:style-name="ce13" office:value-type="string">
            <text:p>needs</text:p>
          </table:table-cell>
          <table:table-cell table:style-name="ce63" table:formula="of:=[.Z$13]*[.$N$16]" office:value-type="float" office:value="46.2">
            <text:p>46.2</text:p>
          </table:table-cell>
          <table:table-cell table:style-name="ce63" table:formula="of:=[.AA$13]*[.$N$16]" office:value-type="float" office:value="41.58">
            <text:p>41.6</text:p>
          </table:table-cell>
          <table:table-cell table:style-name="ce63" table:formula="of:=[.AB$13]*[.$N$16]" office:value-type="float" office:value="30.03">
            <text:p>30.0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62.37">
            <text:p>62.4</text:p>
          </table:table-cell>
          <table:table-cell table:style-name="ce63" table:formula="of:=[.AF$13]*[.$N$16]" office:value-type="float" office:value="55.44">
            <text:p>55.4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21"/>
          <table:table-cell table:style-name="ce45" table:number-columns-repeated="4"/>
          <table:table-cell table:style-name="ce2" table:number-columns-repeated="3"/>
          <table:table-cell table:style-name="ce77"/>
          <table:table-cell table:number-columns-repeated="14"/>
          <table:table-cell table:style-name="ce21"/>
          <table:table-cell table:style-name="ce45" table:number-columns-repeated="3"/>
          <table:table-cell/>
          <table:table-cell table:style-name="ce45" table:number-columns-repeated="3"/>
          <table:table-cell table:number-columns-repeated="989"/>
        </table:table-row>
        <table:table-row table:style-name="ro3">
          <table:table-cell/>
          <table:table-cell table:style-name="ce15" office:value-type="string">
            <text:p>*volInt NOW HERE</text:p>
          </table:table-cell>
          <table:table-cell table:style-name="ce46" table:number-columns-repeated="3"/>
          <table:table-cell table:style-name="ce69"/>
          <table:table-cell table:number-columns-repeated="3"/>
          <table:table-cell table:style-name="ce77"/>
          <table:table-cell table:number-columns-repeated="14"/>
          <table:table-cell table:style-name="ce15" office:value-type="string">
            <text:p>*volInt NOW HERE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22]" office:value-type="float" office:value="24985.6">
            <text:p>24985.6</text:p>
          </table:table-cell>
          <table:table-cell table:style-name="ce42" table:formula="of:=[.D$9]*[.$N$22]" office:value-type="float" office:value="3123.2">
            <text:p>3123.2</text:p>
          </table:table-cell>
          <table:table-cell table:style-name="ce42" table:formula="of:=[.E$9]*[.$N$22]" office:value-type="float" office:value="390.4">
            <text:p>390.4</text:p>
          </table:table-cell>
          <table:table-cell table:style-name="ce66" table:formula="of:=[.F$9]*[.$N$22]" office:value-type="float" office:value="48.8">
            <text:p>48.8</text:p>
          </table:table-cell>
          <table:table-cell table:number-columns-repeated="3"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22]" office:value-type="float" office:value="1464">
            <text:p>1464.0</text:p>
          </table:table-cell>
          <table:table-cell table:style-name="ce66" table:formula="of:=[.AA$9]*[.$N$22]" office:value-type="float" office:value="1415.2">
            <text:p>1415.2</text:p>
          </table:table-cell>
          <table:table-cell table:style-name="ce66" table:formula="of:=[.AB$9]*[.$N$22]" office:value-type="float" office:value="1366.4">
            <text:p>1366.4</text:p>
          </table:table-cell>
          <table:table-cell/>
          <table:table-cell table:style-name="ce66" table:formula="of:=[.AD$9]*[.$N$22]" office:value-type="float" office:value="1464">
            <text:p>1464.0</text:p>
          </table:table-cell>
          <table:table-cell table:style-name="ce66" table:formula="of:=[.AE$9]*[.$N$22]" office:value-type="float" office:value="1415.2">
            <text:p>1415.2</text:p>
          </table:table-cell>
          <table:table-cell table:style-name="ce66" table:formula="of:=[.AF$9]*[.$N$22]" office:value-type="float" office:value="1366.4">
            <text:p>1366.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3"/>
          <table:table-cell table:style-name="ce77"/>
          <table:table-cell table:number-columns-repeated="15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22" office:value-type="string">
            <text:p>RECV Ux,Uy,Uz </text:p>
          </table:table-cell>
          <table:table-cell table:style-name="ce47" office:value-type="string">
            <text:p>Wait, if &lt;0</text:p>
          </table:table-cell>
          <table:table-cell table:style-name="ce55" table:formula="of:=SUM([.D86:.D92])-[.D85]" office:value-type="float" office:value="3346.4">
            <text:p>3346.4</text:p>
          </table:table-cell>
          <table:table-cell table:style-name="ce55" table:formula="of:=SUM([.E86:.E92])-[.E85]" office:value-type="float" office:value="335.32">
            <text:p>335.3</text:p>
          </table:table-cell>
          <table:table-cell table:style-name="ce55" table:formula="of:=SUM([.F86:.F92])-[.F85]" office:value-type="float" office:value="21.17">
            <text:p>21.2</text:p>
          </table:table-cell>
          <table:table-cell table:style-name="ce76" table:number-columns-repeated="2"/>
          <table:table-cell table:style-name="ce78" table:number-columns-repeated="2"/>
          <table:table-cell table:number-columns-repeated="14"/>
          <table:table-cell table:style-name="ce22" office:value-type="string">
            <text:p>RECV Ux,Uy,Uz </text:p>
          </table:table-cell>
          <table:table-cell table:style-name="ce55" table:formula="of:=SUM([.Z86:.Z92])-[.Z85]" office:value-type="float" office:value="1557">
            <text:p>1557.0</text:p>
          </table:table-cell>
          <table:table-cell table:style-name="ce55" table:formula="of:=SUM([.AA86:.AA92])-[.AA85]" office:value-type="float" office:value="1480.42">
            <text:p>1480.4</text:p>
          </table:table-cell>
          <table:table-cell table:style-name="ce55" table:formula="of:=SUM([.AB86:.AB92])-[.AB85]" office:value-type="float" office:value="1500.77">
            <text:p>1500.8</text:p>
          </table:table-cell>
          <table:table-cell/>
          <table:table-cell table:style-name="ce55" table:formula="of:=SUM([.AD86:.AD92])-[.AD85]" office:value-type="float" office:value="1280.4">
            <text:p>1280.4</text:p>
          </table:table-cell>
          <table:table-cell table:style-name="ce55" table:formula="of:=SUM([.AE86:.AE92])-[.AE85]" office:value-type="float" office:value="1604.89">
            <text:p>1604.9</text:p>
          </table:table-cell>
          <table:table-cell table:style-name="ce55" table:formula="of:=SUM([.AF86:.AF92])-[.AF85]" office:value-type="float" office:value="1652.9">
            <text:p>1652.9</text:p>
          </table:table-cell>
          <table:table-cell table:number-columns-repeated="989"/>
        </table:table-row>
        <table:table-row table:style-name="ro3">
          <table:table-cell/>
          <table:table-cell table:style-name="ce23" office:value-type="string">
            <text:p>Ux and Uy already received, only Uz relevant</text:p>
          </table:table-cell>
          <table:table-cell table:style-name="ce48"/>
          <table:table-cell table:style-name="ce56" table:number-columns-repeated="3"/>
          <table:table-cell table:style-name="ce78" table:number-columns-repeated="4"/>
          <table:table-cell table:number-columns-repeated="14"/>
          <table:table-cell table:style-name="ce23" office:value-type="string">
            <text:p>Ux and Uy already received, only Uz relevant</text:p>
          </table:table-cell>
          <table:table-cell table:style-name="ce56" table:number-columns-repeated="3"/>
          <table:table-cell/>
          <table:table-cell table:style-name="ce56" table:number-columns-repeated="3"/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19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18"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20]" office:value-type="float" office:value="0">
            <text:p>0.0</text:p>
          </table:table-cell>
          <table:table-cell table:style-name="ce34" table:formula="of:=[.D$13]*[.$N$20]" office:value-type="float" office:value="532.8">
            <text:p>532.8</text:p>
          </table:table-cell>
          <table:table-cell table:style-name="ce34" table:formula="of:=[.E$13]*[.$N$20]" office:value-type="float" office:value="133.2">
            <text:p>133.2</text:p>
          </table:table-cell>
          <table:table-cell table:style-name="ce61" table:formula="of:=[.F$13]*[.$N$20]" office:value-type="float" office:value="33.3">
            <text:p>33.3</text:p>
          </table:table-cell>
          <table:table-cell table:number-columns-repeated="18"/>
          <table:table-cell table:style-name="ce9" office:value-type="string">
            <text:p>needs</text:p>
          </table:table-cell>
          <table:table-cell table:style-name="ce61" table:formula="of:=[.Z$13]*[.$N$20]" office:value-type="float" office:value="222">
            <text:p>222.0</text:p>
          </table:table-cell>
          <table:table-cell table:style-name="ce61" table:formula="of:=[.AA$13]*[.$N$20]" office:value-type="float" office:value="199.8">
            <text:p>199.8</text:p>
          </table:table-cell>
          <table:table-cell table:style-name="ce61" table:formula="of:=[.AB$13]*[.$N$20]" office:value-type="float" office:value="144.3">
            <text:p>144.3</text:p>
          </table:table-cell>
          <table:table-cell/>
          <table:table-cell table:style-name="ce61" table:formula="of:=[.AD$13]*[.$N$20]" office:value-type="float" office:value="0">
            <text:p>0.0</text:p>
          </table:table-cell>
          <table:table-cell table:style-name="ce61" table:formula="of:=[.AE$13]*[.$N$20]" office:value-type="float" office:value="299.7">
            <text:p>299.7</text:p>
          </table:table-cell>
          <table:table-cell table:style-name="ce61" table:formula="of:=[.AF$13]*[.$N$20]" office:value-type="float" office:value="266.4">
            <text:p>266.4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<text:s/>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number-columns-repeated="16"/>
          <table:table-cell table:style-name="ce10" office:value-type="string">
            <text:p>SEND Flux <text:s/>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FillFl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FillFl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20]" office:value-type="float" office:value="17049.6">
            <text:p>17049.6</text:p>
          </table:table-cell>
          <table:table-cell table:style-name="ce42" table:formula="of:=[.D$11]*[.$N$20]" office:value-type="float" office:value="1598.4">
            <text:p>1598.4</text:p>
          </table:table-cell>
          <table:table-cell table:style-name="ce42" table:formula="of:=[.E$11]*[.$N$20]" office:value-type="float" office:value="133.2">
            <text:p>133.2</text:p>
          </table:table-cell>
          <table:table-cell table:style-name="ce66" table:formula="of:=[.F$11]*[.$N$20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[.$N$20]" office:value-type="float" office:value="666">
            <text:p>666.0</text:p>
          </table:table-cell>
          <table:table-cell table:style-name="ce66" table:formula="of:=[.AA$11]*[.$N$20]" office:value-type="float" office:value="555">
            <text:p>555.0</text:p>
          </table:table-cell>
          <table:table-cell table:style-name="ce66" table:formula="of:=[.AB$11]*[.$N$20]" office:value-type="float" office:value="610.5">
            <text:p>610.5</text:p>
          </table:table-cell>
          <table:table-cell/>
          <table:table-cell table:style-name="ce66" table:formula="of:=[.AD$11]*[.$N$20]" office:value-type="float" office:value="666">
            <text:p>666.0</text:p>
          </table:table-cell>
          <table:table-cell table:style-name="ce66" table:formula="of:=[.AE$11]*[.$N$20]" office:value-type="float" office:value="555">
            <text:p>555.0</text:p>
          </table:table-cell>
          <table:table-cell table:style-name="ce66" table:formula="of:=[.AF$11]*[.$N$20]" office:value-type="float" office:value="610.5">
            <text:p>610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inner Sides<text:span text:style-name="T3">, 2*innersides</text:span>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SurfInt for inner Sides<text:span text:style-name="T3">, 2*innersides</text:span></text:p>
          </table:table-cell>
          <table:table-cell table:style-name="ce65" table:number-columns-repeated="3"/>
          <table:table-cell table:style-name="ce90"/>
          <table:table-cell table:style-name="ce65" table:number-columns-repeated="3"/>
          <table:table-cell table:style-name="ce81"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2*[.C$11]*[.$N$21]" office:value-type="float" office:value="7741.44">
            <text:p>7741.4</text:p>
          </table:table-cell>
          <table:table-cell table:style-name="ce42" table:formula="of:=2*[.D$11]*[.$N$21]" office:value-type="float" office:value="725.76">
            <text:p>725.8</text:p>
          </table:table-cell>
          <table:table-cell table:style-name="ce42" table:formula="of:=2*[.E$11]*[.$N$21]" office:value-type="float" office:value="60.48">
            <text:p>60.5</text:p>
          </table:table-cell>
          <table:table-cell table:style-name="ce66" table:formula="of:=2*[.F$11]*[.$N$21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2*[.Z$11]*[.$N$21]" office:value-type="float" office:value="302.4">
            <text:p>302.4</text:p>
          </table:table-cell>
          <table:table-cell table:style-name="ce66" table:formula="of:=2*[.AA$11]*[.$N$21]" office:value-type="float" office:value="252">
            <text:p>252.0</text:p>
          </table:table-cell>
          <table:table-cell table:style-name="ce66" table:formula="of:=2*[.AB$11]*[.$N$21]" office:value-type="float" office:value="277.2">
            <text:p>277.2</text:p>
          </table:table-cell>
          <table:table-cell/>
          <table:table-cell table:style-name="ce66" table:formula="of:=2*[.AD$11]*[.$N$21]" office:value-type="float" office:value="302.4">
            <text:p>302.4</text:p>
          </table:table-cell>
          <table:table-cell table:style-name="ce66" table:formula="of:=2*[.AE$11]*[.$N$21]" office:value-type="float" office:value="252">
            <text:p>252.0</text:p>
          </table:table-cell>
          <table:table-cell table:style-name="ce66" table:formula="of:=2*[.AF$11]*[.$N$21]" office:value-type="float" office:value="277.2">
            <text:p>277.2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SurfInt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21]" office:value-type="float" office:value="0">
            <text:p>0.0</text:p>
          </table:table-cell>
          <table:table-cell table:style-name="ce42" table:formula="of:=[.D$13]*[.$N$21]" office:value-type="float" office:value="120.96">
            <text:p>121.0</text:p>
          </table:table-cell>
          <table:table-cell table:style-name="ce42" table:formula="of:=[.E$13]*[.$N$21]" office:value-type="float" office:value="30.24">
            <text:p>30.2</text:p>
          </table:table-cell>
          <table:table-cell table:style-name="ce66" table:formula="of:=[.F$13]*[.$N$21]" office:value-type="float" office:value="7.56">
            <text:p>7.6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3]*[.$N$21]" office:value-type="float" office:value="50.4">
            <text:p>50.4</text:p>
          </table:table-cell>
          <table:table-cell table:style-name="ce66" table:formula="of:=[.AA$13]*[.$N$21]" office:value-type="float" office:value="45.36">
            <text:p>45.4</text:p>
          </table:table-cell>
          <table:table-cell table:style-name="ce66" table:formula="of:=[.AB$13]*[.$N$21]" office:value-type="float" office:value="32.76">
            <text:p>32.8</text:p>
          </table:table-cell>
          <table:table-cell/>
          <table:table-cell table:style-name="ce66" table:formula="of:=[.AD$13]*[.$N$21]" office:value-type="float" office:value="0">
            <text:p>0.0</text:p>
          </table:table-cell>
          <table:table-cell table:style-name="ce66" table:formula="of:=[.AE$13]*[.$N$21]" office:value-type="float" office:value="68.04">
            <text:p>68.0</text:p>
          </table:table-cell>
          <table:table-cell table:style-name="ce66" table:formula="of:=[.AF$13]*[.$N$21]" office:value-type="float" office:value="60.48">
            <text:p>60.5</text:p>
          </table:table-cell>
          <table:table-cell table:number-columns-repeated="989"/>
        </table:table-row>
        <table:table-row table:style-name="ro5">
          <table:table-cell/>
          <table:table-cell table:style-name="ce15" office:value-type="string">
            <text:p>volInt already computed</text:p>
          </table:table-cell>
          <table:table-cell table:style-name="ce46" table:number-columns-repeated="3"/>
          <table:table-cell table:style-name="ce69"/>
          <table:table-cell table:style-name="ce79"/>
          <table:table-cell table:style-name="ce80"/>
          <table:table-cell table:style-name="ce81" table:number-columns-repeated="2"/>
          <table:table-cell table:number-columns-repeated="14"/>
          <table:table-cell table:style-name="ce15" office:value-type="string">
            <text:p>volInt already computed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</text:p>
          </table:table-cell>
          <table:table-cell table:style-name="ce38" office:value-type="string">
            <text:p>Wait, if &lt;0</text:p>
          </table:table-cell>
          <table:table-cell table:style-name="ce54" table:formula="of:=SUM([.D100:.D107])-[.D99]" office:value-type="float" office:value="1892.16">
            <text:p>1892.2</text:p>
          </table:table-cell>
          <table:table-cell table:style-name="ce54" table:formula="of:=SUM([.E100:.E107])-[.E99]" office:value-type="float" office:value="85.68">
            <text:p>85.7</text:p>
          </table:table-cell>
          <table:table-cell table:style-name="ce54" table:formula="of:=SUM([.F100:.F107])-[.F99]" office:value-type="float" office:value="-27">
            <text:p>-27.0</text:p>
          </table:table-cell>
          <table:table-cell table:style-name="ce76" table:number-columns-repeated="2"/>
          <table:table-cell table:number-columns-repeated="16"/>
          <table:table-cell table:style-name="ce14" office:value-type="string">
            <text:p>RECV Flux </text:p>
          </table:table-cell>
          <table:table-cell table:style-name="ce54" table:formula="of:=SUM([.Z100:.Z107])-[.Z99]" office:value-type="float" office:value="788.4">
            <text:p>788.4</text:p>
          </table:table-cell>
          <table:table-cell table:style-name="ce54" table:formula="of:=SUM([.AA100:.AA107])-[.AA99]" office:value-type="float" office:value="645">
            <text:p>645.0</text:p>
          </table:table-cell>
          <table:table-cell table:style-name="ce54" table:formula="of:=SUM([.AB100:.AB107])-[.AB99]" office:value-type="float" office:value="770.7">
            <text:p>770.7</text:p>
          </table:table-cell>
          <table:table-cell/>
          <table:table-cell table:style-name="ce54" table:formula="of:=SUM([.AD100:.AD107])-[.AD99]" office:value-type="float" office:value="968.4">
            <text:p>968.4</text:p>
          </table:table-cell>
          <table:table-cell table:style-name="ce54" table:formula="of:=SUM([.AE100:.AE107])-[.AE99]" office:value-type="float" office:value="564">
            <text:p>564.0</text:p>
          </table:table-cell>
          <table:table-cell table:style-name="ce54" table:formula="of:=SUM([.AF100:.AF107])-[.AF99]" office:value-type="float" office:value="671.7">
            <text:p>671.7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SurfInt for MPI YOURS Sides</text:p>
          </table:table-cell>
          <table:table-cell table:style-name="ce43" table:number-columns-repeated="3"/>
          <table:table-cell table:style-name="ce67"/>
          <table:table-cell table:number-columns-repeated="18"/>
          <table:table-cell table:style-name="ce17" office:value-type="string">
            <text:p>SurfInt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21]" office:value-type="float" office:value="0">
            <text:p>0.0</text:p>
          </table:table-cell>
          <table:table-cell table:style-name="ce44" table:formula="of:=([.D$12]-[.D$13])*[.$N$21]" office:value-type="float" office:value="120.96">
            <text:p>121.0</text:p>
          </table:table-cell>
          <table:table-cell table:style-name="ce44" table:formula="of:=([.E$12]-[.E$13])*[.$N$21]" office:value-type="float" office:value="30.24">
            <text:p>30.2</text:p>
          </table:table-cell>
          <table:table-cell table:style-name="ce68" table:formula="of:=([.F$12]-[.F$13])*[.$N$21]" office:value-type="float" office:value="7.56">
            <text:p>7.6</text:p>
          </table:table-cell>
          <table:table-cell table:number-columns-repeated="18"/>
          <table:table-cell table:style-name="ce18" office:value-type="string">
            <text:p>needs</text:p>
          </table:table-cell>
          <table:table-cell table:style-name="ce68" table:formula="of:=([.Z$12]-[.Z$13])*[.$N$21]" office:value-type="float" office:value="50.4">
            <text:p>50.4</text:p>
          </table:table-cell>
          <table:table-cell table:style-name="ce68" table:formula="of:=([.AA$12]-[.AA$13])*[.$N$21]" office:value-type="float" office:value="45.36">
            <text:p>45.4</text:p>
          </table:table-cell>
          <table:table-cell table:style-name="ce68" table:formula="of:=([.AB$12]-[.AB$13])*[.$N$21]" office:value-type="float" office:value="32.76">
            <text:p>32.8</text:p>
          </table:table-cell>
          <table:table-cell/>
          <table:table-cell table:style-name="ce68" table:formula="of:=([.AD$12]-[.AD$13])*[.$N$21]" office:value-type="float" office:value="100.8">
            <text:p>100.8</text:p>
          </table:table-cell>
          <table:table-cell table:style-name="ce68" table:formula="of:=([.AE$12]-[.AE$13])*[.$N$21]" office:value-type="float" office:value="22.68">
            <text:p>22.7</text:p>
          </table:table-cell>
          <table:table-cell table:style-name="ce68" table:formula="of:=([.AF$12]-[.AF$13])*[.$N$21]" office:value-type="float" office:value="5.04">
            <text:p>5.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19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6">
          <table:table-cell/>
          <table:table-cell office:value-type="string">
            <text:p>P2F Time</text:p>
          </table:table-cell>
          <table:table-cell table:style-name="ce39" table:formula="of:=[.C17]+[.C20]+[.C22]+[.C40]+[.C43]+[.C45]+[.C62]+[.C65]+[.C67]+[.C84]+[.C87]+[.C89]" office:value-type="float" office:value="28385.28">
            <text:p>28385.3</text:p>
          </table:table-cell>
          <table:table-cell table:style-name="ce39" table:formula="of:=[.D17]+[.D20]+[.D22]+[.D40]+[.D43]+[.D45]+[.D62]+[.D65]+[.D67]+[.D84]+[.D87]+[.D89]" office:value-type="float" office:value="3548.16">
            <text:p>3548.2</text:p>
          </table:table-cell>
          <table:table-cell table:style-name="ce39" table:formula="of:=[.E17]+[.E20]+[.E22]+[.E40]+[.E43]+[.E45]+[.E62]+[.E65]+[.E67]+[.E84]+[.E87]+[.E89]" office:value-type="float" office:value="443.52">
            <text:p>443.5</text:p>
          </table:table-cell>
          <table:table-cell table:style-name="ce39" table:formula="of:=[.F17]+[.F20]+[.F22]+[.F40]+[.F43]+[.F45]+[.F62]+[.F65]+[.F67]+[.F84]+[.F87]+[.F89]" office:value-type="float" office:value="55.44">
            <text:p>55.4</text:p>
          </table:table-cell>
          <table:table-cell table:number-columns-repeated="18"/>
          <table:table-cell office:value-type="string">
            <text:p>P2F Time</text:p>
          </table:table-cell>
          <table:table-cell table:style-name="ce39" table:formula="of:=[.Z17]+[.Z20]+[.Z22]+[.Z40]+[.Z43]+[.Z45]+[.Z62]+[.Z65]+[.Z67]+[.Z84]+[.Z87]+[.Z89]" office:value-type="float" office:value="1478.4">
            <text:p>1478.4</text:p>
          </table:table-cell>
          <table:table-cell table:style-name="ce39" table:formula="of:=[.AA17]+[.AA20]+[.AA22]+[.AA40]+[.AA43]+[.AA45]+[.AA62]+[.AA65]+[.AA67]+[.AA84]+[.AA87]+[.AA89]" office:value-type="float" office:value="1256.64">
            <text:p>1256.6</text:p>
          </table:table-cell>
          <table:table-cell table:style-name="ce39" table:formula="of:=[.AB17]+[.AB20]+[.AB22]+[.AB40]+[.AB43]+[.AB45]+[.AB62]+[.AB65]+[.AB67]+[.AB84]+[.AB87]+[.AB89]" office:value-type="float" office:value="1256.64">
            <text:p>1256.6</text:p>
          </table:table-cell>
          <table:table-cell/>
          <table:table-cell table:style-name="ce39" table:formula="of:=[.AD17]+[.AD20]+[.AD22]+[.AD40]+[.AD43]+[.AD45]+[.AD62]+[.AD65]+[.AD67]+[.AD84]+[.AD87]+[.AD89]" office:value-type="float" office:value="1478.4">
            <text:p>1478.4</text:p>
          </table:table-cell>
          <table:table-cell table:style-name="ce39" table:formula="of:=[.AE17]+[.AE20]+[.AE22]+[.AE40]+[.AE43]+[.AE45]+[.AE62]+[.AE65]+[.AE67]+[.AE84]+[.AE87]+[.AE89]" office:value-type="float" office:value="1256.64">
            <text:p>1256.6</text:p>
          </table:table-cell>
          <table:table-cell table:style-name="ce39" table:formula="of:=[.AF17]+[.AF20]+[.AF22]+[.AF40]+[.AF43]+[.AF45]+[.AF62]+[.AF65]+[.AF67]+[.AF84]+[.AF87]+[.AF89]" office:value-type="float" office:value="1256.64">
            <text:p>1256.6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FillFlux Time</text:p>
          </table:table-cell>
          <table:table-cell table:style-name="ce39" table:formula="of:=[.C101]+[.C98]+[.C73]+[.C70]+[.C51]+[.C48]+[.C29]+[.C26]" office:value-type="float" office:value="48568.32">
            <text:p>48568.3</text:p>
          </table:table-cell>
          <table:table-cell table:style-name="ce39" table:formula="of:=[.D101]+[.D98]+[.D73]+[.D70]+[.D51]+[.D48]+[.D29]+[.D26]" office:value-type="float" office:value="6071.04">
            <text:p>6071.0</text:p>
          </table:table-cell>
          <table:table-cell table:style-name="ce39" table:formula="of:=[.E101]+[.E98]+[.E73]+[.E70]+[.E51]+[.E48]+[.E29]+[.E26]" office:value-type="float" office:value="758.88">
            <text:p>758.9</text:p>
          </table:table-cell>
          <table:table-cell table:style-name="ce39" table:formula="of:=[.F101]+[.F98]+[.F73]+[.F70]+[.F51]+[.F48]+[.F29]+[.F26]" office:value-type="float" office:value="94.86">
            <text:p>94.9</text:p>
          </table:table-cell>
          <table:table-cell table:number-columns-repeated="18"/>
          <table:table-cell office:value-type="string">
            <text:p>FillFlux Time</text:p>
          </table:table-cell>
          <table:table-cell table:style-name="ce39" table:formula="of:=[.Z101]+[.Z98]+[.Z73]+[.Z70]+[.Z51]+[.Z48]+[.Z29]+[.Z26]" office:value-type="float" office:value="2529.6">
            <text:p>2529.6</text:p>
          </table:table-cell>
          <table:table-cell table:style-name="ce39" table:formula="of:=[.AA101]+[.AA98]+[.AA73]+[.AA70]+[.AA51]+[.AA48]+[.AA29]+[.AA26]" office:value-type="float" office:value="2150.16">
            <text:p>2150.2</text:p>
          </table:table-cell>
          <table:table-cell table:style-name="ce39" table:formula="of:=[.AB101]+[.AB98]+[.AB73]+[.AB70]+[.AB51]+[.AB48]+[.AB29]+[.AB26]" office:value-type="float" office:value="2150.16">
            <text:p>2150.2</text:p>
          </table:table-cell>
          <table:table-cell/>
          <table:table-cell table:style-name="ce39" table:formula="of:=[.AD101]+[.AD98]+[.AD73]+[.AD70]+[.AD51]+[.AD48]+[.AD29]+[.AD26]" office:value-type="float" office:value="1897.2">
            <text:p>1897.2</text:p>
          </table:table-cell>
          <table:table-cell table:style-name="ce39" table:formula="of:=[.AE101]+[.AE98]+[.AE73]+[.AE70]+[.AE51]+[.AE48]+[.AE29]+[.AE26]" office:value-type="float" office:value="2434.74">
            <text:p>2434.7</text:p>
          </table:table-cell>
          <table:table-cell table:style-name="ce39" table:formula="of:=[.AF101]+[.AF98]+[.AF73]+[.AF70]+[.AF51]+[.AF48]+[.AF29]+[.AF26]" office:value-type="float" office:value="2497.98">
            <text:p>2498.0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SurfInt Time</text:p>
          </table:table-cell>
          <table:table-cell table:style-name="ce39" table:formula="of:=[.C110]+[.C105]+[.C103]+[.C82]+[.C77]+[.C75]+[.C60]+[.C55]+[.C53]+[.C38]+[.C33]+[.C31]" office:value-type="float" office:value="29675.52">
            <text:p>29675.5</text:p>
          </table:table-cell>
          <table:table-cell table:style-name="ce39" table:formula="of:=[.D110]+[.D105]+[.D103]+[.D82]+[.D77]+[.D75]+[.D60]+[.D55]+[.D53]+[.D38]+[.D33]+[.D31]" office:value-type="float" office:value="3709.44">
            <text:p>3709.4</text:p>
          </table:table-cell>
          <table:table-cell table:style-name="ce39" table:formula="of:=[.E110]+[.E105]+[.E103]+[.E82]+[.E77]+[.E75]+[.E60]+[.E55]+[.E53]+[.E38]+[.E33]+[.E31]" office:value-type="float" office:value="463.68">
            <text:p>463.7</text:p>
          </table:table-cell>
          <table:table-cell table:style-name="ce39" table:formula="of:=[.F110]+[.F105]+[.F103]+[.F82]+[.F77]+[.F75]+[.F60]+[.F55]+[.F53]+[.F38]+[.F33]+[.F31]" office:value-type="float" office:value="57.96">
            <text:p>58.0</text:p>
          </table:table-cell>
          <table:table-cell table:number-columns-repeated="18"/>
          <table:table-cell office:value-type="string">
            <text:p>SurfInt Time</text:p>
          </table:table-cell>
          <table:table-cell table:style-name="ce39" table:formula="of:=[.Z110]+[.Z105]+[.Z103]+[.Z82]+[.Z77]+[.Z75]+[.Z60]+[.Z55]+[.Z53]+[.Z38]+[.Z33]+[.Z31]" office:value-type="float" office:value="1545.6">
            <text:p>1545.6</text:p>
          </table:table-cell>
          <table:table-cell table:style-name="ce39" table:formula="of:=[.AA110]+[.AA105]+[.AA103]+[.AA82]+[.AA77]+[.AA75]+[.AA60]+[.AA55]+[.AA53]+[.AA38]+[.AA33]+[.AA31]" office:value-type="float" office:value="1313.76">
            <text:p>1313.8</text:p>
          </table:table-cell>
          <table:table-cell table:style-name="ce39" table:formula="of:=[.AB110]+[.AB105]+[.AB103]+[.AB82]+[.AB77]+[.AB75]+[.AB60]+[.AB55]+[.AB53]+[.AB38]+[.AB33]+[.AB31]" office:value-type="float" office:value="1313.76">
            <text:p>1313.8</text:p>
          </table:table-cell>
          <table:table-cell/>
          <table:table-cell table:style-name="ce39" table:formula="of:=[.AD110]+[.AD105]+[.AD103]+[.AD82]+[.AD77]+[.AD75]+[.AD60]+[.AD55]+[.AD53]+[.AD38]+[.AD33]+[.AD31]" office:value-type="float" office:value="1545.6">
            <text:p>1545.6</text:p>
          </table:table-cell>
          <table:table-cell table:style-name="ce39" table:formula="of:=[.AE110]+[.AE105]+[.AE103]+[.AE82]+[.AE77]+[.AE75]+[.AE60]+[.AE55]+[.AE53]+[.AE38]+[.AE33]+[.AE31]" office:value-type="float" office:value="1313.76">
            <text:p>1313.8</text:p>
          </table:table-cell>
          <table:table-cell table:style-name="ce39" table:formula="of:=[.AF110]+[.AF105]+[.AF103]+[.AF82]+[.AF77]+[.AF75]+[.AF60]+[.AF55]+[.AF53]+[.AF38]+[.AF33]+[.AF31]" office:value-type="float" office:value="1313.76">
            <text:p>1313.8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volInt Time</text:p>
          </table:table-cell>
          <table:table-cell table:style-name="ce39" table:formula="of:=[.C107]+[.C79]+[.C57]+[.C35]" office:value-type="float" office:value="41011.2">
            <text:p>41011.2</text:p>
          </table:table-cell>
          <table:table-cell table:style-name="ce39" table:formula="of:=[.D107]+[.D79]+[.D57]+[.D35]" office:value-type="float" office:value="5126.4">
            <text:p>5126.4</text:p>
          </table:table-cell>
          <table:table-cell table:style-name="ce39" table:formula="of:=[.E107]+[.E79]+[.E57]+[.E35]" office:value-type="float" office:value="640.8">
            <text:p>640.8</text:p>
          </table:table-cell>
          <table:table-cell table:style-name="ce39" table:formula="of:=[.F107]+[.F79]+[.F57]+[.F35]" office:value-type="float" office:value="80.1">
            <text:p>80.1</text:p>
          </table:table-cell>
          <table:table-cell table:number-columns-repeated="18"/>
          <table:table-cell office:value-type="string">
            <text:p>volInt Time</text:p>
          </table:table-cell>
          <table:table-cell table:style-name="ce39" table:formula="of:=[.Z107]+[.Z79]+[.Z57]+[.Z35]" office:value-type="float" office:value="2403">
            <text:p>2403.0</text:p>
          </table:table-cell>
          <table:table-cell table:style-name="ce39" table:formula="of:=[.AA107]+[.AA79]+[.AA57]+[.AA35]" office:value-type="float" office:value="2322.9">
            <text:p>2322.9</text:p>
          </table:table-cell>
          <table:table-cell table:style-name="ce39" table:formula="of:=[.AB107]+[.AB79]+[.AB57]+[.AB35]" office:value-type="float" office:value="2242.8">
            <text:p>2242.8</text:p>
          </table:table-cell>
          <table:table-cell/>
          <table:table-cell table:style-name="ce39" table:formula="of:=[.AD107]+[.AD79]+[.AD57]+[.AD35]" office:value-type="float" office:value="2403">
            <text:p>2403.0</text:p>
          </table:table-cell>
          <table:table-cell table:style-name="ce39" table:formula="of:=[.AE107]+[.AE79]+[.AE57]+[.AE35]" office:value-type="float" office:value="2322.9">
            <text:p>2322.9</text:p>
          </table:table-cell>
          <table:table-cell table:style-name="ce39" table:formula="of:=[.AF107]+[.AF79]+[.AF57]+[.AF35]" office:value-type="float" office:value="2242.8">
            <text:p>2242.8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otal Time</text:p>
          </table:table-cell>
          <table:table-cell table:style-name="ce49" table:formula="of:=([.C112]+[.C115]+[.C114]+[.C113])*[.C$7]^3" office:value-type="float" office:value="147640.32">
            <text:p>147640.3</text:p>
          </table:table-cell>
          <table:table-cell table:style-name="ce57" table:formula="of:=[.D112]+[.D115]+[.D114]+[.D113]" office:value-type="float" office:value="18455.04">
            <text:p>18455.0</text:p>
          </table:table-cell>
          <table:table-cell table:style-name="ce57" table:formula="of:=[.E112]+[.E115]+[.E114]+[.E113]" office:value-type="float" office:value="2306.88">
            <text:p>2306.9</text:p>
          </table:table-cell>
          <table:table-cell table:style-name="ce70" table:formula="of:=[.F112]+[.F115]+[.F114]+[.F113]" office:value-type="float" office:value="288.36">
            <text:p>288.4</text:p>
          </table:table-cell>
          <table:table-cell table:number-columns-repeated="18"/>
          <table:table-cell table:style-name="ce24" office:value-type="string">
            <text:p>Total Time</text:p>
          </table:table-cell>
          <table:table-cell table:style-name="ce70" table:formula="of:=[.Z112]+[.Z115]+[.Z114]+[.Z113]" office:value-type="float" office:value="7956.6">
            <text:p>7956.6</text:p>
          </table:table-cell>
          <table:table-cell table:style-name="ce70" table:formula="of:=[.AA112]+[.AA115]+[.AA114]+[.AA113]" office:value-type="float" office:value="7043.46">
            <text:p>7043.5</text:p>
          </table:table-cell>
          <table:table-cell table:style-name="ce70" table:formula="of:=[.AB112]+[.AB115]+[.AB114]+[.AB113]" office:value-type="float" office:value="6963.36">
            <text:p>6963.4</text:p>
          </table:table-cell>
          <table:table-cell table:style-name="Default"/>
          <table:table-cell table:style-name="ce70" table:formula="of:=[.AD112]+[.AD115]+[.AD114]+[.AD113]" office:value-type="float" office:value="7324.2">
            <text:p>7324.2</text:p>
          </table:table-cell>
          <table:table-cell table:style-name="ce70" table:formula="of:=[.AE112]+[.AE115]+[.AE114]+[.AE113]" office:value-type="float" office:value="7328.04">
            <text:p>7328.0</text:p>
          </table:table-cell>
          <table:table-cell table:style-name="ce70" table:formula="of:=[.AF112]+[.AF115]+[.AF114]+[.AF113]" office:value-type="float" office:value="7311.18">
            <text:p>7311.2</text:p>
          </table:table-cell>
          <table:table-cell table:number-columns-repeated="989"/>
        </table:table-row>
        <table:table-row table:style-name="ro6">
          <table:table-cell/>
          <table:table-cell table:style-name="ce25" office:value-type="string">
            <text:p>Total waiting time</text:p>
          </table:table-cell>
          <table:table-cell table:style-name="ce50" office:value-type="float" office:value="0">
            <text:p>0.0</text:p>
          </table:table-cell>
          <table:table-cell table:style-name="ce38" table:formula="of:=0.5*(ABS([.D108])-[.D108]+ABS([.D94])-[.D94]+ABS([.D80])-[.D80]+ABS([.D58])-[.D58]+ABS([.D36])-[.D36]+ABS([.D23])-[.D23])" office:value-type="float" office:value="0">
            <text:p>0.0</text:p>
          </table:table-cell>
          <table:table-cell table:style-name="ce38" table:formula="of:=0.5*(ABS([.E108])-[.E108]+ABS([.E94])-[.E94]+ABS([.E80])-[.E80]+ABS([.E58])-[.E58]+ABS([.E36])-[.E36]+ABS([.E23])-[.E23])" office:value-type="float" office:value="55.08">
            <text:p>55.1</text:p>
          </table:table-cell>
          <table:table-cell table:style-name="ce71" table:formula="of:=0.5*(ABS([.F108])-[.F108]+ABS([.F94])-[.F94]+ABS([.F80])-[.F80]+ABS([.F58])-[.F58]+ABS([.F36])-[.F36]+ABS([.F23])-[.F23])" office:value-type="float" office:value="56.79">
            <text:p>56.8</text:p>
          </table:table-cell>
          <table:table-cell table:number-columns-repeated="18"/>
          <table:table-cell table:style-name="ce25" office:value-type="string">
            <text:p>Total waiting time</text:p>
          </table:table-cell>
          <table:table-cell table:style-name="ce71" table:formula="of:=0.5*(ABS([.Z108])-[.Z108]+ABS([.Z94])-[.Z94]+ABS([.Z80])-[.Z80]+ABS([.Z58])-[.Z58]+ABS([.Z36])-[.Z36]+ABS([.Z23])-[.Z23])" office:value-type="float" office:value="0">
            <text:p>0.0</text:p>
          </table:table-cell>
          <table:table-cell table:style-name="ce71" table:formula="of:=0.5*(ABS([.AA108])-[.AA108]+ABS([.AA94])-[.AA94]+ABS([.AA80])-[.AA80]+ABS([.AA58])-[.AA58]+ABS([.AA36])-[.AA36]+ABS([.AA23])-[.AA23])" office:value-type="float" office:value="0">
            <text:p>0.0</text:p>
          </table:table-cell>
          <table:table-cell table:style-name="ce71" table:formula="of:=0.5*(ABS([.AB108])-[.AB108]+ABS([.AB94])-[.AB94]+ABS([.AB80])-[.AB80]+ABS([.AB58])-[.AB58]+ABS([.AB36])-[.AB36]+ABS([.AB23])-[.AB23])" office:value-type="float" office:value="0">
            <text:p>0.0</text:p>
          </table:table-cell>
          <table:table-cell/>
          <table:table-cell table:style-name="ce71" table:formula="of:=0.5*(ABS([.AD108])-[.AD108]+ABS([.AD94])-[.AD94]+ABS([.AD80])-[.AD80]+ABS([.AD58])-[.AD58]+ABS([.AD36])-[.AD36]+ABS([.AD23])-[.AD23])" office:value-type="float" office:value="183.6">
            <text:p>183.6</text:p>
          </table:table-cell>
          <table:table-cell table:style-name="ce71" table:formula="of:=0.5*(ABS([.AE108])-[.AE108]+ABS([.AE94])-[.AE94]+ABS([.AE80])-[.AE80]+ABS([.AE58])-[.AE58]+ABS([.AE36])-[.AE36]+ABS([.AE23])-[.AE23])" office:value-type="float" office:value="0">
            <text:p>0.0</text:p>
          </table:table-cell>
          <table:table-cell table:style-name="ce71" table:formula="of:=0.5*(ABS([.AF108])-[.AF108]+ABS([.AF94])-[.AF94]+ABS([.AF80])-[.AF80]+ABS([.AF58])-[.AF58]+ABS([.AF36])-[.AF36]+ABS([.AF23])-[.AF23])" office:value-type="float" office:value="0">
            <text:p>0.0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ime*nProcs</text:p>
          </table:table-cell>
          <table:table-cell table:style-name="ce49" table:formula="of:=([.C116]+[.C117])*[.C$7]^3" office:value-type="float" office:value="147640.32">
            <text:p>147640.3</text:p>
          </table:table-cell>
          <table:table-cell table:style-name="ce57" table:formula="of:=([.D116]+[.D117])*[.D$7]^3" office:value-type="float" office:value="147640.32">
            <text:p>147640.3</text:p>
          </table:table-cell>
          <table:table-cell table:style-name="ce57" table:formula="of:=([.E116]+[.E117])*[.E$7]^3" office:value-type="float" office:value="151165.44">
            <text:p>151165.4</text:p>
          </table:table-cell>
          <table:table-cell table:style-name="ce70" table:formula="of:=([.F116]+[.F117])*[.F$7]^3" office:value-type="float" office:value="176716.8">
            <text:p>176716.8</text:p>
          </table:table-cell>
          <table:table-cell table:number-columns-repeated="18"/>
          <table:table-cell table:style-name="ce24" office:value-type="string">
            <text:p>Time*nProcs</text:p>
          </table:table-cell>
          <table:table-cell table:style-name="ce70" table:formula="of:=([.Z116]+[.Z117])*[.Z$7]^3" office:value-type="float" office:value="7956.6">
            <text:p>7956.6</text:p>
          </table:table-cell>
          <table:table-cell table:style-name="ce70" table:formula="of:=([.AA116]+[.AA117])*[.AA$7]^3" office:value-type="float" office:value="7043.46">
            <text:p>7043.5</text:p>
          </table:table-cell>
          <table:table-cell table:style-name="ce70" table:formula="of:=([.AB116]+[.AB117])*[.AB$7]^3" office:value-type="float" office:value="6963.36">
            <text:p>6963.4</text:p>
          </table:table-cell>
          <table:table-cell table:style-name="ce91" table:formula="of:=MIN([.Z118];[.AA118];[.AB118])/MAX([.Z118];[.AA118];[.AB118])*100" office:value-type="float" office:value="87.5167785234899">
            <text:p>87.52</text:p>
          </table:table-cell>
          <table:table-cell table:style-name="ce70" table:formula="of:=([.AD116]+[.AD117])*[.AD$7]^3" office:value-type="float" office:value="7507.8">
            <text:p>7507.8</text:p>
          </table:table-cell>
          <table:table-cell table:style-name="ce70" table:formula="of:=([.AE116]+[.AE117])*[.AE$7]^3" office:value-type="float" office:value="7328.04">
            <text:p>7328.0</text:p>
          </table:table-cell>
          <table:table-cell table:style-name="ce70" table:formula="of:=([.AF116]+[.AF117])*[.AF$7]^3" office:value-type="float" office:value="7311.18">
            <text:p>7311.2</text:p>
          </table:table-cell>
          <table:table-cell table:style-name="ce91" table:formula="of:=MIN([.AD118];[.AE118];[.AF118])/MAX([.AD118];[.AE118];[.AF118])*100" office:value-type="float" office:value="97.3811236314233">
            <text:p>97.38</text:p>
          </table:table-cell>
          <table:table-cell table:number-columns-repeated="988"/>
        </table:table-row>
        <table:table-row table:style-name="ro6">
          <table:table-cell/>
          <table:table-cell table:style-name="ce26" office:value-type="string">
            <text:p>efficiency [%]</text:p>
          </table:table-cell>
          <table:table-cell table:style-name="ce51" table:formula="of:=[.$C$118]/[.C118]*100" office:value-type="float" office:value="100">
            <text:p>100.0</text:p>
          </table:table-cell>
          <table:table-cell table:style-name="ce58" table:formula="of:=[.$C$118]/[.D118]*100" office:value-type="float" office:value="100">
            <text:p>100.0</text:p>
          </table:table-cell>
          <table:table-cell table:style-name="ce58" table:formula="of:=[.$C$118]/[.E118]*100" office:value-type="float" office:value="97.6680384087792">
            <text:p>97.7</text:p>
          </table:table-cell>
          <table:table-cell table:style-name="ce72" table:formula="of:=[.$C$118]/[.F118]*100" office:value-type="float" office:value="83.5462842242503">
            <text:p>83.5</text:p>
          </table:table-cell>
          <table:table-cell table:number-columns-repeated="18"/>
          <table:table-cell table:style-name="ce26"/>
          <table:table-cell table:style-name="ce72" table:number-columns-repeated="3"/>
          <table:table-cell/>
          <table:table-cell table:style-name="ce72" table:number-columns-repeated="3"/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Total Puffer time</text:p>
          </table:table-cell>
          <table:table-cell table:style-name="ce52" office:value-type="float" office:value="0">
            <text:p>0</text:p>
          </table:table-cell>
          <table:table-cell table:style-name="ce53" table:formula="of:=0.5*(ABS([.D108])+[.D108]+ABS([.D94])+[.D94]+ABS([.D80])+[.D80]+ABS([.D58])+[.D58]+ABS([.D36])+[.D36]+ABS([.D23])+[.D23])" office:value-type="float" office:value="14283.2">
            <text:p>14283</text:p>
          </table:table-cell>
          <table:table-cell table:style-name="ce53" table:formula="of:=0.5*(ABS([.E108])+[.E108]+ABS([.E94])+[.E94]+ABS([.E80])+[.E80]+ABS([.E58])+[.E58]+ABS([.E36])+[.E36]+ABS([.E23])+[.E23])" office:value-type="float" office:value="1150.36">
            <text:p>1150</text:p>
          </table:table-cell>
          <table:table-cell table:style-name="ce73" table:formula="of:=0.5*(ABS([.F108])+[.F108]+ABS([.F94])+[.F94]+ABS([.F80])+[.F80]+ABS([.F58])+[.F58]+ABS([.F36])+[.F36]+ABS([.F23])+[.F23])" office:value-type="float" office:value="21.17">
            <text:p>21</text:p>
          </table:table-cell>
          <table:table-cell table:number-columns-repeated="18"/>
          <table:table-cell table:style-name="ce24" office:value-type="string">
            <text:p>Total Puffer time</text:p>
          </table:table-cell>
          <table:table-cell table:style-name="ce73" table:formula="of:=0.5*(ABS([.Z108])+[.Z108]+ABS([.Z94])+[.Z94]+ABS([.Z80])+[.Z80]+ABS([.Z58])+[.Z58]+ABS([.Z36])+[.Z36]+ABS([.Z23])+[.Z23])" office:value-type="float" office:value="6381">
            <text:p>6381</text:p>
          </table:table-cell>
          <table:table-cell table:style-name="ce73" table:formula="of:=0.5*(ABS([.AA108])+[.AA108]+ABS([.AA94])+[.AA94]+ABS([.AA80])+[.AA80]+ABS([.AA58])+[.AA58]+ABS([.AA36])+[.AA36]+ABS([.AA23])+[.AA23])" office:value-type="float" office:value="5759.98">
            <text:p>5760</text:p>
          </table:table-cell>
          <table:table-cell table:style-name="ce73" table:formula="of:=0.5*(ABS([.AB108])+[.AB108]+ABS([.AB94])+[.AB94]+ABS([.AB80])+[.AB80]+ABS([.AB58])+[.AB58]+ABS([.AB36])+[.AB36]+ABS([.AB23])+[.AB23])" office:value-type="float" office:value="6206.18">
            <text:p>6206</text:p>
          </table:table-cell>
          <table:table-cell/>
          <table:table-cell table:style-name="ce73" table:formula="of:=0.5*(ABS([.AD108])+[.AD108]+ABS([.AD94])+[.AD94]+ABS([.AD80])+[.AD80]+ABS([.AD58])+[.AD58]+ABS([.AD36])+[.AD36]+ABS([.AD23])+[.AD23])" office:value-type="float" office:value="6739.8">
            <text:p>6740</text:p>
          </table:table-cell>
          <table:table-cell table:style-name="ce73" table:formula="of:=0.5*(ABS([.AE108])+[.AE108]+ABS([.AE94])+[.AE94]+ABS([.AE80])+[.AE80]+ABS([.AE58])+[.AE58]+ABS([.AE36])+[.AE36]+ABS([.AE23])+[.AE23])" office:value-type="float" office:value="5681.14">
            <text:p>5681</text:p>
          </table:table-cell>
          <table:table-cell table:style-name="ce73" table:formula="of:=0.5*(ABS([.AF108])+[.AF108]+ABS([.AF94])+[.AF94]+ABS([.AF80])+[.AF80]+ABS([.AF58])+[.AF58]+ABS([.AF36])+[.AF36]+ABS([.AF23])+[.AF23])" office:value-type="float" office:value="6109.82">
            <text:p>6110</text:p>
          </table:table-cell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P2F Time [%]</text:p>
          </table:table-cell>
          <table:table-cell table:style-name="ce53" table:formula="of:=[.C112]/[.C$116]*100" office:value-type="float" office:value="19.2259675405743">
            <text:p>19</text:p>
          </table:table-cell>
          <table:table-cell table:style-name="ce53" table:formula="of:=[.D112]/[.D$116]*100" office:value-type="float" office:value="19.2259675405743">
            <text:p>19</text:p>
          </table:table-cell>
          <table:table-cell table:style-name="ce53" table:formula="of:=[.E112]/[.E$116]*100" office:value-type="float" office:value="19.2259675405743">
            <text:p>19</text:p>
          </table:table-cell>
          <table:table-cell table:style-name="ce73" table:formula="of:=[.F112]/[.F$116]*100" office:value-type="float" office:value="19.2259675405743">
            <text:p>19</text:p>
          </table:table-cell>
          <table:table-cell table:number-columns-repeated="18"/>
          <table:table-cell table:style-name="ce24" office:value-type="string">
            <text:p>P2F Time [%]</text:p>
          </table:table-cell>
          <table:table-cell table:style-name="ce73" table:formula="of:=[.Z112]/[.Z$116]*100" office:value-type="float" office:value="18.5808008445819">
            <text:p>19</text:p>
          </table:table-cell>
          <table:table-cell table:style-name="ce73" table:formula="of:=[.AA112]/[.AA$116]*100" office:value-type="float" office:value="17.8412314402297">
            <text:p>18</text:p>
          </table:table-cell>
          <table:table-cell table:style-name="ce73" table:formula="of:=[.AB112]/[.AB$116]*100" office:value-type="float" office:value="18.0464603294961">
            <text:p>18</text:p>
          </table:table-cell>
          <table:table-cell/>
          <table:table-cell table:style-name="ce73" table:formula="of:=[.AD112]/[.AD$116]*100" office:value-type="float" office:value="20.1851396739576">
            <text:p>20</text:p>
          </table:table-cell>
          <table:table-cell table:style-name="ce73" table:formula="of:=[.AE112]/[.AE$116]*100" office:value-type="float" office:value="17.1483780110371">
            <text:p>17</text:p>
          </table:table-cell>
          <table:table-cell table:style-name="ce73" table:formula="of:=[.AF112]/[.AF$116]*100" office:value-type="float" office:value="17.1879231533077">
            <text:p>17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volInt Time [%]</text:p>
          </table:table-cell>
          <table:table-cell table:style-name="ce53" table:formula="of:=[.C115]/[.C$116]*100" office:value-type="float" office:value="27.7777777777778">
            <text:p>28</text:p>
          </table:table-cell>
          <table:table-cell table:style-name="ce53" table:formula="of:=[.D115]/[.D$116]*100" office:value-type="float" office:value="27.7777777777778">
            <text:p>28</text:p>
          </table:table-cell>
          <table:table-cell table:style-name="ce53" table:formula="of:=[.E115]/[.E$116]*100" office:value-type="float" office:value="27.7777777777778">
            <text:p>28</text:p>
          </table:table-cell>
          <table:table-cell table:style-name="ce73" table:formula="of:=[.F115]/[.F$116]*100" office:value-type="float" office:value="27.7777777777778">
            <text:p>28</text:p>
          </table:table-cell>
          <table:table-cell table:number-columns-repeated="18"/>
          <table:table-cell table:style-name="ce24" office:value-type="string">
            <text:p>volInt Time [%]</text:p>
          </table:table-cell>
          <table:table-cell table:style-name="ce73" table:formula="of:=[.Z115]/[.Z$116]*100" office:value-type="float" office:value="30.2013422818792">
            <text:p>30</text:p>
          </table:table-cell>
          <table:table-cell table:style-name="ce73" table:formula="of:=[.AA115]/[.AA$116]*100" office:value-type="float" office:value="32.9795299469295">
            <text:p>33</text:p>
          </table:table-cell>
          <table:table-cell table:style-name="ce73" table:formula="of:=[.AB115]/[.AB$116]*100" office:value-type="float" office:value="32.2085889570552">
            <text:p>32</text:p>
          </table:table-cell>
          <table:table-cell/>
          <table:table-cell table:style-name="ce73" table:formula="of:=[.AD115]/[.AD$116]*100" office:value-type="float" office:value="32.8090439911526">
            <text:p>33</text:p>
          </table:table-cell>
          <table:table-cell table:style-name="ce73" table:formula="of:=[.AE115]/[.AE$116]*100" office:value-type="float" office:value="31.6987898537672">
            <text:p>32</text:p>
          </table:table-cell>
          <table:table-cell table:style-name="ce73" table:formula="of:=[.AF115]/[.AF$116]*100" office:value-type="float" office:value="30.6763066974141">
            <text:p>31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SurfInt Time [%]</text:p>
          </table:table-cell>
          <table:table-cell table:style-name="ce53" table:formula="of:=[.C114]/[.C$116]*100" office:value-type="float" office:value="20.0998751560549">
            <text:p>20</text:p>
          </table:table-cell>
          <table:table-cell table:style-name="ce53" table:formula="of:=[.D114]/[.D$116]*100" office:value-type="float" office:value="20.0998751560549">
            <text:p>20</text:p>
          </table:table-cell>
          <table:table-cell table:style-name="ce53" table:formula="of:=[.E114]/[.E$116]*100" office:value-type="float" office:value="20.0998751560549">
            <text:p>20</text:p>
          </table:table-cell>
          <table:table-cell table:style-name="ce73" table:formula="of:=[.F114]/[.F$116]*100" office:value-type="float" office:value="20.0998751560549">
            <text:p>20</text:p>
          </table:table-cell>
          <table:table-cell table:number-columns-repeated="18"/>
          <table:table-cell table:style-name="ce24" office:value-type="string">
            <text:p>SurfInt Time [%]</text:p>
          </table:table-cell>
          <table:table-cell table:style-name="ce73" table:formula="of:=[.Z114]/[.Z$116]*100" office:value-type="float" office:value="19.4253827011538">
            <text:p>19</text:p>
          </table:table-cell>
          <table:table-cell table:style-name="ce73" table:formula="of:=[.AA114]/[.AA$116]*100" office:value-type="float" office:value="18.6521965056946">
            <text:p>19</text:p>
          </table:table-cell>
          <table:table-cell table:style-name="ce73" table:formula="of:=[.AB114]/[.AB$116]*100" office:value-type="float" office:value="18.8667539808368">
            <text:p>19</text:p>
          </table:table-cell>
          <table:table-cell/>
          <table:table-cell table:style-name="ce73" table:formula="of:=[.AD114]/[.AD$116]*100" office:value-type="float" office:value="21.1026460227738">
            <text:p>21</text:p>
          </table:table-cell>
          <table:table-cell table:style-name="ce73" table:formula="of:=[.AE114]/[.AE$116]*100" office:value-type="float" office:value="17.9278497388115">
            <text:p>18</text:p>
          </table:table-cell>
          <table:table-cell table:style-name="ce73" table:formula="of:=[.AF114]/[.AF$116]*100" office:value-type="float" office:value="17.9691923875489">
            <text:p>18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FillFlux Time <text:s/>[%]</text:p>
          </table:table-cell>
          <table:table-cell table:style-name="ce53" table:formula="of:=[.C113]/[.C$116]*100" office:value-type="float" office:value="32.896379525593">
            <text:p>33</text:p>
          </table:table-cell>
          <table:table-cell table:style-name="ce53" table:formula="of:=[.D113]/[.D$116]*100" office:value-type="float" office:value="32.896379525593">
            <text:p>33</text:p>
          </table:table-cell>
          <table:table-cell table:style-name="ce53" table:formula="of:=[.E113]/[.E$116]*100" office:value-type="float" office:value="32.896379525593">
            <text:p>33</text:p>
          </table:table-cell>
          <table:table-cell table:style-name="ce73" table:formula="of:=[.F113]/[.F$116]*100" office:value-type="float" office:value="32.896379525593">
            <text:p>33</text:p>
          </table:table-cell>
          <table:table-cell table:number-columns-repeated="18"/>
          <table:table-cell table:style-name="ce24" office:value-type="string">
            <text:p>FillFlux Time <text:s/>[%]</text:p>
          </table:table-cell>
          <table:table-cell table:style-name="ce73" table:formula="of:=[.Z113]/[.Z$116]*100" office:value-type="float" office:value="31.7924741723852">
            <text:p>32</text:p>
          </table:table-cell>
          <table:table-cell table:style-name="ce73" table:formula="of:=[.AA113]/[.AA$116]*100" office:value-type="float" office:value="30.5270421071462">
            <text:p>31</text:p>
          </table:table-cell>
          <table:table-cell table:style-name="ce73" table:formula="of:=[.AB113]/[.AB$116]*100" office:value-type="float" office:value="30.8781967326118">
            <text:p>31</text:p>
          </table:table-cell>
          <table:table-cell/>
          <table:table-cell table:style-name="ce73" table:formula="of:=[.AD113]/[.AD$116]*100" office:value-type="float" office:value="25.903170312116">
            <text:p>26</text:p>
          </table:table-cell>
          <table:table-cell table:style-name="ce73" table:formula="of:=[.AE113]/[.AE$116]*100" office:value-type="float" office:value="33.2249823963843">
            <text:p>33</text:p>
          </table:table-cell>
          <table:table-cell table:style-name="ce73" table:formula="of:=[.AF113]/[.AF$116]*100" office:value-type="float" office:value="34.1665777617293">
            <text:p>34</text:p>
          </table:table-cell>
          <table:table-cell table:number-columns-repeated="989"/>
        </table:table-row>
        <table:table-row table:style-name="ro6" table:number-rows-repeated="1048448">
          <table:table-cell table:number-columns-repeated="1021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=5_elembas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number-columns-repeated="3" table:default-cell-style-name="ce27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ce89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table:number-columns-spanned="15" table:number-rows-spanned="1">
            <text:p>Estimation for parallelization of FLEXI for a structured <text:s/>periodic cube</text:p>
          </table:table-cell>
          <table:covered-table-cell table:style-name="ce1"/>
          <table:covered-table-cell table:number-columns-repeated="13"/>
          <table:table-cell table:number-columns-repeated="9"/>
          <table:table-cell table:style-name="ce88" office:value-type="string" table:number-columns-spanned="9" table:number-rows-spanned="1">
            <text:p>Load Balancing by shifting the split point of MPI sides</text:p>
          </table:table-cell>
          <table:covered-table-cell table:number-columns-repeated="8"/>
          <table:table-cell table:number-columns-repeated="988"/>
        </table:table-row>
        <table:table-row table:style-name="ro2">
          <table:table-cell/>
          <table:table-cell office:value-type="string">
            <text:p><text:s/>all times are in [musec] for one stage update</text:p>
          </table:table-cell>
          <table:table-cell table:number-columns-repeated="1019"/>
        </table:table-row>
        <table:table-row table:style-name="ro2">
          <table:table-cell table:number-columns-repeated="25"/>
          <table:table-cell office:value-type="string">
            <text:p>Proc0</text:p>
          </table:table-cell>
          <table:table-cell office:value-type="string">
            <text:p>Proc1</text:p>
          </table:table-cell>
          <table:table-cell office:value-type="string">
            <text:p>Proc2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Bandwidth [Byte/musec]=</text:p>
          </table:table-cell>
          <table:table-cell/>
          <table:table-cell table:formula="of:=1000/8" office:value-type="float" office:value="125">
            <text:p>125</text:p>
          </table:table-cell>
          <table:table-cell table:style-name="ce59" office:value-type="string">
            <text:p>1GigaBit, geschätzt für gesamte Kommunikation</text:p>
          </table:table-cell>
          <table:table-cell table:number-columns-repeated="19"/>
          <table:table-cell office:value-type="string">
            <text:p>Proc0-Proc1: 25MPIsides, Proc0-proc2:15, Proc1-Proc2:11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8"/>
          <table:table-cell office:value-type="string">
            <text:p>50/50</text:p>
          </table:table-cell>
          <table:table-cell table:number-columns-repeated="4"/>
          <table:table-cell office:value-type="string">
            <text:p>OPTIMIZED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8">
            <text:p>8</text:p>
          </table:table-cell>
          <table:table-cell table:number-columns-repeated="18"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table:style-name="ce4" office:value-type="string">
            <text:p>nElems1D=</text:p>
          </table:table-cell>
          <table:table-cell table:style-name="ce29" office:value-type="float" office:value="8">
            <text:p>8</text:p>
          </table:table-cell>
          <table:table-cell table:style-name="ce29" table:formula="of:=[.$C8]/[.D7]" office:value-type="float" office:value="4">
            <text:p>4</text:p>
          </table:table-cell>
          <table:table-cell table:style-name="ce29" table:formula="of:=[.$C8]/[.E7]" office:value-type="float" office:value="2">
            <text:p>2</text:p>
          </table:table-cell>
          <table:table-cell table:style-name="ce29" table:formula="of:=[.$C8]/[.F7]" office:value-type="float" office:value="1">
            <text:p>1</text:p>
          </table:table-cell>
          <table:table-cell table:number-columns-repeated="4"/>
          <table:table-cell table:style-name="ce82" office:value-type="string">
            <text:p>Datasize</text:p>
          </table:table-cell>
          <table:table-cell table:style-name="ce27" table:number-columns-repeated="2"/>
          <table:table-cell table:style-name="ce85"/>
          <table:table-cell table:number-columns-repeated="10"/>
          <table:table-cell table:style-name="ce4"/>
          <table:table-cell table:style-name="ce29" table:number-columns-repeated="3"/>
          <table:table-cell/>
          <table:table-cell table:style-name="ce29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Elems/Proc=</text:p>
          </table:table-cell>
          <table:table-cell table:style-name="ce30" table:formula="of:=[.C8]^3" office:value-type="float" office:value="512">
            <text:p>512</text:p>
          </table:table-cell>
          <table:table-cell table:style-name="ce30" table:formula="of:=[.D8]^3" office:value-type="float" office:value="64">
            <text:p>64</text:p>
          </table:table-cell>
          <table:table-cell table:style-name="ce30" table:formula="of:=[.E8]^3" office:value-type="float" office:value="8">
            <text:p>8</text:p>
          </table:table-cell>
          <table:table-cell table:style-name="ce30" table:formula="of:=[.F8]^3" office:value-type="float" office:value="1">
            <text:p>1</text:p>
          </table:table-cell>
          <table:table-cell table:number-columns-repeated="4"/>
          <table:table-cell table:style-name="ce83" office:value-type="string">
            <text:p>[Byte per side]</text:p>
          </table:table-cell>
          <table:table-cell table:style-name="ce27" table:number-columns-repeated="2"/>
          <table:table-cell table:style-name="ce86" table:formula="of:=8*5*([.$N$15]+1)^2" office:value-type="float" office:value="1440">
            <text:p>1440</text:p>
          </table:table-cell>
          <table:table-cell table:number-columns-repeated="10"/>
          <table:table-cell table:style-name="ce5" office:value-type="string">
            <text:p>nElems/Proc=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/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DOFs/Proc=</text:p>
          </table:table-cell>
          <table:table-cell table:style-name="ce31" table:formula="of:=[.C9]*([.$N$15]+1)^3" office:value-type="float" office:value="110592">
            <text:p>110592</text:p>
          </table:table-cell>
          <table:table-cell table:style-name="ce31" table:formula="of:=[.D9]*([.$N$15]+1)^3" office:value-type="float" office:value="13824">
            <text:p>13824</text:p>
          </table:table-cell>
          <table:table-cell table:style-name="ce31" table:formula="of:=[.E9]*([.$N$15]+1)^3" office:value-type="float" office:value="1728">
            <text:p>1728</text:p>
          </table:table-cell>
          <table:table-cell table:style-name="ce31" table:formula="of:=[.F9]*([.$N$15]+1)^3" office:value-type="float" office:value="216">
            <text:p>216</text:p>
          </table:table-cell>
          <table:table-cell table:number-columns-repeated="18"/>
          <table:table-cell table:style-name="ce4"/>
          <table:table-cell table:style-name="ce31" table:number-columns-repeated="3"/>
          <table:table-cell/>
          <table:table-cell table:style-name="ce31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InnerSides=</text:p>
          </table:table-cell>
          <table:table-cell table:style-name="ce30" table:formula="of:=3*[.C8]^3" office:value-type="float" office:value="1536">
            <text:p>1536</text:p>
          </table:table-cell>
          <table:table-cell table:style-name="ce30" table:formula="of:=3*[.D8]^2*([.D8]-1)" office:value-type="float" office:value="144">
            <text:p>144</text:p>
          </table:table-cell>
          <table:table-cell table:style-name="ce30" table:formula="of:=3*[.E8]^2*([.E8]-1)" office:value-type="float" office:value="12">
            <text:p>12</text:p>
          </table:table-cell>
          <table:table-cell table:style-name="ce30" table:formula="of:=3*[.F8]^2*([.F8]-1)" office:value-type="float" office:value="0">
            <text:p>0</text:p>
          </table:table-cell>
          <table:table-cell table:number-columns-repeated="18"/>
          <table:table-cell table:style-name="ce5" office:value-type="string">
            <text:p>nInnerSides=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/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string">
            <text:p>nMPISides=</text:p>
          </table:table-cell>
          <table:table-cell table:style-name="ce30" office:value-type="float" office:value="0">
            <text:p>0</text:p>
          </table:table-cell>
          <table:table-cell table:style-name="ce30" table:formula="of:=6*[.D8]^2" office:value-type="float" office:value="96">
            <text:p>96</text:p>
          </table:table-cell>
          <table:table-cell table:style-name="ce30" table:formula="of:=6*[.E8]^2" office:value-type="float" office:value="24">
            <text:p>24</text:p>
          </table:table-cell>
          <table:table-cell table:style-name="ce30" table:formula="of:=6*[.F8]^2" office:value-type="float" office:value="6">
            <text:p>6</text:p>
          </table:table-cell>
          <table:table-cell table:number-columns-repeated="4"/>
          <table:table-cell office:value-type="string">
            <text:p>from gprof, singleCPU <text:s/>with N=5,</text:p>
          </table:table-cell>
          <table:table-cell table:number-columns-repeated="13"/>
          <table:table-cell table:style-name="ce5" office:value-type="string">
            <text:p>nMPISides=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/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nMPI_MINE=</text:p>
          </table:table-cell>
          <table:table-cell table:style-name="ce31" table:formula="of:=[.C12]/2" office:value-type="float" office:value="0">
            <text:p>0</text:p>
          </table:table-cell>
          <table:table-cell table:style-name="ce31" table:formula="of:=[.D12]/2" office:value-type="float" office:value="48">
            <text:p>48</text:p>
          </table:table-cell>
          <table:table-cell table:style-name="ce31" table:formula="of:=[.E12]/2" office:value-type="float" office:value="12">
            <text:p>12</text:p>
          </table:table-cell>
          <table:table-cell table:style-name="ce31" table:formula="of:=[.F12]/2" office:value-type="float" office:value="3">
            <text:p>3</text:p>
          </table:table-cell>
          <table:table-cell table:number-columns-repeated="4"/>
          <table:table-cell office:value-type="string">
            <text:p>256 unstr. elements &amp; BCs, Flos PC</text:p>
          </table:table-cell>
          <table:table-cell table:number-columns-repeated="13"/>
          <table:table-cell table:style-name="ce5" office:value-type="string">
            <text:p>nMPI MINE=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3">
            <text:p>13</text:p>
          </table:table-cell>
          <table:table-cell table:formula="of:=[.Z13]+[.AA13]+[.AB13]" office:value-type="float" office:value="51">
            <text:p>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table:formula="of:=[.AC13]-[.AD13]-[.AE13]" office:value-type="float" office:value="24">
            <text:p>24</text:p>
          </table:table-cell>
          <table:table-cell table:number-columns-repeated="989"/>
        </table:table-row>
        <table:table-row table:style-name="ro3">
          <table:table-cell/>
          <table:table-cell table:style-name="ce7" office:value-type="string">
            <text:p>nTotalSides=</text:p>
          </table:table-cell>
          <table:table-cell table:style-name="ce32" table:formula="of:=(2*[.C11]+[.C12])*[.C7]^3" office:value-type="float" office:value="3072">
            <text:p>3072</text:p>
          </table:table-cell>
          <table:table-cell table:style-name="ce32" table:formula="of:=(2*[.D11]+[.D12])*[.D7]^3" office:value-type="float" office:value="3072">
            <text:p>3072</text:p>
          </table:table-cell>
          <table:table-cell table:style-name="ce32" table:formula="of:=(2*[.E11]+[.E12])*[.E7]^3" office:value-type="float" office:value="3072">
            <text:p>3072</text:p>
          </table:table-cell>
          <table:table-cell table:style-name="ce32" table:formula="of:=(2*[.F11]+[.F12])*[.F7]^3" office:value-type="float" office:value="3072">
            <text:p>3072</text:p>
          </table:table-cell>
          <table:table-cell table:number-columns-repeated="4"/>
          <table:table-cell office:value-type="string">
            <text:p>in [musec]</text:p>
          </table:table-cell>
          <table:table-cell table:number-columns-repeated="13"/>
          <table:table-cell table:style-name="ce7" office:value-type="string">
            <text:p>nMPI YOURS</text:p>
          </table:table-cell>
          <table:table-cell table:style-name="ce32" table:formula="of:=[.Z12]-[.Z13]" office:value-type="float" office:value="20">
            <text:p>20</text:p>
          </table:table-cell>
          <table:table-cell table:style-name="ce32" table:formula="of:=[.AA12]-[.AA13]" office:value-type="float" office:value="18">
            <text:p>18</text:p>
          </table:table-cell>
          <table:table-cell table:style-name="ce32" table:formula="of:=[.AB12]-[.AB13]" office:value-type="float" office:value="13">
            <text:p>13</text:p>
          </table:table-cell>
          <table:table-cell/>
          <table:table-cell table:style-name="ce32" table:formula="of:=[.AD12]-[.AD13]" office:value-type="float" office:value="40">
            <text:p>40</text:p>
          </table:table-cell>
          <table:table-cell table:style-name="ce32" table:formula="of:=[.AE12]-[.AE13]" office:value-type="float" office:value="9">
            <text:p>9</text:p>
          </table:table-cell>
          <table:table-cell table:style-name="ce32" table:formula="of:=[.AF12]-[.AF13]" office:value-type="float" office:value="2">
            <text:p>2</text:p>
          </table:table-cell>
          <table:table-cell table:number-columns-repeated="989"/>
        </table:table-row>
        <table:table-row table:style-name="ro3">
          <table:table-cell table:number-columns-repeated="10"/>
          <table:table-cell table:style-name="ce84" office:value-type="string">
            <text:p>N=</text:p>
          </table:table-cell>
          <table:table-cell table:style-name="ce27" table:number-columns-repeated="2"/>
          <table:table-cell table:style-name="ce87" office:value-type="float" office:value="5">
            <text:p>5</text:p>
          </table:table-cell>
          <table:table-cell table:number-columns-repeated="11"/>
          <table:table-cell table:style-name="ce27" table:number-columns-repeated="3"/>
          <table:table-cell/>
          <table:table-cell table:style-name="ce27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33" table:number-columns-repeated="3"/>
          <table:table-cell table:style-name="ce60"/>
          <table:table-cell table:number-columns-repeated="4"/>
          <table:table-cell table:style-name="ce84" office:value-type="string">
            <text:p>P2F/Side=</text:p>
          </table:table-cell>
          <table:table-cell table:style-name="ce27" table:number-columns-repeated="2"/>
          <table:table-cell table:style-name="ce87" office:value-type="float" office:value="2.64">
            <text:p>2.64</text:p>
          </table:table-cell>
          <table:table-cell table:number-columns-repeated="10"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60" table:number-columns-repeated="3"/>
          <table:table-cell/>
          <table:table-cell table:style-name="ce60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+2*[.C$11])*[.$N$16]" office:value-type="float" office:value="8110.08">
            <text:p>8110.1</text:p>
          </table:table-cell>
          <table:table-cell table:style-name="ce34" table:formula="of:=([.D$12]+2*[.D$11])*[.$N$16]" office:value-type="float" office:value="1013.76">
            <text:p>1013.8</text:p>
          </table:table-cell>
          <table:table-cell table:style-name="ce34" table:formula="of:=([.E$12]+2*[.E$11])*[.$N$16]" office:value-type="float" office:value="126.72">
            <text:p>126.7</text:p>
          </table:table-cell>
          <table:table-cell table:style-name="ce34" table:formula="of:=([.F$12]+2*[.F$11])*[.$N$16]" office:value-type="float" office:value="15.84">
            <text:p>15.8</text:p>
          </table:table-cell>
          <table:table-cell table:style-name="ce2" table:number-columns-repeated="4"/>
          <table:table-cell table:style-name="ce84" office:value-type="string">
            <text:p>BR1_FillFlux/Side=</text:p>
          </table:table-cell>
          <table:table-cell table:style-name="ce27" table:number-columns-repeated="2"/>
          <table:table-cell table:style-name="ce87" office:value-type="float" office:value="4.65">
            <text:p>4.65</text:p>
          </table:table-cell>
          <table:table-cell table:number-columns-repeated="10"/>
          <table:table-cell table:style-name="ce9" office:value-type="string">
            <text:p>needs</text:p>
          </table:table-cell>
          <table:table-cell table:style-name="ce34" table:formula="of:=([.Z$12]+2*[.Z$11])*[.$N$16]" office:value-type="float" office:value="422.4">
            <text:p>422.4</text:p>
          </table:table-cell>
          <table:table-cell table:style-name="ce34" table:formula="of:=([.AA$12]+2*[.AA$11])*[.$N$16]" office:value-type="float" office:value="359.04">
            <text:p>359.0</text:p>
          </table:table-cell>
          <table:table-cell table:style-name="ce34" table:formula="of:=([.AB$12]+2*[.AB$11])*[.$N$16]" office:value-type="float" office:value="359.04">
            <text:p>359.0</text:p>
          </table:table-cell>
          <table:table-cell/>
          <table:table-cell table:style-name="ce34" table:formula="of:=([.AD$12]+2*[.AD$11])*[.$N$16]" office:value-type="float" office:value="422.4">
            <text:p>422.4</text:p>
          </table:table-cell>
          <table:table-cell table:style-name="ce34" table:formula="of:=([.AE$12]+2*[.AE$11])*[.$N$16]" office:value-type="float" office:value="359.04">
            <text:p>359.0</text:p>
          </table:table-cell>
          <table:table-cell table:style-name="ce34" table:formula="of:=([.AF$12]+2*[.AF$11])*[.$N$16]" office:value-type="float" office:value="359.04">
            <text:p>359.0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2" table:number-columns-repeated="2"/>
          <table:table-cell table:style-name="ce84" office:value-type="string">
            <text:p>BR1_SurfInt/Side=</text:p>
          </table:table-cell>
          <table:table-cell table:style-name="ce27" table:number-columns-repeated="2"/>
          <table:table-cell table:style-name="ce87" office:value-type="float" office:value="2.32">
            <text:p>2.32</text:p>
          </table:table-cell>
          <table:table-cell table:number-columns-repeated="10"/>
          <table:table-cell table:style-name="ce10" office:value-type="string">
            <text:p>SEND U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BR1_VolInt/Elem=</text:p>
          </table:table-cell>
          <table:table-cell table:style-name="ce27" table:number-columns-repeated="2"/>
          <table:table-cell table:style-name="ce87" office:value-type="float" office:value="28.28">
            <text:p>28.28</text:p>
          </table:table-cell>
          <table:table-cell table:number-columns-repeated="10"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FillFlux/Side=</text:p>
          </table:table-cell>
          <table:table-cell table:style-name="ce27" table:number-columns-repeated="2"/>
          <table:table-cell table:style-name="ce87" office:value-type="float" office:value="16.03">
            <text:p>16.03</text:p>
          </table:table-cell>
          <table:table-cell table:number-columns-repeated="10"/>
          <table:table-cell table:style-name="ce12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/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MPI MINE Sides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SurfInt/Side=</text:p>
          </table:table-cell>
          <table:table-cell table:style-name="ce27" table:number-columns-repeated="2"/>
          <table:table-cell table:style-name="ce87" office:value-type="float" office:value="2.32">
            <text:p>2.32</text:p>
          </table:table-cell>
          <table:table-cell table:number-columns-repeated="10"/>
          <table:table-cell table:style-name="ce11" office:value-type="string">
            <text:p>P2F U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VolInt/Elem=</text:p>
          </table:table-cell>
          <table:table-cell table:style-name="ce27" table:number-columns-repeated="2"/>
          <table:table-cell table:style-name="ce87" office:value-type="float" office:value="51.2">
            <text:p>51.2</text:p>
          </table:table-cell>
          <table:table-cell table:number-columns-repeated="10"/>
          <table:table-cell table:style-name="ce13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/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U</text:p>
          </table:table-cell>
          <table:table-cell table:style-name="ce38" office:value-type="string">
            <text:p>Wait, if &lt;0</text:p>
          </table:table-cell>
          <table:table-cell table:style-name="ce54" table:formula="of:=SUM([.D19:.D22])-[.D18]" office:value-type="float" office:value="-552.96">
            <text:p>-553.0</text:p>
          </table:table-cell>
          <table:table-cell table:style-name="ce54" table:formula="of:=SUM([.E19:.E22])-[.E18]" office:value-type="float" office:value="-138.24">
            <text:p>-138.2</text:p>
          </table:table-cell>
          <table:table-cell table:style-name="ce54" table:formula="of:=SUM([.F19:.F22])-[.F18]" office:value-type="float" office:value="-34.56">
            <text:p>-34.6</text:p>
          </table:table-cell>
          <table:table-cell table:style-name="ce76" table:number-columns-repeated="2"/>
          <table:table-cell table:style-name="ce2" table:number-columns-repeated="5"/>
          <table:table-cell table:number-columns-repeated="11"/>
          <table:table-cell table:style-name="ce14" office:value-type="string">
            <text:p>RECV U</text:p>
          </table:table-cell>
          <table:table-cell table:style-name="ce54" table:formula="of:=SUM([.Z19:.Z22])-[.Z18]" office:value-type="float" office:value="-230.4">
            <text:p>-230.4</text:p>
          </table:table-cell>
          <table:table-cell table:style-name="ce54" table:formula="of:=SUM([.AA19:.AA22])-[.AA18]" office:value-type="float" office:value="-207.36">
            <text:p>-207.4</text:p>
          </table:table-cell>
          <table:table-cell table:style-name="ce54" table:formula="of:=SUM([.AB19:.AB22])-[.AB18]" office:value-type="float" office:value="-149.76">
            <text:p>-149.8</text:p>
          </table:table-cell>
          <table:table-cell/>
          <table:table-cell table:style-name="ce54" table:formula="of:=SUM([.AD19:.AD22])-[.AD18]" office:value-type="float" office:value="-460.8">
            <text:p>-460.8</text:p>
          </table:table-cell>
          <table:table-cell table:style-name="ce54" table:formula="of:=SUM([.AE19:.AE22])-[.AE18]" office:value-type="float" office:value="-103.68">
            <text:p>-103.7</text:p>
          </table:table-cell>
          <table:table-cell table:style-name="ce54" table:formula="of:=SUM([.AF19:.AF22])-[.AF18]" office:value-type="float" office:value="-23.04">
            <text:p>-23.0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x</text:p>
          </table:table-cell>
          <table:table-cell table:style-name="ce39" table:number-columns-repeated="4"/>
          <table:table-cell table:number-columns-repeated="18"/>
          <table:table-cell office:value-type="string">
            <text:p>Lifting für Ux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18"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23.2">
            <text:p>223.2</text:p>
          </table:table-cell>
          <table:table-cell table:style-name="ce34" table:formula="of:=[.E$13]*[.$N$17]" office:value-type="float" office:value="55.8">
            <text:p>55.8</text:p>
          </table:table-cell>
          <table:table-cell table:style-name="ce61" table:formula="of:=[.F$13]*[.$N$17]" office:value-type="float" office:value="13.95">
            <text:p>14.0</text:p>
          </table:table-cell>
          <table:table-cell table:style-name="ce2" table:number-columns-repeated="4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93">
            <text:p>93.0</text:p>
          </table:table-cell>
          <table:table-cell table:style-name="ce61" table:formula="of:=[.AA$13]*[.$N$17]" office:value-type="float" office:value="83.7">
            <text:p>83.7</text:p>
          </table:table-cell>
          <table:table-cell table:style-name="ce61" table:formula="of:=[.AB$13]*[.$N$17]" office:value-type="float" office:value="60.45">
            <text:p>60.5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25.55">
            <text:p>125.6</text:p>
          </table:table-cell>
          <table:table-cell table:style-name="ce61" table:formula="of:=[.AF$13]*[.$N$17]" office:value-type="float" office:value="111.6">
            <text:p>111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x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style-name="ce2" table:number-columns-repeated="2"/>
          <table:table-cell table:number-columns-repeated="14"/>
          <table:table-cell table:style-name="ce10" office:value-type="string">
            <text:p>SEND Flux Ux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style-name="ce2" table:number-columns-repeated="2"/>
          <table:table-cell table:number-columns-repeated="14"/>
          <table:table-cell table:style-name="ce15" office:value-type="string">
            <text:p>BR1_FillFlux 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142.4">
            <text:p>7142.4</text:p>
          </table:table-cell>
          <table:table-cell table:style-name="ce42" table:formula="of:=[.D$11]*[.$N$17]" office:value-type="float" office:value="669.6">
            <text:p>669.6</text:p>
          </table:table-cell>
          <table:table-cell table:style-name="ce42" table:formula="of:=[.E$11]*[.$N$17]" office:value-type="float" office:value="55.8">
            <text:p>55.8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[.$N$17]" office:value-type="float" office:value="279">
            <text:p>279.0</text:p>
          </table:table-cell>
          <table:table-cell table:style-name="ce66" table:formula="of:=[.AA$11]*[.$N$17]" office:value-type="float" office:value="232.5">
            <text:p>232.5</text:p>
          </table:table-cell>
          <table:table-cell table:style-name="ce66" table:formula="of:=[.AB$11]*[.$N$17]" office:value-type="float" office:value="255.75">
            <text:p>255.8</text:p>
          </table:table-cell>
          <table:table-cell/>
          <table:table-cell table:style-name="ce66" table:formula="of:=[.AD$11]*[.$N$17]" office:value-type="float" office:value="279">
            <text:p>279.0</text:p>
          </table:table-cell>
          <table:table-cell table:style-name="ce66" table:formula="of:=[.AE$11]*[.$N$17]" office:value-type="float" office:value="232.5">
            <text:p>232.5</text:p>
          </table:table-cell>
          <table:table-cell table:style-name="ce66" table:formula="of:=[.AF$11]*[.$N$17]" office:value-type="float" office:value="255.75">
            <text:p>255.8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x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6" office:value-type="string">
            <text:p><text:span text:style-name="T1">BR1_SurfInt Ux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x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SurfInt Ux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x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volint Ux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479.36">
            <text:p>14479.4</text:p>
          </table:table-cell>
          <table:table-cell table:style-name="ce42" table:formula="of:=[.D$9]*[.$N$19]" office:value-type="float" office:value="1809.92">
            <text:p>1809.9</text:p>
          </table:table-cell>
          <table:table-cell table:style-name="ce42" table:formula="of:=[.E$9]*[.$N$19]" office:value-type="float" office:value="226.24">
            <text:p>226.2</text:p>
          </table:table-cell>
          <table:table-cell table:style-name="ce66" table:formula="of:=[.F$9]*[.$N$19]" office:value-type="float" office:value="28.28">
            <text:p>28.3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9]*[.$N$19]" office:value-type="float" office:value="848.4">
            <text:p>848.4</text:p>
          </table:table-cell>
          <table:table-cell table:style-name="ce66" table:formula="of:=[.AA$9]*[.$N$19]" office:value-type="float" office:value="820.12">
            <text:p>820.1</text:p>
          </table:table-cell>
          <table:table-cell table:style-name="ce66" table:formula="of:=[.AB$9]*[.$N$19]" office:value-type="float" office:value="791.84">
            <text:p>791.8</text:p>
          </table:table-cell>
          <table:table-cell/>
          <table:table-cell table:style-name="ce66" table:formula="of:=[.AD$9]*[.$N$19]" office:value-type="float" office:value="848.4">
            <text:p>848.4</text:p>
          </table:table-cell>
          <table:table-cell table:style-name="ce66" table:formula="of:=[.AE$9]*[.$N$19]" office:value-type="float" office:value="820.12">
            <text:p>820.1</text:p>
          </table:table-cell>
          <table:table-cell table:style-name="ce66" table:formula="of:=[.AF$9]*[.$N$19]" office:value-type="float" office:value="791.84">
            <text:p>791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x</text:p>
          </table:table-cell>
          <table:table-cell table:style-name="ce38" office:value-type="string">
            <text:p>Wait, if &lt;0</text:p>
          </table:table-cell>
          <table:table-cell table:style-name="ce54" table:formula="of:=SUM([.D28:.D35])-[.D27]" office:value-type="float" office:value="1926.56">
            <text:p>1926.6</text:p>
          </table:table-cell>
          <table:table-cell table:style-name="ce54" table:formula="of:=SUM([.E28:.E35])-[.E27]" office:value-type="float" office:value="143.8">
            <text:p>143.8</text:p>
          </table:table-cell>
          <table:table-cell table:style-name="ce54" table:formula="of:=SUM([.F28:.F35])-[.F27]" office:value-type="float" office:value="-6.28">
            <text:p>-6.3</text:p>
          </table:table-cell>
          <table:table-cell table:style-name="ce76" table:number-columns-repeated="2"/>
          <table:table-cell table:number-columns-repeated="2"/>
          <table:table-cell office:value-type="string">
            <text:p>'=puffertime-sendtime</text:p>
          </table:table-cell>
          <table:table-cell table:number-columns-repeated="13"/>
          <table:table-cell table:style-name="ce14" office:value-type="string">
            <text:p>RECV Flux Ux</text:p>
          </table:table-cell>
          <table:table-cell table:style-name="ce54" table:formula="of:=SUM([.Z28:.Z35])-[.Z27]" office:value-type="float" office:value="897">
            <text:p>897.0</text:p>
          </table:table-cell>
          <table:table-cell table:style-name="ce54" table:formula="of:=SUM([.AA28:.AA35])-[.AA27]" office:value-type="float" office:value="845.26">
            <text:p>845.3</text:p>
          </table:table-cell>
          <table:table-cell table:style-name="ce54" table:formula="of:=SUM([.AB28:.AB35])-[.AB27]" office:value-type="float" office:value="897.83">
            <text:p>897.8</text:p>
          </table:table-cell>
          <table:table-cell/>
          <table:table-cell table:style-name="ce54" table:formula="of:=SUM([.AD28:.AD35])-[.AD27]" office:value-type="float" office:value="1127.4">
            <text:p>1127.4</text:p>
          </table:table-cell>
          <table:table-cell table:style-name="ce54" table:formula="of:=SUM([.AE28:.AE35])-[.AE27]" office:value-type="float" office:value="741.58">
            <text:p>741.6</text:p>
          </table:table-cell>
          <table:table-cell table:style-name="ce54" table:formula="of:=SUM([.AF28:.AF35])-[.AF27]" office:value-type="float" office:value="771.11">
            <text:p>771.1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x for MPI YOURS Sides</text:p>
          </table:table-cell>
          <table:table-cell table:style-name="ce43" table:number-columns-repeated="3"/>
          <table:table-cell table:style-name="ce67"/>
          <table:table-cell table:number-columns-repeated="7"/>
          <table:table-cell table:style-name="Default" table:number-columns-repeated="7"/>
          <table:table-cell table:number-columns-repeated="4"/>
          <table:table-cell table:style-name="ce17" office:value-type="string">
            <text:p>BR1_SurfInt Ux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+2*[.C$11])*[.$N$18]" office:value-type="float" office:value="7127.04">
            <text:p>7127.0</text:p>
          </table:table-cell>
          <table:table-cell table:style-name="ce44" table:formula="of:=([.D$12]+2*[.D$11])*[.$N$18]" office:value-type="float" office:value="890.88">
            <text:p>890.9</text:p>
          </table:table-cell>
          <table:table-cell table:style-name="ce44" table:formula="of:=([.E$12]+2*[.E$11])*[.$N$18]" office:value-type="float" office:value="111.36">
            <text:p>111.4</text:p>
          </table:table-cell>
          <table:table-cell table:style-name="ce44" table:formula="of:=([.F$12]+2*[.F$11])*[.$N$18]" office:value-type="float" office:value="13.92">
            <text:p>13.9</text:p>
          </table:table-cell>
          <table:table-cell table:number-columns-repeated="4"/>
          <table:table-cell office:value-type="string">
            <text:p>Ux now finished</text:p>
          </table:table-cell>
          <table:table-cell table:number-columns-repeated="2"/>
          <table:table-cell table:style-name="Default" table:number-columns-repeated="7"/>
          <table:table-cell table:number-columns-repeated="4"/>
          <table:table-cell table:style-name="ce18" office:value-type="string">
            <text:p>needs</text:p>
          </table:table-cell>
          <table:table-cell table:style-name="ce44" table:formula="of:=([.Z$12]+2*[.Z$11])*[.$N$18]" office:value-type="float" office:value="371.2">
            <text:p>371.2</text:p>
          </table:table-cell>
          <table:table-cell table:style-name="ce44" table:formula="of:=([.AA$12]+2*[.AA$11])*[.$N$18]" office:value-type="float" office:value="315.52">
            <text:p>315.5</text:p>
          </table:table-cell>
          <table:table-cell table:style-name="ce44" table:formula="of:=([.AB$12]+2*[.AB$11])*[.$N$18]" office:value-type="float" office:value="315.52">
            <text:p>315.5</text:p>
          </table:table-cell>
          <table:table-cell/>
          <table:table-cell table:style-name="ce44" table:formula="of:=([.AD$12]+2*[.AD$11])*[.$N$18]" office:value-type="float" office:value="371.2">
            <text:p>371.2</text:p>
          </table:table-cell>
          <table:table-cell table:style-name="ce44" table:formula="of:=([.AE$12]+2*[.AE$11])*[.$N$18]" office:value-type="float" office:value="315.52">
            <text:p>315.5</text:p>
          </table:table-cell>
          <table:table-cell table:style-name="ce44" table:formula="of:=([.AF$12]+2*[.AF$11])*[.$N$18]" office:value-type="float" office:value="315.52">
            <text:p>315.5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7"/>
          <table:table-cell table:style-name="Default" table:number-columns-repeated="7"/>
          <table:table-cell table:number-columns-repeated="4"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+2*[.C$11])*[.$N$16]" office:value-type="float" office:value="8110.08">
            <text:p>8110.1</text:p>
          </table:table-cell>
          <table:table-cell table:style-name="ce34" table:formula="of:=([.D$12]+2*[.D$11])*[.$N$16]" office:value-type="float" office:value="1013.76">
            <text:p>1013.8</text:p>
          </table:table-cell>
          <table:table-cell table:style-name="ce34" table:formula="of:=([.E$12]+2*[.E$11])*[.$N$16]" office:value-type="float" office:value="126.72">
            <text:p>126.7</text:p>
          </table:table-cell>
          <table:table-cell table:style-name="ce34" table:formula="of:=([.F$12]+2*[.F$11])*[.$N$16]" office:value-type="float" office:value="15.84">
            <text:p>15.8</text:p>
          </table:table-cell>
          <table:table-cell table:number-columns-repeated="7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34" table:formula="of:=([.Z$12]+2*[.Z$11])*[.$N$16]" office:value-type="float" office:value="422.4">
            <text:p>422.4</text:p>
          </table:table-cell>
          <table:table-cell table:style-name="ce34" table:formula="of:=([.AA$12]+2*[.AA$11])*[.$N$16]" office:value-type="float" office:value="359.04">
            <text:p>359.0</text:p>
          </table:table-cell>
          <table:table-cell table:style-name="ce34" table:formula="of:=([.AB$12]+2*[.AB$11])*[.$N$16]" office:value-type="float" office:value="359.04">
            <text:p>359.0</text:p>
          </table:table-cell>
          <table:table-cell/>
          <table:table-cell table:style-name="ce34" table:formula="of:=([.AD$12]+2*[.AD$11])*[.$N$16]" office:value-type="float" office:value="422.4">
            <text:p>422.4</text:p>
          </table:table-cell>
          <table:table-cell table:style-name="ce34" table:formula="of:=([.AE$12]+2*[.AE$11])*[.$N$16]" office:value-type="float" office:value="359.04">
            <text:p>359.0</text:p>
          </table:table-cell>
          <table:table-cell table:style-name="ce34" table:formula="of:=([.AF$12]+2*[.AF$11])*[.$N$16]" office:value-type="float" office:value="359.04">
            <text:p>359.0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x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7" table:number-columns-repeated="4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Ux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x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20" office:value-type="string">
            <text:p><text:span text:style-name="T1">P2F Ux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2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x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1" office:value-type="string">
            <text:p>P2F Ux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y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office:value-type="string">
            <text:p>Lifting für Uy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23.2">
            <text:p>223.2</text:p>
          </table:table-cell>
          <table:table-cell table:style-name="ce34" table:formula="of:=[.E$13]*[.$N$17]" office:value-type="float" office:value="55.8">
            <text:p>55.8</text:p>
          </table:table-cell>
          <table:table-cell table:style-name="ce61" table:formula="of:=[.F$13]*[.$N$17]" office:value-type="float" office:value="13.95">
            <text:p>14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[.Z$13]*[.$N$17]" office:value-type="float" office:value="93">
            <text:p>93.0</text:p>
          </table:table-cell>
          <table:table-cell table:style-name="ce61" table:formula="of:=[.AA$13]*[.$N$17]" office:value-type="float" office:value="83.7">
            <text:p>83.7</text:p>
          </table:table-cell>
          <table:table-cell table:style-name="ce61" table:formula="of:=[.AB$13]*[.$N$17]" office:value-type="float" office:value="60.45">
            <text:p>60.5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25.55">
            <text:p>125.6</text:p>
          </table:table-cell>
          <table:table-cell table:style-name="ce61" table:formula="of:=[.AF$13]*[.$N$17]" office:value-type="float" office:value="111.6">
            <text:p>111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y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Flux Uy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y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FillFlux Uy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142.4">
            <text:p>7142.4</text:p>
          </table:table-cell>
          <table:table-cell table:style-name="ce42" table:formula="of:=[.D$11]*[.$N$17]" office:value-type="float" office:value="669.6">
            <text:p>669.6</text:p>
          </table:table-cell>
          <table:table-cell table:style-name="ce42" table:formula="of:=[.E$11]*[.$N$17]" office:value-type="float" office:value="55.8">
            <text:p>55.8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1]*[.$N$17]" office:value-type="float" office:value="279">
            <text:p>279.0</text:p>
          </table:table-cell>
          <table:table-cell table:style-name="ce66" table:formula="of:=[.AA$11]*[.$N$17]" office:value-type="float" office:value="232.5">
            <text:p>232.5</text:p>
          </table:table-cell>
          <table:table-cell table:style-name="ce66" table:formula="of:=[.AB$11]*[.$N$17]" office:value-type="float" office:value="255.75">
            <text:p>255.8</text:p>
          </table:table-cell>
          <table:table-cell/>
          <table:table-cell table:style-name="ce66" table:formula="of:=[.AD$11]*[.$N$17]" office:value-type="float" office:value="279">
            <text:p>279.0</text:p>
          </table:table-cell>
          <table:table-cell table:style-name="ce66" table:formula="of:=[.AE$11]*[.$N$17]" office:value-type="float" office:value="232.5">
            <text:p>232.5</text:p>
          </table:table-cell>
          <table:table-cell table:style-name="ce66" table:formula="of:=[.AF$11]*[.$N$17]" office:value-type="float" office:value="255.75">
            <text:p>255.8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y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6" office:value-type="string">
            <text:p><text:span text:style-name="T1">BR1_SurfInt Uy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y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SurfInt Uy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y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volint Uy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479.36">
            <text:p>14479.4</text:p>
          </table:table-cell>
          <table:table-cell table:style-name="ce42" table:formula="of:=[.D$9]*[.$N$19]" office:value-type="float" office:value="1809.92">
            <text:p>1809.9</text:p>
          </table:table-cell>
          <table:table-cell table:style-name="ce42" table:formula="of:=[.E$9]*[.$N$19]" office:value-type="float" office:value="226.24">
            <text:p>226.2</text:p>
          </table:table-cell>
          <table:table-cell table:style-name="ce66" table:formula="of:=[.F$9]*[.$N$19]" office:value-type="float" office:value="28.28">
            <text:p>28.3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48.4">
            <text:p>848.4</text:p>
          </table:table-cell>
          <table:table-cell table:style-name="ce66" table:formula="of:=[.AA$9]*[.$N$19]" office:value-type="float" office:value="820.12">
            <text:p>820.1</text:p>
          </table:table-cell>
          <table:table-cell table:style-name="ce66" table:formula="of:=[.AB$9]*[.$N$19]" office:value-type="float" office:value="791.84">
            <text:p>791.8</text:p>
          </table:table-cell>
          <table:table-cell/>
          <table:table-cell table:style-name="ce66" table:formula="of:=[.AD$9]*[.$N$19]" office:value-type="float" office:value="848.4">
            <text:p>848.4</text:p>
          </table:table-cell>
          <table:table-cell table:style-name="ce66" table:formula="of:=[.AE$9]*[.$N$19]" office:value-type="float" office:value="820.12">
            <text:p>820.1</text:p>
          </table:table-cell>
          <table:table-cell table:style-name="ce66" table:formula="of:=[.AF$9]*[.$N$19]" office:value-type="float" office:value="791.84">
            <text:p>791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y</text:p>
          </table:table-cell>
          <table:table-cell table:style-name="ce38" office:value-type="string">
            <text:p>Wait, if &lt;0</text:p>
          </table:table-cell>
          <table:table-cell table:style-name="ce54" table:formula="of:=SUM([.D50:.D57])-[.D49]" office:value-type="float" office:value="1926.56">
            <text:p>1926.6</text:p>
          </table:table-cell>
          <table:table-cell table:style-name="ce54" table:formula="of:=SUM([.E50:.E57])-[.E49]" office:value-type="float" office:value="143.8">
            <text:p>143.8</text:p>
          </table:table-cell>
          <table:table-cell table:style-name="ce54" table:formula="of:=SUM([.F50:.F57])-[.F49]" office:value-type="float" office:value="-6.28">
            <text:p>-6.3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y</text:p>
          </table:table-cell>
          <table:table-cell table:style-name="ce54" table:formula="of:=SUM([.Z50:.Z57])-[.Z49]" office:value-type="float" office:value="897">
            <text:p>897.0</text:p>
          </table:table-cell>
          <table:table-cell table:style-name="ce54" table:formula="of:=SUM([.AA50:.AA57])-[.AA49]" office:value-type="float" office:value="845.26">
            <text:p>845.3</text:p>
          </table:table-cell>
          <table:table-cell table:style-name="ce54" table:formula="of:=SUM([.AB50:.AB57])-[.AB49]" office:value-type="float" office:value="897.83">
            <text:p>897.8</text:p>
          </table:table-cell>
          <table:table-cell/>
          <table:table-cell table:style-name="ce54" table:formula="of:=SUM([.AD50:.AD57])-[.AD49]" office:value-type="float" office:value="1127.4">
            <text:p>1127.4</text:p>
          </table:table-cell>
          <table:table-cell table:style-name="ce54" table:formula="of:=SUM([.AE50:.AE57])-[.AE49]" office:value-type="float" office:value="741.58">
            <text:p>741.6</text:p>
          </table:table-cell>
          <table:table-cell table:style-name="ce54" table:formula="of:=SUM([.AF50:.AF57])-[.AF49]" office:value-type="float" office:value="771.11">
            <text:p>771.1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+2*[.C$11])*[.$N$18]" office:value-type="float" office:value="7127.04">
            <text:p>7127.0</text:p>
          </table:table-cell>
          <table:table-cell table:style-name="ce44" table:formula="of:=([.D$12]+2*[.D$11])*[.$N$18]" office:value-type="float" office:value="890.88">
            <text:p>890.9</text:p>
          </table:table-cell>
          <table:table-cell table:style-name="ce44" table:formula="of:=([.E$12]+2*[.E$11])*[.$N$18]" office:value-type="float" office:value="111.36">
            <text:p>111.4</text:p>
          </table:table-cell>
          <table:table-cell table:style-name="ce44" table:formula="of:=([.F$12]+2*[.F$11])*[.$N$18]" office:value-type="float" office:value="13.92">
            <text:p>13.9</text:p>
          </table:table-cell>
          <table:table-cell table:number-columns-repeated="3"/>
          <table:table-cell table:style-name="ce77"/>
          <table:table-cell office:value-type="string">
            <text:p>Uy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44" table:formula="of:=([.Z$12]+2*[.Z$11])*[.$N$18]" office:value-type="float" office:value="371.2">
            <text:p>371.2</text:p>
          </table:table-cell>
          <table:table-cell table:style-name="ce44" table:formula="of:=([.AA$12]+2*[.AA$11])*[.$N$18]" office:value-type="float" office:value="315.52">
            <text:p>315.5</text:p>
          </table:table-cell>
          <table:table-cell table:style-name="ce44" table:formula="of:=([.AB$12]+2*[.AB$11])*[.$N$18]" office:value-type="float" office:value="315.52">
            <text:p>315.5</text:p>
          </table:table-cell>
          <table:table-cell/>
          <table:table-cell table:style-name="ce44" table:formula="of:=([.AD$12]+2*[.AD$11])*[.$N$18]" office:value-type="float" office:value="371.2">
            <text:p>371.2</text:p>
          </table:table-cell>
          <table:table-cell table:style-name="ce44" table:formula="of:=([.AE$12]+2*[.AE$11])*[.$N$18]" office:value-type="float" office:value="315.52">
            <text:p>315.5</text:p>
          </table:table-cell>
          <table:table-cell table:style-name="ce44" table:formula="of:=([.AF$12]+2*[.AF$11])*[.$N$18]" office:value-type="float" office:value="315.52">
            <text:p>315.5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+2*[.C$11])*[.$N$16]" office:value-type="float" office:value="8110.08">
            <text:p>8110.1</text:p>
          </table:table-cell>
          <table:table-cell table:style-name="ce34" table:formula="of:=([.D$12]+2*[.D$11])*[.$N$16]" office:value-type="float" office:value="1013.76">
            <text:p>1013.8</text:p>
          </table:table-cell>
          <table:table-cell table:style-name="ce34" table:formula="of:=([.E$12]+2*[.E$11])*[.$N$16]" office:value-type="float" office:value="126.72">
            <text:p>126.7</text:p>
          </table:table-cell>
          <table:table-cell table:style-name="ce34" table:formula="of:=([.F$12]+2*[.F$11])*[.$N$16]" office:value-type="float" office:value="15.84">
            <text:p>15.8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34" table:formula="of:=([.Z$12]+2*[.Z$11])*[.$N$16]" office:value-type="float" office:value="422.4">
            <text:p>422.4</text:p>
          </table:table-cell>
          <table:table-cell table:style-name="ce34" table:formula="of:=([.AA$12]+2*[.AA$11])*[.$N$16]" office:value-type="float" office:value="359.04">
            <text:p>359.0</text:p>
          </table:table-cell>
          <table:table-cell table:style-name="ce34" table:formula="of:=([.AB$12]+2*[.AB$11])*[.$N$16]" office:value-type="float" office:value="359.04">
            <text:p>359.0</text:p>
          </table:table-cell>
          <table:table-cell/>
          <table:table-cell table:style-name="ce34" table:formula="of:=([.AD$12]+2*[.AD$11])*[.$N$16]" office:value-type="float" office:value="422.4">
            <text:p>422.4</text:p>
          </table:table-cell>
          <table:table-cell table:style-name="ce34" table:formula="of:=([.AE$12]+2*[.AE$11])*[.$N$16]" office:value-type="float" office:value="359.04">
            <text:p>359.0</text:p>
          </table:table-cell>
          <table:table-cell table:style-name="ce34" table:formula="of:=([.AF$12]+2*[.AF$11])*[.$N$16]" office:value-type="float" office:value="359.04">
            <text:p>359.0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y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 table:number-columns-repeated="14"/>
          <table:table-cell table:style-name="ce10" office:value-type="string">
            <text:p>SEND Uy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y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20" office:value-type="string">
            <text:p><text:span text:style-name="T1">P2F Uy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14"/>
          <table:table-cell table:style-name="ce12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y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11" office:value-type="string">
            <text:p>P2F Uy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z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14"/>
          <table:table-cell office:value-type="string">
            <text:p>Lifting für Uz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23.2">
            <text:p>223.2</text:p>
          </table:table-cell>
          <table:table-cell table:style-name="ce34" table:formula="of:=[.E$13]*[.$N$17]" office:value-type="float" office:value="55.8">
            <text:p>55.8</text:p>
          </table:table-cell>
          <table:table-cell table:style-name="ce61" table:formula="of:=[.F$13]*[.$N$17]" office:value-type="float" office:value="13.95">
            <text:p>14.0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93">
            <text:p>93.0</text:p>
          </table:table-cell>
          <table:table-cell table:style-name="ce61" table:formula="of:=[.AA$13]*[.$N$17]" office:value-type="float" office:value="83.7">
            <text:p>83.7</text:p>
          </table:table-cell>
          <table:table-cell table:style-name="ce61" table:formula="of:=[.AB$13]*[.$N$17]" office:value-type="float" office:value="60.45">
            <text:p>60.5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25.55">
            <text:p>125.6</text:p>
          </table:table-cell>
          <table:table-cell table:style-name="ce61" table:formula="of:=[.AF$13]*[.$N$17]" office:value-type="float" office:value="111.6">
            <text:p>111.6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z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14"/>
          <table:table-cell table:style-name="ce10" office:value-type="string">
            <text:p>SEND Flux Uz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z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FillFlux Uz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142.4">
            <text:p>7142.4</text:p>
          </table:table-cell>
          <table:table-cell table:style-name="ce42" table:formula="of:=[.D$11]*[.$N$17]" office:value-type="float" office:value="669.6">
            <text:p>669.6</text:p>
          </table:table-cell>
          <table:table-cell table:style-name="ce42" table:formula="of:=[.E$11]*[.$N$17]" office:value-type="float" office:value="55.8">
            <text:p>55.8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1]*[.$N$17]" office:value-type="float" office:value="279">
            <text:p>279.0</text:p>
          </table:table-cell>
          <table:table-cell table:style-name="ce66" table:formula="of:=[.AA$11]*[.$N$17]" office:value-type="float" office:value="232.5">
            <text:p>232.5</text:p>
          </table:table-cell>
          <table:table-cell table:style-name="ce66" table:formula="of:=[.AB$11]*[.$N$17]" office:value-type="float" office:value="255.75">
            <text:p>255.8</text:p>
          </table:table-cell>
          <table:table-cell/>
          <table:table-cell table:style-name="ce66" table:formula="of:=[.AD$11]*[.$N$17]" office:value-type="float" office:value="279">
            <text:p>279.0</text:p>
          </table:table-cell>
          <table:table-cell table:style-name="ce66" table:formula="of:=[.AE$11]*[.$N$17]" office:value-type="float" office:value="232.5">
            <text:p>232.5</text:p>
          </table:table-cell>
          <table:table-cell table:style-name="ce66" table:formula="of:=[.AF$11]*[.$N$17]" office:value-type="float" office:value="255.75">
            <text:p>255.8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z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6" office:value-type="string">
            <text:p><text:span text:style-name="T1">BR1_SurfInt Uz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z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SurfInt Uz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z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volint Uz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479.36">
            <text:p>14479.4</text:p>
          </table:table-cell>
          <table:table-cell table:style-name="ce42" table:formula="of:=[.D$9]*[.$N$19]" office:value-type="float" office:value="1809.92">
            <text:p>1809.9</text:p>
          </table:table-cell>
          <table:table-cell table:style-name="ce42" table:formula="of:=[.E$9]*[.$N$19]" office:value-type="float" office:value="226.24">
            <text:p>226.2</text:p>
          </table:table-cell>
          <table:table-cell table:style-name="ce66" table:formula="of:=[.F$9]*[.$N$19]" office:value-type="float" office:value="28.28">
            <text:p>28.3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48.4">
            <text:p>848.4</text:p>
          </table:table-cell>
          <table:table-cell table:style-name="ce66" table:formula="of:=[.AA$9]*[.$N$19]" office:value-type="float" office:value="820.12">
            <text:p>820.1</text:p>
          </table:table-cell>
          <table:table-cell table:style-name="ce66" table:formula="of:=[.AB$9]*[.$N$19]" office:value-type="float" office:value="791.84">
            <text:p>791.8</text:p>
          </table:table-cell>
          <table:table-cell/>
          <table:table-cell table:style-name="ce66" table:formula="of:=[.AD$9]*[.$N$19]" office:value-type="float" office:value="848.4">
            <text:p>848.4</text:p>
          </table:table-cell>
          <table:table-cell table:style-name="ce66" table:formula="of:=[.AE$9]*[.$N$19]" office:value-type="float" office:value="820.12">
            <text:p>820.1</text:p>
          </table:table-cell>
          <table:table-cell table:style-name="ce66" table:formula="of:=[.AF$9]*[.$N$19]" office:value-type="float" office:value="791.84">
            <text:p>791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z</text:p>
          </table:table-cell>
          <table:table-cell table:style-name="ce38" office:value-type="string">
            <text:p>Wait, if &lt;0</text:p>
          </table:table-cell>
          <table:table-cell table:style-name="ce54" table:formula="of:=SUM([.D72:.D79])-[.D71]" office:value-type="float" office:value="1926.56">
            <text:p>1926.6</text:p>
          </table:table-cell>
          <table:table-cell table:style-name="ce54" table:formula="of:=SUM([.E72:.E79])-[.E71]" office:value-type="float" office:value="143.8">
            <text:p>143.8</text:p>
          </table:table-cell>
          <table:table-cell table:style-name="ce54" table:formula="of:=SUM([.F72:.F79])-[.F71]" office:value-type="float" office:value="-6.28">
            <text:p>-6.3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z</text:p>
          </table:table-cell>
          <table:table-cell table:style-name="ce54" table:formula="of:=SUM([.Z72:.Z79])-[.Z71]" office:value-type="float" office:value="897">
            <text:p>897.0</text:p>
          </table:table-cell>
          <table:table-cell table:style-name="ce54" table:formula="of:=SUM([.AA72:.AA79])-[.AA71]" office:value-type="float" office:value="845.26">
            <text:p>845.3</text:p>
          </table:table-cell>
          <table:table-cell table:style-name="ce54" table:formula="of:=SUM([.AB72:.AB79])-[.AB71]" office:value-type="float" office:value="897.83">
            <text:p>897.8</text:p>
          </table:table-cell>
          <table:table-cell/>
          <table:table-cell table:style-name="ce54" table:formula="of:=SUM([.AD72:.AD79])-[.AD71]" office:value-type="float" office:value="1127.4">
            <text:p>1127.4</text:p>
          </table:table-cell>
          <table:table-cell table:style-name="ce54" table:formula="of:=SUM([.AE72:.AE79])-[.AE71]" office:value-type="float" office:value="741.58">
            <text:p>741.6</text:p>
          </table:table-cell>
          <table:table-cell table:style-name="ce54" table:formula="of:=SUM([.AF72:.AF79])-[.AF71]" office:value-type="float" office:value="771.11">
            <text:p>771.1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8">
          <table:table-cell/>
          <table:table-cell table:style-name="ce18" office:value-type="string">
            <text:p>needs</text:p>
          </table:table-cell>
          <table:table-cell table:style-name="ce44" table:formula="of:=([.C$12]+2*[.C$11])*[.$N$18]" office:value-type="float" office:value="7127.04">
            <text:p>7127.0</text:p>
          </table:table-cell>
          <table:table-cell table:style-name="ce44" table:formula="of:=([.D$12]+2*[.D$11])*[.$N$18]" office:value-type="float" office:value="890.88">
            <text:p>890.9</text:p>
          </table:table-cell>
          <table:table-cell table:style-name="ce44" table:formula="of:=([.E$12]+2*[.E$11])*[.$N$18]" office:value-type="float" office:value="111.36">
            <text:p>111.4</text:p>
          </table:table-cell>
          <table:table-cell table:style-name="ce44" table:formula="of:=([.F$12]+2*[.F$11])*[.$N$18]" office:value-type="float" office:value="13.92">
            <text:p>13.9</text:p>
          </table:table-cell>
          <table:table-cell table:number-columns-repeated="3"/>
          <table:table-cell table:style-name="ce77"/>
          <table:table-cell office:value-type="string">
            <text:p>Uz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44" table:formula="of:=([.Z$12]+2*[.Z$11])*[.$N$18]" office:value-type="float" office:value="371.2">
            <text:p>371.2</text:p>
          </table:table-cell>
          <table:table-cell table:style-name="ce44" table:formula="of:=([.AA$12]+2*[.AA$11])*[.$N$18]" office:value-type="float" office:value="315.52">
            <text:p>315.5</text:p>
          </table:table-cell>
          <table:table-cell table:style-name="ce44" table:formula="of:=([.AB$12]+2*[.AB$11])*[.$N$18]" office:value-type="float" office:value="315.52">
            <text:p>315.5</text:p>
          </table:table-cell>
          <table:table-cell/>
          <table:table-cell table:style-name="ce44" table:formula="of:=([.AD$12]+2*[.AD$11])*[.$N$18]" office:value-type="float" office:value="371.2">
            <text:p>371.2</text:p>
          </table:table-cell>
          <table:table-cell table:style-name="ce44" table:formula="of:=([.AE$12]+2*[.AE$11])*[.$N$18]" office:value-type="float" office:value="315.52">
            <text:p>315.5</text:p>
          </table:table-cell>
          <table:table-cell table:style-name="ce44" table:formula="of:=([.AF$12]+2*[.AF$11])*[.$N$18]" office:value-type="float" office:value="315.52">
            <text:p>315.5</text:p>
          </table:table-cell>
          <table:table-cell table:number-columns-repeated="989"/>
        </table:table-row>
        <table:table-row table:style-name="ro8">
          <table:table-cell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/>
          <table:table-cell table:style-name="ce92"/>
          <table:table-cell/>
          <table:table-cell table:style-name="Default"/>
          <table:table-cell table:number-columns-repeated="10"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+2*[.C$11])*[.$N$16]" office:value-type="float" office:value="8110.08">
            <text:p>8110.1</text:p>
          </table:table-cell>
          <table:table-cell table:style-name="ce34" table:formula="of:=([.D$12]+2*[.D$11])*[.$N$16]" office:value-type="float" office:value="1013.76">
            <text:p>1013.8</text:p>
          </table:table-cell>
          <table:table-cell table:style-name="ce34" table:formula="of:=([.E$12]+2*[.E$11])*[.$N$16]" office:value-type="float" office:value="126.72">
            <text:p>126.7</text:p>
          </table:table-cell>
          <table:table-cell table:style-name="ce34" table:formula="of:=([.F$12]+2*[.F$11])*[.$N$16]" office:value-type="float" office:value="15.84">
            <text:p>15.8</text:p>
          </table:table-cell>
          <table:table-cell table:number-columns-repeated="3"/>
          <table:table-cell table:style-name="ce77"/>
          <table:table-cell table:number-columns-repeated="3"/>
          <table:table-cell table:style-name="Default"/>
          <table:table-cell table:style-name="ce59"/>
          <table:table-cell table:number-columns-repeated="9"/>
          <table:table-cell table:style-name="ce9" office:value-type="string">
            <text:p>needs</text:p>
          </table:table-cell>
          <table:table-cell table:style-name="ce34" table:formula="of:=([.Z$12]+2*[.Z$11])*[.$N$16]" office:value-type="float" office:value="422.4">
            <text:p>422.4</text:p>
          </table:table-cell>
          <table:table-cell table:style-name="ce34" table:formula="of:=([.AA$12]+2*[.AA$11])*[.$N$16]" office:value-type="float" office:value="359.04">
            <text:p>359.0</text:p>
          </table:table-cell>
          <table:table-cell table:style-name="ce34" table:formula="of:=([.AB$12]+2*[.AB$11])*[.$N$16]" office:value-type="float" office:value="359.04">
            <text:p>359.0</text:p>
          </table:table-cell>
          <table:table-cell/>
          <table:table-cell table:style-name="ce34" table:formula="of:=([.AD$12]+2*[.AD$11])*[.$N$16]" office:value-type="float" office:value="422.4">
            <text:p>422.4</text:p>
          </table:table-cell>
          <table:table-cell table:style-name="ce34" table:formula="of:=([.AE$12]+2*[.AE$11])*[.$N$16]" office:value-type="float" office:value="359.04">
            <text:p>359.0</text:p>
          </table:table-cell>
          <table:table-cell table:style-name="ce34" table:formula="of:=([.AF$12]+2*[.AF$11])*[.$N$16]" office:value-type="float" office:value="359.04">
            <text:p>359.0</text:p>
          </table:table-cell>
          <table:table-cell table:number-columns-repeated="989"/>
        </table:table-row>
        <table:table-row table:style-name="ro8">
          <table:table-cell/>
          <table:table-cell table:style-name="ce10" office:value-type="string">
            <text:p>SEND Uz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 table:number-columns-repeated="14"/>
          <table:table-cell table:style-name="ce10" office:value-type="string">
            <text:p>SEND Uz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8">
          <table:table-cell/>
          <table:table-cell table:style-name="ce20" office:value-type="string">
            <text:p><text:span text:style-name="T1">P2F Uz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20" office:value-type="string">
            <text:p><text:span text:style-name="T1">P2F Uz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2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z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 office:value-type="string">
            <text:p>P2F Uz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needs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/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style-name="ce63" office:value-type="float" office:value="0">
            <text:p>0.0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21"/>
          <table:table-cell table:style-name="ce45" table:number-columns-repeated="4"/>
          <table:table-cell table:style-name="ce2" table:number-columns-repeated="3"/>
          <table:table-cell table:style-name="ce77"/>
          <table:table-cell table:number-columns-repeated="5"/>
          <table:table-cell table:style-name="Default" table:number-columns-repeated="5"/>
          <table:table-cell table:number-columns-repeated="4"/>
          <table:table-cell table:style-name="ce21"/>
          <table:table-cell table:style-name="ce45" table:number-columns-repeated="3"/>
          <table:table-cell/>
          <table:table-cell table:style-name="ce45" table:number-columns-repeated="3"/>
          <table:table-cell table:number-columns-repeated="989"/>
        </table:table-row>
        <table:table-row table:style-name="ro3">
          <table:table-cell/>
          <table:table-cell table:style-name="ce15" office:value-type="string">
            <text:p>*volInt NOW HERE</text:p>
          </table:table-cell>
          <table:table-cell table:style-name="ce46" table:number-columns-repeated="3"/>
          <table:table-cell table:style-name="ce69"/>
          <table:table-cell table:number-columns-repeated="3"/>
          <table:table-cell table:style-name="ce77"/>
          <table:table-cell table:number-columns-repeated="6"/>
          <table:table-cell table:style-name="Default" table:number-columns-repeated="4"/>
          <table:table-cell table:number-columns-repeated="4"/>
          <table:table-cell table:style-name="ce15" office:value-type="string">
            <text:p>*volInt NOW HERE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22]" office:value-type="float" office:value="26214.4">
            <text:p>26214.4</text:p>
          </table:table-cell>
          <table:table-cell table:style-name="ce42" table:formula="of:=[.D$9]*[.$N$22]" office:value-type="float" office:value="3276.8">
            <text:p>3276.8</text:p>
          </table:table-cell>
          <table:table-cell table:style-name="ce42" table:formula="of:=[.E$9]*[.$N$22]" office:value-type="float" office:value="409.6">
            <text:p>409.6</text:p>
          </table:table-cell>
          <table:table-cell table:style-name="ce66" table:formula="of:=[.F$9]*[.$N$22]" office:value-type="float" office:value="51.2">
            <text:p>51.2</text:p>
          </table:table-cell>
          <table:table-cell table:number-columns-repeated="3"/>
          <table:table-cell table:style-name="ce77"/>
          <table:table-cell table:number-columns-repeated="6"/>
          <table:table-cell table:style-name="Default" table:number-columns-repeated="4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9]*[.$N$22]" office:value-type="float" office:value="1536">
            <text:p>1536.0</text:p>
          </table:table-cell>
          <table:table-cell table:style-name="ce66" table:formula="of:=[.AA$9]*[.$N$22]" office:value-type="float" office:value="1484.8">
            <text:p>1484.8</text:p>
          </table:table-cell>
          <table:table-cell table:style-name="ce66" table:formula="of:=[.AB$9]*[.$N$22]" office:value-type="float" office:value="1433.6">
            <text:p>1433.6</text:p>
          </table:table-cell>
          <table:table-cell/>
          <table:table-cell table:style-name="ce66" table:formula="of:=[.AD$9]*[.$N$22]" office:value-type="float" office:value="1536">
            <text:p>1536.0</text:p>
          </table:table-cell>
          <table:table-cell table:style-name="ce66" table:formula="of:=[.AE$9]*[.$N$22]" office:value-type="float" office:value="1484.8">
            <text:p>1484.8</text:p>
          </table:table-cell>
          <table:table-cell table:style-name="ce66" table:formula="of:=[.AF$9]*[.$N$22]" office:value-type="float" office:value="1433.6">
            <text:p>1433.6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3"/>
          <table:table-cell table:style-name="ce77"/>
          <table:table-cell table:number-columns-repeated="15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22" office:value-type="string">
            <text:p>RECV Ux,Uy,Uz </text:p>
          </table:table-cell>
          <table:table-cell table:style-name="ce47" office:value-type="string">
            <text:p>Wait, if &lt;0</text:p>
          </table:table-cell>
          <table:table-cell table:style-name="ce55" table:formula="of:=SUM([.D86:.D92])-[.D85]" office:value-type="float" office:value="2723.84">
            <text:p>2723.8</text:p>
          </table:table-cell>
          <table:table-cell table:style-name="ce55" table:formula="of:=SUM([.E86:.E92])-[.E85]" office:value-type="float" office:value="271.36">
            <text:p>271.4</text:p>
          </table:table-cell>
          <table:table-cell table:style-name="ce55" table:formula="of:=SUM([.F86:.F92])-[.F85]" office:value-type="float" office:value="16.64">
            <text:p>16.6</text:p>
          </table:table-cell>
          <table:table-cell table:style-name="ce76" table:number-columns-repeated="2"/>
          <table:table-cell table:style-name="ce78" table:number-columns-repeated="2"/>
          <table:table-cell table:number-columns-repeated="14"/>
          <table:table-cell table:style-name="ce22" office:value-type="string">
            <text:p>RECV Ux,Uy,Uz </text:p>
          </table:table-cell>
          <table:table-cell table:style-name="ce55" table:formula="of:=SUM([.Z86:.Z92])-[.Z85]" office:value-type="float" office:value="1305.6">
            <text:p>1305.6</text:p>
          </table:table-cell>
          <table:table-cell table:style-name="ce55" table:formula="of:=SUM([.AA86:.AA92])-[.AA85]" office:value-type="float" office:value="1277.44">
            <text:p>1277.4</text:p>
          </table:table-cell>
          <table:table-cell table:style-name="ce55" table:formula="of:=SUM([.AB86:.AB92])-[.AB85]" office:value-type="float" office:value="1283.84">
            <text:p>1283.8</text:p>
          </table:table-cell>
          <table:table-cell/>
          <table:table-cell table:style-name="ce55" table:formula="of:=SUM([.AD86:.AD92])-[.AD85]" office:value-type="float" office:value="1075.2">
            <text:p>1075.2</text:p>
          </table:table-cell>
          <table:table-cell table:style-name="ce55" table:formula="of:=SUM([.AE86:.AE92])-[.AE85]" office:value-type="float" office:value="1381.12">
            <text:p>1381.1</text:p>
          </table:table-cell>
          <table:table-cell table:style-name="ce55" table:formula="of:=SUM([.AF86:.AF92])-[.AF85]" office:value-type="float" office:value="1410.56">
            <text:p>1410.6</text:p>
          </table:table-cell>
          <table:table-cell table:number-columns-repeated="989"/>
        </table:table-row>
        <table:table-row table:style-name="ro3">
          <table:table-cell/>
          <table:table-cell table:style-name="ce23" office:value-type="string">
            <text:p>Ux and Uy already received, only Uz relevant</text:p>
          </table:table-cell>
          <table:table-cell table:style-name="ce48"/>
          <table:table-cell table:style-name="ce56" table:number-columns-repeated="3"/>
          <table:table-cell table:style-name="ce78" table:number-columns-repeated="4"/>
          <table:table-cell table:number-columns-repeated="14"/>
          <table:table-cell table:style-name="ce23" office:value-type="string">
            <text:p>Ux and Uy already received, only Uz relevant</text:p>
          </table:table-cell>
          <table:table-cell table:style-name="ce56" table:number-columns-repeated="3"/>
          <table:table-cell/>
          <table:table-cell table:style-name="ce56" table:number-columns-repeated="3"/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19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18"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20]" office:value-type="float" office:value="0">
            <text:p>0.0</text:p>
          </table:table-cell>
          <table:table-cell table:style-name="ce34" table:formula="of:=[.D$13]*[.$N$20]" office:value-type="float" office:value="769.44">
            <text:p>769.4</text:p>
          </table:table-cell>
          <table:table-cell table:style-name="ce34" table:formula="of:=[.E$13]*[.$N$20]" office:value-type="float" office:value="192.36">
            <text:p>192.4</text:p>
          </table:table-cell>
          <table:table-cell table:style-name="ce61" table:formula="of:=[.F$13]*[.$N$20]" office:value-type="float" office:value="48.09">
            <text:p>48.1</text:p>
          </table:table-cell>
          <table:table-cell table:number-columns-repeated="18"/>
          <table:table-cell table:style-name="ce9" office:value-type="string">
            <text:p>needs</text:p>
          </table:table-cell>
          <table:table-cell table:style-name="ce61" table:formula="of:=[.Z$13]*[.$N$20]" office:value-type="float" office:value="320.6">
            <text:p>320.6</text:p>
          </table:table-cell>
          <table:table-cell table:style-name="ce61" table:formula="of:=[.AA$13]*[.$N$20]" office:value-type="float" office:value="288.54">
            <text:p>288.5</text:p>
          </table:table-cell>
          <table:table-cell table:style-name="ce61" table:formula="of:=[.AB$13]*[.$N$20]" office:value-type="float" office:value="208.39">
            <text:p>208.4</text:p>
          </table:table-cell>
          <table:table-cell/>
          <table:table-cell table:style-name="ce61" table:formula="of:=[.AD$13]*[.$N$20]" office:value-type="float" office:value="0">
            <text:p>0.0</text:p>
          </table:table-cell>
          <table:table-cell table:style-name="ce61" table:formula="of:=[.AE$13]*[.$N$20]" office:value-type="float" office:value="432.81">
            <text:p>432.8</text:p>
          </table:table-cell>
          <table:table-cell table:style-name="ce61" table:formula="of:=[.AF$13]*[.$N$20]" office:value-type="float" office:value="384.72">
            <text:p>384.7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<text:s/>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number-columns-repeated="16"/>
          <table:table-cell table:style-name="ce10" office:value-type="string">
            <text:p>SEND Flux <text:s/>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FillFl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FillFl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20]" office:value-type="float" office:value="24622.08">
            <text:p>24622.1</text:p>
          </table:table-cell>
          <table:table-cell table:style-name="ce42" table:formula="of:=[.D$11]*[.$N$20]" office:value-type="float" office:value="2308.32">
            <text:p>2308.3</text:p>
          </table:table-cell>
          <table:table-cell table:style-name="ce42" table:formula="of:=[.E$11]*[.$N$20]" office:value-type="float" office:value="192.36">
            <text:p>192.4</text:p>
          </table:table-cell>
          <table:table-cell table:style-name="ce66" table:formula="of:=[.F$11]*[.$N$20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[.$N$20]" office:value-type="float" office:value="961.8">
            <text:p>961.8</text:p>
          </table:table-cell>
          <table:table-cell table:style-name="ce66" table:formula="of:=[.AA$11]*[.$N$20]" office:value-type="float" office:value="801.5">
            <text:p>801.5</text:p>
          </table:table-cell>
          <table:table-cell table:style-name="ce66" table:formula="of:=[.AB$11]*[.$N$20]" office:value-type="float" office:value="881.65">
            <text:p>881.7</text:p>
          </table:table-cell>
          <table:table-cell/>
          <table:table-cell table:style-name="ce66" table:formula="of:=[.AD$11]*[.$N$20]" office:value-type="float" office:value="961.8">
            <text:p>961.8</text:p>
          </table:table-cell>
          <table:table-cell table:style-name="ce66" table:formula="of:=[.AE$11]*[.$N$20]" office:value-type="float" office:value="801.5">
            <text:p>801.5</text:p>
          </table:table-cell>
          <table:table-cell table:style-name="ce66" table:formula="of:=[.AF$11]*[.$N$20]" office:value-type="float" office:value="881.65">
            <text:p>881.7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inner Sides<text:span text:style-name="T3">, 2*innersides</text:span>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SurfInt for inner Sides<text:span text:style-name="T3">, 2*innersides</text:span></text:p>
          </table:table-cell>
          <table:table-cell table:style-name="ce65" table:number-columns-repeated="3"/>
          <table:table-cell table:style-name="ce90"/>
          <table:table-cell table:style-name="ce65" table:number-columns-repeated="3"/>
          <table:table-cell table:style-name="ce81"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SurfInt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5">
          <table:table-cell/>
          <table:table-cell table:style-name="ce15" office:value-type="string">
            <text:p>volInt already computed</text:p>
          </table:table-cell>
          <table:table-cell table:style-name="ce46" table:number-columns-repeated="3"/>
          <table:table-cell table:style-name="ce69"/>
          <table:table-cell table:style-name="ce79"/>
          <table:table-cell table:style-name="ce80"/>
          <table:table-cell table:style-name="ce81" table:number-columns-repeated="2"/>
          <table:table-cell table:number-columns-repeated="14"/>
          <table:table-cell table:style-name="ce15" office:value-type="string">
            <text:p>volInt already computed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</text:p>
          </table:table-cell>
          <table:table-cell table:style-name="ce38" office:value-type="string">
            <text:p>Wait, if &lt;0</text:p>
          </table:table-cell>
          <table:table-cell table:style-name="ce54" table:formula="of:=SUM([.D100:.D107])-[.D99]" office:value-type="float" office:value="1755.36">
            <text:p>1755.4</text:p>
          </table:table-cell>
          <table:table-cell table:style-name="ce54" table:formula="of:=SUM([.E100:.E107])-[.E99]" office:value-type="float" office:value="54.12">
            <text:p>54.1</text:p>
          </table:table-cell>
          <table:table-cell table:style-name="ce54" table:formula="of:=SUM([.F100:.F107])-[.F99]" office:value-type="float" office:value="-34.56">
            <text:p>-34.6</text:p>
          </table:table-cell>
          <table:table-cell table:style-name="ce76" table:number-columns-repeated="2"/>
          <table:table-cell table:number-columns-repeated="16"/>
          <table:table-cell table:style-name="ce14" office:value-type="string">
            <text:p>RECV Flux </text:p>
          </table:table-cell>
          <table:table-cell table:style-name="ce54" table:formula="of:=SUM([.Z100:.Z107])-[.Z99]" office:value-type="float" office:value="731.4">
            <text:p>731.4</text:p>
          </table:table-cell>
          <table:table-cell table:style-name="ce54" table:formula="of:=SUM([.AA100:.AA107])-[.AA99]" office:value-type="float" office:value="594.14">
            <text:p>594.1</text:p>
          </table:table-cell>
          <table:table-cell table:style-name="ce54" table:formula="of:=SUM([.AB100:.AB107])-[.AB99]" office:value-type="float" office:value="731.89">
            <text:p>731.9</text:p>
          </table:table-cell>
          <table:table-cell/>
          <table:table-cell table:style-name="ce54" table:formula="of:=SUM([.AD100:.AD107])-[.AD99]" office:value-type="float" office:value="961.8">
            <text:p>961.8</text:p>
          </table:table-cell>
          <table:table-cell table:style-name="ce54" table:formula="of:=SUM([.AE100:.AE107])-[.AE99]" office:value-type="float" office:value="490.46">
            <text:p>490.5</text:p>
          </table:table-cell>
          <table:table-cell table:style-name="ce54" table:formula="of:=SUM([.AF100:.AF107])-[.AF99]" office:value-type="float" office:value="605.17">
            <text:p>605.2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SurfInt for MPI YOURS Sides</text:p>
          </table:table-cell>
          <table:table-cell table:style-name="ce43" table:number-columns-repeated="3"/>
          <table:table-cell table:style-name="ce67"/>
          <table:table-cell table:number-columns-repeated="18"/>
          <table:table-cell table:style-name="ce17" office:value-type="string">
            <text:p>SurfInt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+2*[.C$11])*[.$N$21]" office:value-type="float" office:value="7127.04">
            <text:p>7127.0</text:p>
          </table:table-cell>
          <table:table-cell table:style-name="ce44" table:formula="of:=([.D$12]+2*[.D$11])*[.$N$21]" office:value-type="float" office:value="890.88">
            <text:p>890.9</text:p>
          </table:table-cell>
          <table:table-cell table:style-name="ce44" table:formula="of:=([.E$12]+2*[.E$11])*[.$N$21]" office:value-type="float" office:value="111.36">
            <text:p>111.4</text:p>
          </table:table-cell>
          <table:table-cell table:style-name="ce44" table:formula="of:=([.F$12]+2*[.F$11])*[.$N$21]" office:value-type="float" office:value="13.92">
            <text:p>13.9</text:p>
          </table:table-cell>
          <table:table-cell table:number-columns-repeated="18"/>
          <table:table-cell table:style-name="ce18" office:value-type="string">
            <text:p>needs</text:p>
          </table:table-cell>
          <table:table-cell table:style-name="ce44" table:formula="of:=([.Z$12]+2*[.Z$11])*[.$N$21]" office:value-type="float" office:value="371.2">
            <text:p>371.2</text:p>
          </table:table-cell>
          <table:table-cell table:style-name="ce44" table:formula="of:=([.AA$12]+2*[.AA$11])*[.$N$21]" office:value-type="float" office:value="315.52">
            <text:p>315.5</text:p>
          </table:table-cell>
          <table:table-cell table:style-name="ce44" table:formula="of:=([.AB$12]+2*[.AB$11])*[.$N$21]" office:value-type="float" office:value="315.52">
            <text:p>315.5</text:p>
          </table:table-cell>
          <table:table-cell/>
          <table:table-cell table:style-name="ce44" table:formula="of:=([.AD$12]+2*[.AD$11])*[.$N$21]" office:value-type="float" office:value="371.2">
            <text:p>371.2</text:p>
          </table:table-cell>
          <table:table-cell table:style-name="ce44" table:formula="of:=([.AE$12]+2*[.AE$11])*[.$N$21]" office:value-type="float" office:value="315.52">
            <text:p>315.5</text:p>
          </table:table-cell>
          <table:table-cell table:style-name="ce44" table:formula="of:=([.AF$12]+2*[.AF$11])*[.$N$21]" office:value-type="float" office:value="315.52">
            <text:p>315.5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19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6">
          <table:table-cell/>
          <table:table-cell office:value-type="string">
            <text:p>P2F Time</text:p>
          </table:table-cell>
          <table:table-cell table:style-name="ce39" table:formula="of:=[.C17]+[.C20]+[.C22]+[.C40]+[.C43]+[.C45]+[.C62]+[.C65]+[.C67]+[.C84]+[.C87]+[.C89]" office:value-type="float" office:value="32440.32">
            <text:p>32440.3</text:p>
          </table:table-cell>
          <table:table-cell table:style-name="ce39" table:formula="of:=[.D17]+[.D20]+[.D22]+[.D40]+[.D43]+[.D45]+[.D62]+[.D65]+[.D67]+[.D84]+[.D87]+[.D89]" office:value-type="float" office:value="4055.04">
            <text:p>4055.0</text:p>
          </table:table-cell>
          <table:table-cell table:style-name="ce39" table:formula="of:=[.E17]+[.E20]+[.E22]+[.E40]+[.E43]+[.E45]+[.E62]+[.E65]+[.E67]+[.E84]+[.E87]+[.E89]" office:value-type="float" office:value="506.88">
            <text:p>506.9</text:p>
          </table:table-cell>
          <table:table-cell table:style-name="ce39" table:formula="of:=[.F17]+[.F20]+[.F22]+[.F40]+[.F43]+[.F45]+[.F62]+[.F65]+[.F67]+[.F84]+[.F87]+[.F89]" office:value-type="float" office:value="63.36">
            <text:p>63.4</text:p>
          </table:table-cell>
          <table:table-cell table:number-columns-repeated="18"/>
          <table:table-cell office:value-type="string">
            <text:p>P2F Time</text:p>
          </table:table-cell>
          <table:table-cell table:style-name="ce39" table:formula="of:=[.Z17]+[.Z20]+[.Z22]+[.Z40]+[.Z43]+[.Z45]+[.Z62]+[.Z65]+[.Z67]+[.Z84]+[.Z87]+[.Z89]" office:value-type="float" office:value="1689.6">
            <text:p>1689.6</text:p>
          </table:table-cell>
          <table:table-cell table:style-name="ce39" table:formula="of:=[.AA17]+[.AA20]+[.AA22]+[.AA40]+[.AA43]+[.AA45]+[.AA62]+[.AA65]+[.AA67]+[.AA84]+[.AA87]+[.AA89]" office:value-type="float" office:value="1436.16">
            <text:p>1436.2</text:p>
          </table:table-cell>
          <table:table-cell table:style-name="ce39" table:formula="of:=[.AB17]+[.AB20]+[.AB22]+[.AB40]+[.AB43]+[.AB45]+[.AB62]+[.AB65]+[.AB67]+[.AB84]+[.AB87]+[.AB89]" office:value-type="float" office:value="1436.16">
            <text:p>1436.2</text:p>
          </table:table-cell>
          <table:table-cell/>
          <table:table-cell table:style-name="ce39" table:formula="of:=[.AD17]+[.AD20]+[.AD22]+[.AD40]+[.AD43]+[.AD45]+[.AD62]+[.AD65]+[.AD67]+[.AD84]+[.AD87]+[.AD89]" office:value-type="float" office:value="1689.6">
            <text:p>1689.6</text:p>
          </table:table-cell>
          <table:table-cell table:style-name="ce39" table:formula="of:=[.AE17]+[.AE20]+[.AE22]+[.AE40]+[.AE43]+[.AE45]+[.AE62]+[.AE65]+[.AE67]+[.AE84]+[.AE87]+[.AE89]" office:value-type="float" office:value="1436.16">
            <text:p>1436.2</text:p>
          </table:table-cell>
          <table:table-cell table:style-name="ce39" table:formula="of:=[.AF17]+[.AF20]+[.AF22]+[.AF40]+[.AF43]+[.AF45]+[.AF62]+[.AF65]+[.AF67]+[.AF84]+[.AF87]+[.AF89]" office:value-type="float" office:value="1436.16">
            <text:p>1436.2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FillFlux Time</text:p>
          </table:table-cell>
          <table:table-cell table:style-name="ce39" table:formula="of:=[.C101]+[.C98]+[.C73]+[.C70]+[.C51]+[.C48]+[.C29]+[.C26]" office:value-type="float" office:value="46049.28">
            <text:p>46049.3</text:p>
          </table:table-cell>
          <table:table-cell table:style-name="ce39" table:formula="of:=[.D101]+[.D98]+[.D73]+[.D70]+[.D51]+[.D48]+[.D29]+[.D26]" office:value-type="float" office:value="5756.16">
            <text:p>5756.2</text:p>
          </table:table-cell>
          <table:table-cell table:style-name="ce39" table:formula="of:=[.E101]+[.E98]+[.E73]+[.E70]+[.E51]+[.E48]+[.E29]+[.E26]" office:value-type="float" office:value="719.52">
            <text:p>719.5</text:p>
          </table:table-cell>
          <table:table-cell table:style-name="ce39" table:formula="of:=[.F101]+[.F98]+[.F73]+[.F70]+[.F51]+[.F48]+[.F29]+[.F26]" office:value-type="float" office:value="89.94">
            <text:p>89.9</text:p>
          </table:table-cell>
          <table:table-cell table:number-columns-repeated="18"/>
          <table:table-cell office:value-type="string">
            <text:p>FillFlux Time</text:p>
          </table:table-cell>
          <table:table-cell table:style-name="ce39" table:formula="of:=[.Z101]+[.Z98]+[.Z73]+[.Z70]+[.Z51]+[.Z48]+[.Z29]+[.Z26]" office:value-type="float" office:value="2398.4">
            <text:p>2398.4</text:p>
          </table:table-cell>
          <table:table-cell table:style-name="ce39" table:formula="of:=[.AA101]+[.AA98]+[.AA73]+[.AA70]+[.AA51]+[.AA48]+[.AA29]+[.AA26]" office:value-type="float" office:value="2038.64">
            <text:p>2038.6</text:p>
          </table:table-cell>
          <table:table-cell table:style-name="ce39" table:formula="of:=[.AB101]+[.AB98]+[.AB73]+[.AB70]+[.AB51]+[.AB48]+[.AB29]+[.AB26]" office:value-type="float" office:value="2038.64">
            <text:p>2038.6</text:p>
          </table:table-cell>
          <table:table-cell/>
          <table:table-cell table:style-name="ce39" table:formula="of:=[.AD101]+[.AD98]+[.AD73]+[.AD70]+[.AD51]+[.AD48]+[.AD29]+[.AD26]" office:value-type="float" office:value="1798.8">
            <text:p>1798.8</text:p>
          </table:table-cell>
          <table:table-cell table:style-name="ce39" table:formula="of:=[.AE101]+[.AE98]+[.AE73]+[.AE70]+[.AE51]+[.AE48]+[.AE29]+[.AE26]" office:value-type="float" office:value="2308.46">
            <text:p>2308.5</text:p>
          </table:table-cell>
          <table:table-cell table:style-name="ce39" table:formula="of:=[.AF101]+[.AF98]+[.AF73]+[.AF70]+[.AF51]+[.AF48]+[.AF29]+[.AF26]" office:value-type="float" office:value="2368.42">
            <text:p>2368.4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SurfInt Time</text:p>
          </table:table-cell>
          <table:table-cell table:style-name="ce39" table:formula="of:=[.C110]+[.C105]+[.C103]+[.C82]+[.C77]+[.C75]+[.C60]+[.C55]+[.C53]+[.C38]+[.C33]+[.C31]" office:value-type="float" office:value="28508.16">
            <text:p>28508.2</text:p>
          </table:table-cell>
          <table:table-cell table:style-name="ce39" table:formula="of:=[.D110]+[.D105]+[.D103]+[.D82]+[.D77]+[.D75]+[.D60]+[.D55]+[.D53]+[.D38]+[.D33]+[.D31]" office:value-type="float" office:value="3563.52">
            <text:p>3563.5</text:p>
          </table:table-cell>
          <table:table-cell table:style-name="ce39" table:formula="of:=[.E110]+[.E105]+[.E103]+[.E82]+[.E77]+[.E75]+[.E60]+[.E55]+[.E53]+[.E38]+[.E33]+[.E31]" office:value-type="float" office:value="445.44">
            <text:p>445.4</text:p>
          </table:table-cell>
          <table:table-cell table:style-name="ce39" table:formula="of:=[.F110]+[.F105]+[.F103]+[.F82]+[.F77]+[.F75]+[.F60]+[.F55]+[.F53]+[.F38]+[.F33]+[.F31]" office:value-type="float" office:value="55.68">
            <text:p>55.7</text:p>
          </table:table-cell>
          <table:table-cell table:number-columns-repeated="18"/>
          <table:table-cell office:value-type="string">
            <text:p>SurfInt Time</text:p>
          </table:table-cell>
          <table:table-cell table:style-name="ce39" table:formula="of:=[.Z110]+[.Z105]+[.Z103]+[.Z82]+[.Z77]+[.Z75]+[.Z60]+[.Z55]+[.Z53]+[.Z38]+[.Z33]+[.Z31]" office:value-type="float" office:value="1484.8">
            <text:p>1484.8</text:p>
          </table:table-cell>
          <table:table-cell table:style-name="ce39" table:formula="of:=[.AA110]+[.AA105]+[.AA103]+[.AA82]+[.AA77]+[.AA75]+[.AA60]+[.AA55]+[.AA53]+[.AA38]+[.AA33]+[.AA31]" office:value-type="float" office:value="1262.08">
            <text:p>1262.1</text:p>
          </table:table-cell>
          <table:table-cell table:style-name="ce39" table:formula="of:=[.AB110]+[.AB105]+[.AB103]+[.AB82]+[.AB77]+[.AB75]+[.AB60]+[.AB55]+[.AB53]+[.AB38]+[.AB33]+[.AB31]" office:value-type="float" office:value="1262.08">
            <text:p>1262.1</text:p>
          </table:table-cell>
          <table:table-cell/>
          <table:table-cell table:style-name="ce39" table:formula="of:=[.AD110]+[.AD105]+[.AD103]+[.AD82]+[.AD77]+[.AD75]+[.AD60]+[.AD55]+[.AD53]+[.AD38]+[.AD33]+[.AD31]" office:value-type="float" office:value="1484.8">
            <text:p>1484.8</text:p>
          </table:table-cell>
          <table:table-cell table:style-name="ce39" table:formula="of:=[.AE110]+[.AE105]+[.AE103]+[.AE82]+[.AE77]+[.AE75]+[.AE60]+[.AE55]+[.AE53]+[.AE38]+[.AE33]+[.AE31]" office:value-type="float" office:value="1262.08">
            <text:p>1262.1</text:p>
          </table:table-cell>
          <table:table-cell table:style-name="ce39" table:formula="of:=[.AF110]+[.AF105]+[.AF103]+[.AF82]+[.AF77]+[.AF75]+[.AF60]+[.AF55]+[.AF53]+[.AF38]+[.AF33]+[.AF31]" office:value-type="float" office:value="1262.08">
            <text:p>1262.1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volInt Time</text:p>
          </table:table-cell>
          <table:table-cell table:style-name="ce39" table:formula="of:=[.C107]+[.C79]+[.C57]+[.C35]" office:value-type="float" office:value="43438.08">
            <text:p>43438.1</text:p>
          </table:table-cell>
          <table:table-cell table:style-name="ce39" table:formula="of:=[.D107]+[.D79]+[.D57]+[.D35]" office:value-type="float" office:value="5429.76">
            <text:p>5429.8</text:p>
          </table:table-cell>
          <table:table-cell table:style-name="ce39" table:formula="of:=[.E107]+[.E79]+[.E57]+[.E35]" office:value-type="float" office:value="678.72">
            <text:p>678.7</text:p>
          </table:table-cell>
          <table:table-cell table:style-name="ce39" table:formula="of:=[.F107]+[.F79]+[.F57]+[.F35]" office:value-type="float" office:value="84.84">
            <text:p>84.8</text:p>
          </table:table-cell>
          <table:table-cell table:number-columns-repeated="18"/>
          <table:table-cell office:value-type="string">
            <text:p>volInt Time</text:p>
          </table:table-cell>
          <table:table-cell table:style-name="ce39" table:formula="of:=[.Z107]+[.Z79]+[.Z57]+[.Z35]" office:value-type="float" office:value="2545.2">
            <text:p>2545.2</text:p>
          </table:table-cell>
          <table:table-cell table:style-name="ce39" table:formula="of:=[.AA107]+[.AA79]+[.AA57]+[.AA35]" office:value-type="float" office:value="2460.36">
            <text:p>2460.4</text:p>
          </table:table-cell>
          <table:table-cell table:style-name="ce39" table:formula="of:=[.AB107]+[.AB79]+[.AB57]+[.AB35]" office:value-type="float" office:value="2375.52">
            <text:p>2375.5</text:p>
          </table:table-cell>
          <table:table-cell/>
          <table:table-cell table:style-name="ce39" table:formula="of:=[.AD107]+[.AD79]+[.AD57]+[.AD35]" office:value-type="float" office:value="2545.2">
            <text:p>2545.2</text:p>
          </table:table-cell>
          <table:table-cell table:style-name="ce39" table:formula="of:=[.AE107]+[.AE79]+[.AE57]+[.AE35]" office:value-type="float" office:value="2460.36">
            <text:p>2460.4</text:p>
          </table:table-cell>
          <table:table-cell table:style-name="ce39" table:formula="of:=[.AF107]+[.AF79]+[.AF57]+[.AF35]" office:value-type="float" office:value="2375.52">
            <text:p>2375.5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otal Time</text:p>
          </table:table-cell>
          <table:table-cell table:style-name="ce49" table:formula="of:=([.C112]+[.C115]+[.C114]+[.C113])*[.C$7]^3" office:value-type="float" office:value="150435.84">
            <text:p>150435.8</text:p>
          </table:table-cell>
          <table:table-cell table:style-name="ce57" table:formula="of:=[.D112]+[.D115]+[.D114]+[.D113]" office:value-type="float" office:value="18804.48">
            <text:p>18804.5</text:p>
          </table:table-cell>
          <table:table-cell table:style-name="ce57" table:formula="of:=[.E112]+[.E115]+[.E114]+[.E113]" office:value-type="float" office:value="2350.56">
            <text:p>2350.6</text:p>
          </table:table-cell>
          <table:table-cell table:style-name="ce70" table:formula="of:=[.F112]+[.F115]+[.F114]+[.F113]" office:value-type="float" office:value="293.82">
            <text:p>293.8</text:p>
          </table:table-cell>
          <table:table-cell table:number-columns-repeated="18"/>
          <table:table-cell table:style-name="ce24" office:value-type="string">
            <text:p>Total Time</text:p>
          </table:table-cell>
          <table:table-cell table:style-name="ce70" table:formula="of:=[.Z112]+[.Z115]+[.Z114]+[.Z113]" office:value-type="float" office:value="8118">
            <text:p>8118.0</text:p>
          </table:table-cell>
          <table:table-cell table:style-name="ce70" table:formula="of:=[.AA112]+[.AA115]+[.AA114]+[.AA113]" office:value-type="float" office:value="7197.24">
            <text:p>7197.2</text:p>
          </table:table-cell>
          <table:table-cell table:style-name="ce70" table:formula="of:=[.AB112]+[.AB115]+[.AB114]+[.AB113]" office:value-type="float" office:value="7112.4">
            <text:p>7112.4</text:p>
          </table:table-cell>
          <table:table-cell table:style-name="Default"/>
          <table:table-cell table:style-name="ce70" table:formula="of:=[.AD112]+[.AD115]+[.AD114]+[.AD113]" office:value-type="float" office:value="7518.4">
            <text:p>7518.4</text:p>
          </table:table-cell>
          <table:table-cell table:style-name="ce70" table:formula="of:=[.AE112]+[.AE115]+[.AE114]+[.AE113]" office:value-type="float" office:value="7467.06">
            <text:p>7467.1</text:p>
          </table:table-cell>
          <table:table-cell table:style-name="ce70" table:formula="of:=[.AF112]+[.AF115]+[.AF114]+[.AF113]" office:value-type="float" office:value="7442.18">
            <text:p>7442.2</text:p>
          </table:table-cell>
          <table:table-cell table:number-columns-repeated="989"/>
        </table:table-row>
        <table:table-row table:style-name="ro6">
          <table:table-cell/>
          <table:table-cell table:style-name="ce25" office:value-type="string">
            <text:p>Total waiting time</text:p>
          </table:table-cell>
          <table:table-cell table:style-name="ce50" office:value-type="float" office:value="0">
            <text:p>0.0</text:p>
          </table:table-cell>
          <table:table-cell table:style-name="ce38" table:formula="of:=0.5*(ABS([.D108])-[.D108]+ABS([.D94])-[.D94]+ABS([.D80])-[.D80]+ABS([.D58])-[.D58]+ABS([.D36])-[.D36]+ABS([.D23])-[.D23])" office:value-type="float" office:value="552.96">
            <text:p>553.0</text:p>
          </table:table-cell>
          <table:table-cell table:style-name="ce38" table:formula="of:=0.5*(ABS([.E108])-[.E108]+ABS([.E94])-[.E94]+ABS([.E80])-[.E80]+ABS([.E58])-[.E58]+ABS([.E36])-[.E36]+ABS([.E23])-[.E23])" office:value-type="float" office:value="138.24">
            <text:p>138.2</text:p>
          </table:table-cell>
          <table:table-cell table:style-name="ce71" table:formula="of:=0.5*(ABS([.F108])-[.F108]+ABS([.F94])-[.F94]+ABS([.F80])-[.F80]+ABS([.F58])-[.F58]+ABS([.F36])-[.F36]+ABS([.F23])-[.F23])" office:value-type="float" office:value="87.96">
            <text:p>88.0</text:p>
          </table:table-cell>
          <table:table-cell table:number-columns-repeated="18"/>
          <table:table-cell table:style-name="ce25" office:value-type="string">
            <text:p>Total waiting time</text:p>
          </table:table-cell>
          <table:table-cell table:style-name="ce71" table:formula="of:=0.5*(ABS([.Z108])-[.Z108]+ABS([.Z94])-[.Z94]+ABS([.Z80])-[.Z80]+ABS([.Z58])-[.Z58]+ABS([.Z36])-[.Z36]+ABS([.Z23])-[.Z23])" office:value-type="float" office:value="230.4">
            <text:p>230.4</text:p>
          </table:table-cell>
          <table:table-cell table:style-name="ce71" table:formula="of:=0.5*(ABS([.AA108])-[.AA108]+ABS([.AA94])-[.AA94]+ABS([.AA80])-[.AA80]+ABS([.AA58])-[.AA58]+ABS([.AA36])-[.AA36]+ABS([.AA23])-[.AA23])" office:value-type="float" office:value="207.36">
            <text:p>207.4</text:p>
          </table:table-cell>
          <table:table-cell table:style-name="ce71" table:formula="of:=0.5*(ABS([.AB108])-[.AB108]+ABS([.AB94])-[.AB94]+ABS([.AB80])-[.AB80]+ABS([.AB58])-[.AB58]+ABS([.AB36])-[.AB36]+ABS([.AB23])-[.AB23])" office:value-type="float" office:value="149.76">
            <text:p>149.8</text:p>
          </table:table-cell>
          <table:table-cell/>
          <table:table-cell table:style-name="ce71" table:formula="of:=0.5*(ABS([.AD108])-[.AD108]+ABS([.AD94])-[.AD94]+ABS([.AD80])-[.AD80]+ABS([.AD58])-[.AD58]+ABS([.AD36])-[.AD36]+ABS([.AD23])-[.AD23])" office:value-type="float" office:value="460.8">
            <text:p>460.8</text:p>
          </table:table-cell>
          <table:table-cell table:style-name="ce71" table:formula="of:=0.5*(ABS([.AE108])-[.AE108]+ABS([.AE94])-[.AE94]+ABS([.AE80])-[.AE80]+ABS([.AE58])-[.AE58]+ABS([.AE36])-[.AE36]+ABS([.AE23])-[.AE23])" office:value-type="float" office:value="103.68">
            <text:p>103.7</text:p>
          </table:table-cell>
          <table:table-cell table:style-name="ce71" table:formula="of:=0.5*(ABS([.AF108])-[.AF108]+ABS([.AF94])-[.AF94]+ABS([.AF80])-[.AF80]+ABS([.AF58])-[.AF58]+ABS([.AF36])-[.AF36]+ABS([.AF23])-[.AF23])" office:value-type="float" office:value="23.04">
            <text:p>23.0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ime*nProcs</text:p>
          </table:table-cell>
          <table:table-cell table:style-name="ce49" table:formula="of:=([.C116]+[.C117])*[.C$7]^3" office:value-type="float" office:value="150435.84">
            <text:p>150435.8</text:p>
          </table:table-cell>
          <table:table-cell table:style-name="ce57" table:formula="of:=([.D116]+[.D117])*[.D$7]^3" office:value-type="float" office:value="154859.52">
            <text:p>154859.5</text:p>
          </table:table-cell>
          <table:table-cell table:style-name="ce57" table:formula="of:=([.E116]+[.E117])*[.E$7]^3" office:value-type="float" office:value="159283.2">
            <text:p>159283.2</text:p>
          </table:table-cell>
          <table:table-cell table:style-name="ce70" table:formula="of:=([.F116]+[.F117])*[.F$7]^3" office:value-type="float" office:value="195471.36">
            <text:p>195471.4</text:p>
          </table:table-cell>
          <table:table-cell table:number-columns-repeated="18"/>
          <table:table-cell table:style-name="ce24" office:value-type="string">
            <text:p>Time*nProcs</text:p>
          </table:table-cell>
          <table:table-cell table:style-name="ce70" table:formula="of:=([.Z116]+[.Z117])*[.Z$7]^3" office:value-type="float" office:value="8348.4">
            <text:p>8348.4</text:p>
          </table:table-cell>
          <table:table-cell table:style-name="ce70" table:formula="of:=([.AA116]+[.AA117])*[.AA$7]^3" office:value-type="float" office:value="7404.6">
            <text:p>7404.6</text:p>
          </table:table-cell>
          <table:table-cell table:style-name="ce70" table:formula="of:=([.AB116]+[.AB117])*[.AB$7]^3" office:value-type="float" office:value="7262.16">
            <text:p>7262.2</text:p>
          </table:table-cell>
          <table:table-cell table:style-name="ce91" table:formula="of:=MIN([.Z118];[.AA118];[.AB118])/MAX([.Z118];[.AA118];[.AB118])*100" office:value-type="float" office:value="86.9886445306885">
            <text:p>86.99</text:p>
          </table:table-cell>
          <table:table-cell table:style-name="ce70" table:formula="of:=([.AD116]+[.AD117])*[.AD$7]^3" office:value-type="float" office:value="7979.2">
            <text:p>7979.2</text:p>
          </table:table-cell>
          <table:table-cell table:style-name="ce70" table:formula="of:=([.AE116]+[.AE117])*[.AE$7]^3" office:value-type="float" office:value="7570.74">
            <text:p>7570.7</text:p>
          </table:table-cell>
          <table:table-cell table:style-name="ce70" table:formula="of:=([.AF116]+[.AF117])*[.AF$7]^3" office:value-type="float" office:value="7465.22">
            <text:p>7465.2</text:p>
          </table:table-cell>
          <table:table-cell table:style-name="ce91" table:formula="of:=MIN([.AD118];[.AE118];[.AF118])/MAX([.AD118];[.AE118];[.AF118])*100" office:value-type="float" office:value="93.5585021054742">
            <text:p>93.56</text:p>
          </table:table-cell>
          <table:table-cell table:number-columns-repeated="988"/>
        </table:table-row>
        <table:table-row table:style-name="ro6">
          <table:table-cell/>
          <table:table-cell table:style-name="ce26" office:value-type="string">
            <text:p>efficiency [%]</text:p>
          </table:table-cell>
          <table:table-cell table:style-name="ce51" table:formula="of:=[.$C$118]/[.C118]*100" office:value-type="float" office:value="100">
            <text:p>100.0</text:p>
          </table:table-cell>
          <table:table-cell table:style-name="ce58" table:formula="of:=[.$C$118]/[.D118]*100" office:value-type="float" office:value="97.1434239238246">
            <text:p>97.1</text:p>
          </table:table-cell>
          <table:table-cell table:style-name="ce58" table:formula="of:=[.$C$118]/[.E118]*100" office:value-type="float" office:value="94.4455159112825">
            <text:p>94.4</text:p>
          </table:table-cell>
          <table:table-cell table:style-name="ce72" table:formula="of:=[.$C$118]/[.F118]*100" office:value-type="float" office:value="76.960553198177">
            <text:p>77.0</text:p>
          </table:table-cell>
          <table:table-cell table:number-columns-repeated="18"/>
          <table:table-cell table:style-name="ce26"/>
          <table:table-cell table:style-name="ce72" table:number-columns-repeated="3"/>
          <table:table-cell/>
          <table:table-cell table:style-name="ce72" table:number-columns-repeated="3"/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Total Puffer time</text:p>
          </table:table-cell>
          <table:table-cell table:style-name="ce52" office:value-type="float" office:value="0">
            <text:p>0</text:p>
          </table:table-cell>
          <table:table-cell table:style-name="ce53" table:formula="of:=0.5*(ABS([.D108])+[.D108]+ABS([.D94])+[.D94]+ABS([.D80])+[.D80]+ABS([.D58])+[.D58]+ABS([.D36])+[.D36]+ABS([.D23])+[.D23])" office:value-type="float" office:value="10258.88">
            <text:p>10259</text:p>
          </table:table-cell>
          <table:table-cell table:style-name="ce53" table:formula="of:=0.5*(ABS([.E108])+[.E108]+ABS([.E94])+[.E94]+ABS([.E80])+[.E80]+ABS([.E58])+[.E58]+ABS([.E36])+[.E36]+ABS([.E23])+[.E23])" office:value-type="float" office:value="756.88">
            <text:p>757</text:p>
          </table:table-cell>
          <table:table-cell table:style-name="ce73" table:formula="of:=0.5*(ABS([.F108])+[.F108]+ABS([.F94])+[.F94]+ABS([.F80])+[.F80]+ABS([.F58])+[.F58]+ABS([.F36])+[.F36]+ABS([.F23])+[.F23])" office:value-type="float" office:value="16.64">
            <text:p>17</text:p>
          </table:table-cell>
          <table:table-cell table:number-columns-repeated="18"/>
          <table:table-cell table:style-name="ce24" office:value-type="string">
            <text:p>Total Puffer time</text:p>
          </table:table-cell>
          <table:table-cell table:style-name="ce73" table:formula="of:=0.5*(ABS([.Z108])+[.Z108]+ABS([.Z94])+[.Z94]+ABS([.Z80])+[.Z80]+ABS([.Z58])+[.Z58]+ABS([.Z36])+[.Z36]+ABS([.Z23])+[.Z23])" office:value-type="float" office:value="4728">
            <text:p>4728</text:p>
          </table:table-cell>
          <table:table-cell table:style-name="ce73" table:formula="of:=0.5*(ABS([.AA108])+[.AA108]+ABS([.AA94])+[.AA94]+ABS([.AA80])+[.AA80]+ABS([.AA58])+[.AA58]+ABS([.AA36])+[.AA36]+ABS([.AA23])+[.AA23])" office:value-type="float" office:value="4407.36">
            <text:p>4407</text:p>
          </table:table-cell>
          <table:table-cell table:style-name="ce73" table:formula="of:=0.5*(ABS([.AB108])+[.AB108]+ABS([.AB94])+[.AB94]+ABS([.AB80])+[.AB80]+ABS([.AB58])+[.AB58]+ABS([.AB36])+[.AB36]+ABS([.AB23])+[.AB23])" office:value-type="float" office:value="4709.22">
            <text:p>4709</text:p>
          </table:table-cell>
          <table:table-cell/>
          <table:table-cell table:style-name="ce73" table:formula="of:=0.5*(ABS([.AD108])+[.AD108]+ABS([.AD94])+[.AD94]+ABS([.AD80])+[.AD80]+ABS([.AD58])+[.AD58]+ABS([.AD36])+[.AD36]+ABS([.AD23])+[.AD23])" office:value-type="float" office:value="5419.2">
            <text:p>5419</text:p>
          </table:table-cell>
          <table:table-cell table:style-name="ce73" table:formula="of:=0.5*(ABS([.AE108])+[.AE108]+ABS([.AE94])+[.AE94]+ABS([.AE80])+[.AE80]+ABS([.AE58])+[.AE58]+ABS([.AE36])+[.AE36]+ABS([.AE23])+[.AE23])" office:value-type="float" office:value="4096.32">
            <text:p>4096</text:p>
          </table:table-cell>
          <table:table-cell table:style-name="ce73" table:formula="of:=0.5*(ABS([.AF108])+[.AF108]+ABS([.AF94])+[.AF94]+ABS([.AF80])+[.AF80]+ABS([.AF58])+[.AF58]+ABS([.AF36])+[.AF36]+ABS([.AF23])+[.AF23])" office:value-type="float" office:value="4329.06">
            <text:p>4329</text:p>
          </table:table-cell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P2F Time [%]</text:p>
          </table:table-cell>
          <table:table-cell table:style-name="ce53" table:formula="of:=[.C112]/[.C$116]*100" office:value-type="float" office:value="21.5642229936696">
            <text:p>22</text:p>
          </table:table-cell>
          <table:table-cell table:style-name="ce53" table:formula="of:=[.D112]/[.D$116]*100" office:value-type="float" office:value="21.5642229936696">
            <text:p>22</text:p>
          </table:table-cell>
          <table:table-cell table:style-name="ce53" table:formula="of:=[.E112]/[.E$116]*100" office:value-type="float" office:value="21.5642229936696">
            <text:p>22</text:p>
          </table:table-cell>
          <table:table-cell table:style-name="ce73" table:formula="of:=[.F112]/[.F$116]*100" office:value-type="float" office:value="21.5642229936696">
            <text:p>22</text:p>
          </table:table-cell>
          <table:table-cell table:number-columns-repeated="18"/>
          <table:table-cell table:style-name="ce24" office:value-type="string">
            <text:p>P2F Time [%]</text:p>
          </table:table-cell>
          <table:table-cell table:style-name="ce73" table:formula="of:=[.Z112]/[.Z$116]*100" office:value-type="float" office:value="20.8130081300813">
            <text:p>21</text:p>
          </table:table-cell>
          <table:table-cell table:style-name="ce73" table:formula="of:=[.AA112]/[.AA$116]*100" office:value-type="float" office:value="19.9543158210647">
            <text:p>20</text:p>
          </table:table-cell>
          <table:table-cell table:style-name="ce73" table:formula="of:=[.AB112]/[.AB$116]*100" office:value-type="float" office:value="20.1923401383499">
            <text:p>20</text:p>
          </table:table-cell>
          <table:table-cell/>
          <table:table-cell table:style-name="ce73" table:formula="of:=[.AD112]/[.AD$116]*100" office:value-type="float" office:value="22.4728665673548">
            <text:p>22</text:p>
          </table:table-cell>
          <table:table-cell table:style-name="ce73" table:formula="of:=[.AE112]/[.AE$116]*100" office:value-type="float" office:value="19.2332725329648">
            <text:p>19</text:p>
          </table:table-cell>
          <table:table-cell table:style-name="ce73" table:formula="of:=[.AF112]/[.AF$116]*100" office:value-type="float" office:value="19.2975714105276">
            <text:p>19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volInt Time [%]</text:p>
          </table:table-cell>
          <table:table-cell table:style-name="ce53" table:formula="of:=[.C115]/[.C$116]*100" office:value-type="float" office:value="28.874821319175">
            <text:p>29</text:p>
          </table:table-cell>
          <table:table-cell table:style-name="ce53" table:formula="of:=[.D115]/[.D$116]*100" office:value-type="float" office:value="28.874821319175">
            <text:p>29</text:p>
          </table:table-cell>
          <table:table-cell table:style-name="ce53" table:formula="of:=[.E115]/[.E$116]*100" office:value-type="float" office:value="28.874821319175">
            <text:p>29</text:p>
          </table:table-cell>
          <table:table-cell table:style-name="ce73" table:formula="of:=[.F115]/[.F$116]*100" office:value-type="float" office:value="28.874821319175">
            <text:p>29</text:p>
          </table:table-cell>
          <table:table-cell table:number-columns-repeated="18"/>
          <table:table-cell table:style-name="ce24" office:value-type="string">
            <text:p>volInt Time [%]</text:p>
          </table:table-cell>
          <table:table-cell table:style-name="ce73" table:formula="of:=[.Z115]/[.Z$116]*100" office:value-type="float" office:value="31.3525498891353">
            <text:p>31</text:p>
          </table:table-cell>
          <table:table-cell table:style-name="ce73" table:formula="of:=[.AA115]/[.AA$116]*100" office:value-type="float" office:value="34.1847708288177">
            <text:p>34</text:p>
          </table:table-cell>
          <table:table-cell table:style-name="ce73" table:formula="of:=[.AB115]/[.AB$116]*100" office:value-type="float" office:value="33.3996963050447">
            <text:p>33</text:p>
          </table:table-cell>
          <table:table-cell/>
          <table:table-cell table:style-name="ce73" table:formula="of:=[.AD115]/[.AD$116]*100" office:value-type="float" office:value="33.8529474356246">
            <text:p>34</text:p>
          </table:table-cell>
          <table:table-cell table:style-name="ce73" table:formula="of:=[.AE115]/[.AE$116]*100" office:value-type="float" office:value="32.9495142666592">
            <text:p>33</text:p>
          </table:table-cell>
          <table:table-cell table:style-name="ce73" table:formula="of:=[.AF115]/[.AF$116]*100" office:value-type="float" office:value="31.9196794487637">
            <text:p>32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SurfInt Time [%]</text:p>
          </table:table-cell>
          <table:table-cell table:style-name="ce53" table:formula="of:=[.C114]/[.C$116]*100" office:value-type="float" office:value="18.9503777823157">
            <text:p>19</text:p>
          </table:table-cell>
          <table:table-cell table:style-name="ce53" table:formula="of:=[.D114]/[.D$116]*100" office:value-type="float" office:value="18.9503777823157">
            <text:p>19</text:p>
          </table:table-cell>
          <table:table-cell table:style-name="ce53" table:formula="of:=[.E114]/[.E$116]*100" office:value-type="float" office:value="18.9503777823157">
            <text:p>19</text:p>
          </table:table-cell>
          <table:table-cell table:style-name="ce73" table:formula="of:=[.F114]/[.F$116]*100" office:value-type="float" office:value="18.9503777823157">
            <text:p>19</text:p>
          </table:table-cell>
          <table:table-cell table:number-columns-repeated="18"/>
          <table:table-cell table:style-name="ce24" office:value-type="string">
            <text:p>SurfInt Time [%]</text:p>
          </table:table-cell>
          <table:table-cell table:style-name="ce73" table:formula="of:=[.Z114]/[.Z$116]*100" office:value-type="float" office:value="18.290219265829">
            <text:p>18</text:p>
          </table:table-cell>
          <table:table-cell table:style-name="ce73" table:formula="of:=[.AA114]/[.AA$116]*100" office:value-type="float" office:value="17.5356108730569">
            <text:p>18</text:p>
          </table:table-cell>
          <table:table-cell table:style-name="ce73" table:formula="of:=[.AB114]/[.AB$116]*100" office:value-type="float" office:value="17.7447837579439">
            <text:p>18</text:p>
          </table:table-cell>
          <table:table-cell/>
          <table:table-cell table:style-name="ce73" table:formula="of:=[.AD114]/[.AD$116]*100" office:value-type="float" office:value="19.7488827410087">
            <text:p>20</text:p>
          </table:table-cell>
          <table:table-cell table:style-name="ce73" table:formula="of:=[.AE114]/[.AE$116]*100" office:value-type="float" office:value="16.9019667713933">
            <text:p>17</text:p>
          </table:table-cell>
          <table:table-cell table:style-name="ce73" table:formula="of:=[.AF114]/[.AF$116]*100" office:value-type="float" office:value="16.9584718456151">
            <text:p>17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FillFlux Time <text:s/>[%]</text:p>
          </table:table-cell>
          <table:table-cell table:style-name="ce53" table:formula="of:=[.C113]/[.C$116]*100" office:value-type="float" office:value="30.6105779048397">
            <text:p>31</text:p>
          </table:table-cell>
          <table:table-cell table:style-name="ce53" table:formula="of:=[.D113]/[.D$116]*100" office:value-type="float" office:value="30.6105779048397">
            <text:p>31</text:p>
          </table:table-cell>
          <table:table-cell table:style-name="ce53" table:formula="of:=[.E113]/[.E$116]*100" office:value-type="float" office:value="30.6105779048397">
            <text:p>31</text:p>
          </table:table-cell>
          <table:table-cell table:style-name="ce73" table:formula="of:=[.F113]/[.F$116]*100" office:value-type="float" office:value="30.6105779048397">
            <text:p>31</text:p>
          </table:table-cell>
          <table:table-cell table:number-columns-repeated="18"/>
          <table:table-cell table:style-name="ce24" office:value-type="string">
            <text:p>FillFlux Time <text:s/>[%]</text:p>
          </table:table-cell>
          <table:table-cell table:style-name="ce73" table:formula="of:=[.Z113]/[.Z$116]*100" office:value-type="float" office:value="29.5442227149544">
            <text:p>30</text:p>
          </table:table-cell>
          <table:table-cell table:style-name="ce73" table:formula="of:=[.AA113]/[.AA$116]*100" office:value-type="float" office:value="28.3253024770606">
            <text:p>28</text:p>
          </table:table-cell>
          <table:table-cell table:style-name="ce73" table:formula="of:=[.AB113]/[.AB$116]*100" office:value-type="float" office:value="28.6631797986615">
            <text:p>29</text:p>
          </table:table-cell>
          <table:table-cell/>
          <table:table-cell table:style-name="ce73" table:formula="of:=[.AD113]/[.AD$116]*100" office:value-type="float" office:value="23.9253032560119">
            <text:p>24</text:p>
          </table:table-cell>
          <table:table-cell table:style-name="ce73" table:formula="of:=[.AE113]/[.AE$116]*100" office:value-type="float" office:value="30.9152464289828">
            <text:p>31</text:p>
          </table:table-cell>
          <table:table-cell table:style-name="ce73" table:formula="of:=[.AF113]/[.AF$116]*100" office:value-type="float" office:value="31.8242772950936">
            <text:p>32</text:p>
          </table:table-cell>
          <table:table-cell table:number-columns-repeated="989"/>
        </table:table-row>
        <table:table-row table:style-name="ro6" table:number-rows-repeated="1048448">
          <table:table-cell table:number-columns-repeated="1021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=5_sidebas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number-columns-repeated="3" table:default-cell-style-name="ce27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ce89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table:number-columns-spanned="15" table:number-rows-spanned="1">
            <text:p>Estimation for parallelization of FLEXI for a structured <text:s/>periodic cube</text:p>
          </table:table-cell>
          <table:covered-table-cell table:style-name="ce1"/>
          <table:covered-table-cell table:number-columns-repeated="13"/>
          <table:table-cell table:number-columns-repeated="9"/>
          <table:table-cell table:style-name="ce88" office:value-type="string" table:number-columns-spanned="9" table:number-rows-spanned="1">
            <text:p>Load Balancing by shifting the split point of MPI sides</text:p>
          </table:table-cell>
          <table:covered-table-cell table:number-columns-repeated="8"/>
          <table:table-cell table:number-columns-repeated="988"/>
        </table:table-row>
        <table:table-row table:style-name="ro2">
          <table:table-cell/>
          <table:table-cell office:value-type="string">
            <text:p><text:s/>all times are in [musec] for one stage update</text:p>
          </table:table-cell>
          <table:table-cell table:number-columns-repeated="1019"/>
        </table:table-row>
        <table:table-row table:style-name="ro2">
          <table:table-cell table:number-columns-repeated="25"/>
          <table:table-cell office:value-type="string">
            <text:p>Proc0</text:p>
          </table:table-cell>
          <table:table-cell office:value-type="string">
            <text:p>Proc1</text:p>
          </table:table-cell>
          <table:table-cell office:value-type="string">
            <text:p>Proc2</text:p>
          </table:table-cell>
          <table:table-cell table:number-columns-repeated="993"/>
        </table:table-row>
        <table:table-row table:style-name="ro2">
          <table:table-cell/>
          <table:table-cell office:value-type="string">
            <text:p>Bandwidth [Byte/musec]=</text:p>
          </table:table-cell>
          <table:table-cell/>
          <table:table-cell table:formula="of:=1000/8" office:value-type="float" office:value="125">
            <text:p>125</text:p>
          </table:table-cell>
          <table:table-cell table:style-name="ce59" office:value-type="string">
            <text:p>1GigaBit, geschätzt für gesamte Kommunikation</text:p>
          </table:table-cell>
          <table:table-cell table:number-columns-repeated="19"/>
          <table:table-cell office:value-type="string">
            <text:p>Proc0-Proc1: 25MPIsides, Proc0-proc2:15, Proc1-Proc2:11</text:p>
          </table:table-cell>
          <table:table-cell table:number-columns-repeated="996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8"/>
          <table:table-cell office:value-type="string">
            <text:p>50/50</text:p>
          </table:table-cell>
          <table:table-cell table:number-columns-repeated="4"/>
          <table:table-cell office:value-type="string">
            <text:p>OPTIMIZED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8">
            <text:p>8</text:p>
          </table:table-cell>
          <table:table-cell table:number-columns-repeated="18"/>
          <table:table-cell table:style-name="ce3" office:value-type="string">
            <text:p>nProcs1D=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989"/>
        </table:table-row>
        <table:table-row table:style-name="ro3">
          <table:table-cell/>
          <table:table-cell table:style-name="ce4" office:value-type="string">
            <text:p>nElems1D=</text:p>
          </table:table-cell>
          <table:table-cell table:style-name="ce29" office:value-type="float" office:value="8">
            <text:p>8</text:p>
          </table:table-cell>
          <table:table-cell table:style-name="ce29" table:formula="of:=[.$C8]/[.D7]" office:value-type="float" office:value="4">
            <text:p>4</text:p>
          </table:table-cell>
          <table:table-cell table:style-name="ce29" table:formula="of:=[.$C8]/[.E7]" office:value-type="float" office:value="2">
            <text:p>2</text:p>
          </table:table-cell>
          <table:table-cell table:style-name="ce29" table:formula="of:=[.$C8]/[.F7]" office:value-type="float" office:value="1">
            <text:p>1</text:p>
          </table:table-cell>
          <table:table-cell table:number-columns-repeated="4"/>
          <table:table-cell table:style-name="ce82" office:value-type="string">
            <text:p>Datasize</text:p>
          </table:table-cell>
          <table:table-cell table:style-name="ce27" table:number-columns-repeated="2"/>
          <table:table-cell table:style-name="ce85"/>
          <table:table-cell table:number-columns-repeated="10"/>
          <table:table-cell table:style-name="ce4"/>
          <table:table-cell table:style-name="ce29" table:number-columns-repeated="3"/>
          <table:table-cell/>
          <table:table-cell table:style-name="ce29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Elems/Proc=</text:p>
          </table:table-cell>
          <table:table-cell table:style-name="ce30" table:formula="of:=[.C8]^3" office:value-type="float" office:value="512">
            <text:p>512</text:p>
          </table:table-cell>
          <table:table-cell table:style-name="ce30" table:formula="of:=[.D8]^3" office:value-type="float" office:value="64">
            <text:p>64</text:p>
          </table:table-cell>
          <table:table-cell table:style-name="ce30" table:formula="of:=[.E8]^3" office:value-type="float" office:value="8">
            <text:p>8</text:p>
          </table:table-cell>
          <table:table-cell table:style-name="ce30" table:formula="of:=[.F8]^3" office:value-type="float" office:value="1">
            <text:p>1</text:p>
          </table:table-cell>
          <table:table-cell table:number-columns-repeated="4"/>
          <table:table-cell table:style-name="ce83" office:value-type="string">
            <text:p>[Byte per side]</text:p>
          </table:table-cell>
          <table:table-cell table:style-name="ce27" table:number-columns-repeated="2"/>
          <table:table-cell table:style-name="ce86" table:formula="of:=8*5*([.$N$15]+1)^2" office:value-type="float" office:value="1440">
            <text:p>1440</text:p>
          </table:table-cell>
          <table:table-cell table:number-columns-repeated="10"/>
          <table:table-cell table:style-name="ce5" office:value-type="string">
            <text:p>nElems/Proc=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/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DOFs/Proc=</text:p>
          </table:table-cell>
          <table:table-cell table:style-name="ce31" table:formula="of:=[.C9]*([.$N$15]+1)^3" office:value-type="float" office:value="110592">
            <text:p>110592</text:p>
          </table:table-cell>
          <table:table-cell table:style-name="ce31" table:formula="of:=[.D9]*([.$N$15]+1)^3" office:value-type="float" office:value="13824">
            <text:p>13824</text:p>
          </table:table-cell>
          <table:table-cell table:style-name="ce31" table:formula="of:=[.E9]*([.$N$15]+1)^3" office:value-type="float" office:value="1728">
            <text:p>1728</text:p>
          </table:table-cell>
          <table:table-cell table:style-name="ce31" table:formula="of:=[.F9]*([.$N$15]+1)^3" office:value-type="float" office:value="216">
            <text:p>216</text:p>
          </table:table-cell>
          <table:table-cell table:number-columns-repeated="18"/>
          <table:table-cell table:style-name="ce4"/>
          <table:table-cell table:style-name="ce31" table:number-columns-repeated="3"/>
          <table:table-cell/>
          <table:table-cell table:style-name="ce31" table:number-columns-repeated="3"/>
          <table:table-cell table:number-columns-repeated="989"/>
        </table:table-row>
        <table:table-row table:style-name="ro3">
          <table:table-cell/>
          <table:table-cell table:style-name="ce5" office:value-type="string">
            <text:p>nInnerSides=</text:p>
          </table:table-cell>
          <table:table-cell table:style-name="ce30" table:formula="of:=3*[.C8]^3" office:value-type="float" office:value="1536">
            <text:p>1536</text:p>
          </table:table-cell>
          <table:table-cell table:style-name="ce30" table:formula="of:=3*[.D8]^2*([.D8]-1)" office:value-type="float" office:value="144">
            <text:p>144</text:p>
          </table:table-cell>
          <table:table-cell table:style-name="ce30" table:formula="of:=3*[.E8]^2*([.E8]-1)" office:value-type="float" office:value="12">
            <text:p>12</text:p>
          </table:table-cell>
          <table:table-cell table:style-name="ce30" table:formula="of:=3*[.F8]^2*([.F8]-1)" office:value-type="float" office:value="0">
            <text:p>0</text:p>
          </table:table-cell>
          <table:table-cell table:number-columns-repeated="18"/>
          <table:table-cell table:style-name="ce5" office:value-type="string">
            <text:p>nInnerSides=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/>
          <table:table-cell table:style-name="ce30" office:value-type="float" office:value="60">
            <text:p>6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 table:number-columns-repeated="989"/>
        </table:table-row>
        <table:table-row table:style-name="ro3">
          <table:table-cell/>
          <table:table-cell table:style-name="ce5" office:value-type="string">
            <text:p>nMPISides=</text:p>
          </table:table-cell>
          <table:table-cell table:style-name="ce30" office:value-type="float" office:value="0">
            <text:p>0</text:p>
          </table:table-cell>
          <table:table-cell table:style-name="ce30" table:formula="of:=6*[.D8]^2" office:value-type="float" office:value="96">
            <text:p>96</text:p>
          </table:table-cell>
          <table:table-cell table:style-name="ce30" table:formula="of:=6*[.E8]^2" office:value-type="float" office:value="24">
            <text:p>24</text:p>
          </table:table-cell>
          <table:table-cell table:style-name="ce30" table:formula="of:=6*[.F8]^2" office:value-type="float" office:value="6">
            <text:p>6</text:p>
          </table:table-cell>
          <table:table-cell table:number-columns-repeated="4"/>
          <table:table-cell office:value-type="string">
            <text:p>from gprof, singleCPU <text:s/>with N=5,</text:p>
          </table:table-cell>
          <table:table-cell table:number-columns-repeated="13"/>
          <table:table-cell table:style-name="ce5" office:value-type="string">
            <text:p>nMPISides=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/>
          <table:table-cell table:style-name="ce30" office:value-type="float" office:value="40">
            <text:p>4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26">
            <text:p>26</text:p>
          </table:table-cell>
          <table:table-cell table:number-columns-repeated="989"/>
        </table:table-row>
        <table:table-row table:style-name="ro3">
          <table:table-cell/>
          <table:table-cell table:style-name="ce6" office:value-type="string">
            <text:p>nMPI_MINE=</text:p>
          </table:table-cell>
          <table:table-cell table:style-name="ce31" table:formula="of:=[.C12]/2" office:value-type="float" office:value="0">
            <text:p>0</text:p>
          </table:table-cell>
          <table:table-cell table:style-name="ce31" table:formula="of:=[.D12]/2" office:value-type="float" office:value="48">
            <text:p>48</text:p>
          </table:table-cell>
          <table:table-cell table:style-name="ce31" table:formula="of:=[.E12]/2" office:value-type="float" office:value="12">
            <text:p>12</text:p>
          </table:table-cell>
          <table:table-cell table:style-name="ce31" table:formula="of:=[.F12]/2" office:value-type="float" office:value="3">
            <text:p>3</text:p>
          </table:table-cell>
          <table:table-cell table:number-columns-repeated="4"/>
          <table:table-cell office:value-type="string">
            <text:p>256 unstr. elements &amp; BCs, Flos PC</text:p>
          </table:table-cell>
          <table:table-cell table:number-columns-repeated="13"/>
          <table:table-cell table:style-name="ce5" office:value-type="string">
            <text:p>nMPI MINE=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3">
            <text:p>13</text:p>
          </table:table-cell>
          <table:table-cell table:formula="of:=[.Z13]+[.AA13]+[.AB13]" office:value-type="float" office:value="51">
            <text:p>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table:formula="of:=[.AC13]-[.AD13]-[.AE13]" office:value-type="float" office:value="24">
            <text:p>24</text:p>
          </table:table-cell>
          <table:table-cell table:number-columns-repeated="989"/>
        </table:table-row>
        <table:table-row table:style-name="ro3">
          <table:table-cell/>
          <table:table-cell table:style-name="ce7" office:value-type="string">
            <text:p>nTotalSides=</text:p>
          </table:table-cell>
          <table:table-cell table:style-name="ce32" table:formula="of:=(2*[.C11]+[.C12])*[.C7]^3" office:value-type="float" office:value="3072">
            <text:p>3072</text:p>
          </table:table-cell>
          <table:table-cell table:style-name="ce32" table:formula="of:=(2*[.D11]+[.D12])*[.D7]^3" office:value-type="float" office:value="3072">
            <text:p>3072</text:p>
          </table:table-cell>
          <table:table-cell table:style-name="ce32" table:formula="of:=(2*[.E11]+[.E12])*[.E7]^3" office:value-type="float" office:value="3072">
            <text:p>3072</text:p>
          </table:table-cell>
          <table:table-cell table:style-name="ce32" table:formula="of:=(2*[.F11]+[.F12])*[.F7]^3" office:value-type="float" office:value="3072">
            <text:p>3072</text:p>
          </table:table-cell>
          <table:table-cell table:number-columns-repeated="4"/>
          <table:table-cell office:value-type="string">
            <text:p>in [musec]</text:p>
          </table:table-cell>
          <table:table-cell table:number-columns-repeated="13"/>
          <table:table-cell table:style-name="ce7" office:value-type="string">
            <text:p>nMPI YOURS</text:p>
          </table:table-cell>
          <table:table-cell table:style-name="ce32" table:formula="of:=[.Z12]-[.Z13]" office:value-type="float" office:value="20">
            <text:p>20</text:p>
          </table:table-cell>
          <table:table-cell table:style-name="ce32" table:formula="of:=[.AA12]-[.AA13]" office:value-type="float" office:value="18">
            <text:p>18</text:p>
          </table:table-cell>
          <table:table-cell table:style-name="ce32" table:formula="of:=[.AB12]-[.AB13]" office:value-type="float" office:value="13">
            <text:p>13</text:p>
          </table:table-cell>
          <table:table-cell/>
          <table:table-cell table:style-name="ce32" table:formula="of:=[.AD12]-[.AD13]" office:value-type="float" office:value="40">
            <text:p>40</text:p>
          </table:table-cell>
          <table:table-cell table:style-name="ce32" table:formula="of:=[.AE12]-[.AE13]" office:value-type="float" office:value="9">
            <text:p>9</text:p>
          </table:table-cell>
          <table:table-cell table:style-name="ce32" table:formula="of:=[.AF12]-[.AF13]" office:value-type="float" office:value="2">
            <text:p>2</text:p>
          </table:table-cell>
          <table:table-cell table:number-columns-repeated="989"/>
        </table:table-row>
        <table:table-row table:style-name="ro3">
          <table:table-cell table:number-columns-repeated="10"/>
          <table:table-cell table:style-name="ce84" office:value-type="string">
            <text:p>N=</text:p>
          </table:table-cell>
          <table:table-cell table:style-name="ce27" table:number-columns-repeated="2"/>
          <table:table-cell table:style-name="ce87" office:value-type="float" office:value="5">
            <text:p>5</text:p>
          </table:table-cell>
          <table:table-cell table:number-columns-repeated="11"/>
          <table:table-cell table:style-name="ce27" table:number-columns-repeated="3"/>
          <table:table-cell/>
          <table:table-cell table:style-name="ce27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33" table:number-columns-repeated="3"/>
          <table:table-cell table:style-name="ce60"/>
          <table:table-cell table:number-columns-repeated="4"/>
          <table:table-cell table:style-name="ce84" office:value-type="string">
            <text:p>P2F/Side=</text:p>
          </table:table-cell>
          <table:table-cell table:style-name="ce27" table:number-columns-repeated="2"/>
          <table:table-cell table:style-name="ce87" office:value-type="float" office:value="2.89">
            <text:p>2.89</text:p>
          </table:table-cell>
          <table:table-cell table:number-columns-repeated="10"/>
          <table:table-cell table:style-name="ce8" office:value-type="string">
            <text:p>P2F U for MPI YOURS Sides<text:span text:style-name="T2">, </text:span><text:span text:style-name="T3">only half of mpisides first to send!</text:span></text:p>
          </table:table-cell>
          <table:table-cell table:style-name="ce60" table:number-columns-repeated="3"/>
          <table:table-cell/>
          <table:table-cell table:style-name="ce60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38.72">
            <text:p>138.7</text:p>
          </table:table-cell>
          <table:table-cell table:style-name="ce34" table:formula="of:=([.E$12]-[.E$13])*[.$N$16]" office:value-type="float" office:value="34.68">
            <text:p>34.7</text:p>
          </table:table-cell>
          <table:table-cell table:style-name="ce61" table:formula="of:=([.F$12]-[.F$13])*[.$N$16]" office:value-type="float" office:value="8.67">
            <text:p>8.7</text:p>
          </table:table-cell>
          <table:table-cell table:style-name="ce2" table:number-columns-repeated="4"/>
          <table:table-cell table:style-name="ce84" office:value-type="string">
            <text:p>BR1_FillFlux/Side=</text:p>
          </table:table-cell>
          <table:table-cell table:style-name="ce27" table:number-columns-repeated="2"/>
          <table:table-cell table:style-name="ce87" office:value-type="float" office:value="4.92">
            <text:p>4.92</text:p>
          </table:table-cell>
          <table:table-cell table:number-columns-repeated="10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57.8">
            <text:p>57.8</text:p>
          </table:table-cell>
          <table:table-cell table:style-name="ce61" table:formula="of:=([.AA$12]-[.AA$13])*[.$N$16]" office:value-type="float" office:value="52.02">
            <text:p>52.0</text:p>
          </table:table-cell>
          <table:table-cell table:style-name="ce61" table:formula="of:=([.AB$12]-[.AB$13])*[.$N$16]" office:value-type="float" office:value="37.57">
            <text:p>37.6</text:p>
          </table:table-cell>
          <table:table-cell/>
          <table:table-cell table:style-name="ce61" table:formula="of:=([.AD$12]-[.AD$13])*[.$N$16]" office:value-type="float" office:value="115.6">
            <text:p>115.6</text:p>
          </table:table-cell>
          <table:table-cell table:style-name="ce61" table:formula="of:=([.AE$12]-[.AE$13])*[.$N$16]" office:value-type="float" office:value="26.01">
            <text:p>26.0</text:p>
          </table:table-cell>
          <table:table-cell table:style-name="ce61" table:formula="of:=([.AF$12]-[.AF$13])*[.$N$16]" office:value-type="float" office:value="5.78">
            <text:p>5.8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2" table:number-columns-repeated="2"/>
          <table:table-cell table:style-name="ce84" office:value-type="string">
            <text:p>BR1_SurfInt/Side=</text:p>
          </table:table-cell>
          <table:table-cell table:style-name="ce27" table:number-columns-repeated="2"/>
          <table:table-cell table:style-name="ce87" office:value-type="float" office:value="2.18">
            <text:p>2.18</text:p>
          </table:table-cell>
          <table:table-cell table:number-columns-repeated="10"/>
          <table:table-cell table:style-name="ce10" office:value-type="string">
            <text:p>SEND U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BR1_VolInt/Elem=</text:p>
          </table:table-cell>
          <table:table-cell table:style-name="ce27" table:number-columns-repeated="2"/>
          <table:table-cell table:style-name="ce87" office:value-type="float" office:value="28.42">
            <text:p>28.42</text:p>
          </table:table-cell>
          <table:table-cell table:number-columns-repeated="10"/>
          <table:table-cell table:style-name="ce11" office:value-type="string">
            <text:p>P2F U for inner Sides<text:span text:style-name="T2">,</text:span><text:span text:style-name="T3"> 2*innerfaces</text:span>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11]*2*[.$N$16]" office:value-type="float" office:value="8878.08">
            <text:p>8878.1</text:p>
          </table:table-cell>
          <table:table-cell table:style-name="ce37" table:formula="of:=[.D11]*2*[.$N$16]" office:value-type="float" office:value="832.32">
            <text:p>832.3</text:p>
          </table:table-cell>
          <table:table-cell table:style-name="ce37" table:formula="of:=[.E11]*2*[.$N$16]" office:value-type="float" office:value="69.36">
            <text:p>69.4</text:p>
          </table:table-cell>
          <table:table-cell table:style-name="ce63" table:formula="of:=[.F11]*2*[.$N$16]" office:value-type="float" office:value="0">
            <text:p>0.0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FillFlux/Side=</text:p>
          </table:table-cell>
          <table:table-cell table:style-name="ce27" table:number-columns-repeated="2"/>
          <table:table-cell table:style-name="ce87" office:value-type="float" office:value="15.47">
            <text:p>15.47</text:p>
          </table:table-cell>
          <table:table-cell table:number-columns-repeated="10"/>
          <table:table-cell table:style-name="ce12" office:value-type="string">
            <text:p>needs</text:p>
          </table:table-cell>
          <table:table-cell table:style-name="ce63" table:formula="of:=[.Z11]*2*[.$N$16]" office:value-type="float" office:value="346.8">
            <text:p>346.8</text:p>
          </table:table-cell>
          <table:table-cell table:style-name="ce63" table:formula="of:=[.AA11]*2*[.$N$16]" office:value-type="float" office:value="289">
            <text:p>289.0</text:p>
          </table:table-cell>
          <table:table-cell table:style-name="ce63" table:formula="of:=[.AB11]*2*[.$N$16]" office:value-type="float" office:value="317.9">
            <text:p>317.9</text:p>
          </table:table-cell>
          <table:table-cell/>
          <table:table-cell table:style-name="ce63" table:formula="of:=[.AD11]*2*[.$N$16]" office:value-type="float" office:value="346.8">
            <text:p>346.8</text:p>
          </table:table-cell>
          <table:table-cell table:style-name="ce63" table:formula="of:=[.AE11]*2*[.$N$16]" office:value-type="float" office:value="289">
            <text:p>289.0</text:p>
          </table:table-cell>
          <table:table-cell table:style-name="ce63" table:formula="of:=[.AF11]*2*[.$N$16]" office:value-type="float" office:value="317.9">
            <text:p>317.9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 for MPI MINE Sides</text:p>
          </table:table-cell>
          <table:table-cell table:style-name="ce36" table:number-columns-repeated="3"/>
          <table:table-cell table:style-name="ce62"/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SurfInt/Side=</text:p>
          </table:table-cell>
          <table:table-cell table:style-name="ce27" table:number-columns-repeated="2"/>
          <table:table-cell table:style-name="ce87" office:value-type="float" office:value="2.18">
            <text:p>2.18</text:p>
          </table:table-cell>
          <table:table-cell table:number-columns-repeated="10"/>
          <table:table-cell table:style-name="ce11" office:value-type="string">
            <text:p>P2F U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38.72">
            <text:p>138.7</text:p>
          </table:table-cell>
          <table:table-cell table:style-name="ce37" table:formula="of:=[.E$13]*[.$N$16]" office:value-type="float" office:value="34.68">
            <text:p>34.7</text:p>
          </table:table-cell>
          <table:table-cell table:style-name="ce63" table:formula="of:=[.F$13]*[.$N$16]" office:value-type="float" office:value="8.67">
            <text:p>8.7</text:p>
          </table:table-cell>
          <table:table-cell table:style-name="ce75"/>
          <table:table-cell table:style-name="ce74"/>
          <table:table-cell table:style-name="ce2" table:number-columns-repeated="2"/>
          <table:table-cell table:style-name="ce84" office:value-type="string">
            <text:p>VolInt/Elem=</text:p>
          </table:table-cell>
          <table:table-cell table:style-name="ce27" table:number-columns-repeated="2"/>
          <table:table-cell table:style-name="ce87" office:value-type="float" office:value="49.87">
            <text:p>49.87</text:p>
          </table:table-cell>
          <table:table-cell table:number-columns-repeated="10"/>
          <table:table-cell table:style-name="ce13" office:value-type="string">
            <text:p>needs</text:p>
          </table:table-cell>
          <table:table-cell table:style-name="ce63" table:formula="of:=[.Z$13]*[.$N$16]" office:value-type="float" office:value="57.8">
            <text:p>57.8</text:p>
          </table:table-cell>
          <table:table-cell table:style-name="ce63" table:formula="of:=[.AA$13]*[.$N$16]" office:value-type="float" office:value="52.02">
            <text:p>52.0</text:p>
          </table:table-cell>
          <table:table-cell table:style-name="ce63" table:formula="of:=[.AB$13]*[.$N$16]" office:value-type="float" office:value="37.57">
            <text:p>37.6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78.03">
            <text:p>78.0</text:p>
          </table:table-cell>
          <table:table-cell table:style-name="ce63" table:formula="of:=[.AF$13]*[.$N$16]" office:value-type="float" office:value="69.36">
            <text:p>69.4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U</text:p>
          </table:table-cell>
          <table:table-cell table:style-name="ce38" office:value-type="string">
            <text:p>Wait, if &lt;0</text:p>
          </table:table-cell>
          <table:table-cell table:style-name="ce54" table:formula="of:=SUM([.D19:.D22])-[.D18]" office:value-type="float" office:value="418.08">
            <text:p>418.1</text:p>
          </table:table-cell>
          <table:table-cell table:style-name="ce54" table:formula="of:=SUM([.E19:.E22])-[.E18]" office:value-type="float" office:value="-34.2">
            <text:p>-34.2</text:p>
          </table:table-cell>
          <table:table-cell table:style-name="ce54" table:formula="of:=SUM([.F19:.F22])-[.F18]" office:value-type="float" office:value="-25.89">
            <text:p>-25.9</text:p>
          </table:table-cell>
          <table:table-cell table:style-name="ce76" table:number-columns-repeated="2"/>
          <table:table-cell table:style-name="ce2" table:number-columns-repeated="5"/>
          <table:table-cell table:number-columns-repeated="11"/>
          <table:table-cell table:style-name="ce14" office:value-type="string">
            <text:p>RECV U</text:p>
          </table:table-cell>
          <table:table-cell table:style-name="ce54" table:formula="of:=SUM([.Z19:.Z22])-[.Z18]" office:value-type="float" office:value="174.2">
            <text:p>174.2</text:p>
          </table:table-cell>
          <table:table-cell table:style-name="ce54" table:formula="of:=SUM([.AA19:.AA22])-[.AA18]" office:value-type="float" office:value="133.66">
            <text:p>133.7</text:p>
          </table:table-cell>
          <table:table-cell table:style-name="ce54" table:formula="of:=SUM([.AB19:.AB22])-[.AB18]" office:value-type="float" office:value="205.71">
            <text:p>205.7</text:p>
          </table:table-cell>
          <table:table-cell/>
          <table:table-cell table:style-name="ce54" table:formula="of:=SUM([.AD19:.AD22])-[.AD18]" office:value-type="float" office:value="-114">
            <text:p>-114.0</text:p>
          </table:table-cell>
          <table:table-cell table:style-name="ce54" table:formula="of:=SUM([.AE19:.AE22])-[.AE18]" office:value-type="float" office:value="263.35">
            <text:p>263.4</text:p>
          </table:table-cell>
          <table:table-cell table:style-name="ce54" table:formula="of:=SUM([.AF19:.AF22])-[.AF18]" office:value-type="float" office:value="364.22">
            <text:p>364.2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x</text:p>
          </table:table-cell>
          <table:table-cell table:style-name="ce39" table:number-columns-repeated="4"/>
          <table:table-cell table:number-columns-repeated="18"/>
          <table:table-cell office:value-type="string">
            <text:p>Lifting für Ux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18"/>
          <table:table-cell table:style-name="ce8" office:value-type="string">
            <text:p>BR1_FillFlux Ux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36.16">
            <text:p>236.2</text:p>
          </table:table-cell>
          <table:table-cell table:style-name="ce34" table:formula="of:=[.E$13]*[.$N$17]" office:value-type="float" office:value="59.04">
            <text:p>59.0</text:p>
          </table:table-cell>
          <table:table-cell table:style-name="ce61" table:formula="of:=[.F$13]*[.$N$17]" office:value-type="float" office:value="14.76">
            <text:p>14.8</text:p>
          </table:table-cell>
          <table:table-cell table:style-name="ce2" table:number-columns-repeated="4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98.4">
            <text:p>98.4</text:p>
          </table:table-cell>
          <table:table-cell table:style-name="ce61" table:formula="of:=[.AA$13]*[.$N$17]" office:value-type="float" office:value="88.56">
            <text:p>88.6</text:p>
          </table:table-cell>
          <table:table-cell table:style-name="ce61" table:formula="of:=[.AB$13]*[.$N$17]" office:value-type="float" office:value="63.96">
            <text:p>64.0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32.84">
            <text:p>132.8</text:p>
          </table:table-cell>
          <table:table-cell table:style-name="ce61" table:formula="of:=[.AF$13]*[.$N$17]" office:value-type="float" office:value="118.08">
            <text:p>118.1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x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style-name="ce2" table:number-columns-repeated="2"/>
          <table:table-cell table:number-columns-repeated="14"/>
          <table:table-cell table:style-name="ce10" office:value-type="string">
            <text:p>SEND Flux Ux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style-name="ce2" table:number-columns-repeated="2"/>
          <table:table-cell table:number-columns-repeated="14"/>
          <table:table-cell table:style-name="ce15" office:value-type="string">
            <text:p>BR1_FillFlux 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557.12">
            <text:p>7557.1</text:p>
          </table:table-cell>
          <table:table-cell table:style-name="ce42" table:formula="of:=[.D$11]*[.$N$17]" office:value-type="float" office:value="708.48">
            <text:p>708.5</text:p>
          </table:table-cell>
          <table:table-cell table:style-name="ce42" table:formula="of:=[.E$11]*[.$N$17]" office:value-type="float" office:value="59.04">
            <text:p>59.0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[.$N$17]" office:value-type="float" office:value="295.2">
            <text:p>295.2</text:p>
          </table:table-cell>
          <table:table-cell table:style-name="ce66" table:formula="of:=[.AA$11]*[.$N$17]" office:value-type="float" office:value="246">
            <text:p>246.0</text:p>
          </table:table-cell>
          <table:table-cell table:style-name="ce66" table:formula="of:=[.AB$11]*[.$N$17]" office:value-type="float" office:value="270.6">
            <text:p>270.6</text:p>
          </table:table-cell>
          <table:table-cell/>
          <table:table-cell table:style-name="ce66" table:formula="of:=[.AD$11]*[.$N$17]" office:value-type="float" office:value="295.2">
            <text:p>295.2</text:p>
          </table:table-cell>
          <table:table-cell table:style-name="ce66" table:formula="of:=[.AE$11]*[.$N$17]" office:value-type="float" office:value="246">
            <text:p>246.0</text:p>
          </table:table-cell>
          <table:table-cell table:style-name="ce66" table:formula="of:=[.AF$11]*[.$N$17]" office:value-type="float" office:value="270.6">
            <text:p>270.6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x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6" office:value-type="string">
            <text:p><text:span text:style-name="T1">BR1_SurfInt Ux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6696.96">
            <text:p>6697.0</text:p>
          </table:table-cell>
          <table:table-cell table:style-name="ce42" table:formula="of:=[.D$11]*2*[.$N$18]" office:value-type="float" office:value="627.84">
            <text:p>627.8</text:p>
          </table:table-cell>
          <table:table-cell table:style-name="ce42" table:formula="of:=[.E$11]*2*[.$N$18]" office:value-type="float" office:value="52.32">
            <text:p>52.3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61.6">
            <text:p>261.6</text:p>
          </table:table-cell>
          <table:table-cell table:style-name="ce66" table:formula="of:=[.AA$11]*2*[.$N$18]" office:value-type="float" office:value="218">
            <text:p>218.0</text:p>
          </table:table-cell>
          <table:table-cell table:style-name="ce66" table:formula="of:=[.AB$11]*2*[.$N$18]" office:value-type="float" office:value="239.8">
            <text:p>239.8</text:p>
          </table:table-cell>
          <table:table-cell/>
          <table:table-cell table:style-name="ce66" table:formula="of:=[.AD$11]*2*[.$N$18]" office:value-type="float" office:value="261.6">
            <text:p>261.6</text:p>
          </table:table-cell>
          <table:table-cell table:style-name="ce66" table:formula="of:=[.AE$11]*2*[.$N$18]" office:value-type="float" office:value="218">
            <text:p>218.0</text:p>
          </table:table-cell>
          <table:table-cell table:style-name="ce66" table:formula="of:=[.AF$11]*2*[.$N$18]" office:value-type="float" office:value="239.8">
            <text:p>239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x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SurfInt Ux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04.64">
            <text:p>104.6</text:p>
          </table:table-cell>
          <table:table-cell table:style-name="ce42" table:formula="of:=[.E$13]*[.$N$18]" office:value-type="float" office:value="26.16">
            <text:p>26.2</text:p>
          </table:table-cell>
          <table:table-cell table:style-name="ce66" table:formula="of:=[.F$13]*[.$N$18]" office:value-type="float" office:value="6.54">
            <text:p>6.5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13]*[.$N$18]" office:value-type="float" office:value="43.6">
            <text:p>43.6</text:p>
          </table:table-cell>
          <table:table-cell table:style-name="ce66" table:formula="of:=[.AA$13]*[.$N$18]" office:value-type="float" office:value="39.24">
            <text:p>39.2</text:p>
          </table:table-cell>
          <table:table-cell table:style-name="ce66" table:formula="of:=[.AB$13]*[.$N$18]" office:value-type="float" office:value="28.34">
            <text:p>28.3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58.86">
            <text:p>58.9</text:p>
          </table:table-cell>
          <table:table-cell table:style-name="ce66" table:formula="of:=[.AF$13]*[.$N$18]" office:value-type="float" office:value="52.32">
            <text:p>52.3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x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16"/>
          <table:table-cell table:style-name="ce15" office:value-type="string">
            <text:p>BR1_volint Ux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551.04">
            <text:p>14551.0</text:p>
          </table:table-cell>
          <table:table-cell table:style-name="ce42" table:formula="of:=[.D$9]*[.$N$19]" office:value-type="float" office:value="1818.88">
            <text:p>1818.9</text:p>
          </table:table-cell>
          <table:table-cell table:style-name="ce42" table:formula="of:=[.E$9]*[.$N$19]" office:value-type="float" office:value="227.36">
            <text:p>227.4</text:p>
          </table:table-cell>
          <table:table-cell table:style-name="ce66" table:formula="of:=[.F$9]*[.$N$19]" office:value-type="float" office:value="28.42">
            <text:p>28.4</text:p>
          </table:table-cell>
          <table:table-cell table:style-name="ce2"/>
          <table:table-cell table:style-name="ce77"/>
          <table:table-cell table:number-columns-repeated="16"/>
          <table:table-cell table:style-name="ce13" office:value-type="string">
            <text:p>needs</text:p>
          </table:table-cell>
          <table:table-cell table:style-name="ce66" table:formula="of:=[.Z$9]*[.$N$19]" office:value-type="float" office:value="852.6">
            <text:p>852.6</text:p>
          </table:table-cell>
          <table:table-cell table:style-name="ce66" table:formula="of:=[.AA$9]*[.$N$19]" office:value-type="float" office:value="824.18">
            <text:p>824.2</text:p>
          </table:table-cell>
          <table:table-cell table:style-name="ce66" table:formula="of:=[.AB$9]*[.$N$19]" office:value-type="float" office:value="795.76">
            <text:p>795.8</text:p>
          </table:table-cell>
          <table:table-cell/>
          <table:table-cell table:style-name="ce66" table:formula="of:=[.AD$9]*[.$N$19]" office:value-type="float" office:value="852.6">
            <text:p>852.6</text:p>
          </table:table-cell>
          <table:table-cell table:style-name="ce66" table:formula="of:=[.AE$9]*[.$N$19]" office:value-type="float" office:value="824.18">
            <text:p>824.2</text:p>
          </table:table-cell>
          <table:table-cell table:style-name="ce66" table:formula="of:=[.AF$9]*[.$N$19]" office:value-type="float" office:value="795.76">
            <text:p>795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x</text:p>
          </table:table-cell>
          <table:table-cell table:style-name="ce38" office:value-type="string">
            <text:p>Wait, if &lt;0</text:p>
          </table:table-cell>
          <table:table-cell table:style-name="ce54" table:formula="of:=SUM([.D28:.D35])-[.D27]" office:value-type="float" office:value="2706.88">
            <text:p>2706.9</text:p>
          </table:table-cell>
          <table:table-cell table:style-name="ce54" table:formula="of:=SUM([.E28:.E35])-[.E27]" office:value-type="float" office:value="226.64">
            <text:p>226.6</text:p>
          </table:table-cell>
          <table:table-cell table:style-name="ce54" table:formula="of:=SUM([.F28:.F35])-[.F27]" office:value-type="float" office:value="0.399999999999999">
            <text:p>0.4</text:p>
          </table:table-cell>
          <table:table-cell table:style-name="ce76" table:number-columns-repeated="2"/>
          <table:table-cell table:number-columns-repeated="2"/>
          <table:table-cell office:value-type="string">
            <text:p>'=puffertime-sendtime</text:p>
          </table:table-cell>
          <table:table-cell table:number-columns-repeated="13"/>
          <table:table-cell table:style-name="ce14" office:value-type="string">
            <text:p>RECV Flux Ux</text:p>
          </table:table-cell>
          <table:table-cell table:style-name="ce54" table:formula="of:=SUM([.Z28:.Z35])-[.Z27]" office:value-type="float" office:value="1222.6">
            <text:p>1222.6</text:p>
          </table:table-cell>
          <table:table-cell table:style-name="ce54" table:formula="of:=SUM([.AA28:.AA35])-[.AA27]" office:value-type="float" office:value="1120.06">
            <text:p>1120.1</text:p>
          </table:table-cell>
          <table:table-cell table:style-name="ce54" table:formula="of:=SUM([.AB28:.AB35])-[.AB27]" office:value-type="float" office:value="1184.74">
            <text:p>1184.7</text:p>
          </table:table-cell>
          <table:table-cell/>
          <table:table-cell table:style-name="ce54" table:formula="of:=SUM([.AD28:.AD35])-[.AD27]" office:value-type="float" office:value="1409.4">
            <text:p>1409.4</text:p>
          </table:table-cell>
          <table:table-cell table:style-name="ce54" table:formula="of:=SUM([.AE28:.AE35])-[.AE27]" office:value-type="float" office:value="1036">
            <text:p>1036.0</text:p>
          </table:table-cell>
          <table:table-cell table:style-name="ce54" table:formula="of:=SUM([.AF28:.AF35])-[.AF27]" office:value-type="float" office:value="1082">
            <text:p>1082.0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x for MPI YOURS Sides</text:p>
          </table:table-cell>
          <table:table-cell table:style-name="ce43" table:number-columns-repeated="3"/>
          <table:table-cell table:style-name="ce67"/>
          <table:table-cell table:number-columns-repeated="7"/>
          <table:table-cell table:style-name="Default" table:number-columns-repeated="7"/>
          <table:table-cell table:number-columns-repeated="4"/>
          <table:table-cell table:style-name="ce17" office:value-type="string">
            <text:p>BR1_SurfInt Ux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04.64">
            <text:p>104.6</text:p>
          </table:table-cell>
          <table:table-cell table:style-name="ce44" table:formula="of:=([.E$12]-[.E$13])*[.$N$18]" office:value-type="float" office:value="26.16">
            <text:p>26.2</text:p>
          </table:table-cell>
          <table:table-cell table:style-name="ce68" table:formula="of:=([.F$12]-[.F$13])*[.$N$18]" office:value-type="float" office:value="6.54">
            <text:p>6.5</text:p>
          </table:table-cell>
          <table:table-cell table:number-columns-repeated="4"/>
          <table:table-cell office:value-type="string">
            <text:p>Ux now finished</text:p>
          </table:table-cell>
          <table:table-cell table:number-columns-repeated="2"/>
          <table:table-cell table:style-name="Default" table:number-columns-repeated="7"/>
          <table:table-cell table:number-columns-repeated="4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3.6">
            <text:p>43.6</text:p>
          </table:table-cell>
          <table:table-cell table:style-name="ce68" table:formula="of:=([.AA$12]-[.AA$13])*[.$N$18]" office:value-type="float" office:value="39.24">
            <text:p>39.2</text:p>
          </table:table-cell>
          <table:table-cell table:style-name="ce68" table:formula="of:=([.AB$12]-[.AB$13])*[.$N$18]" office:value-type="float" office:value="28.34">
            <text:p>28.3</text:p>
          </table:table-cell>
          <table:table-cell/>
          <table:table-cell table:style-name="ce68" table:formula="of:=([.AD$12]-[.AD$13])*[.$N$18]" office:value-type="float" office:value="87.2">
            <text:p>87.2</text:p>
          </table:table-cell>
          <table:table-cell table:style-name="ce68" table:formula="of:=([.AE$12]-[.AE$13])*[.$N$18]" office:value-type="float" office:value="19.62">
            <text:p>19.6</text:p>
          </table:table-cell>
          <table:table-cell table:style-name="ce68" table:formula="of:=([.AF$12]-[.AF$13])*[.$N$18]" office:value-type="float" office:value="4.36">
            <text:p>4.4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7"/>
          <table:table-cell table:style-name="Default" table:number-columns-repeated="7"/>
          <table:table-cell table:number-columns-repeated="4"/>
          <table:table-cell table:style-name="ce19" office:value-type="string">
            <text:p><text:span text:style-name="T1">P2F Ux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38.72">
            <text:p>138.7</text:p>
          </table:table-cell>
          <table:table-cell table:style-name="ce34" table:formula="of:=([.E$12]-[.E$13])*[.$N$16]" office:value-type="float" office:value="34.68">
            <text:p>34.7</text:p>
          </table:table-cell>
          <table:table-cell table:style-name="ce61" table:formula="of:=([.F$12]-[.F$13])*[.$N$16]" office:value-type="float" office:value="8.67">
            <text:p>8.7</text:p>
          </table:table-cell>
          <table:table-cell table:number-columns-repeated="7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57.8">
            <text:p>57.8</text:p>
          </table:table-cell>
          <table:table-cell table:style-name="ce61" table:formula="of:=([.AA$12]-[.AA$13])*[.$N$16]" office:value-type="float" office:value="52.02">
            <text:p>52.0</text:p>
          </table:table-cell>
          <table:table-cell table:style-name="ce61" table:formula="of:=([.AB$12]-[.AB$13])*[.$N$16]" office:value-type="float" office:value="37.57">
            <text:p>37.6</text:p>
          </table:table-cell>
          <table:table-cell/>
          <table:table-cell table:style-name="ce61" table:formula="of:=([.AD$12]-[.AD$13])*[.$N$16]" office:value-type="float" office:value="115.6">
            <text:p>115.6</text:p>
          </table:table-cell>
          <table:table-cell table:style-name="ce61" table:formula="of:=([.AE$12]-[.AE$13])*[.$N$16]" office:value-type="float" office:value="26.01">
            <text:p>26.0</text:p>
          </table:table-cell>
          <table:table-cell table:style-name="ce61" table:formula="of:=([.AF$12]-[.AF$13])*[.$N$16]" office:value-type="float" office:value="5.78">
            <text:p>5.8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x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7" table:number-columns-repeated="4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Ux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x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20" office:value-type="string">
            <text:p><text:span text:style-name="T1">P2F Ux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8878.08">
            <text:p>8878.1</text:p>
          </table:table-cell>
          <table:table-cell table:style-name="ce37" table:formula="of:=[.D$11]*2*[.$N$16]" office:value-type="float" office:value="832.32">
            <text:p>832.3</text:p>
          </table:table-cell>
          <table:table-cell table:style-name="ce37" table:formula="of:=[.E$11]*2*[.$N$16]" office:value-type="float" office:value="69.36">
            <text:p>69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346.8">
            <text:p>346.8</text:p>
          </table:table-cell>
          <table:table-cell table:style-name="ce63" table:formula="of:=[.AA$11]*2*[.$N$16]" office:value-type="float" office:value="289">
            <text:p>289.0</text:p>
          </table:table-cell>
          <table:table-cell table:style-name="ce63" table:formula="of:=[.AB$11]*2*[.$N$16]" office:value-type="float" office:value="317.9">
            <text:p>317.9</text:p>
          </table:table-cell>
          <table:table-cell/>
          <table:table-cell table:style-name="ce63" table:formula="of:=[.AD$11]*2*[.$N$16]" office:value-type="float" office:value="346.8">
            <text:p>346.8</text:p>
          </table:table-cell>
          <table:table-cell table:style-name="ce63" table:formula="of:=[.AE$11]*2*[.$N$16]" office:value-type="float" office:value="289">
            <text:p>289.0</text:p>
          </table:table-cell>
          <table:table-cell table:style-name="ce63" table:formula="of:=[.AF$11]*2*[.$N$16]" office:value-type="float" office:value="317.9">
            <text:p>317.9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x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1" office:value-type="string">
            <text:p>P2F Ux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38.72">
            <text:p>138.7</text:p>
          </table:table-cell>
          <table:table-cell table:style-name="ce37" table:formula="of:=[.E$13]*[.$N$16]" office:value-type="float" office:value="34.68">
            <text:p>34.7</text:p>
          </table:table-cell>
          <table:table-cell table:style-name="ce63" table:formula="of:=[.F$13]*[.$N$16]" office:value-type="float" office:value="8.67">
            <text:p>8.7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3" table:formula="of:=[.Z$13]*[.$N$16]" office:value-type="float" office:value="57.8">
            <text:p>57.8</text:p>
          </table:table-cell>
          <table:table-cell table:style-name="ce63" table:formula="of:=[.AA$13]*[.$N$16]" office:value-type="float" office:value="52.02">
            <text:p>52.0</text:p>
          </table:table-cell>
          <table:table-cell table:style-name="ce63" table:formula="of:=[.AB$13]*[.$N$16]" office:value-type="float" office:value="37.57">
            <text:p>37.6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78.03">
            <text:p>78.0</text:p>
          </table:table-cell>
          <table:table-cell table:style-name="ce63" table:formula="of:=[.AF$13]*[.$N$16]" office:value-type="float" office:value="69.36">
            <text:p>69.4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y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office:value-type="string">
            <text:p>Lifting für Uy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8" office:value-type="string">
            <text:p>BR1_FillFlux Uy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36.16">
            <text:p>236.2</text:p>
          </table:table-cell>
          <table:table-cell table:style-name="ce34" table:formula="of:=[.E$13]*[.$N$17]" office:value-type="float" office:value="59.04">
            <text:p>59.0</text:p>
          </table:table-cell>
          <table:table-cell table:style-name="ce61" table:formula="of:=[.F$13]*[.$N$17]" office:value-type="float" office:value="14.76">
            <text:p>14.8</text:p>
          </table:table-cell>
          <table:table-cell table:number-columns-repeated="3"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9" office:value-type="string">
            <text:p>needs</text:p>
          </table:table-cell>
          <table:table-cell table:style-name="ce61" table:formula="of:=[.Z$13]*[.$N$17]" office:value-type="float" office:value="98.4">
            <text:p>98.4</text:p>
          </table:table-cell>
          <table:table-cell table:style-name="ce61" table:formula="of:=[.AA$13]*[.$N$17]" office:value-type="float" office:value="88.56">
            <text:p>88.6</text:p>
          </table:table-cell>
          <table:table-cell table:style-name="ce61" table:formula="of:=[.AB$13]*[.$N$17]" office:value-type="float" office:value="63.96">
            <text:p>64.0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32.84">
            <text:p>132.8</text:p>
          </table:table-cell>
          <table:table-cell table:style-name="ce61" table:formula="of:=[.AF$13]*[.$N$17]" office:value-type="float" office:value="118.08">
            <text:p>118.1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y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0" office:value-type="string">
            <text:p>SEND Flux Uy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y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FillFlux Uy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557.12">
            <text:p>7557.1</text:p>
          </table:table-cell>
          <table:table-cell table:style-name="ce42" table:formula="of:=[.D$11]*[.$N$17]" office:value-type="float" office:value="708.48">
            <text:p>708.5</text:p>
          </table:table-cell>
          <table:table-cell table:style-name="ce42" table:formula="of:=[.E$11]*[.$N$17]" office:value-type="float" office:value="59.04">
            <text:p>59.0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1]*[.$N$17]" office:value-type="float" office:value="295.2">
            <text:p>295.2</text:p>
          </table:table-cell>
          <table:table-cell table:style-name="ce66" table:formula="of:=[.AA$11]*[.$N$17]" office:value-type="float" office:value="246">
            <text:p>246.0</text:p>
          </table:table-cell>
          <table:table-cell table:style-name="ce66" table:formula="of:=[.AB$11]*[.$N$17]" office:value-type="float" office:value="270.6">
            <text:p>270.6</text:p>
          </table:table-cell>
          <table:table-cell/>
          <table:table-cell table:style-name="ce66" table:formula="of:=[.AD$11]*[.$N$17]" office:value-type="float" office:value="295.2">
            <text:p>295.2</text:p>
          </table:table-cell>
          <table:table-cell table:style-name="ce66" table:formula="of:=[.AE$11]*[.$N$17]" office:value-type="float" office:value="246">
            <text:p>246.0</text:p>
          </table:table-cell>
          <table:table-cell table:style-name="ce66" table:formula="of:=[.AF$11]*[.$N$17]" office:value-type="float" office:value="270.6">
            <text:p>270.6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y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6" office:value-type="string">
            <text:p><text:span text:style-name="T1">BR1_SurfInt Uy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6696.96">
            <text:p>6697.0</text:p>
          </table:table-cell>
          <table:table-cell table:style-name="ce42" table:formula="of:=[.D$11]*2*[.$N$18]" office:value-type="float" office:value="627.84">
            <text:p>627.8</text:p>
          </table:table-cell>
          <table:table-cell table:style-name="ce42" table:formula="of:=[.E$11]*2*[.$N$18]" office:value-type="float" office:value="52.32">
            <text:p>52.3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61.6">
            <text:p>261.6</text:p>
          </table:table-cell>
          <table:table-cell table:style-name="ce66" table:formula="of:=[.AA$11]*2*[.$N$18]" office:value-type="float" office:value="218">
            <text:p>218.0</text:p>
          </table:table-cell>
          <table:table-cell table:style-name="ce66" table:formula="of:=[.AB$11]*2*[.$N$18]" office:value-type="float" office:value="239.8">
            <text:p>239.8</text:p>
          </table:table-cell>
          <table:table-cell/>
          <table:table-cell table:style-name="ce66" table:formula="of:=[.AD$11]*2*[.$N$18]" office:value-type="float" office:value="261.6">
            <text:p>261.6</text:p>
          </table:table-cell>
          <table:table-cell table:style-name="ce66" table:formula="of:=[.AE$11]*2*[.$N$18]" office:value-type="float" office:value="218">
            <text:p>218.0</text:p>
          </table:table-cell>
          <table:table-cell table:style-name="ce66" table:formula="of:=[.AF$11]*2*[.$N$18]" office:value-type="float" office:value="239.8">
            <text:p>239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y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SurfInt Uy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04.64">
            <text:p>104.6</text:p>
          </table:table-cell>
          <table:table-cell table:style-name="ce42" table:formula="of:=[.E$13]*[.$N$18]" office:value-type="float" office:value="26.16">
            <text:p>26.2</text:p>
          </table:table-cell>
          <table:table-cell table:style-name="ce66" table:formula="of:=[.F$13]*[.$N$18]" office:value-type="float" office:value="6.54">
            <text:p>6.5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3" office:value-type="string">
            <text:p>needs</text:p>
          </table:table-cell>
          <table:table-cell table:style-name="ce66" table:formula="of:=[.Z$13]*[.$N$18]" office:value-type="float" office:value="43.6">
            <text:p>43.6</text:p>
          </table:table-cell>
          <table:table-cell table:style-name="ce66" table:formula="of:=[.AA$13]*[.$N$18]" office:value-type="float" office:value="39.24">
            <text:p>39.2</text:p>
          </table:table-cell>
          <table:table-cell table:style-name="ce66" table:formula="of:=[.AB$13]*[.$N$18]" office:value-type="float" office:value="28.34">
            <text:p>28.3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58.86">
            <text:p>58.9</text:p>
          </table:table-cell>
          <table:table-cell table:style-name="ce66" table:formula="of:=[.AF$13]*[.$N$18]" office:value-type="float" office:value="52.32">
            <text:p>52.3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y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3"/>
          <table:table-cell table:style-name="Default" table:number-columns-repeated="7"/>
          <table:table-cell table:number-columns-repeated="4"/>
          <table:table-cell table:style-name="ce15" office:value-type="string">
            <text:p>BR1_volint Uy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551.04">
            <text:p>14551.0</text:p>
          </table:table-cell>
          <table:table-cell table:style-name="ce42" table:formula="of:=[.D$9]*[.$N$19]" office:value-type="float" office:value="1818.88">
            <text:p>1818.9</text:p>
          </table:table-cell>
          <table:table-cell table:style-name="ce42" table:formula="of:=[.E$9]*[.$N$19]" office:value-type="float" office:value="227.36">
            <text:p>227.4</text:p>
          </table:table-cell>
          <table:table-cell table:style-name="ce66" table:formula="of:=[.F$9]*[.$N$19]" office:value-type="float" office:value="28.42">
            <text:p>28.4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52.6">
            <text:p>852.6</text:p>
          </table:table-cell>
          <table:table-cell table:style-name="ce66" table:formula="of:=[.AA$9]*[.$N$19]" office:value-type="float" office:value="824.18">
            <text:p>824.2</text:p>
          </table:table-cell>
          <table:table-cell table:style-name="ce66" table:formula="of:=[.AB$9]*[.$N$19]" office:value-type="float" office:value="795.76">
            <text:p>795.8</text:p>
          </table:table-cell>
          <table:table-cell/>
          <table:table-cell table:style-name="ce66" table:formula="of:=[.AD$9]*[.$N$19]" office:value-type="float" office:value="852.6">
            <text:p>852.6</text:p>
          </table:table-cell>
          <table:table-cell table:style-name="ce66" table:formula="of:=[.AE$9]*[.$N$19]" office:value-type="float" office:value="824.18">
            <text:p>824.2</text:p>
          </table:table-cell>
          <table:table-cell table:style-name="ce66" table:formula="of:=[.AF$9]*[.$N$19]" office:value-type="float" office:value="795.76">
            <text:p>795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y</text:p>
          </table:table-cell>
          <table:table-cell table:style-name="ce38" office:value-type="string">
            <text:p>Wait, if &lt;0</text:p>
          </table:table-cell>
          <table:table-cell table:style-name="ce54" table:formula="of:=SUM([.D50:.D57])-[.D49]" office:value-type="float" office:value="2706.88">
            <text:p>2706.9</text:p>
          </table:table-cell>
          <table:table-cell table:style-name="ce54" table:formula="of:=SUM([.E50:.E57])-[.E49]" office:value-type="float" office:value="226.64">
            <text:p>226.6</text:p>
          </table:table-cell>
          <table:table-cell table:style-name="ce54" table:formula="of:=SUM([.F50:.F57])-[.F49]" office:value-type="float" office:value="0.399999999999999">
            <text:p>0.4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y</text:p>
          </table:table-cell>
          <table:table-cell table:style-name="ce54" table:formula="of:=SUM([.Z50:.Z57])-[.Z49]" office:value-type="float" office:value="1222.6">
            <text:p>1222.6</text:p>
          </table:table-cell>
          <table:table-cell table:style-name="ce54" table:formula="of:=SUM([.AA50:.AA57])-[.AA49]" office:value-type="float" office:value="1120.06">
            <text:p>1120.1</text:p>
          </table:table-cell>
          <table:table-cell table:style-name="ce54" table:formula="of:=SUM([.AB50:.AB57])-[.AB49]" office:value-type="float" office:value="1184.74">
            <text:p>1184.7</text:p>
          </table:table-cell>
          <table:table-cell/>
          <table:table-cell table:style-name="ce54" table:formula="of:=SUM([.AD50:.AD57])-[.AD49]" office:value-type="float" office:value="1409.4">
            <text:p>1409.4</text:p>
          </table:table-cell>
          <table:table-cell table:style-name="ce54" table:formula="of:=SUM([.AE50:.AE57])-[.AE49]" office:value-type="float" office:value="1036">
            <text:p>1036.0</text:p>
          </table:table-cell>
          <table:table-cell table:style-name="ce54" table:formula="of:=SUM([.AF50:.AF57])-[.AF49]" office:value-type="float" office:value="1082">
            <text:p>1082.0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04.64">
            <text:p>104.6</text:p>
          </table:table-cell>
          <table:table-cell table:style-name="ce44" table:formula="of:=([.E$12]-[.E$13])*[.$N$18]" office:value-type="float" office:value="26.16">
            <text:p>26.2</text:p>
          </table:table-cell>
          <table:table-cell table:style-name="ce68" table:formula="of:=([.F$12]-[.F$13])*[.$N$18]" office:value-type="float" office:value="6.54">
            <text:p>6.5</text:p>
          </table:table-cell>
          <table:table-cell table:number-columns-repeated="3"/>
          <table:table-cell table:style-name="ce77"/>
          <table:table-cell office:value-type="string">
            <text:p>Uy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3.6">
            <text:p>43.6</text:p>
          </table:table-cell>
          <table:table-cell table:style-name="ce68" table:formula="of:=([.AA$12]-[.AA$13])*[.$N$18]" office:value-type="float" office:value="39.24">
            <text:p>39.2</text:p>
          </table:table-cell>
          <table:table-cell table:style-name="ce68" table:formula="of:=([.AB$12]-[.AB$13])*[.$N$18]" office:value-type="float" office:value="28.34">
            <text:p>28.3</text:p>
          </table:table-cell>
          <table:table-cell/>
          <table:table-cell table:style-name="ce68" table:formula="of:=([.AD$12]-[.AD$13])*[.$N$18]" office:value-type="float" office:value="87.2">
            <text:p>87.2</text:p>
          </table:table-cell>
          <table:table-cell table:style-name="ce68" table:formula="of:=([.AE$12]-[.AE$13])*[.$N$18]" office:value-type="float" office:value="19.62">
            <text:p>19.6</text:p>
          </table:table-cell>
          <table:table-cell table:style-name="ce68" table:formula="of:=([.AF$12]-[.AF$13])*[.$N$18]" office:value-type="float" office:value="4.36">
            <text:p>4.4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19" office:value-type="string">
            <text:p><text:span text:style-name="T1">P2F Uy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38.72">
            <text:p>138.7</text:p>
          </table:table-cell>
          <table:table-cell table:style-name="ce34" table:formula="of:=([.E$12]-[.E$13])*[.$N$16]" office:value-type="float" office:value="34.68">
            <text:p>34.7</text:p>
          </table:table-cell>
          <table:table-cell table:style-name="ce61" table:formula="of:=([.F$12]-[.F$13])*[.$N$16]" office:value-type="float" office:value="8.67">
            <text:p>8.7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57.8">
            <text:p>57.8</text:p>
          </table:table-cell>
          <table:table-cell table:style-name="ce61" table:formula="of:=([.AA$12]-[.AA$13])*[.$N$16]" office:value-type="float" office:value="52.02">
            <text:p>52.0</text:p>
          </table:table-cell>
          <table:table-cell table:style-name="ce61" table:formula="of:=([.AB$12]-[.AB$13])*[.$N$16]" office:value-type="float" office:value="37.57">
            <text:p>37.6</text:p>
          </table:table-cell>
          <table:table-cell/>
          <table:table-cell table:style-name="ce61" table:formula="of:=([.AD$12]-[.AD$13])*[.$N$16]" office:value-type="float" office:value="115.6">
            <text:p>115.6</text:p>
          </table:table-cell>
          <table:table-cell table:style-name="ce61" table:formula="of:=([.AE$12]-[.AE$13])*[.$N$16]" office:value-type="float" office:value="26.01">
            <text:p>26.0</text:p>
          </table:table-cell>
          <table:table-cell table:style-name="ce61" table:formula="of:=([.AF$12]-[.AF$13])*[.$N$16]" office:value-type="float" office:value="5.78">
            <text:p>5.8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y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 table:number-columns-repeated="14"/>
          <table:table-cell table:style-name="ce10" office:value-type="string">
            <text:p>SEND Uy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y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20" office:value-type="string">
            <text:p><text:span text:style-name="T1">P2F Uy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8878.08">
            <text:p>8878.1</text:p>
          </table:table-cell>
          <table:table-cell table:style-name="ce37" table:formula="of:=[.D$11]*2*[.$N$16]" office:value-type="float" office:value="832.32">
            <text:p>832.3</text:p>
          </table:table-cell>
          <table:table-cell table:style-name="ce37" table:formula="of:=[.E$11]*2*[.$N$16]" office:value-type="float" office:value="69.36">
            <text:p>69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1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346.8">
            <text:p>346.8</text:p>
          </table:table-cell>
          <table:table-cell table:style-name="ce63" table:formula="of:=[.AA$11]*2*[.$N$16]" office:value-type="float" office:value="289">
            <text:p>289.0</text:p>
          </table:table-cell>
          <table:table-cell table:style-name="ce63" table:formula="of:=[.AB$11]*2*[.$N$16]" office:value-type="float" office:value="317.9">
            <text:p>317.9</text:p>
          </table:table-cell>
          <table:table-cell/>
          <table:table-cell table:style-name="ce63" table:formula="of:=[.AD$11]*2*[.$N$16]" office:value-type="float" office:value="346.8">
            <text:p>346.8</text:p>
          </table:table-cell>
          <table:table-cell table:style-name="ce63" table:formula="of:=[.AE$11]*2*[.$N$16]" office:value-type="float" office:value="289">
            <text:p>289.0</text:p>
          </table:table-cell>
          <table:table-cell table:style-name="ce63" table:formula="of:=[.AF$11]*2*[.$N$16]" office:value-type="float" office:value="317.9">
            <text:p>317.9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y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14"/>
          <table:table-cell table:style-name="ce11" office:value-type="string">
            <text:p>P2F Uy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38.72">
            <text:p>138.7</text:p>
          </table:table-cell>
          <table:table-cell table:style-name="ce37" table:formula="of:=[.E$13]*[.$N$16]" office:value-type="float" office:value="34.68">
            <text:p>34.7</text:p>
          </table:table-cell>
          <table:table-cell table:style-name="ce63" table:formula="of:=[.F$13]*[.$N$16]" office:value-type="float" office:value="8.67">
            <text:p>8.7</text:p>
          </table:table-cell>
          <table:table-cell table:number-columns-repeated="3"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3" table:formula="of:=[.Z$13]*[.$N$16]" office:value-type="float" office:value="57.8">
            <text:p>57.8</text:p>
          </table:table-cell>
          <table:table-cell table:style-name="ce63" table:formula="of:=[.AA$13]*[.$N$16]" office:value-type="float" office:value="52.02">
            <text:p>52.0</text:p>
          </table:table-cell>
          <table:table-cell table:style-name="ce63" table:formula="of:=[.AB$13]*[.$N$16]" office:value-type="float" office:value="37.57">
            <text:p>37.6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78.03">
            <text:p>78.0</text:p>
          </table:table-cell>
          <table:table-cell table:style-name="ce63" table:formula="of:=[.AF$13]*[.$N$16]" office:value-type="float" office:value="69.36">
            <text:p>69.4</text:p>
          </table:table-cell>
          <table:table-cell table:number-columns-repeated="989"/>
        </table:table-row>
        <table:table-row table:style-name="ro3">
          <table:table-cell/>
          <table:table-cell office:value-type="string">
            <text:p>Lifting für Uz</text:p>
          </table:table-cell>
          <table:table-cell table:style-name="ce39" table:number-columns-repeated="4"/>
          <table:table-cell table:number-columns-repeated="3"/>
          <table:table-cell table:style-name="ce77"/>
          <table:table-cell table:number-columns-repeated="14"/>
          <table:table-cell office:value-type="string">
            <text:p>Lifting für Uz</text:p>
          </table:table-cell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 table:number-columns-repeated="14"/>
          <table:table-cell table:style-name="ce8" office:value-type="string">
            <text:p>BR1_FillFlux Uz MPI MINE Sides,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17]" office:value-type="float" office:value="0">
            <text:p>0.0</text:p>
          </table:table-cell>
          <table:table-cell table:style-name="ce34" table:formula="of:=[.D$13]*[.$N$17]" office:value-type="float" office:value="236.16">
            <text:p>236.2</text:p>
          </table:table-cell>
          <table:table-cell table:style-name="ce34" table:formula="of:=[.E$13]*[.$N$17]" office:value-type="float" office:value="59.04">
            <text:p>59.0</text:p>
          </table:table-cell>
          <table:table-cell table:style-name="ce61" table:formula="of:=[.F$13]*[.$N$17]" office:value-type="float" office:value="14.76">
            <text:p>14.8</text:p>
          </table:table-cell>
          <table:table-cell table:number-columns-repeated="3"/>
          <table:table-cell table:style-name="ce77"/>
          <table:table-cell table:number-columns-repeated="14"/>
          <table:table-cell table:style-name="ce9" office:value-type="string">
            <text:p>needs</text:p>
          </table:table-cell>
          <table:table-cell table:style-name="ce61" table:formula="of:=[.Z$13]*[.$N$17]" office:value-type="float" office:value="98.4">
            <text:p>98.4</text:p>
          </table:table-cell>
          <table:table-cell table:style-name="ce61" table:formula="of:=[.AA$13]*[.$N$17]" office:value-type="float" office:value="88.56">
            <text:p>88.6</text:p>
          </table:table-cell>
          <table:table-cell table:style-name="ce61" table:formula="of:=[.AB$13]*[.$N$17]" office:value-type="float" office:value="63.96">
            <text:p>64.0</text:p>
          </table:table-cell>
          <table:table-cell/>
          <table:table-cell table:style-name="ce61" table:formula="of:=[.AD$13]*[.$N$17]" office:value-type="float" office:value="0">
            <text:p>0.0</text:p>
          </table:table-cell>
          <table:table-cell table:style-name="ce61" table:formula="of:=[.AE$13]*[.$N$17]" office:value-type="float" office:value="132.84">
            <text:p>132.8</text:p>
          </table:table-cell>
          <table:table-cell table:style-name="ce61" table:formula="of:=[.AF$13]*[.$N$17]" office:value-type="float" office:value="118.08">
            <text:p>118.1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Flux Uz 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/>
          <table:table-cell table:style-name="ce77"/>
          <table:table-cell table:number-columns-repeated="14"/>
          <table:table-cell table:style-name="ce10" office:value-type="string">
            <text:p>SEND Flux Uz 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FillFlux Uz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FillFlux Uz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17]" office:value-type="float" office:value="7557.12">
            <text:p>7557.1</text:p>
          </table:table-cell>
          <table:table-cell table:style-name="ce42" table:formula="of:=[.D$11]*[.$N$17]" office:value-type="float" office:value="708.48">
            <text:p>708.5</text:p>
          </table:table-cell>
          <table:table-cell table:style-name="ce42" table:formula="of:=[.E$11]*[.$N$17]" office:value-type="float" office:value="59.04">
            <text:p>59.0</text:p>
          </table:table-cell>
          <table:table-cell table:style-name="ce66" table:formula="of:=[.F$11]*[.$N$17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1]*[.$N$17]" office:value-type="float" office:value="295.2">
            <text:p>295.2</text:p>
          </table:table-cell>
          <table:table-cell table:style-name="ce66" table:formula="of:=[.AA$11]*[.$N$17]" office:value-type="float" office:value="246">
            <text:p>246.0</text:p>
          </table:table-cell>
          <table:table-cell table:style-name="ce66" table:formula="of:=[.AB$11]*[.$N$17]" office:value-type="float" office:value="270.6">
            <text:p>270.6</text:p>
          </table:table-cell>
          <table:table-cell/>
          <table:table-cell table:style-name="ce66" table:formula="of:=[.AD$11]*[.$N$17]" office:value-type="float" office:value="295.2">
            <text:p>295.2</text:p>
          </table:table-cell>
          <table:table-cell table:style-name="ce66" table:formula="of:=[.AE$11]*[.$N$17]" office:value-type="float" office:value="246">
            <text:p>246.0</text:p>
          </table:table-cell>
          <table:table-cell table:style-name="ce66" table:formula="of:=[.AF$11]*[.$N$17]" office:value-type="float" office:value="270.6">
            <text:p>270.6</text:p>
          </table:table-cell>
          <table:table-cell table:number-columns-repeated="989"/>
        </table:table-row>
        <table:table-row table:style-name="ro3">
          <table:table-cell/>
          <table:table-cell table:style-name="ce16" office:value-type="string">
            <text:p><text:span text:style-name="T1">BR1_SurfInt Uz for inner Sides,</text:span> 2*inner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6" office:value-type="string">
            <text:p><text:span text:style-name="T1">BR1_SurfInt Uz for inner Sides,</text:span> 2*inner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2*[.$N$18]" office:value-type="float" office:value="6696.96">
            <text:p>6697.0</text:p>
          </table:table-cell>
          <table:table-cell table:style-name="ce42" table:formula="of:=[.D$11]*2*[.$N$18]" office:value-type="float" office:value="627.84">
            <text:p>627.8</text:p>
          </table:table-cell>
          <table:table-cell table:style-name="ce42" table:formula="of:=[.E$11]*2*[.$N$18]" office:value-type="float" office:value="52.32">
            <text:p>52.3</text:p>
          </table:table-cell>
          <table:table-cell table:style-name="ce66" table:formula="of:=[.F$11]*2*[.$N$18]" office:value-type="float" office:value="0">
            <text:p>0.0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1]*2*[.$N$18]" office:value-type="float" office:value="261.6">
            <text:p>261.6</text:p>
          </table:table-cell>
          <table:table-cell table:style-name="ce66" table:formula="of:=[.AA$11]*2*[.$N$18]" office:value-type="float" office:value="218">
            <text:p>218.0</text:p>
          </table:table-cell>
          <table:table-cell table:style-name="ce66" table:formula="of:=[.AB$11]*2*[.$N$18]" office:value-type="float" office:value="239.8">
            <text:p>239.8</text:p>
          </table:table-cell>
          <table:table-cell/>
          <table:table-cell table:style-name="ce66" table:formula="of:=[.AD$11]*2*[.$N$18]" office:value-type="float" office:value="261.6">
            <text:p>261.6</text:p>
          </table:table-cell>
          <table:table-cell table:style-name="ce66" table:formula="of:=[.AE$11]*2*[.$N$18]" office:value-type="float" office:value="218">
            <text:p>218.0</text:p>
          </table:table-cell>
          <table:table-cell table:style-name="ce66" table:formula="of:=[.AF$11]*2*[.$N$18]" office:value-type="float" office:value="239.8">
            <text:p>239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SurfInt Uz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SurfInt Uz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18]" office:value-type="float" office:value="0">
            <text:p>0.0</text:p>
          </table:table-cell>
          <table:table-cell table:style-name="ce42" table:formula="of:=[.D$13]*[.$N$18]" office:value-type="float" office:value="104.64">
            <text:p>104.6</text:p>
          </table:table-cell>
          <table:table-cell table:style-name="ce42" table:formula="of:=[.E$13]*[.$N$18]" office:value-type="float" office:value="26.16">
            <text:p>26.2</text:p>
          </table:table-cell>
          <table:table-cell table:style-name="ce66" table:formula="of:=[.F$13]*[.$N$18]" office:value-type="float" office:value="6.54">
            <text:p>6.5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13]*[.$N$18]" office:value-type="float" office:value="43.6">
            <text:p>43.6</text:p>
          </table:table-cell>
          <table:table-cell table:style-name="ce66" table:formula="of:=[.AA$13]*[.$N$18]" office:value-type="float" office:value="39.24">
            <text:p>39.2</text:p>
          </table:table-cell>
          <table:table-cell table:style-name="ce66" table:formula="of:=[.AB$13]*[.$N$18]" office:value-type="float" office:value="28.34">
            <text:p>28.3</text:p>
          </table:table-cell>
          <table:table-cell/>
          <table:table-cell table:style-name="ce66" table:formula="of:=[.AD$13]*[.$N$18]" office:value-type="float" office:value="0">
            <text:p>0.0</text:p>
          </table:table-cell>
          <table:table-cell table:style-name="ce66" table:formula="of:=[.AE$13]*[.$N$18]" office:value-type="float" office:value="58.86">
            <text:p>58.9</text:p>
          </table:table-cell>
          <table:table-cell table:style-name="ce66" table:formula="of:=[.AF$13]*[.$N$18]" office:value-type="float" office:value="52.32">
            <text:p>52.3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BR1_volint Uz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5" office:value-type="string">
            <text:p>BR1_volint Uz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19]" office:value-type="float" office:value="14551.04">
            <text:p>14551.0</text:p>
          </table:table-cell>
          <table:table-cell table:style-name="ce42" table:formula="of:=[.D$9]*[.$N$19]" office:value-type="float" office:value="1818.88">
            <text:p>1818.9</text:p>
          </table:table-cell>
          <table:table-cell table:style-name="ce42" table:formula="of:=[.E$9]*[.$N$19]" office:value-type="float" office:value="227.36">
            <text:p>227.4</text:p>
          </table:table-cell>
          <table:table-cell table:style-name="ce66" table:formula="of:=[.F$9]*[.$N$19]" office:value-type="float" office:value="28.42">
            <text:p>28.4</text:p>
          </table:table-cell>
          <table:table-cell table:style-name="ce2"/>
          <table:table-cell table:style-name="ce77"/>
          <table:table-cell/>
          <table:table-cell table:style-name="ce77"/>
          <table:table-cell table:number-columns-repeated="14"/>
          <table:table-cell table:style-name="ce13" office:value-type="string">
            <text:p>needs</text:p>
          </table:table-cell>
          <table:table-cell table:style-name="ce66" table:formula="of:=[.Z$9]*[.$N$19]" office:value-type="float" office:value="852.6">
            <text:p>852.6</text:p>
          </table:table-cell>
          <table:table-cell table:style-name="ce66" table:formula="of:=[.AA$9]*[.$N$19]" office:value-type="float" office:value="824.18">
            <text:p>824.2</text:p>
          </table:table-cell>
          <table:table-cell table:style-name="ce66" table:formula="of:=[.AB$9]*[.$N$19]" office:value-type="float" office:value="795.76">
            <text:p>795.8</text:p>
          </table:table-cell>
          <table:table-cell/>
          <table:table-cell table:style-name="ce66" table:formula="of:=[.AD$9]*[.$N$19]" office:value-type="float" office:value="852.6">
            <text:p>852.6</text:p>
          </table:table-cell>
          <table:table-cell table:style-name="ce66" table:formula="of:=[.AE$9]*[.$N$19]" office:value-type="float" office:value="824.18">
            <text:p>824.2</text:p>
          </table:table-cell>
          <table:table-cell table:style-name="ce66" table:formula="of:=[.AF$9]*[.$N$19]" office:value-type="float" office:value="795.76">
            <text:p>795.8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Uz</text:p>
          </table:table-cell>
          <table:table-cell table:style-name="ce38" office:value-type="string">
            <text:p>Wait, if &lt;0</text:p>
          </table:table-cell>
          <table:table-cell table:style-name="ce54" table:formula="of:=SUM([.D72:.D79])-[.D71]" office:value-type="float" office:value="2706.88">
            <text:p>2706.9</text:p>
          </table:table-cell>
          <table:table-cell table:style-name="ce54" table:formula="of:=SUM([.E72:.E79])-[.E71]" office:value-type="float" office:value="226.64">
            <text:p>226.6</text:p>
          </table:table-cell>
          <table:table-cell table:style-name="ce54" table:formula="of:=SUM([.F72:.F79])-[.F71]" office:value-type="float" office:value="0.399999999999999">
            <text:p>0.4</text:p>
          </table:table-cell>
          <table:table-cell table:style-name="ce76" table:number-columns-repeated="2"/>
          <table:table-cell/>
          <table:table-cell table:style-name="ce77"/>
          <table:table-cell table:number-columns-repeated="14"/>
          <table:table-cell table:style-name="ce14" office:value-type="string">
            <text:p>RECV Flux Uz</text:p>
          </table:table-cell>
          <table:table-cell table:style-name="ce54" table:formula="of:=SUM([.Z72:.Z79])-[.Z71]" office:value-type="float" office:value="1222.6">
            <text:p>1222.6</text:p>
          </table:table-cell>
          <table:table-cell table:style-name="ce54" table:formula="of:=SUM([.AA72:.AA79])-[.AA71]" office:value-type="float" office:value="1120.06">
            <text:p>1120.1</text:p>
          </table:table-cell>
          <table:table-cell table:style-name="ce54" table:formula="of:=SUM([.AB72:.AB79])-[.AB71]" office:value-type="float" office:value="1184.74">
            <text:p>1184.7</text:p>
          </table:table-cell>
          <table:table-cell/>
          <table:table-cell table:style-name="ce54" table:formula="of:=SUM([.AD72:.AD79])-[.AD71]" office:value-type="float" office:value="1409.4">
            <text:p>1409.4</text:p>
          </table:table-cell>
          <table:table-cell table:style-name="ce54" table:formula="of:=SUM([.AE72:.AE79])-[.AE71]" office:value-type="float" office:value="1036">
            <text:p>1036.0</text:p>
          </table:table-cell>
          <table:table-cell table:style-name="ce54" table:formula="of:=SUM([.AF72:.AF79])-[.AF71]" office:value-type="float" office:value="1082">
            <text:p>1082.0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BR1_SurfInt Uz for MPI YOURS Sides</text:p>
          </table:table-cell>
          <table:table-cell table:style-name="ce43" table:number-columns-repeated="3"/>
          <table:table-cell table:style-name="ce67"/>
          <table:table-cell table:number-columns-repeated="3"/>
          <table:table-cell table:style-name="ce77"/>
          <table:table-cell table:number-columns-repeated="14"/>
          <table:table-cell table:style-name="ce17" office:value-type="string">
            <text:p>BR1_SurfInt Uz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18]" office:value-type="float" office:value="0">
            <text:p>0.0</text:p>
          </table:table-cell>
          <table:table-cell table:style-name="ce44" table:formula="of:=([.D$12]-[.D$13])*[.$N$18]" office:value-type="float" office:value="104.64">
            <text:p>104.6</text:p>
          </table:table-cell>
          <table:table-cell table:style-name="ce44" table:formula="of:=([.E$12]-[.E$13])*[.$N$18]" office:value-type="float" office:value="26.16">
            <text:p>26.2</text:p>
          </table:table-cell>
          <table:table-cell table:style-name="ce68" table:formula="of:=([.F$12]-[.F$13])*[.$N$18]" office:value-type="float" office:value="6.54">
            <text:p>6.5</text:p>
          </table:table-cell>
          <table:table-cell table:number-columns-repeated="3"/>
          <table:table-cell table:style-name="ce77"/>
          <table:table-cell office:value-type="string">
            <text:p>Uz now finished</text:p>
          </table:table-cell>
          <table:table-cell table:number-columns-repeated="13"/>
          <table:table-cell table:style-name="ce18" office:value-type="string">
            <text:p>needs</text:p>
          </table:table-cell>
          <table:table-cell table:style-name="ce68" table:formula="of:=([.Z$12]-[.Z$13])*[.$N$18]" office:value-type="float" office:value="43.6">
            <text:p>43.6</text:p>
          </table:table-cell>
          <table:table-cell table:style-name="ce68" table:formula="of:=([.AA$12]-[.AA$13])*[.$N$18]" office:value-type="float" office:value="39.24">
            <text:p>39.2</text:p>
          </table:table-cell>
          <table:table-cell table:style-name="ce68" table:formula="of:=([.AB$12]-[.AB$13])*[.$N$18]" office:value-type="float" office:value="28.34">
            <text:p>28.3</text:p>
          </table:table-cell>
          <table:table-cell/>
          <table:table-cell table:style-name="ce68" table:formula="of:=([.AD$12]-[.AD$13])*[.$N$18]" office:value-type="float" office:value="87.2">
            <text:p>87.2</text:p>
          </table:table-cell>
          <table:table-cell table:style-name="ce68" table:formula="of:=([.AE$12]-[.AE$13])*[.$N$18]" office:value-type="float" office:value="19.62">
            <text:p>19.6</text:p>
          </table:table-cell>
          <table:table-cell table:style-name="ce68" table:formula="of:=([.AF$12]-[.AF$13])*[.$N$18]" office:value-type="float" office:value="4.36">
            <text:p>4.4</text:p>
          </table:table-cell>
          <table:table-cell table:number-columns-repeated="989"/>
        </table:table-row>
        <table:table-row table:style-name="ro3">
          <table:table-cell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40" table:number-columns-repeated="3"/>
          <table:table-cell table:style-name="ce64"/>
          <table:table-cell table:number-columns-repeated="3"/>
          <table:table-cell table:style-name="ce77"/>
          <table:table-cell/>
          <table:table-cell table:style-name="ce92" office:value-type="string">
            <text:p>Sides Data structure</text:p>
          </table:table-cell>
          <table:table-cell/>
          <table:table-cell table:style-name="Default"/>
          <table:table-cell table:number-columns-repeated="10"/>
          <table:table-cell table:style-name="ce19" office:value-type="string">
            <text:p><text:span text:style-name="T1">P2F Uz for MPI YOURS Sides</text:span>, only half of mpisides first to send!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([.C$12]-[.C$13])*[.$N$16]" office:value-type="float" office:value="0">
            <text:p>0.0</text:p>
          </table:table-cell>
          <table:table-cell table:style-name="ce34" table:formula="of:=([.D$12]-[.D$13])*[.$N$16]" office:value-type="float" office:value="138.72">
            <text:p>138.7</text:p>
          </table:table-cell>
          <table:table-cell table:style-name="ce34" table:formula="of:=([.E$12]-[.E$13])*[.$N$16]" office:value-type="float" office:value="34.68">
            <text:p>34.7</text:p>
          </table:table-cell>
          <table:table-cell table:style-name="ce61" table:formula="of:=([.F$12]-[.F$13])*[.$N$16]" office:value-type="float" office:value="8.67">
            <text:p>8.7</text:p>
          </table:table-cell>
          <table:table-cell table:number-columns-repeated="3"/>
          <table:table-cell table:style-name="ce77"/>
          <table:table-cell/>
          <table:table-cell office:value-type="string">
            <text:p>MPI Sides between a pair of procs are split</text:p>
          </table:table-cell>
          <table:table-cell/>
          <table:table-cell table:style-name="Default"/>
          <table:table-cell table:style-name="ce59"/>
          <table:table-cell table:number-columns-repeated="9"/>
          <table:table-cell table:style-name="ce9" office:value-type="string">
            <text:p>needs</text:p>
          </table:table-cell>
          <table:table-cell table:style-name="ce61" table:formula="of:=([.Z$12]-[.Z$13])*[.$N$16]" office:value-type="float" office:value="57.8">
            <text:p>57.8</text:p>
          </table:table-cell>
          <table:table-cell table:style-name="ce61" table:formula="of:=([.AA$12]-[.AA$13])*[.$N$16]" office:value-type="float" office:value="52.02">
            <text:p>52.0</text:p>
          </table:table-cell>
          <table:table-cell table:style-name="ce61" table:formula="of:=([.AB$12]-[.AB$13])*[.$N$16]" office:value-type="float" office:value="37.57">
            <text:p>37.6</text:p>
          </table:table-cell>
          <table:table-cell/>
          <table:table-cell table:style-name="ce61" table:formula="of:=([.AD$12]-[.AD$13])*[.$N$16]" office:value-type="float" office:value="115.6">
            <text:p>115.6</text:p>
          </table:table-cell>
          <table:table-cell table:style-name="ce61" table:formula="of:=([.AE$12]-[.AE$13])*[.$N$16]" office:value-type="float" office:value="26.01">
            <text:p>26.0</text:p>
          </table:table-cell>
          <table:table-cell table:style-name="ce61" table:formula="of:=([.AF$12]-[.AF$13])*[.$N$16]" office:value-type="float" office:value="5.78">
            <text:p>5.8</text:p>
          </table:table-cell>
          <table:table-cell table:number-columns-repeated="989"/>
        </table:table-row>
        <table:table-row table:style-name="ro3">
          <table:table-cell/>
          <table:table-cell table:style-name="ce10" office:value-type="string">
            <text:p>SEND Uz </text:p>
          </table:table-cell>
          <table:table-cell table:style-name="ce35" office:value-type="string">
            <text:p>Estim. send Time</text:p>
          </table:table-cell>
          <table:table-cell table:style-name="ce35" table:formula="of:=[.$N$9]*([.D$12]-[.D$13])/[.$D$4]" office:value-type="float" office:value="552.96">
            <text:p>553.0</text:p>
          </table:table-cell>
          <table:table-cell table:style-name="ce35" table:formula="of:=[.$N$9]*([.E$12]-[.E$13])/[.$D$4]" office:value-type="float" office:value="138.24">
            <text:p>138.2</text:p>
          </table:table-cell>
          <table:table-cell table:style-name="ce35" table:formula="of:=[.$N$9]*([.F$12]-[.F$13])/[.$D$4]" office:value-type="float" office:value="34.56">
            <text:p>34.6</text:p>
          </table:table-cell>
          <table:table-cell table:style-name="ce74" table:number-columns-repeated="2"/>
          <table:table-cell table:style-name="ce77" table:number-columns-repeated="2"/>
          <table:table-cell/>
          <table:table-cell office:value-type="string">
            <text:p>in two blocks MPI MINE and MPI YOURS</text:p>
          </table:table-cell>
          <table:table-cell table:number-columns-repeated="12"/>
          <table:table-cell table:style-name="ce10" office:value-type="string">
            <text:p>SEND Uz </text:p>
          </table:table-cell>
          <table:table-cell table:style-name="ce35" table:formula="of:=[.$N$9]*([.Z$12]-[.Z$13])/[.$D$4]" office:value-type="float" office:value="230.4">
            <text:p>230.4</text:p>
          </table:table-cell>
          <table:table-cell table:style-name="ce35" table:formula="of:=[.$N$9]*([.AA$12]-[.AA$13])/[.$D$4]" office:value-type="float" office:value="207.36">
            <text:p>207.4</text:p>
          </table:table-cell>
          <table:table-cell table:style-name="ce35" table:formula="of:=[.$N$9]*([.AB$12]-[.AB$13])/[.$D$4]" office:value-type="float" office:value="149.76">
            <text:p>149.8</text:p>
          </table:table-cell>
          <table:table-cell/>
          <table:table-cell table:style-name="ce35" table:formula="of:=[.$N$9]*([.AD$12]-[.AD$13])/[.$D$4]" office:value-type="float" office:value="460.8">
            <text:p>460.8</text:p>
          </table:table-cell>
          <table:table-cell table:style-name="ce35" table:formula="of:=[.$N$9]*([.AE$12]-[.AE$13])/[.$D$4]" office:value-type="float" office:value="103.68">
            <text:p>103.7</text:p>
          </table:table-cell>
          <table:table-cell table:style-name="ce35" table:formula="of:=[.$N$9]*([.AF$12]-[.AF$13])/[.$D$4]" office:value-type="float" office:value="23.04">
            <text:p>23.0</text:p>
          </table:table-cell>
          <table:table-cell table:number-columns-repeated="989"/>
        </table:table-row>
        <table:table-row table:style-name="ro3">
          <table:table-cell/>
          <table:table-cell table:style-name="ce20" office:value-type="string">
            <text:p><text:span text:style-name="T1">P2F Uz for inner Sides</text:span>, 2*inner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 table:number-columns-repeated="3"/>
          <table:table-cell office:value-type="string">
            <text:p>U_minus</text:p>
          </table:table-cell>
          <table:table-cell/>
          <table:table-cell office:value-type="string">
            <text:p>U_plus</text:p>
          </table:table-cell>
          <table:table-cell table:number-columns-repeated="3"/>
          <table:table-cell office:value-type="string">
            <text:p>Flux</text:p>
          </table:table-cell>
          <table:table-cell table:number-columns-repeated="4"/>
          <table:table-cell table:style-name="ce20" office:value-type="string">
            <text:p><text:span text:style-name="T1">P2F Uz for inner Sides</text:span>, 2*inner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2" office:value-type="string">
            <text:p>needs</text:p>
          </table:table-cell>
          <table:table-cell table:style-name="ce37" table:formula="of:=[.C$11]*2*[.$N$16]" office:value-type="float" office:value="8878.08">
            <text:p>8878.1</text:p>
          </table:table-cell>
          <table:table-cell table:style-name="ce37" table:formula="of:=[.D$11]*2*[.$N$16]" office:value-type="float" office:value="832.32">
            <text:p>832.3</text:p>
          </table:table-cell>
          <table:table-cell table:style-name="ce37" table:formula="of:=[.E$11]*2*[.$N$16]" office:value-type="float" office:value="69.36">
            <text:p>69.4</text:p>
          </table:table-cell>
          <table:table-cell table:style-name="ce63" table:formula="of:=[.F$11]*2*[.$N$16]" office:value-type="float" office:value="0">
            <text:p>0.0</text:p>
          </table:table-cell>
          <table:table-cell table:number-columns-repeated="3"/>
          <table:table-cell table:style-name="ce77"/>
          <table:table-cell table:number-columns-repeated="3"/>
          <table:table-cell table:style-name="Default" office:value-type="string">
            <text:p>flip=0</text:p>
          </table:table-cell>
          <table:table-cell table:style-name="Default"/>
          <table:table-cell table:style-name="Default" office:value-type="string">
            <text:p>flip&gt;0</text:p>
          </table:table-cell>
          <table:table-cell table:style-name="Default" table:number-columns-repeated="4"/>
          <table:table-cell table:number-columns-repeated="4"/>
          <table:table-cell table:style-name="ce12" office:value-type="string">
            <text:p>needs</text:p>
          </table:table-cell>
          <table:table-cell table:style-name="ce63" table:formula="of:=[.Z$11]*2*[.$N$16]" office:value-type="float" office:value="346.8">
            <text:p>346.8</text:p>
          </table:table-cell>
          <table:table-cell table:style-name="ce63" table:formula="of:=[.AA$11]*2*[.$N$16]" office:value-type="float" office:value="289">
            <text:p>289.0</text:p>
          </table:table-cell>
          <table:table-cell table:style-name="ce63" table:formula="of:=[.AB$11]*2*[.$N$16]" office:value-type="float" office:value="317.9">
            <text:p>317.9</text:p>
          </table:table-cell>
          <table:table-cell/>
          <table:table-cell table:style-name="ce63" table:formula="of:=[.AD$11]*2*[.$N$16]" office:value-type="float" office:value="346.8">
            <text:p>346.8</text:p>
          </table:table-cell>
          <table:table-cell table:style-name="ce63" table:formula="of:=[.AE$11]*2*[.$N$16]" office:value-type="float" office:value="289">
            <text:p>289.0</text:p>
          </table:table-cell>
          <table:table-cell table:style-name="ce63" table:formula="of:=[.AF$11]*2*[.$N$16]" office:value-type="float" office:value="317.9">
            <text:p>317.9</text:p>
          </table:table-cell>
          <table:table-cell table:number-columns-repeated="989"/>
        </table:table-row>
        <table:table-row table:style-name="ro3">
          <table:table-cell/>
          <table:table-cell table:style-name="ce11" office:value-type="string">
            <text:p>P2F Uz for MPI MINE Sides</text:p>
          </table:table-cell>
          <table:table-cell table:style-name="ce36" table:number-columns-repeated="3"/>
          <table:table-cell table:style-name="ce62"/>
          <table:table-cell table:number-columns-repeated="3"/>
          <table:table-cell table:style-name="ce77"/>
          <table:table-cell>
            <draw:path table:end-cell-address="'N=5_sidebased'.Q101" table:end-x="0.024cm" table:end-y="0.359cm" draw:z-index="6" draw:style-name="gr1" draw:text-style-name="P1" svg:width="4.159cm" svg:height="5.984cm" draw:transform="skewX (-0.000872664625996998) rotate (-0.0120427718399452) translate (3.44747883968432cm 0.299133825142846cm)" svg:viewBox="0 0 4160 5985" svg:d="m3971 79042c-3927-1-3971 43-3971 43l30 2633 2308-52 38 3359 1784 3-110-3278z">
              <text:p/>
            </draw:path>
          </table:table-cell>
          <table:table-cell table:number-columns-repeated="4"/>
          <table:table-cell>
            <draw:path table:end-cell-address="'N=5_sidebased'.W101" table:end-x="0.022cm" table:end-y="0.448cm" draw:z-index="2" draw:style-name="gr1" draw:text-style-name="P1" svg:width="3.197cm" svg:height="6.002cm" draw:transform="skewX (-0.000872664625997) rotate (-0.0120427718399452) translate (1.43169948129373cm 0.391137424165325cm)" svg:viewBox="0 0 3198 6003" svg:d="m3167 79128c-3927-2-3093 63-3093 63l30 2634 2308-53 38 3359 738-34 10-3261z">
              <text:p/>
            </draw:path>
          </table:table-cell>
          <table:table-cell table:number-columns-repeated="8"/>
          <table:table-cell table:style-name="ce11" office:value-type="string">
            <text:p>P2F Uz for MPI MINE Sides</text:p>
          </table:table-cell>
          <table:table-cell table:style-name="ce62" table:number-columns-repeated="3"/>
          <table:table-cell/>
          <table:table-cell table:style-name="ce62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37" table:formula="of:=[.C$13]*[.$N$16]" office:value-type="float" office:value="0">
            <text:p>0.0</text:p>
          </table:table-cell>
          <table:table-cell table:style-name="ce37" table:formula="of:=[.D$13]*[.$N$16]" office:value-type="float" office:value="138.72">
            <text:p>138.7</text:p>
          </table:table-cell>
          <table:table-cell table:style-name="ce37" table:formula="of:=[.E$13]*[.$N$16]" office:value-type="float" office:value="34.68">
            <text:p>34.7</text:p>
          </table:table-cell>
          <table:table-cell table:style-name="ce63" table:formula="of:=[.F$13]*[.$N$16]" office:value-type="float" office:value="8.67">
            <text:p>8.7</text:p>
          </table:table-cell>
          <table:table-cell table:number-columns-repeated="3"/>
          <table:table-cell table:style-name="ce77"/>
          <table:table-cell/>
          <table:table-cell table:style-name="ce95" office:value-type="string" table:number-columns-spanned="1" table:number-rows-spanned="5">
            <text:p>P2F</text:p>
          </table:table-cell>
          <table:table-cell table:style-name="ce99"/>
          <table:table-cell table:style-name="ce102"/>
          <table:table-cell table:style-name="ce99"/>
          <table:table-cell table:style-name="ce102"/>
          <table:table-cell table:style-name="ce29"/>
          <table:table-cell table:style-name="ce95" office:value-type="string" table:number-columns-spanned="1" table:number-rows-spanned="5">
            <text:p>fillFlux</text:p>
          </table:table-cell>
          <table:table-cell table:style-name="ce29"/>
          <table:table-cell table:style-name="ce102"/>
          <table:table-cell table:style-name="ce29"/>
          <table:table-cell table:style-name="ce95" office:value-type="string" table:number-columns-spanned="1" table:number-rows-spanned="5">
            <text:p>surfInt</text:p>
          </table:table-cell>
          <table:table-cell table:number-columns-repeated="2"/>
          <table:table-cell table:style-name="ce13" office:value-type="string">
            <text:p>needs</text:p>
          </table:table-cell>
          <table:table-cell table:style-name="ce63" table:formula="of:=[.Z$13]*[.$N$16]" office:value-type="float" office:value="57.8">
            <text:p>57.8</text:p>
          </table:table-cell>
          <table:table-cell table:style-name="ce63" table:formula="of:=[.AA$13]*[.$N$16]" office:value-type="float" office:value="52.02">
            <text:p>52.0</text:p>
          </table:table-cell>
          <table:table-cell table:style-name="ce63" table:formula="of:=[.AB$13]*[.$N$16]" office:value-type="float" office:value="37.57">
            <text:p>37.6</text:p>
          </table:table-cell>
          <table:table-cell/>
          <table:table-cell table:style-name="ce63" table:formula="of:=[.AD$13]*[.$N$16]" office:value-type="float" office:value="0">
            <text:p>0.0</text:p>
          </table:table-cell>
          <table:table-cell table:style-name="ce63" table:formula="of:=[.AE$13]*[.$N$16]" office:value-type="float" office:value="78.03">
            <text:p>78.0</text:p>
          </table:table-cell>
          <table:table-cell table:style-name="ce63" table:formula="of:=[.AF$13]*[.$N$16]" office:value-type="float" office:value="69.36">
            <text:p>69.4</text:p>
          </table:table-cell>
          <table:table-cell table:number-columns-repeated="989"/>
        </table:table-row>
        <table:table-row table:style-name="ro3">
          <table:table-cell table:style-name="ce2"/>
          <table:table-cell table:style-name="ce21"/>
          <table:table-cell table:style-name="ce45" table:number-columns-repeated="4"/>
          <table:table-cell table:style-name="ce2" table:number-columns-repeated="3"/>
          <table:table-cell table:style-name="ce77"/>
          <table:table-cell/>
          <table:covered-table-cell table:style-name="ce96"/>
          <table:table-cell table:style-name="ce99"/>
          <table:table-cell table:style-name="ce103" office:value-type="string">
            <text:p>inner</text:p>
          </table:table-cell>
          <table:table-cell table:style-name="ce99"/>
          <table:table-cell table:style-name="ce103" office:value-type="string">
            <text:p>inner</text:p>
          </table:table-cell>
          <table:table-cell table:style-name="ce29"/>
          <table:covered-table-cell table:style-name="ce96"/>
          <table:table-cell table:style-name="ce29"/>
          <table:table-cell table:style-name="ce103" office:value-type="string">
            <text:p>inner</text:p>
          </table:table-cell>
          <table:table-cell table:style-name="ce29"/>
          <table:covered-table-cell table:style-name="ce96"/>
          <table:table-cell table:number-columns-repeated="2"/>
          <table:table-cell table:style-name="ce21"/>
          <table:table-cell table:style-name="ce45" table:number-columns-repeated="3"/>
          <table:table-cell/>
          <table:table-cell table:style-name="ce45" table:number-columns-repeated="3"/>
          <table:table-cell table:number-columns-repeated="989"/>
        </table:table-row>
        <table:table-row table:style-name="ro3">
          <table:table-cell/>
          <table:table-cell table:style-name="ce15" office:value-type="string">
            <text:p>*volInt NOW HERE</text:p>
          </table:table-cell>
          <table:table-cell table:style-name="ce46" table:number-columns-repeated="3"/>
          <table:table-cell table:style-name="ce69"/>
          <table:table-cell table:number-columns-repeated="3"/>
          <table:table-cell table:style-name="ce77"/>
          <table:table-cell/>
          <table:covered-table-cell table:style-name="ce96"/>
          <table:table-cell table:style-name="ce99"/>
          <table:table-cell table:style-name="ce103"/>
          <table:table-cell table:style-name="ce99"/>
          <table:table-cell table:style-name="ce103"/>
          <table:table-cell table:style-name="ce29"/>
          <table:covered-table-cell table:style-name="ce96"/>
          <table:table-cell table:style-name="ce29"/>
          <table:table-cell table:style-name="ce103"/>
          <table:table-cell table:style-name="ce29"/>
          <table:covered-table-cell table:style-name="ce96"/>
          <table:table-cell table:number-columns-repeated="2"/>
          <table:table-cell table:style-name="ce15" office:value-type="string">
            <text:p>*volInt NOW HERE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9]*[.$N$22]" office:value-type="float" office:value="25533.44">
            <text:p>25533.4</text:p>
          </table:table-cell>
          <table:table-cell table:style-name="ce42" table:formula="of:=[.D$9]*[.$N$22]" office:value-type="float" office:value="3191.68">
            <text:p>3191.7</text:p>
          </table:table-cell>
          <table:table-cell table:style-name="ce42" table:formula="of:=[.E$9]*[.$N$22]" office:value-type="float" office:value="398.96">
            <text:p>399.0</text:p>
          </table:table-cell>
          <table:table-cell table:style-name="ce66" table:formula="of:=[.F$9]*[.$N$22]" office:value-type="float" office:value="49.87">
            <text:p>49.9</text:p>
          </table:table-cell>
          <table:table-cell table:number-columns-repeated="3"/>
          <table:table-cell table:style-name="ce77"/>
          <table:table-cell/>
          <table:covered-table-cell table:style-name="ce96"/>
          <table:table-cell table:style-name="ce99"/>
          <table:table-cell table:style-name="ce103"/>
          <table:table-cell table:style-name="ce99"/>
          <table:table-cell table:style-name="ce103"/>
          <table:table-cell table:style-name="ce29"/>
          <table:covered-table-cell table:style-name="ce96"/>
          <table:table-cell table:style-name="ce29"/>
          <table:table-cell table:style-name="ce103"/>
          <table:table-cell table:style-name="ce29"/>
          <table:covered-table-cell table:style-name="ce96"/>
          <table:table-cell table:number-columns-repeated="2"/>
          <table:table-cell table:style-name="ce13" office:value-type="string">
            <text:p>needs</text:p>
          </table:table-cell>
          <table:table-cell table:style-name="ce66" table:formula="of:=[.Z$9]*[.$N$22]" office:value-type="float" office:value="1496.1">
            <text:p>1496.1</text:p>
          </table:table-cell>
          <table:table-cell table:style-name="ce66" table:formula="of:=[.AA$9]*[.$N$22]" office:value-type="float" office:value="1446.23">
            <text:p>1446.2</text:p>
          </table:table-cell>
          <table:table-cell table:style-name="ce66" table:formula="of:=[.AB$9]*[.$N$22]" office:value-type="float" office:value="1396.36">
            <text:p>1396.4</text:p>
          </table:table-cell>
          <table:table-cell/>
          <table:table-cell table:style-name="ce66" table:formula="of:=[.AD$9]*[.$N$22]" office:value-type="float" office:value="1496.1">
            <text:p>1496.1</text:p>
          </table:table-cell>
          <table:table-cell table:style-name="ce66" table:formula="of:=[.AE$9]*[.$N$22]" office:value-type="float" office:value="1446.23">
            <text:p>1446.2</text:p>
          </table:table-cell>
          <table:table-cell table:style-name="ce66" table:formula="of:=[.AF$9]*[.$N$22]" office:value-type="float" office:value="1396.36">
            <text:p>1396.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3"/>
          <table:table-cell table:style-name="ce77"/>
          <table:table-cell/>
          <table:covered-table-cell table:style-name="ce96"/>
          <table:table-cell table:style-name="ce99"/>
          <table:table-cell table:style-name="ce104" office:value-type="string">
            <text:p>BC</text:p>
            <draw:custom-shape table:end-cell-address="'N=5_sidebased'.P95" table:end-x="0.082cm" table:end-y="0.079cm" draw:z-index="8" draw:style-name="gr2" draw:text-style-name="P2" svg:width="0.805cm" svg:height="0.837cm" svg:x="0.946cm" svg:y="0.142cm">
              <text:p text:style-name="P1"><text:span text:style-name="T1">2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99"/>
          <table:table-cell table:style-name="ce104" office:value-type="string">
            <text:p>BC</text:p>
          </table:table-cell>
          <table:table-cell table:style-name="ce29"/>
          <table:covered-table-cell table:style-name="ce96"/>
          <table:table-cell table:style-name="ce29"/>
          <table:table-cell table:style-name="ce104" office:value-type="string">
            <text:p>BC</text:p>
          </table:table-cell>
          <table:table-cell table:style-name="ce29"/>
          <table:covered-table-cell table:style-name="ce96">
            <draw:custom-shape table:end-cell-address="'N=5_sidebased'.W95" table:end-x="0.469cm" table:end-y="0.291cm" draw:z-index="3" draw:style-name="gr2" draw:text-style-name="P2" svg:width="0.805cm" svg:height="0.805cm" svg:x="0.165cm" svg:y="0.386cm">
              <text:p text:style-name="P1"><text:span text:style-name="T1">4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covered-table-cell>
          <table:table-cell table:number-columns-repeated="3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3">
          <table:table-cell/>
          <table:table-cell table:style-name="ce22" office:value-type="string">
            <text:p>RECV Ux,Uy,Uz </text:p>
          </table:table-cell>
          <table:table-cell table:style-name="ce47" office:value-type="string">
            <text:p>Wait, if &lt;0</text:p>
          </table:table-cell>
          <table:table-cell table:style-name="ce55" table:formula="of:=SUM([.D86:.D92])-[.D85]" office:value-type="float" office:value="3609.76">
            <text:p>3609.8</text:p>
          </table:table-cell>
          <table:table-cell table:style-name="ce55" table:formula="of:=SUM([.E86:.E92])-[.E85]" office:value-type="float" office:value="364.76">
            <text:p>364.8</text:p>
          </table:table-cell>
          <table:table-cell table:style-name="ce55" table:formula="of:=SUM([.F86:.F92])-[.F85]" office:value-type="float" office:value="23.98">
            <text:p>24.0</text:p>
          </table:table-cell>
          <table:table-cell table:style-name="ce76" table:number-columns-repeated="2"/>
          <table:table-cell table:style-name="ce78" table:number-columns-repeated="2"/>
          <table:table-cell/>
          <table:table-cell table:style-name="ce96"/>
          <table:table-cell table:style-name="ce100"/>
          <table:table-cell table:style-name="ce2"/>
          <table:table-cell table:style-name="ce100"/>
          <table:table-cell table:style-name="Default"/>
          <table:table-cell table:style-name="ce100">
            <draw:custom-shape table:end-cell-address="'N=5_sidebased'.T101" table:end-x="1.389cm" table:end-y="0.354cm" draw:z-index="1" draw:style-name="gr3" svg:width="2.34cm" svg:height="3.266cm" svg:x="0.024cm" svg:y="0.364cm">
              <text:p/>
              <draw:enhanced-geometry svg:viewBox="0 0 21600 21600" draw:path-stretchpoint-x="10800" draw:path-stretchpoint-y="10800" draw:text-areas="?f3 ?f4 ?f5 ?f6" draw:type="round-rectangle" draw:modifiers="1734.484052532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96"/>
          <table:table-cell table:style-name="ce100"/>
          <table:table-cell table:style-name="Default"/>
          <table:table-cell table:style-name="ce100"/>
          <table:table-cell table:style-name="ce96"/>
          <table:table-cell table:number-columns-repeated="2"/>
          <table:table-cell table:style-name="ce22" office:value-type="string">
            <text:p>RECV Ux,Uy,Uz </text:p>
          </table:table-cell>
          <table:table-cell table:style-name="ce55" table:formula="of:=SUM([.Z86:.Z92])-[.Z85]" office:value-type="float" office:value="1670.3">
            <text:p>1670.3</text:p>
          </table:table-cell>
          <table:table-cell table:style-name="ce55" table:formula="of:=SUM([.AA86:.AA92])-[.AA85]" office:value-type="float" office:value="1579.89">
            <text:p>1579.9</text:p>
          </table:table-cell>
          <table:table-cell table:style-name="ce55" table:formula="of:=SUM([.AB86:.AB92])-[.AB85]" office:value-type="float" office:value="1602.07">
            <text:p>1602.1</text:p>
          </table:table-cell>
          <table:table-cell/>
          <table:table-cell table:style-name="ce55" table:formula="of:=SUM([.AD86:.AD92])-[.AD85]" office:value-type="float" office:value="1382.1">
            <text:p>1382.1</text:p>
          </table:table-cell>
          <table:table-cell table:style-name="ce55" table:formula="of:=SUM([.AE86:.AE92])-[.AE85]" office:value-type="float" office:value="1709.58">
            <text:p>1709.6</text:p>
          </table:table-cell>
          <table:table-cell table:style-name="ce55" table:formula="of:=SUM([.AF86:.AF92])-[.AF85]" office:value-type="float" office:value="1760.58">
            <text:p>1760.6</text:p>
          </table:table-cell>
          <table:table-cell table:number-columns-repeated="989"/>
        </table:table-row>
        <table:table-row table:style-name="ro8">
          <table:table-cell/>
          <table:table-cell table:style-name="ce23" office:value-type="string">
            <text:p>Ux and Uy already received, only Uz relevant</text:p>
          </table:table-cell>
          <table:table-cell table:style-name="ce48"/>
          <table:table-cell table:style-name="ce56" table:number-columns-repeated="3"/>
          <table:table-cell table:style-name="ce78" table:number-columns-repeated="4"/>
          <table:table-cell table:style-name="ce94" office:value-type="string">
            <text:p>MINE: flip=0</text:p>
          </table:table-cell>
          <table:table-cell table:style-name="ce95" office:value-type="string" table:number-columns-spanned="1" table:number-rows-spanned="6">
            <text:p>P2F</text:p>
          </table:table-cell>
          <table:table-cell table:style-name="ce99"/>
          <table:table-cell table:style-name="ce102" office:value-type="string">
            <text:p>MPI</text:p>
          </table:table-cell>
          <table:table-cell table:style-name="ce99"/>
          <table:table-cell table:style-name="ce108" office:value-type="string">
            <text:p>MPI</text:p>
          </table:table-cell>
          <table:table-cell table:style-name="ce29"/>
          <table:table-cell table:style-name="ce97" office:value-type="string" table:number-columns-spanned="1" table:number-rows-spanned="6">
            <text:p>fillFlux</text:p>
          </table:table-cell>
          <table:table-cell table:style-name="ce29"/>
          <table:table-cell table:style-name="ce111" office:value-type="string">
            <text:p>MPI</text:p>
          </table:table-cell>
          <table:table-cell table:style-name="ce29"/>
          <table:table-cell table:style-name="ce95" office:value-type="string" table:number-columns-spanned="1" table:number-rows-spanned="6">
            <text:p>surfInt</text:p>
          </table:table-cell>
          <table:table-cell table:number-columns-repeated="2"/>
          <table:table-cell table:style-name="ce23" office:value-type="string">
            <text:p>Ux and Uy already received, only Uz relevant</text:p>
          </table:table-cell>
          <table:table-cell table:style-name="ce56" table:number-columns-repeated="3"/>
          <table:table-cell/>
          <table:table-cell table:style-name="ce56" table:number-columns-repeated="3"/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5"/>
          <table:covered-table-cell table:style-name="ce96"/>
          <table:table-cell table:style-name="ce99"/>
          <table:table-cell table:style-name="ce103" office:value-type="string">
            <text:p>MINE</text:p>
          </table:table-cell>
          <table:table-cell table:style-name="ce99"/>
          <table:table-cell table:style-name="ce109" office:value-type="string">
            <text:p>MINE</text:p>
          </table:table-cell>
          <table:table-cell table:style-name="ce29"/>
          <table:covered-table-cell table:style-name="ce96"/>
          <table:table-cell table:style-name="ce29"/>
          <table:table-cell table:style-name="ce112" office:value-type="string">
            <text:p>MINE</text:p>
          </table:table-cell>
          <table:table-cell table:style-name="ce29"/>
          <table:covered-table-cell table:style-name="ce96"/>
          <table:table-cell table:number-columns-repeated="3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8">
          <table:table-cell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40" table:number-columns-repeated="3"/>
          <table:table-cell table:style-name="ce64"/>
          <table:table-cell table:number-columns-repeated="5"/>
          <table:covered-table-cell table:style-name="ce96"/>
          <table:table-cell table:style-name="ce99"/>
          <table:table-cell table:style-name="ce105" office:value-type="string">
            <text:p>Proc0</text:p>
          </table:table-cell>
          <table:table-cell table:style-name="ce99"/>
          <table:table-cell table:style-name="ce110" office:value-type="string">
            <text:p>Proc0</text:p>
          </table:table-cell>
          <table:table-cell table:style-name="ce29"/>
          <table:covered-table-cell table:style-name="ce96"/>
          <table:table-cell table:style-name="ce29"/>
          <table:table-cell table:style-name="ce113" office:value-type="string">
            <text:p>Proc0</text:p>
          </table:table-cell>
          <table:table-cell table:style-name="ce29"/>
          <table:covered-table-cell table:style-name="ce96"/>
          <table:table-cell table:number-columns-repeated="2"/>
          <table:table-cell table:style-name="ce19" office:value-type="string">
            <text:p><text:span text:style-name="T1">FillFlux for MPI MINE Sides </text:span><text:span text:style-name="T3">only half of mpisides first to send!</text:span></text:p>
          </table:table-cell>
          <table:table-cell table:style-name="ce64" table:number-columns-repeated="3"/>
          <table:table-cell/>
          <table:table-cell table:style-name="ce64" table:number-columns-repeated="3"/>
          <table:table-cell table:number-columns-repeated="989"/>
        </table:table-row>
        <table:table-row table:style-name="ro3">
          <table:table-cell/>
          <table:table-cell table:style-name="ce9" office:value-type="string">
            <text:p>needs</text:p>
          </table:table-cell>
          <table:table-cell table:style-name="ce34" table:formula="of:=[.C$13]*[.$N$20]" office:value-type="float" office:value="0">
            <text:p>0.0</text:p>
          </table:table-cell>
          <table:table-cell table:style-name="ce34" table:formula="of:=[.D$13]*[.$N$20]" office:value-type="float" office:value="742.56">
            <text:p>742.6</text:p>
          </table:table-cell>
          <table:table-cell table:style-name="ce34" table:formula="of:=[.E$13]*[.$N$20]" office:value-type="float" office:value="185.64">
            <text:p>185.6</text:p>
          </table:table-cell>
          <table:table-cell table:style-name="ce61" table:formula="of:=[.F$13]*[.$N$20]" office:value-type="float" office:value="46.41">
            <text:p>46.4</text:p>
          </table:table-cell>
          <table:table-cell table:number-columns-repeated="5"/>
          <table:covered-table-cell table:style-name="ce96"/>
          <table:table-cell table:style-name="ce99"/>
          <table:table-cell table:style-name="ce102" office:value-type="string">
            <text:p>MPI</text:p>
          </table:table-cell>
          <table:table-cell table:style-name="ce99"/>
          <table:table-cell table:style-name="ce108" office:value-type="string">
            <text:p>MPI</text:p>
          </table:table-cell>
          <table:table-cell table:style-name="ce29"/>
          <table:covered-table-cell table:style-name="ce96"/>
          <table:table-cell table:style-name="ce29"/>
          <table:table-cell table:style-name="ce111" office:value-type="string">
            <text:p>MPI</text:p>
          </table:table-cell>
          <table:table-cell table:style-name="ce29"/>
          <table:covered-table-cell table:style-name="ce96"/>
          <table:table-cell table:number-columns-repeated="2"/>
          <table:table-cell table:style-name="ce9" office:value-type="string">
            <text:p>needs</text:p>
          </table:table-cell>
          <table:table-cell table:style-name="ce61" table:formula="of:=[.Z$13]*[.$N$20]" office:value-type="float" office:value="309.4">
            <text:p>309.4</text:p>
          </table:table-cell>
          <table:table-cell table:style-name="ce61" table:formula="of:=[.AA$13]*[.$N$20]" office:value-type="float" office:value="278.46">
            <text:p>278.5</text:p>
          </table:table-cell>
          <table:table-cell table:style-name="ce61" table:formula="of:=[.AB$13]*[.$N$20]" office:value-type="float" office:value="201.11">
            <text:p>201.1</text:p>
          </table:table-cell>
          <table:table-cell/>
          <table:table-cell table:style-name="ce61" table:formula="of:=[.AD$13]*[.$N$20]" office:value-type="float" office:value="0">
            <text:p>0.0</text:p>
          </table:table-cell>
          <table:table-cell table:style-name="ce61" table:formula="of:=[.AE$13]*[.$N$20]" office:value-type="float" office:value="417.69">
            <text:p>417.7</text:p>
          </table:table-cell>
          <table:table-cell table:style-name="ce61" table:formula="of:=[.AF$13]*[.$N$20]" office:value-type="float" office:value="371.28">
            <text:p>371.3</text:p>
          </table:table-cell>
          <table:table-cell table:number-columns-repeated="989"/>
        </table:table-row>
        <table:table-row table:style-name="ro8">
          <table:table-cell/>
          <table:table-cell table:style-name="ce10" office:value-type="string">
            <text:p>SEND Flux <text:s/></text:p>
          </table:table-cell>
          <table:table-cell table:style-name="ce35" office:value-type="string">
            <text:p>Estim. send Time</text:p>
          </table:table-cell>
          <table:table-cell table:style-name="ce35" table:formula="of:=[.$N$9]*[.D$13]/[.$D$4]" office:value-type="float" office:value="552.96">
            <text:p>553.0</text:p>
          </table:table-cell>
          <table:table-cell table:style-name="ce35" table:formula="of:=[.$N$9]*[.E$13]/[.$D$4]" office:value-type="float" office:value="138.24">
            <text:p>138.2</text:p>
          </table:table-cell>
          <table:table-cell table:style-name="ce35" table:formula="of:=[.$N$9]*[.F$13]/[.$D$4]" office:value-type="float" office:value="34.56">
            <text:p>34.6</text:p>
          </table:table-cell>
          <table:table-cell table:style-name="ce77" table:number-columns-repeated="2"/>
          <table:table-cell table:number-columns-repeated="3"/>
          <table:covered-table-cell table:style-name="ce96"/>
          <table:table-cell table:style-name="ce99"/>
          <table:table-cell table:style-name="ce103" office:value-type="string">
            <text:p>MINE</text:p>
          </table:table-cell>
          <table:table-cell table:style-name="ce99"/>
          <table:table-cell table:style-name="ce109" office:value-type="string">
            <text:p>MINE</text:p>
          </table:table-cell>
          <table:table-cell table:style-name="ce29"/>
          <table:covered-table-cell table:style-name="ce96"/>
          <table:table-cell table:style-name="ce29"/>
          <table:table-cell table:style-name="ce112" office:value-type="string">
            <text:p>MINE</text:p>
          </table:table-cell>
          <table:table-cell table:style-name="ce29"/>
          <table:covered-table-cell table:style-name="ce96"/>
          <table:table-cell table:number-columns-repeated="2"/>
          <table:table-cell table:style-name="ce10" office:value-type="string">
            <text:p>SEND Flux <text:s/></text:p>
          </table:table-cell>
          <table:table-cell table:style-name="ce35" table:formula="of:=[.$N$9]*[.Z$13]/[.$D$4]" office:value-type="float" office:value="230.4">
            <text:p>230.4</text:p>
          </table:table-cell>
          <table:table-cell table:style-name="ce35" table:formula="of:=[.$N$9]*[.AA$13]/[.$D$4]" office:value-type="float" office:value="207.36">
            <text:p>207.4</text:p>
          </table:table-cell>
          <table:table-cell table:style-name="ce35" table:formula="of:=[.$N$9]*[.AB$13]/[.$D$4]" office:value-type="float" office:value="149.76">
            <text:p>149.8</text:p>
          </table:table-cell>
          <table:table-cell/>
          <table:table-cell table:style-name="ce35" table:formula="of:=[.$N$9]*[.AD$13]/[.$D$4]" office:value-type="float" office:value="0">
            <text:p>0.0</text:p>
          </table:table-cell>
          <table:table-cell table:style-name="ce35" table:formula="of:=[.$N$9]*[.AE$13]/[.$D$4]" office:value-type="float" office:value="311.04">
            <text:p>311.0</text:p>
          </table:table-cell>
          <table:table-cell table:style-name="ce35" table:formula="of:=[.$N$9]*[.AF$13]/[.$D$4]" office:value-type="float" office:value="276.48">
            <text:p>276.5</text:p>
          </table:table-cell>
          <table:table-cell table:number-columns-repeated="989"/>
        </table:table-row>
        <table:table-row table:style-name="ro8">
          <table:table-cell/>
          <table:table-cell table:style-name="ce15" office:value-type="string">
            <text:p>FillFlux for inner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3"/>
          <table:covered-table-cell table:style-name="ce96"/>
          <table:table-cell table:style-name="ce99"/>
          <table:table-cell table:style-name="ce105" office:value-type="string">
            <text:p>Proc1</text:p>
          </table:table-cell>
          <table:table-cell table:style-name="ce99"/>
          <table:table-cell table:style-name="ce110" office:value-type="string">
            <text:p>Proc1</text:p>
          </table:table-cell>
          <table:table-cell table:style-name="ce29">
            <draw:custom-shape table:end-cell-address="'N=5_sidebased'.S102" table:end-x="0.094cm" table:end-y="0.2cm" draw:z-index="7" draw:style-name="gr2" draw:text-style-name="P2" svg:width="0.805cm" svg:height="0.837cm" svg:x="0.027cm" svg:y="0.295cm">
              <text:p text:style-name="P1"><text:span text:style-name="T1">3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covered-table-cell table:style-name="ce96"/>
          <table:table-cell table:style-name="ce29"/>
          <table:table-cell table:style-name="ce113" office:value-type="string">
            <text:p>Proc1</text:p>
          </table:table-cell>
          <table:table-cell table:style-name="ce29"/>
          <table:covered-table-cell table:style-name="ce96"/>
          <table:table-cell table:number-columns-repeated="2"/>
          <table:table-cell table:style-name="ce15" office:value-type="string">
            <text:p>FillFlux for inner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1]*[.$N$20]" office:value-type="float" office:value="23761.92">
            <text:p>23761.9</text:p>
          </table:table-cell>
          <table:table-cell table:style-name="ce42" table:formula="of:=[.D$11]*[.$N$20]" office:value-type="float" office:value="2227.68">
            <text:p>2227.7</text:p>
          </table:table-cell>
          <table:table-cell table:style-name="ce42" table:formula="of:=[.E$11]*[.$N$20]" office:value-type="float" office:value="185.64">
            <text:p>185.6</text:p>
          </table:table-cell>
          <table:table-cell table:style-name="ce66" table:formula="of:=[.F$11]*[.$N$20]" office:value-type="float" office:value="0">
            <text:p>0.0</text:p>
          </table:table-cell>
          <table:table-cell table:style-name="ce2"/>
          <table:table-cell table:style-name="ce77"/>
          <table:table-cell table:number-columns-repeated="3"/>
          <table:table-cell table:style-name="ce96"/>
          <table:table-cell table:style-name="ce100"/>
          <table:table-cell table:style-name="ce2">
            <draw:g table:end-cell-address="'N=5_sidebased'.R109" table:end-x="0.265cm" table:end-y="0.162cm" draw:z-index="0">
              <draw:custom-shape draw:style-name="gr3" svg:width="2.487cm" svg:height="3.082cm" svg:x="1.117cm" svg:y="0.36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734.4840525328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2" svg:width="0.805cm" svg:height="0.782cm" svg:x="0.822cm" svg:y="2.965cm">
                <text:p text:style-name="P1"><text:span text:style-name="T1">1.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100"/>
          <table:table-cell table:style-name="Default"/>
          <table:table-cell table:style-name="ce100"/>
          <table:table-cell table:style-name="ce96">
            <draw:custom-shape table:end-cell-address="'N=5_sidebased'.W108" table:end-x="0.077cm" table:end-y="0.372cm" draw:z-index="4" draw:style-name="gr3" svg:width="2.487cm" svg:height="3.074cm" svg:x="0.498cm" svg:y="0.43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734.484052532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0"/>
          <table:table-cell table:style-name="Default"/>
          <table:table-cell table:style-name="ce100"/>
          <table:table-cell table:style-name="ce96"/>
          <table:table-cell table:number-columns-repeated="2"/>
          <table:table-cell table:style-name="ce13" office:value-type="string">
            <text:p>needs</text:p>
          </table:table-cell>
          <table:table-cell table:style-name="ce66" table:formula="of:=[.Z$11]*[.$N$20]" office:value-type="float" office:value="928.2">
            <text:p>928.2</text:p>
          </table:table-cell>
          <table:table-cell table:style-name="ce66" table:formula="of:=[.AA$11]*[.$N$20]" office:value-type="float" office:value="773.5">
            <text:p>773.5</text:p>
          </table:table-cell>
          <table:table-cell table:style-name="ce66" table:formula="of:=[.AB$11]*[.$N$20]" office:value-type="float" office:value="850.85">
            <text:p>850.9</text:p>
          </table:table-cell>
          <table:table-cell/>
          <table:table-cell table:style-name="ce66" table:formula="of:=[.AD$11]*[.$N$20]" office:value-type="float" office:value="928.2">
            <text:p>928.2</text:p>
          </table:table-cell>
          <table:table-cell table:style-name="ce66" table:formula="of:=[.AE$11]*[.$N$20]" office:value-type="float" office:value="773.5">
            <text:p>773.5</text:p>
          </table:table-cell>
          <table:table-cell table:style-name="ce66" table:formula="of:=[.AF$11]*[.$N$20]" office:value-type="float" office:value="850.85">
            <text:p>850.9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inner Sides<text:span text:style-name="T3">, 2*innersides</text:span>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2"/>
          <table:table-cell table:style-name="ce94" office:value-type="string">
            <text:p>YOURS: flip&gt;0</text:p>
          </table:table-cell>
          <table:table-cell table:style-name="ce97" office:value-type="string" table:number-columns-spanned="1" table:number-rows-spanned="6">
            <text:p>P2F</text:p>
          </table:table-cell>
          <table:table-cell table:style-name="ce101"/>
          <table:table-cell table:style-name="ce102"/>
          <table:table-cell table:style-name="ce106"/>
          <table:table-cell table:style-name="ce111" office:value-type="string">
            <text:p>MPI</text:p>
          </table:table-cell>
          <table:table-cell table:style-name="ce114"/>
          <table:table-cell table:style-name="Default"/>
          <table:table-cell table:style-name="ce115"/>
          <table:table-cell table:style-name="ce116" office:value-type="string">
            <text:p>MPI</text:p>
          </table:table-cell>
          <table:table-cell table:style-name="ce29"/>
          <table:table-cell table:style-name="ce97" office:value-type="string" table:number-columns-spanned="1" table:number-rows-spanned="6">
            <text:p>surfInt</text:p>
          </table:table-cell>
          <table:table-cell table:style-name="ce81" table:number-columns-repeated="2"/>
          <table:table-cell table:style-name="ce15" office:value-type="string">
            <text:p>SurfInt for inner Sides<text:span text:style-name="T3">, 2*innersides</text:span></text:p>
          </table:table-cell>
          <table:table-cell table:style-name="ce65" table:number-columns-repeated="3"/>
          <table:table-cell table:style-name="ce90"/>
          <table:table-cell table:style-name="ce65" table:number-columns-repeated="3"/>
          <table:table-cell table:style-name="ce81"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2*[.C$11]*[.$N$21]" office:value-type="float" office:value="6696.96">
            <text:p>6697.0</text:p>
          </table:table-cell>
          <table:table-cell table:style-name="ce42" table:formula="of:=2*[.D$11]*[.$N$21]" office:value-type="float" office:value="627.84">
            <text:p>627.8</text:p>
          </table:table-cell>
          <table:table-cell table:style-name="ce42" table:formula="of:=2*[.E$11]*[.$N$21]" office:value-type="float" office:value="52.32">
            <text:p>52.3</text:p>
          </table:table-cell>
          <table:table-cell table:style-name="ce66" table:formula="of:=2*[.F$11]*[.$N$21]" office:value-type="float" office:value="0">
            <text:p>0.0</text:p>
          </table:table-cell>
          <table:table-cell table:style-name="ce2"/>
          <table:table-cell table:style-name="ce77"/>
          <table:table-cell table:number-columns-repeated="3"/>
          <table:covered-table-cell table:style-name="ce96"/>
          <table:table-cell table:style-name="ce99"/>
          <table:table-cell table:style-name="ce103"/>
          <table:table-cell table:style-name="ce107"/>
          <table:table-cell table:style-name="ce112" office:value-type="string">
            <text:p>YOURS</text:p>
          </table:table-cell>
          <table:table-cell table:style-name="ce114"/>
          <table:table-cell table:style-name="Default"/>
          <table:table-cell table:style-name="ce115"/>
          <table:table-cell table:style-name="ce117" office:value-type="string">
            <text:p>YOURS</text:p>
          </table:table-cell>
          <table:table-cell table:style-name="ce29"/>
          <table:covered-table-cell table:style-name="ce96"/>
          <table:table-cell table:number-columns-repeated="2"/>
          <table:table-cell table:style-name="ce13" office:value-type="string">
            <text:p>needs</text:p>
          </table:table-cell>
          <table:table-cell table:style-name="ce66" table:formula="of:=2*[.Z$11]*[.$N$21]" office:value-type="float" office:value="261.6">
            <text:p>261.6</text:p>
          </table:table-cell>
          <table:table-cell table:style-name="ce66" table:formula="of:=2*[.AA$11]*[.$N$21]" office:value-type="float" office:value="218">
            <text:p>218.0</text:p>
          </table:table-cell>
          <table:table-cell table:style-name="ce66" table:formula="of:=2*[.AB$11]*[.$N$21]" office:value-type="float" office:value="239.8">
            <text:p>239.8</text:p>
          </table:table-cell>
          <table:table-cell/>
          <table:table-cell table:style-name="ce66" table:formula="of:=2*[.AD$11]*[.$N$21]" office:value-type="float" office:value="261.6">
            <text:p>261.6</text:p>
          </table:table-cell>
          <table:table-cell table:style-name="ce66" table:formula="of:=2*[.AE$11]*[.$N$21]" office:value-type="float" office:value="218">
            <text:p>218.0</text:p>
          </table:table-cell>
          <table:table-cell table:style-name="ce66" table:formula="of:=2*[.AF$11]*[.$N$21]" office:value-type="float" office:value="239.8">
            <text:p>239.8</text:p>
          </table:table-cell>
          <table:table-cell table:number-columns-repeated="989"/>
        </table:table-row>
        <table:table-row table:style-name="ro3">
          <table:table-cell/>
          <table:table-cell table:style-name="ce15" office:value-type="string">
            <text:p>SurfInt for MPI MINE Sides</text:p>
          </table:table-cell>
          <table:table-cell table:style-name="ce41" table:number-columns-repeated="3"/>
          <table:table-cell table:style-name="ce65"/>
          <table:table-cell table:style-name="ce2"/>
          <table:table-cell table:style-name="ce77"/>
          <table:table-cell table:number-columns-repeated="3"/>
          <table:covered-table-cell table:style-name="ce96"/>
          <table:table-cell table:style-name="ce99"/>
          <table:table-cell table:style-name="ce105"/>
          <table:table-cell table:style-name="ce107"/>
          <table:table-cell table:style-name="ce113" office:value-type="string">
            <text:p>Proc0</text:p>
          </table:table-cell>
          <table:table-cell table:style-name="ce114"/>
          <table:table-cell table:style-name="Default"/>
          <table:table-cell table:style-name="ce115"/>
          <table:table-cell table:style-name="ce118" office:value-type="string">
            <text:p>Proc0</text:p>
          </table:table-cell>
          <table:table-cell table:style-name="ce29"/>
          <table:covered-table-cell table:style-name="ce96"/>
          <table:table-cell table:number-columns-repeated="2"/>
          <table:table-cell table:style-name="ce15" office:value-type="string">
            <text:p>SurfInt for MPI MINE Sides</text:p>
          </table:table-cell>
          <table:table-cell table:style-name="ce65" table:number-columns-repeated="3"/>
          <table:table-cell/>
          <table:table-cell table:style-name="ce65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table:formula="of:=[.C$13]*[.$N$21]" office:value-type="float" office:value="0">
            <text:p>0.0</text:p>
          </table:table-cell>
          <table:table-cell table:style-name="ce42" table:formula="of:=[.D$13]*[.$N$21]" office:value-type="float" office:value="104.64">
            <text:p>104.6</text:p>
          </table:table-cell>
          <table:table-cell table:style-name="ce42" table:formula="of:=[.E$13]*[.$N$21]" office:value-type="float" office:value="26.16">
            <text:p>26.2</text:p>
          </table:table-cell>
          <table:table-cell table:style-name="ce66" table:formula="of:=[.F$13]*[.$N$21]" office:value-type="float" office:value="6.54">
            <text:p>6.5</text:p>
          </table:table-cell>
          <table:table-cell table:style-name="ce2"/>
          <table:table-cell table:style-name="ce77"/>
          <table:table-cell table:number-columns-repeated="3"/>
          <table:covered-table-cell table:style-name="ce96"/>
          <table:table-cell table:style-name="ce99"/>
          <table:table-cell table:style-name="ce102"/>
          <table:table-cell table:style-name="ce107"/>
          <table:table-cell table:style-name="ce111" office:value-type="string">
            <text:p>MPI</text:p>
          </table:table-cell>
          <table:table-cell table:style-name="ce114"/>
          <table:table-cell table:style-name="Default"/>
          <table:table-cell table:style-name="ce115"/>
          <table:table-cell table:style-name="ce116" office:value-type="string">
            <text:p>MPI</text:p>
          </table:table-cell>
          <table:table-cell table:style-name="ce29"/>
          <table:covered-table-cell table:style-name="ce96"/>
          <table:table-cell table:number-columns-repeated="2"/>
          <table:table-cell table:style-name="ce13" office:value-type="string">
            <text:p>needs</text:p>
          </table:table-cell>
          <table:table-cell table:style-name="ce66" table:formula="of:=[.Z$13]*[.$N$21]" office:value-type="float" office:value="43.6">
            <text:p>43.6</text:p>
          </table:table-cell>
          <table:table-cell table:style-name="ce66" table:formula="of:=[.AA$13]*[.$N$21]" office:value-type="float" office:value="39.24">
            <text:p>39.2</text:p>
          </table:table-cell>
          <table:table-cell table:style-name="ce66" table:formula="of:=[.AB$13]*[.$N$21]" office:value-type="float" office:value="28.34">
            <text:p>28.3</text:p>
          </table:table-cell>
          <table:table-cell/>
          <table:table-cell table:style-name="ce66" table:formula="of:=[.AD$13]*[.$N$21]" office:value-type="float" office:value="0">
            <text:p>0.0</text:p>
          </table:table-cell>
          <table:table-cell table:style-name="ce66" table:formula="of:=[.AE$13]*[.$N$21]" office:value-type="float" office:value="58.86">
            <text:p>58.9</text:p>
          </table:table-cell>
          <table:table-cell table:style-name="ce66" table:formula="of:=[.AF$13]*[.$N$21]" office:value-type="float" office:value="52.32">
            <text:p>52.3</text:p>
          </table:table-cell>
          <table:table-cell table:number-columns-repeated="989"/>
        </table:table-row>
        <table:table-row table:style-name="ro5">
          <table:table-cell/>
          <table:table-cell table:style-name="ce15" office:value-type="string">
            <text:p>volInt already computed</text:p>
          </table:table-cell>
          <table:table-cell table:style-name="ce46" table:number-columns-repeated="3"/>
          <table:table-cell table:style-name="ce69"/>
          <table:table-cell table:style-name="ce79"/>
          <table:table-cell table:style-name="ce80"/>
          <table:table-cell table:style-name="ce81" table:number-columns-repeated="2"/>
          <table:table-cell/>
          <table:covered-table-cell table:style-name="ce96"/>
          <table:table-cell table:style-name="ce99"/>
          <table:table-cell table:style-name="ce103"/>
          <table:table-cell table:style-name="ce107"/>
          <table:table-cell table:style-name="ce112" office:value-type="string">
            <text:p>YOURS</text:p>
          </table:table-cell>
          <table:table-cell table:style-name="ce114"/>
          <table:table-cell table:style-name="Default"/>
          <table:table-cell table:style-name="ce115"/>
          <table:table-cell table:style-name="ce117" office:value-type="string">
            <text:p>YOURS</text:p>
          </table:table-cell>
          <table:table-cell table:style-name="ce29"/>
          <table:covered-table-cell table:style-name="ce96"/>
          <table:table-cell table:number-columns-repeated="2"/>
          <table:table-cell table:style-name="ce15" office:value-type="string">
            <text:p>volInt already computed</text:p>
          </table:table-cell>
          <table:table-cell table:style-name="ce69" table:number-columns-repeated="3"/>
          <table:table-cell/>
          <table:table-cell table:style-name="ce69" table:number-columns-repeated="3"/>
          <table:table-cell table:number-columns-repeated="989"/>
        </table:table-row>
        <table:table-row table:style-name="ro3">
          <table:table-cell/>
          <table:table-cell table:style-name="ce13" office:value-type="string">
            <text:p>needs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42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2"/>
          <table:table-cell table:style-name="ce77"/>
          <table:table-cell table:number-columns-repeated="3"/>
          <table:covered-table-cell table:style-name="ce96"/>
          <table:table-cell table:style-name="ce99"/>
          <table:table-cell table:style-name="ce105"/>
          <table:table-cell table:style-name="ce107"/>
          <table:table-cell table:style-name="ce113" office:value-type="string">
            <text:p>Proc1</text:p>
          </table:table-cell>
          <table:table-cell table:style-name="ce114"/>
          <table:table-cell table:style-name="Default"/>
          <table:table-cell table:style-name="ce115"/>
          <table:table-cell table:style-name="ce118" office:value-type="string">
            <text:p>Proc1</text:p>
          </table:table-cell>
          <table:table-cell table:style-name="ce29"/>
          <table:covered-table-cell table:style-name="ce96">
            <draw:custom-shape table:end-cell-address="'N=5_sidebased'.W109" table:end-x="0.42cm" table:end-y="0.226cm" draw:z-index="5" draw:style-name="gr2" draw:text-style-name="P2" svg:width="0.805cm" svg:height="0.808cm" svg:x="0.116cm" svg:y="0.318cm">
              <text:p text:style-name="P1"><text:span text:style-name="T1">5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covered-table-cell>
          <table:table-cell table:number-columns-repeated="2"/>
          <table:table-cell table:style-name="ce13" office:value-type="string">
            <text:p>needs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/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style-name="ce66" office:value-type="float" office:value="0">
            <text:p>0.0</text:p>
          </table:table-cell>
          <table:table-cell table:number-columns-repeated="989"/>
        </table:table-row>
        <table:table-row table:style-name="ro3">
          <table:table-cell/>
          <table:table-cell table:style-name="ce14" office:value-type="string">
            <text:p>RECV Flux </text:p>
          </table:table-cell>
          <table:table-cell table:style-name="ce38" office:value-type="string">
            <text:p>Wait, if &lt;0</text:p>
          </table:table-cell>
          <table:table-cell table:style-name="ce54" table:formula="of:=SUM([.D100:.D107])-[.D99]" office:value-type="float" office:value="2407.2">
            <text:p>2407.2</text:p>
          </table:table-cell>
          <table:table-cell table:style-name="ce54" table:formula="of:=SUM([.E100:.E107])-[.E99]" office:value-type="float" office:value="125.88">
            <text:p>125.9</text:p>
          </table:table-cell>
          <table:table-cell table:style-name="ce54" table:formula="of:=SUM([.F100:.F107])-[.F99]" office:value-type="float" office:value="-28.02">
            <text:p>-28.0</text:p>
          </table:table-cell>
          <table:table-cell table:style-name="ce76" table:number-columns-repeated="2"/>
          <table:table-cell table:number-columns-repeated="3"/>
          <table:table-cell table:style-name="ce98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4" office:value-type="string">
            <text:p>RECV Flux </text:p>
          </table:table-cell>
          <table:table-cell table:style-name="ce54" table:formula="of:=SUM([.Z100:.Z107])-[.Z99]" office:value-type="float" office:value="1003">
            <text:p>1003.0</text:p>
          </table:table-cell>
          <table:table-cell table:style-name="ce54" table:formula="of:=SUM([.AA100:.AA107])-[.AA99]" office:value-type="float" office:value="823.38">
            <text:p>823.4</text:p>
          </table:table-cell>
          <table:table-cell table:style-name="ce54" table:formula="of:=SUM([.AB100:.AB107])-[.AB99]" office:value-type="float" office:value="969.23">
            <text:p>969.2</text:p>
          </table:table-cell>
          <table:table-cell/>
          <table:table-cell table:style-name="ce54" table:formula="of:=SUM([.AD100:.AD107])-[.AD99]" office:value-type="float" office:value="1189.8">
            <text:p>1189.8</text:p>
          </table:table-cell>
          <table:table-cell table:style-name="ce54" table:formula="of:=SUM([.AE100:.AE107])-[.AE99]" office:value-type="float" office:value="739.32">
            <text:p>739.3</text:p>
          </table:table-cell>
          <table:table-cell table:style-name="ce54" table:formula="of:=SUM([.AF100:.AF107])-[.AF99]" office:value-type="float" office:value="866.49">
            <text:p>866.5</text:p>
          </table:table-cell>
          <table:table-cell table:number-columns-repeated="989"/>
        </table:table-row>
        <table:table-row table:style-name="ro3">
          <table:table-cell/>
          <table:table-cell table:style-name="ce17" office:value-type="string">
            <text:p>SurfInt for MPI YOURS Sides</text:p>
          </table:table-cell>
          <table:table-cell table:style-name="ce43" table:number-columns-repeated="3"/>
          <table:table-cell table:style-name="ce67"/>
          <table: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7" office:value-type="string">
            <text:p>SurfInt for MPI YOURS Sides</text:p>
          </table:table-cell>
          <table:table-cell table:style-name="ce67" table:number-columns-repeated="3"/>
          <table:table-cell/>
          <table:table-cell table:style-name="ce67" table:number-columns-repeated="3"/>
          <table:table-cell table:number-columns-repeated="989"/>
        </table:table-row>
        <table:table-row table:style-name="ro3">
          <table:table-cell/>
          <table:table-cell table:style-name="ce18" office:value-type="string">
            <text:p>needs</text:p>
          </table:table-cell>
          <table:table-cell table:style-name="ce44" table:formula="of:=([.C$12]-[.C$13])*[.$N$21]" office:value-type="float" office:value="0">
            <text:p>0.0</text:p>
          </table:table-cell>
          <table:table-cell table:style-name="ce44" table:formula="of:=([.D$12]-[.D$13])*[.$N$21]" office:value-type="float" office:value="104.64">
            <text:p>104.6</text:p>
          </table:table-cell>
          <table:table-cell table:style-name="ce44" table:formula="of:=([.E$12]-[.E$13])*[.$N$21]" office:value-type="float" office:value="26.16">
            <text:p>26.2</text:p>
          </table:table-cell>
          <table:table-cell table:style-name="ce68" table:formula="of:=([.F$12]-[.F$13])*[.$N$21]" office:value-type="float" office:value="6.54">
            <text:p>6.5</text:p>
          </table:table-cell>
          <table: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8" office:value-type="string">
            <text:p>needs</text:p>
          </table:table-cell>
          <table:table-cell table:style-name="ce68" table:formula="of:=([.Z$12]-[.Z$13])*[.$N$21]" office:value-type="float" office:value="43.6">
            <text:p>43.6</text:p>
          </table:table-cell>
          <table:table-cell table:style-name="ce68" table:formula="of:=([.AA$12]-[.AA$13])*[.$N$21]" office:value-type="float" office:value="39.24">
            <text:p>39.2</text:p>
          </table:table-cell>
          <table:table-cell table:style-name="ce68" table:formula="of:=([.AB$12]-[.AB$13])*[.$N$21]" office:value-type="float" office:value="28.34">
            <text:p>28.3</text:p>
          </table:table-cell>
          <table:table-cell/>
          <table:table-cell table:style-name="ce68" table:formula="of:=([.AD$12]-[.AD$13])*[.$N$21]" office:value-type="float" office:value="87.2">
            <text:p>87.2</text:p>
          </table:table-cell>
          <table:table-cell table:style-name="ce68" table:formula="of:=([.AE$12]-[.AE$13])*[.$N$21]" office:value-type="float" office:value="19.62">
            <text:p>19.6</text:p>
          </table:table-cell>
          <table:table-cell table:style-name="ce68" table:formula="of:=([.AF$12]-[.AF$13])*[.$N$21]" office:value-type="float" office:value="4.36">
            <text:p>4.4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39" table:number-columns-repeated="4"/>
          <table: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  <table:table-cell table:style-name="ce39" table:number-columns-repeated="3"/>
          <table:table-cell/>
          <table:table-cell table:style-name="ce39" table:number-columns-repeated="3"/>
          <table:table-cell table:number-columns-repeated="989"/>
        </table:table-row>
        <table:table-row table:style-name="ro6">
          <table:table-cell/>
          <table:table-cell office:value-type="string">
            <text:p>P2F Time</text:p>
          </table:table-cell>
          <table:table-cell table:style-name="ce39" table:formula="of:=[.C17]+[.C20]+[.C22]+[.C40]+[.C43]+[.C45]+[.C62]+[.C65]+[.C67]+[.C84]+[.C87]+[.C89]" office:value-type="float" office:value="35512.32">
            <text:p>35512.3</text:p>
          </table:table-cell>
          <table:table-cell table:style-name="ce39" table:formula="of:=[.D17]+[.D20]+[.D22]+[.D40]+[.D43]+[.D45]+[.D62]+[.D65]+[.D67]+[.D84]+[.D87]+[.D89]" office:value-type="float" office:value="4439.04">
            <text:p>4439.0</text:p>
          </table:table-cell>
          <table:table-cell table:style-name="ce39" table:formula="of:=[.E17]+[.E20]+[.E22]+[.E40]+[.E43]+[.E45]+[.E62]+[.E65]+[.E67]+[.E84]+[.E87]+[.E89]" office:value-type="float" office:value="554.88">
            <text:p>554.9</text:p>
          </table:table-cell>
          <table:table-cell table:style-name="ce39" table:formula="of:=[.F17]+[.F20]+[.F22]+[.F40]+[.F43]+[.F45]+[.F62]+[.F65]+[.F67]+[.F84]+[.F87]+[.F89]" office:value-type="float" office:value="69.36">
            <text:p>69.4</text:p>
          </table:table-cell>
          <table: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office:value-type="string">
            <text:p>P2F Time</text:p>
          </table:table-cell>
          <table:table-cell table:style-name="ce39" table:formula="of:=[.Z17]+[.Z20]+[.Z22]+[.Z40]+[.Z43]+[.Z45]+[.Z62]+[.Z65]+[.Z67]+[.Z84]+[.Z87]+[.Z89]" office:value-type="float" office:value="1849.6">
            <text:p>1849.6</text:p>
          </table:table-cell>
          <table:table-cell table:style-name="ce39" table:formula="of:=[.AA17]+[.AA20]+[.AA22]+[.AA40]+[.AA43]+[.AA45]+[.AA62]+[.AA65]+[.AA67]+[.AA84]+[.AA87]+[.AA89]" office:value-type="float" office:value="1572.16">
            <text:p>1572.2</text:p>
          </table:table-cell>
          <table:table-cell table:style-name="ce39" table:formula="of:=[.AB17]+[.AB20]+[.AB22]+[.AB40]+[.AB43]+[.AB45]+[.AB62]+[.AB65]+[.AB67]+[.AB84]+[.AB87]+[.AB89]" office:value-type="float" office:value="1572.16">
            <text:p>1572.2</text:p>
          </table:table-cell>
          <table:table-cell/>
          <table:table-cell table:style-name="ce39" table:formula="of:=[.AD17]+[.AD20]+[.AD22]+[.AD40]+[.AD43]+[.AD45]+[.AD62]+[.AD65]+[.AD67]+[.AD84]+[.AD87]+[.AD89]" office:value-type="float" office:value="1849.6">
            <text:p>1849.6</text:p>
          </table:table-cell>
          <table:table-cell table:style-name="ce39" table:formula="of:=[.AE17]+[.AE20]+[.AE22]+[.AE40]+[.AE43]+[.AE45]+[.AE62]+[.AE65]+[.AE67]+[.AE84]+[.AE87]+[.AE89]" office:value-type="float" office:value="1572.16">
            <text:p>1572.2</text:p>
          </table:table-cell>
          <table:table-cell table:style-name="ce39" table:formula="of:=[.AF17]+[.AF20]+[.AF22]+[.AF40]+[.AF43]+[.AF45]+[.AF62]+[.AF65]+[.AF67]+[.AF84]+[.AF87]+[.AF89]" office:value-type="float" office:value="1572.16">
            <text:p>1572.2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FillFlux Time</text:p>
          </table:table-cell>
          <table:table-cell table:style-name="ce39" table:formula="of:=[.C101]+[.C98]+[.C73]+[.C70]+[.C51]+[.C48]+[.C29]+[.C26]" office:value-type="float" office:value="46433.28">
            <text:p>46433.3</text:p>
          </table:table-cell>
          <table:table-cell table:style-name="ce39" table:formula="of:=[.D101]+[.D98]+[.D73]+[.D70]+[.D51]+[.D48]+[.D29]+[.D26]" office:value-type="float" office:value="5804.16">
            <text:p>5804.2</text:p>
          </table:table-cell>
          <table:table-cell table:style-name="ce39" table:formula="of:=[.E101]+[.E98]+[.E73]+[.E70]+[.E51]+[.E48]+[.E29]+[.E26]" office:value-type="float" office:value="725.52">
            <text:p>725.5</text:p>
          </table:table-cell>
          <table:table-cell table:style-name="ce39" table:formula="of:=[.F101]+[.F98]+[.F73]+[.F70]+[.F51]+[.F48]+[.F29]+[.F26]" office:value-type="float" office:value="90.69">
            <text:p>90.7</text:p>
          </table:table-cell>
          <table: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office:value-type="string">
            <text:p>FillFlux Time</text:p>
          </table:table-cell>
          <table:table-cell table:style-name="ce39" table:formula="of:=[.Z101]+[.Z98]+[.Z73]+[.Z70]+[.Z51]+[.Z48]+[.Z29]+[.Z26]" office:value-type="float" office:value="2418.4">
            <text:p>2418.4</text:p>
          </table:table-cell>
          <table:table-cell table:style-name="ce39" table:formula="of:=[.AA101]+[.AA98]+[.AA73]+[.AA70]+[.AA51]+[.AA48]+[.AA29]+[.AA26]" office:value-type="float" office:value="2055.64">
            <text:p>2055.6</text:p>
          </table:table-cell>
          <table:table-cell table:style-name="ce39" table:formula="of:=[.AB101]+[.AB98]+[.AB73]+[.AB70]+[.AB51]+[.AB48]+[.AB29]+[.AB26]" office:value-type="float" office:value="2055.64">
            <text:p>2055.6</text:p>
          </table:table-cell>
          <table:table-cell/>
          <table:table-cell table:style-name="ce39" table:formula="of:=[.AD101]+[.AD98]+[.AD73]+[.AD70]+[.AD51]+[.AD48]+[.AD29]+[.AD26]" office:value-type="float" office:value="1813.8">
            <text:p>1813.8</text:p>
          </table:table-cell>
          <table:table-cell table:style-name="ce39" table:formula="of:=[.AE101]+[.AE98]+[.AE73]+[.AE70]+[.AE51]+[.AE48]+[.AE29]+[.AE26]" office:value-type="float" office:value="2327.71">
            <text:p>2327.7</text:p>
          </table:table-cell>
          <table:table-cell table:style-name="ce39" table:formula="of:=[.AF101]+[.AF98]+[.AF73]+[.AF70]+[.AF51]+[.AF48]+[.AF29]+[.AF26]" office:value-type="float" office:value="2388.17">
            <text:p>2388.2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SurfInt Time</text:p>
          </table:table-cell>
          <table:table-cell table:style-name="ce39" table:formula="of:=[.C110]+[.C105]+[.C103]+[.C82]+[.C77]+[.C75]+[.C60]+[.C55]+[.C53]+[.C38]+[.C33]+[.C31]" office:value-type="float" office:value="26787.84">
            <text:p>26787.8</text:p>
          </table:table-cell>
          <table:table-cell table:style-name="ce39" table:formula="of:=[.D110]+[.D105]+[.D103]+[.D82]+[.D77]+[.D75]+[.D60]+[.D55]+[.D53]+[.D38]+[.D33]+[.D31]" office:value-type="float" office:value="3348.48">
            <text:p>3348.5</text:p>
          </table:table-cell>
          <table:table-cell table:style-name="ce39" table:formula="of:=[.E110]+[.E105]+[.E103]+[.E82]+[.E77]+[.E75]+[.E60]+[.E55]+[.E53]+[.E38]+[.E33]+[.E31]" office:value-type="float" office:value="418.56">
            <text:p>418.6</text:p>
          </table:table-cell>
          <table:table-cell table:style-name="ce39" table:formula="of:=[.F110]+[.F105]+[.F103]+[.F82]+[.F77]+[.F75]+[.F60]+[.F55]+[.F53]+[.F38]+[.F33]+[.F31]" office:value-type="float" office:value="52.32">
            <text:p>52.3</text:p>
          </table:table-cell>
          <table:table-cell table:number-columns-repeated="9"/>
          <table:table-cell table:style-name="Default" table:number-columns-repeated="5"/>
          <table:table-cell table:number-columns-repeated="4"/>
          <table:table-cell office:value-type="string">
            <text:p>SurfInt Time</text:p>
          </table:table-cell>
          <table:table-cell table:style-name="ce39" table:formula="of:=[.Z110]+[.Z105]+[.Z103]+[.Z82]+[.Z77]+[.Z75]+[.Z60]+[.Z55]+[.Z53]+[.Z38]+[.Z33]+[.Z31]" office:value-type="float" office:value="1395.2">
            <text:p>1395.2</text:p>
          </table:table-cell>
          <table:table-cell table:style-name="ce39" table:formula="of:=[.AA110]+[.AA105]+[.AA103]+[.AA82]+[.AA77]+[.AA75]+[.AA60]+[.AA55]+[.AA53]+[.AA38]+[.AA33]+[.AA31]" office:value-type="float" office:value="1185.92">
            <text:p>1185.9</text:p>
          </table:table-cell>
          <table:table-cell table:style-name="ce39" table:formula="of:=[.AB110]+[.AB105]+[.AB103]+[.AB82]+[.AB77]+[.AB75]+[.AB60]+[.AB55]+[.AB53]+[.AB38]+[.AB33]+[.AB31]" office:value-type="float" office:value="1185.92">
            <text:p>1185.9</text:p>
          </table:table-cell>
          <table:table-cell/>
          <table:table-cell table:style-name="ce39" table:formula="of:=[.AD110]+[.AD105]+[.AD103]+[.AD82]+[.AD77]+[.AD75]+[.AD60]+[.AD55]+[.AD53]+[.AD38]+[.AD33]+[.AD31]" office:value-type="float" office:value="1395.2">
            <text:p>1395.2</text:p>
          </table:table-cell>
          <table:table-cell table:style-name="ce39" table:formula="of:=[.AE110]+[.AE105]+[.AE103]+[.AE82]+[.AE77]+[.AE75]+[.AE60]+[.AE55]+[.AE53]+[.AE38]+[.AE33]+[.AE31]" office:value-type="float" office:value="1185.92">
            <text:p>1185.9</text:p>
          </table:table-cell>
          <table:table-cell table:style-name="ce39" table:formula="of:=[.AF110]+[.AF105]+[.AF103]+[.AF82]+[.AF77]+[.AF75]+[.AF60]+[.AF55]+[.AF53]+[.AF38]+[.AF33]+[.AF31]" office:value-type="float" office:value="1185.92">
            <text:p>1185.9</text:p>
          </table:table-cell>
          <table:table-cell table:number-columns-repeated="989"/>
        </table:table-row>
        <table:table-row table:style-name="ro6">
          <table:table-cell/>
          <table:table-cell office:value-type="string">
            <text:p>volInt Time</text:p>
          </table:table-cell>
          <table:table-cell table:style-name="ce39" table:formula="of:=[.C107]+[.C79]+[.C57]+[.C35]" office:value-type="float" office:value="43653.12">
            <text:p>43653.1</text:p>
          </table:table-cell>
          <table:table-cell table:style-name="ce39" table:formula="of:=[.D107]+[.D79]+[.D57]+[.D35]" office:value-type="float" office:value="5456.64">
            <text:p>5456.6</text:p>
          </table:table-cell>
          <table:table-cell table:style-name="ce39" table:formula="of:=[.E107]+[.E79]+[.E57]+[.E35]" office:value-type="float" office:value="682.08">
            <text:p>682.1</text:p>
          </table:table-cell>
          <table:table-cell table:style-name="ce39" table:formula="of:=[.F107]+[.F79]+[.F57]+[.F35]" office:value-type="float" office:value="85.26">
            <text:p>85.3</text:p>
          </table:table-cell>
          <table:table-cell table:number-columns-repeated="9"/>
          <table:table-cell table:style-name="Default" table:number-columns-repeated="5"/>
          <table:table-cell table:number-columns-repeated="4"/>
          <table:table-cell office:value-type="string">
            <text:p>volInt Time</text:p>
          </table:table-cell>
          <table:table-cell table:style-name="ce39" table:formula="of:=[.Z107]+[.Z79]+[.Z57]+[.Z35]" office:value-type="float" office:value="2557.8">
            <text:p>2557.8</text:p>
          </table:table-cell>
          <table:table-cell table:style-name="ce39" table:formula="of:=[.AA107]+[.AA79]+[.AA57]+[.AA35]" office:value-type="float" office:value="2472.54">
            <text:p>2472.5</text:p>
          </table:table-cell>
          <table:table-cell table:style-name="ce39" table:formula="of:=[.AB107]+[.AB79]+[.AB57]+[.AB35]" office:value-type="float" office:value="2387.28">
            <text:p>2387.3</text:p>
          </table:table-cell>
          <table:table-cell/>
          <table:table-cell table:style-name="ce39" table:formula="of:=[.AD107]+[.AD79]+[.AD57]+[.AD35]" office:value-type="float" office:value="2557.8">
            <text:p>2557.8</text:p>
          </table:table-cell>
          <table:table-cell table:style-name="ce39" table:formula="of:=[.AE107]+[.AE79]+[.AE57]+[.AE35]" office:value-type="float" office:value="2472.54">
            <text:p>2472.5</text:p>
          </table:table-cell>
          <table:table-cell table:style-name="ce39" table:formula="of:=[.AF107]+[.AF79]+[.AF57]+[.AF35]" office:value-type="float" office:value="2387.28">
            <text:p>2387.3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otal Time</text:p>
          </table:table-cell>
          <table:table-cell table:style-name="ce49" table:formula="of:=([.C112]+[.C115]+[.C114]+[.C113])*[.C$7]^3" office:value-type="float" office:value="152386.56">
            <text:p>152386.6</text:p>
          </table:table-cell>
          <table:table-cell table:style-name="ce57" table:formula="of:=[.D112]+[.D115]+[.D114]+[.D113]" office:value-type="float" office:value="19048.32">
            <text:p>19048.3</text:p>
          </table:table-cell>
          <table:table-cell table:style-name="ce57" table:formula="of:=[.E112]+[.E115]+[.E114]+[.E113]" office:value-type="float" office:value="2381.04">
            <text:p>2381.0</text:p>
          </table:table-cell>
          <table:table-cell table:style-name="ce70" table:formula="of:=[.F112]+[.F115]+[.F114]+[.F113]" office:value-type="float" office:value="297.63">
            <text:p>297.6</text:p>
          </table:table-cell>
          <table:table-cell table:number-columns-repeated="10"/>
          <table:table-cell table:style-name="Default" table:number-columns-repeated="4"/>
          <table:table-cell table:number-columns-repeated="4"/>
          <table:table-cell table:style-name="ce24" office:value-type="string">
            <text:p>Total Time</text:p>
          </table:table-cell>
          <table:table-cell table:style-name="ce70" table:formula="of:=[.Z112]+[.Z115]+[.Z114]+[.Z113]" office:value-type="float" office:value="8221">
            <text:p>8221.0</text:p>
          </table:table-cell>
          <table:table-cell table:style-name="ce70" table:formula="of:=[.AA112]+[.AA115]+[.AA114]+[.AA113]" office:value-type="float" office:value="7286.26">
            <text:p>7286.3</text:p>
          </table:table-cell>
          <table:table-cell table:style-name="ce70" table:formula="of:=[.AB112]+[.AB115]+[.AB114]+[.AB113]" office:value-type="float" office:value="7201">
            <text:p>7201.0</text:p>
          </table:table-cell>
          <table:table-cell table:style-name="Default"/>
          <table:table-cell table:style-name="ce70" table:formula="of:=[.AD112]+[.AD115]+[.AD114]+[.AD113]" office:value-type="float" office:value="7616.4">
            <text:p>7616.4</text:p>
          </table:table-cell>
          <table:table-cell table:style-name="ce70" table:formula="of:=[.AE112]+[.AE115]+[.AE114]+[.AE113]" office:value-type="float" office:value="7558.33">
            <text:p>7558.3</text:p>
          </table:table-cell>
          <table:table-cell table:style-name="ce70" table:formula="of:=[.AF112]+[.AF115]+[.AF114]+[.AF113]" office:value-type="float" office:value="7533.53">
            <text:p>7533.5</text:p>
          </table:table-cell>
          <table:table-cell table:number-columns-repeated="989"/>
        </table:table-row>
        <table:table-row table:style-name="ro6">
          <table:table-cell/>
          <table:table-cell table:style-name="ce25" office:value-type="string">
            <text:p>Total waiting time</text:p>
          </table:table-cell>
          <table:table-cell table:style-name="ce50" office:value-type="float" office:value="0">
            <text:p>0.0</text:p>
          </table:table-cell>
          <table:table-cell table:style-name="ce38" table:formula="of:=0.5*(ABS([.D108])-[.D108]+ABS([.D94])-[.D94]+ABS([.D80])-[.D80]+ABS([.D58])-[.D58]+ABS([.D36])-[.D36]+ABS([.D23])-[.D23])" office:value-type="float" office:value="0">
            <text:p>0.0</text:p>
          </table:table-cell>
          <table:table-cell table:style-name="ce38" table:formula="of:=0.5*(ABS([.E108])-[.E108]+ABS([.E94])-[.E94]+ABS([.E80])-[.E80]+ABS([.E58])-[.E58]+ABS([.E36])-[.E36]+ABS([.E23])-[.E23])" office:value-type="float" office:value="34.2">
            <text:p>34.2</text:p>
          </table:table-cell>
          <table:table-cell table:style-name="ce71" table:formula="of:=0.5*(ABS([.F108])-[.F108]+ABS([.F94])-[.F94]+ABS([.F80])-[.F80]+ABS([.F58])-[.F58]+ABS([.F36])-[.F36]+ABS([.F23])-[.F23])" office:value-type="float" office:value="53.91">
            <text:p>53.9</text:p>
          </table:table-cell>
          <table:table-cell table:number-columns-repeated="18"/>
          <table:table-cell table:style-name="ce25" office:value-type="string">
            <text:p>Total waiting time</text:p>
          </table:table-cell>
          <table:table-cell table:style-name="ce71" table:formula="of:=0.5*(ABS([.Z108])-[.Z108]+ABS([.Z94])-[.Z94]+ABS([.Z80])-[.Z80]+ABS([.Z58])-[.Z58]+ABS([.Z36])-[.Z36]+ABS([.Z23])-[.Z23])" office:value-type="float" office:value="0">
            <text:p>0.0</text:p>
          </table:table-cell>
          <table:table-cell table:style-name="ce71" table:formula="of:=0.5*(ABS([.AA108])-[.AA108]+ABS([.AA94])-[.AA94]+ABS([.AA80])-[.AA80]+ABS([.AA58])-[.AA58]+ABS([.AA36])-[.AA36]+ABS([.AA23])-[.AA23])" office:value-type="float" office:value="0">
            <text:p>0.0</text:p>
          </table:table-cell>
          <table:table-cell table:style-name="ce71" table:formula="of:=0.5*(ABS([.AB108])-[.AB108]+ABS([.AB94])-[.AB94]+ABS([.AB80])-[.AB80]+ABS([.AB58])-[.AB58]+ABS([.AB36])-[.AB36]+ABS([.AB23])-[.AB23])" office:value-type="float" office:value="0">
            <text:p>0.0</text:p>
          </table:table-cell>
          <table:table-cell/>
          <table:table-cell table:style-name="ce71" table:formula="of:=0.5*(ABS([.AD108])-[.AD108]+ABS([.AD94])-[.AD94]+ABS([.AD80])-[.AD80]+ABS([.AD58])-[.AD58]+ABS([.AD36])-[.AD36]+ABS([.AD23])-[.AD23])" office:value-type="float" office:value="114">
            <text:p>114.0</text:p>
          </table:table-cell>
          <table:table-cell table:style-name="ce71" table:formula="of:=0.5*(ABS([.AE108])-[.AE108]+ABS([.AE94])-[.AE94]+ABS([.AE80])-[.AE80]+ABS([.AE58])-[.AE58]+ABS([.AE36])-[.AE36]+ABS([.AE23])-[.AE23])" office:value-type="float" office:value="0">
            <text:p>0.0</text:p>
          </table:table-cell>
          <table:table-cell table:style-name="ce71" table:formula="of:=0.5*(ABS([.AF108])-[.AF108]+ABS([.AF94])-[.AF94]+ABS([.AF80])-[.AF80]+ABS([.AF58])-[.AF58]+ABS([.AF36])-[.AF36]+ABS([.AF23])-[.AF23])" office:value-type="float" office:value="0">
            <text:p>0.0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Time*nProcs</text:p>
          </table:table-cell>
          <table:table-cell table:style-name="ce49" table:formula="of:=([.C116]+[.C117])*[.C$7]^3" office:value-type="float" office:value="152386.56">
            <text:p>152386.6</text:p>
          </table:table-cell>
          <table:table-cell table:style-name="ce57" table:formula="of:=([.D116]+[.D117])*[.D$7]^3" office:value-type="float" office:value="152386.56">
            <text:p>152386.6</text:p>
          </table:table-cell>
          <table:table-cell table:style-name="ce57" table:formula="of:=([.E116]+[.E117])*[.E$7]^3" office:value-type="float" office:value="154575.36">
            <text:p>154575.4</text:p>
          </table:table-cell>
          <table:table-cell table:style-name="ce70" table:formula="of:=([.F116]+[.F117])*[.F$7]^3" office:value-type="float" office:value="179988.48">
            <text:p>179988.5</text:p>
          </table:table-cell>
          <table:table-cell table:number-columns-repeated="18"/>
          <table:table-cell table:style-name="ce24" office:value-type="string">
            <text:p>Time*nProcs</text:p>
          </table:table-cell>
          <table:table-cell table:style-name="ce70" table:formula="of:=([.Z116]+[.Z117])*[.Z$7]^3" office:value-type="float" office:value="8221">
            <text:p>8221.0</text:p>
          </table:table-cell>
          <table:table-cell table:style-name="ce70" table:formula="of:=([.AA116]+[.AA117])*[.AA$7]^3" office:value-type="float" office:value="7286.26">
            <text:p>7286.3</text:p>
          </table:table-cell>
          <table:table-cell table:style-name="ce70" table:formula="of:=([.AB116]+[.AB117])*[.AB$7]^3" office:value-type="float" office:value="7201">
            <text:p>7201.0</text:p>
          </table:table-cell>
          <table:table-cell table:style-name="ce91" table:formula="of:=MIN([.Z118];[.AA118];[.AB118])/MAX([.Z118];[.AA118];[.AB118])*100" office:value-type="float" office:value="87.5927502736893">
            <text:p>87.59</text:p>
          </table:table-cell>
          <table:table-cell table:style-name="ce70" table:formula="of:=([.AD116]+[.AD117])*[.AD$7]^3" office:value-type="float" office:value="7730.4">
            <text:p>7730.4</text:p>
          </table:table-cell>
          <table:table-cell table:style-name="ce70" table:formula="of:=([.AE116]+[.AE117])*[.AE$7]^3" office:value-type="float" office:value="7558.33">
            <text:p>7558.3</text:p>
          </table:table-cell>
          <table:table-cell table:style-name="ce70" table:formula="of:=([.AF116]+[.AF117])*[.AF$7]^3" office:value-type="float" office:value="7533.53">
            <text:p>7533.5</text:p>
          </table:table-cell>
          <table:table-cell table:style-name="ce91" table:formula="of:=MIN([.AD118];[.AE118];[.AF118])/MAX([.AD118];[.AE118];[.AF118])*100" office:value-type="float" office:value="97.4533012521991">
            <text:p>97.45</text:p>
          </table:table-cell>
          <table:table-cell table:number-columns-repeated="988"/>
        </table:table-row>
        <table:table-row table:style-name="ro6">
          <table:table-cell/>
          <table:table-cell table:style-name="ce26" office:value-type="string">
            <text:p>efficiency [%]</text:p>
          </table:table-cell>
          <table:table-cell table:style-name="ce51" table:formula="of:=[.$C$118]/[.C118]*100" office:value-type="float" office:value="100">
            <text:p>100.0</text:p>
          </table:table-cell>
          <table:table-cell table:style-name="ce58" table:formula="of:=[.$C$118]/[.D118]*100" office:value-type="float" office:value="100">
            <text:p>100.0</text:p>
          </table:table-cell>
          <table:table-cell table:style-name="ce58" table:formula="of:=[.$C$118]/[.E118]*100" office:value-type="float" office:value="98.5839916530034">
            <text:p>98.6</text:p>
          </table:table-cell>
          <table:table-cell table:style-name="ce72" table:formula="of:=[.$C$118]/[.F118]*100" office:value-type="float" office:value="84.6646185355863">
            <text:p>84.7</text:p>
          </table:table-cell>
          <table:table-cell table:number-columns-repeated="18"/>
          <table:table-cell table:style-name="ce26"/>
          <table:table-cell table:style-name="ce72" table:number-columns-repeated="3"/>
          <table:table-cell/>
          <table:table-cell table:style-name="ce72" table:number-columns-repeated="3"/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Total Puffer time</text:p>
          </table:table-cell>
          <table:table-cell table:style-name="ce52" office:value-type="float" office:value="0">
            <text:p>0</text:p>
          </table:table-cell>
          <table:table-cell table:style-name="ce53" table:formula="of:=0.5*(ABS([.D108])+[.D108]+ABS([.D94])+[.D94]+ABS([.D80])+[.D80]+ABS([.D58])+[.D58]+ABS([.D36])+[.D36]+ABS([.D23])+[.D23])" office:value-type="float" office:value="14555.68">
            <text:p>14556</text:p>
          </table:table-cell>
          <table:table-cell table:style-name="ce53" table:formula="of:=0.5*(ABS([.E108])+[.E108]+ABS([.E94])+[.E94]+ABS([.E80])+[.E80]+ABS([.E58])+[.E58]+ABS([.E36])+[.E36]+ABS([.E23])+[.E23])" office:value-type="float" office:value="1170.56">
            <text:p>1171</text:p>
          </table:table-cell>
          <table:table-cell table:style-name="ce73" table:formula="of:=0.5*(ABS([.F108])+[.F108]+ABS([.F94])+[.F94]+ABS([.F80])+[.F80]+ABS([.F58])+[.F58]+ABS([.F36])+[.F36]+ABS([.F23])+[.F23])" office:value-type="float" office:value="25.18">
            <text:p>25</text:p>
          </table:table-cell>
          <table:table-cell table:number-columns-repeated="18"/>
          <table:table-cell table:style-name="ce24" office:value-type="string">
            <text:p>Total Puffer time</text:p>
          </table:table-cell>
          <table:table-cell table:style-name="ce73" table:formula="of:=0.5*(ABS([.Z108])+[.Z108]+ABS([.Z94])+[.Z94]+ABS([.Z80])+[.Z80]+ABS([.Z58])+[.Z58]+ABS([.Z36])+[.Z36]+ABS([.Z23])+[.Z23])" office:value-type="float" office:value="6515.3">
            <text:p>6515</text:p>
          </table:table-cell>
          <table:table-cell table:style-name="ce73" table:formula="of:=0.5*(ABS([.AA108])+[.AA108]+ABS([.AA94])+[.AA94]+ABS([.AA80])+[.AA80]+ABS([.AA58])+[.AA58]+ABS([.AA36])+[.AA36]+ABS([.AA23])+[.AA23])" office:value-type="float" office:value="5897.11">
            <text:p>5897</text:p>
          </table:table-cell>
          <table:table-cell table:style-name="ce73" table:formula="of:=0.5*(ABS([.AB108])+[.AB108]+ABS([.AB94])+[.AB94]+ABS([.AB80])+[.AB80]+ABS([.AB58])+[.AB58]+ABS([.AB36])+[.AB36]+ABS([.AB23])+[.AB23])" office:value-type="float" office:value="6331.23">
            <text:p>6331</text:p>
          </table:table-cell>
          <table:table-cell/>
          <table:table-cell table:style-name="ce73" table:formula="of:=0.5*(ABS([.AD108])+[.AD108]+ABS([.AD94])+[.AD94]+ABS([.AD80])+[.AD80]+ABS([.AD58])+[.AD58]+ABS([.AD36])+[.AD36]+ABS([.AD23])+[.AD23])" office:value-type="float" office:value="6800.1">
            <text:p>6800</text:p>
          </table:table-cell>
          <table:table-cell table:style-name="ce73" table:formula="of:=0.5*(ABS([.AE108])+[.AE108]+ABS([.AE94])+[.AE94]+ABS([.AE80])+[.AE80]+ABS([.AE58])+[.AE58]+ABS([.AE36])+[.AE36]+ABS([.AE23])+[.AE23])" office:value-type="float" office:value="5820.25">
            <text:p>5820</text:p>
          </table:table-cell>
          <table:table-cell table:style-name="ce73" table:formula="of:=0.5*(ABS([.AF108])+[.AF108]+ABS([.AF94])+[.AF94]+ABS([.AF80])+[.AF80]+ABS([.AF58])+[.AF58]+ABS([.AF36])+[.AF36]+ABS([.AF23])+[.AF23])" office:value-type="float" office:value="6237.29">
            <text:p>6237</text:p>
          </table:table-cell>
          <table:table-cell table:number-columns-repeated="989"/>
        </table:table-row>
        <table:table-row table:style-name="ro6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6">
          <table:table-cell/>
          <table:table-cell table:style-name="ce24" office:value-type="string">
            <text:p>P2F Time [%]</text:p>
          </table:table-cell>
          <table:table-cell table:style-name="ce53" table:formula="of:=[.C112]/[.C$116]*100" office:value-type="float" office:value="23.3041024090313">
            <text:p>23</text:p>
          </table:table-cell>
          <table:table-cell table:style-name="ce53" table:formula="of:=[.D112]/[.D$116]*100" office:value-type="float" office:value="23.3041024090313">
            <text:p>23</text:p>
          </table:table-cell>
          <table:table-cell table:style-name="ce53" table:formula="of:=[.E112]/[.E$116]*100" office:value-type="float" office:value="23.3041024090313">
            <text:p>23</text:p>
          </table:table-cell>
          <table:table-cell table:style-name="ce73" table:formula="of:=[.F112]/[.F$116]*100" office:value-type="float" office:value="23.3041024090313">
            <text:p>23</text:p>
          </table:table-cell>
          <table:table-cell table:number-columns-repeated="18"/>
          <table:table-cell table:style-name="ce24" office:value-type="string">
            <text:p>P2F Time [%]</text:p>
          </table:table-cell>
          <table:table-cell table:style-name="ce73" table:formula="of:=[.Z112]/[.Z$116]*100" office:value-type="float" office:value="22.49847950371">
            <text:p>22</text:p>
          </table:table-cell>
          <table:table-cell table:style-name="ce73" table:formula="of:=[.AA112]/[.AA$116]*100" office:value-type="float" office:value="21.577050503276">
            <text:p>22</text:p>
          </table:table-cell>
          <table:table-cell table:style-name="ce73" table:formula="of:=[.AB112]/[.AB$116]*100" office:value-type="float" office:value="21.8325232606582">
            <text:p>22</text:p>
          </table:table-cell>
          <table:table-cell/>
          <table:table-cell table:style-name="ce73" table:formula="of:=[.AD112]/[.AD$116]*100" office:value-type="float" office:value="24.2844388424978">
            <text:p>24</text:p>
          </table:table-cell>
          <table:table-cell table:style-name="ce73" table:formula="of:=[.AE112]/[.AE$116]*100" office:value-type="float" office:value="20.8003619847241">
            <text:p>21</text:p>
          </table:table-cell>
          <table:table-cell table:style-name="ce73" table:formula="of:=[.AF112]/[.AF$116]*100" office:value-type="float" office:value="20.8688357250851">
            <text:p>21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volInt Time [%]</text:p>
          </table:table-cell>
          <table:table-cell table:style-name="ce53" table:formula="of:=[.C115]/[.C$116]*100" office:value-type="float" office:value="28.646305815946">
            <text:p>29</text:p>
          </table:table-cell>
          <table:table-cell table:style-name="ce53" table:formula="of:=[.D115]/[.D$116]*100" office:value-type="float" office:value="28.646305815946">
            <text:p>29</text:p>
          </table:table-cell>
          <table:table-cell table:style-name="ce53" table:formula="of:=[.E115]/[.E$116]*100" office:value-type="float" office:value="28.646305815946">
            <text:p>29</text:p>
          </table:table-cell>
          <table:table-cell table:style-name="ce73" table:formula="of:=[.F115]/[.F$116]*100" office:value-type="float" office:value="28.646305815946">
            <text:p>29</text:p>
          </table:table-cell>
          <table:table-cell table:number-columns-repeated="18"/>
          <table:table-cell table:style-name="ce24" office:value-type="string">
            <text:p>volInt Time [%]</text:p>
          </table:table-cell>
          <table:table-cell table:style-name="ce73" table:formula="of:=[.Z115]/[.Z$116]*100" office:value-type="float" office:value="31.113003284272">
            <text:p>31</text:p>
          </table:table-cell>
          <table:table-cell table:style-name="ce73" table:formula="of:=[.AA115]/[.AA$116]*100" office:value-type="float" office:value="33.9342817851682">
            <text:p>34</text:p>
          </table:table-cell>
          <table:table-cell table:style-name="ce73" table:formula="of:=[.AB115]/[.AB$116]*100" office:value-type="float" office:value="33.1520622135814">
            <text:p>33</text:p>
          </table:table-cell>
          <table:table-cell/>
          <table:table-cell table:style-name="ce73" table:formula="of:=[.AD115]/[.AD$116]*100" office:value-type="float" office:value="33.5827950212699">
            <text:p>34</text:p>
          </table:table-cell>
          <table:table-cell table:style-name="ce73" table:formula="of:=[.AE115]/[.AE$116]*100" office:value-type="float" office:value="32.712781791745">
            <text:p>33</text:p>
          </table:table-cell>
          <table:table-cell table:style-name="ce73" table:formula="of:=[.AF115]/[.AF$116]*100" office:value-type="float" office:value="31.6887302499625">
            <text:p>32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SurfInt Time [%]</text:p>
          </table:table-cell>
          <table:table-cell table:style-name="ce53" table:formula="of:=[.C114]/[.C$116]*100" office:value-type="float" office:value="17.57887309747">
            <text:p>18</text:p>
          </table:table-cell>
          <table:table-cell table:style-name="ce53" table:formula="of:=[.D114]/[.D$116]*100" office:value-type="float" office:value="17.57887309747">
            <text:p>18</text:p>
          </table:table-cell>
          <table:table-cell table:style-name="ce53" table:formula="of:=[.E114]/[.E$116]*100" office:value-type="float" office:value="17.57887309747">
            <text:p>18</text:p>
          </table:table-cell>
          <table:table-cell table:style-name="ce73" table:formula="of:=[.F114]/[.F$116]*100" office:value-type="float" office:value="17.57887309747">
            <text:p>18</text:p>
          </table:table-cell>
          <table:table-cell table:number-columns-repeated="18"/>
          <table:table-cell table:style-name="ce24" office:value-type="string">
            <text:p>SurfInt Time [%]</text:p>
          </table:table-cell>
          <table:table-cell table:style-name="ce73" table:formula="of:=[.Z114]/[.Z$116]*100" office:value-type="float" office:value="16.9711713903418">
            <text:p>17</text:p>
          </table:table-cell>
          <table:table-cell table:style-name="ce73" table:formula="of:=[.AA114]/[.AA$116]*100" office:value-type="float" office:value="16.2761142204643">
            <text:p>16</text:p>
          </table:table-cell>
          <table:table-cell table:style-name="ce73" table:formula="of:=[.AB114]/[.AB$116]*100" office:value-type="float" office:value="16.4688237744758">
            <text:p>16</text:p>
          </table:table-cell>
          <table:table-cell/>
          <table:table-cell table:style-name="ce73" table:formula="of:=[.AD114]/[.AD$116]*100" office:value-type="float" office:value="18.3183656320571">
            <text:p>18</text:p>
          </table:table-cell>
          <table:table-cell table:style-name="ce73" table:formula="of:=[.AE114]/[.AE$116]*100" office:value-type="float" office:value="15.6902384521449">
            <text:p>16</text:p>
          </table:table-cell>
          <table:table-cell table:style-name="ce73" table:formula="of:=[.AF114]/[.AF$116]*100" office:value-type="float" office:value="15.7418899241126">
            <text:p>16</text:p>
          </table:table-cell>
          <table:table-cell table:number-columns-repeated="989"/>
        </table:table-row>
        <table:table-row table:style-name="ro6">
          <table:table-cell/>
          <table:table-cell table:style-name="ce24" office:value-type="string">
            <text:p>FillFlux Time <text:s/>[%]</text:p>
          </table:table-cell>
          <table:table-cell table:style-name="ce53" table:formula="of:=[.C113]/[.C$116]*100" office:value-type="float" office:value="30.4707186775527">
            <text:p>30</text:p>
          </table:table-cell>
          <table:table-cell table:style-name="ce53" table:formula="of:=[.D113]/[.D$116]*100" office:value-type="float" office:value="30.4707186775527">
            <text:p>30</text:p>
          </table:table-cell>
          <table:table-cell table:style-name="ce53" table:formula="of:=[.E113]/[.E$116]*100" office:value-type="float" office:value="30.4707186775527">
            <text:p>30</text:p>
          </table:table-cell>
          <table:table-cell table:style-name="ce73" table:formula="of:=[.F113]/[.F$116]*100" office:value-type="float" office:value="30.4707186775527">
            <text:p>30</text:p>
          </table:table-cell>
          <table:table-cell table:number-columns-repeated="18"/>
          <table:table-cell table:style-name="ce24" office:value-type="string">
            <text:p>FillFlux Time <text:s/>[%]</text:p>
          </table:table-cell>
          <table:table-cell table:style-name="ce73" table:formula="of:=[.Z113]/[.Z$116]*100" office:value-type="float" office:value="29.4173458216762">
            <text:p>29</text:p>
          </table:table-cell>
          <table:table-cell table:style-name="ce73" table:formula="of:=[.AA113]/[.AA$116]*100" office:value-type="float" office:value="28.2125534910914">
            <text:p>28</text:p>
          </table:table-cell>
          <table:table-cell table:style-name="ce73" table:formula="of:=[.AB113]/[.AB$116]*100" office:value-type="float" office:value="28.5465907512845">
            <text:p>29</text:p>
          </table:table-cell>
          <table:table-cell/>
          <table:table-cell table:style-name="ce73" table:formula="of:=[.AD113]/[.AD$116]*100" office:value-type="float" office:value="23.8144005041752">
            <text:p>24</text:p>
          </table:table-cell>
          <table:table-cell table:style-name="ce73" table:formula="of:=[.AE113]/[.AE$116]*100" office:value-type="float" office:value="30.796617771386">
            <text:p>31</text:p>
          </table:table-cell>
          <table:table-cell table:style-name="ce73" table:formula="of:=[.AF113]/[.AF$116]*100" office:value-type="float" office:value="31.7005441008398">
            <text:p>32</text:p>
          </table:table-cell>
          <table:table-cell table:number-columns-repeated="989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/>
          <table:table-cell office:value-type="string">
            <text:p>elem_based</text:p>
          </table:table-cell>
          <table:table-cell table:style-name="Default" table:formula="of:=['N=5_elembased'.C118]" office:value-type="float" office:value="150435.84">
            <text:p>150435.84</text:p>
          </table:table-cell>
          <table:table-cell table:style-name="Default" table:formula="of:=['N=5_elembased'.D118]" office:value-type="float" office:value="154859.52">
            <text:p>154859.52</text:p>
          </table:table-cell>
          <table:table-cell table:style-name="Default" table:formula="of:=['N=5_elembased'.E118]" office:value-type="float" office:value="159283.2">
            <text:p>159283.2</text:p>
          </table:table-cell>
          <table:table-cell table:style-name="Default" table:formula="of:=['N=5_elembased'.F118]" office:value-type="float" office:value="195471.36">
            <text:p>195471.36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93" table:formula="of:=[.C118]/[.C130]" office:value-type="float" office:value="1.0129671227282">
            <text:p>1.013</text:p>
          </table:table-cell>
          <table:table-cell table:style-name="ce93" table:formula="of:=[.D118]/[.D130]" office:value-type="float" office:value="0.984030946240825">
            <text:p>0.984</text:p>
          </table:table-cell>
          <table:table-cell table:style-name="ce93" table:formula="of:=[.E118]/[.E130]" office:value-type="float" office:value="0.970443587270974">
            <text:p>0.970</text:p>
          </table:table-cell>
          <table:table-cell table:style-name="ce93" table:formula="of:=[.F118]/[.F130]" office:value-type="float" office:value="0.920792079207921">
            <text:p>0.921</text:p>
          </table:table-cell>
          <table:table-cell table:number-columns-repeated="1015"/>
        </table:table-row>
        <table:table-row table:style-name="ro6" table:number-rows-repeated="1048443">
          <table:table-cell table:number-columns-repeated="1021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0 200" svg:d="m100 0c0 55-45 100-100 100s-100-45-100-100 45-100 100-100 100 45 100 100z"/>
    <draw:marker draw:name="Linienende_20_2" draw:display-name="Linienende 2" svg:viewBox="0 0 20 30" svg:d="m10 0-10 30h20z"/>
  </office:styles>
  <office:automatic-styles>
    <style:page-layout style:name="Mpm1">
      <style:page-layout-properties fo:margin-top="0.499cm" fo:margin-bottom="0.277cm" fo:margin-left="0.395cm" fo:margin-right="0.259cm" style:shadow="none" fo:background-color="transparent" style:scale-to="8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3:07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Hindenlang</meta:initial-creator>
    <meta:creation-date>2011-06-01T17:20:25</meta:creation-date>
    <dc:date>2011-06-09T13:07:37</dc:date>
    <dc:creator>Florian Hindenlang</dc:creator>
    <meta:editing-duration>PT12H30M31S</meta:editing-duration>
    <meta:editing-cycles>74</meta:editing-cycles>
    <meta:generator>OpenOffice.org/3.2$Unix OpenOffice.org_project/320m12$Build-9483</meta:generator>
    <meta:printed-by>Florian Hindenlang</meta:printed-by>
    <meta:print-date>2011-06-02T23:16:52</meta:print-date>
    <meta:document-statistic meta:table-count="3" meta:cell-count="2961" meta:object-count="9"/>
  </office:meta>
</office:document-meta>
</file>